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Blad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dag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onde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onde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onde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onde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onde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onde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onde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onde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onde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onde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onde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onder</text:p>
          </table:table-cell>
          <table:table-cell office:value-type="string" calcext:value-type="string">
            <text:p>dag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8:48</text:p>
          </table:table-cell>
          <table:table-cell table:style-name="ce1" office:value-type="string" calcext:value-type="string">
            <text:p>16:39</text:p>
          </table:table-cell>
          <table:table-cell table:style-name="ce1" office:value-type="string" calcext:value-type="string">
            <text:p>08:21</text:p>
          </table:table-cell>
          <table:table-cell table:style-name="ce1" office:value-type="string" calcext:value-type="string">
            <text:p>17:27</text:p>
          </table:table-cell>
          <table:table-cell table:style-name="ce1" office:value-type="string" calcext:value-type="string">
            <text:p>07:25</text:p>
          </table:table-cell>
          <table:table-cell table:style-name="ce1" office:value-type="string" calcext:value-type="string">
            <text:p>18:20</text:p>
          </table:table-cell>
          <table:table-cell table:style-name="ce1" office:value-type="string" calcext:value-type="string">
            <text:p>07:14</text:p>
          </table:table-cell>
          <table:table-cell table:style-name="ce1" office:value-type="string" calcext:value-type="string">
            <text:p>20:14</text:p>
          </table:table-cell>
          <table:table-cell table:style-name="ce1" office:value-type="string" calcext:value-type="string">
            <text:p>06:10</text:p>
          </table:table-cell>
          <table:table-cell table:style-name="ce1" office:value-type="string" calcext:value-type="string">
            <text:p>21:05</text:p>
          </table:table-cell>
          <table:table-cell table:style-name="ce1" office:value-type="string" calcext:value-type="string">
            <text:p>05:26</text:p>
          </table:table-cell>
          <table:table-cell table:style-name="ce1" office:value-type="string" calcext:value-type="string">
            <text:p>21:51</text:p>
          </table:table-cell>
          <table:table-cell table:style-name="ce1" office:value-type="string" calcext:value-type="string">
            <text:p>05:25</text:p>
          </table:table-cell>
          <table:table-cell table:style-name="ce1" office:value-type="string" calcext:value-type="string">
            <text:p>22:03</text:p>
          </table:table-cell>
          <table:table-cell table:style-name="ce1" office:value-type="string" calcext:value-type="string">
            <text:p>06:02</text:p>
          </table:table-cell>
          <table:table-cell table:style-name="ce1" office:value-type="string" calcext:value-type="string">
            <text:p>21:29</text:p>
          </table:table-cell>
          <table:table-cell table:style-name="ce1" office:value-type="string" calcext:value-type="string">
            <text:p>06:52</text:p>
          </table:table-cell>
          <table:table-cell table:style-name="ce1" office:value-type="string" calcext:value-type="string">
            <text:p>20:26</text:p>
          </table:table-cell>
          <table:table-cell table:style-name="ce1" office:value-type="string" calcext:value-type="string">
            <text:p>07:41</text:p>
          </table:table-cell>
          <table:table-cell table:style-name="ce1" office:value-type="string" calcext:value-type="string">
            <text:p>19:17</text:p>
          </table:table-cell>
          <table:table-cell table:style-name="ce1" office:value-type="string" calcext:value-type="string">
            <text:p>07:35</text:p>
          </table:table-cell>
          <table:table-cell table:style-name="ce1" office:value-type="string" calcext:value-type="string">
            <text:p>17:11</text:p>
          </table:table-cell>
          <table:table-cell table:style-name="ce1" office:value-type="string" calcext:value-type="string">
            <text:p>08:26</text:p>
          </table:table-cell>
          <table:table-cell table:style-name="ce1" office:value-type="string" calcext:value-type="string">
            <text:p>16: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8:48</text:p>
          </table:table-cell>
          <table:table-cell table:style-name="ce1" office:value-type="string" calcext:value-type="string">
            <text:p>16:40</text:p>
          </table:table-cell>
          <table:table-cell table:style-name="ce1" office:value-type="string" calcext:value-type="string">
            <text:p>08:19</text:p>
          </table:table-cell>
          <table:table-cell table:style-name="ce1" office:value-type="string" calcext:value-type="string">
            <text:p>17:29</text:p>
          </table:table-cell>
          <table:table-cell table:style-name="ce1" office:value-type="string" calcext:value-type="string">
            <text:p>07:23</text:p>
          </table:table-cell>
          <table:table-cell table:style-name="ce1" office:value-type="string" calcext:value-type="string">
            <text:p>18:22</text:p>
          </table:table-cell>
          <table:table-cell table:style-name="ce1" office:value-type="string" calcext:value-type="string">
            <text:p>07:12</text:p>
          </table:table-cell>
          <table:table-cell table:style-name="ce1" office:value-type="string" calcext:value-type="string">
            <text:p>20:16</text:p>
          </table:table-cell>
          <table:table-cell table:style-name="ce1" office:value-type="string" calcext:value-type="string">
            <text:p>06:08</text:p>
          </table:table-cell>
          <table:table-cell table:style-name="ce1" office:value-type="string" calcext:value-type="string">
            <text:p>21:07</text:p>
          </table:table-cell>
          <table:table-cell table:style-name="ce1" office:value-type="string" calcext:value-type="string">
            <text:p>05:25</text:p>
          </table:table-cell>
          <table:table-cell table:style-name="ce1" office:value-type="string" calcext:value-type="string">
            <text:p>21:52</text:p>
          </table:table-cell>
          <table:table-cell table:style-name="ce1" office:value-type="string" calcext:value-type="string">
            <text:p>05:25</text:p>
          </table:table-cell>
          <table:table-cell table:style-name="ce1" office:value-type="string" calcext:value-type="string">
            <text:p>22:02</text:p>
          </table:table-cell>
          <table:table-cell table:style-name="ce1" office:value-type="string" calcext:value-type="string">
            <text:p>06:04</text:p>
          </table:table-cell>
          <table:table-cell table:style-name="ce1" office:value-type="string" calcext:value-type="string">
            <text:p>21:28</text:p>
          </table:table-cell>
          <table:table-cell table:style-name="ce1" office:value-type="string" calcext:value-type="string">
            <text:p>06:54</text:p>
          </table:table-cell>
          <table:table-cell table:style-name="ce1" office:value-type="string" calcext:value-type="string">
            <text:p>20:24</text:p>
          </table:table-cell>
          <table:table-cell table:style-name="ce1" office:value-type="string" calcext:value-type="string">
            <text:p>07:43</text:p>
          </table:table-cell>
          <table:table-cell table:style-name="ce1" office:value-type="string" calcext:value-type="string">
            <text:p>19:14</text:p>
          </table:table-cell>
          <table:table-cell table:style-name="ce1" office:value-type="string" calcext:value-type="string">
            <text:p>07:37</text:p>
          </table:table-cell>
          <table:table-cell table:style-name="ce1" office:value-type="string" calcext:value-type="string">
            <text:p>17:09</text:p>
          </table:table-cell>
          <table:table-cell table:style-name="ce1" office:value-type="string" calcext:value-type="string">
            <text:p>08:27</text:p>
          </table:table-cell>
          <table:table-cell table:style-name="ce1" office:value-type="string" calcext:value-type="string">
            <text:p>16:3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8:48</text:p>
          </table:table-cell>
          <table:table-cell table:style-name="ce1" office:value-type="string" calcext:value-type="string">
            <text:p>16:41</text:p>
          </table:table-cell>
          <table:table-cell table:style-name="ce1" office:value-type="string" calcext:value-type="string">
            <text:p>08:18</text:p>
          </table:table-cell>
          <table:table-cell table:style-name="ce1" office:value-type="string" calcext:value-type="string">
            <text:p>17:30</text:p>
          </table:table-cell>
          <table:table-cell table:style-name="ce1" office:value-type="string" calcext:value-type="string">
            <text:p>07:21</text:p>
          </table:table-cell>
          <table:table-cell table:style-name="ce1" office:value-type="string" calcext:value-type="string">
            <text:p>18:24</text:p>
          </table:table-cell>
          <table:table-cell table:style-name="ce1" office:value-type="string" calcext:value-type="string">
            <text:p>07:10</text:p>
          </table:table-cell>
          <table:table-cell table:style-name="ce1" office:value-type="string" calcext:value-type="string">
            <text:p>20:18</text:p>
          </table:table-cell>
          <table:table-cell table:style-name="ce1" office:value-type="string" calcext:value-type="string">
            <text:p>06:06</text:p>
          </table:table-cell>
          <table:table-cell table:style-name="ce1" office:value-type="string" calcext:value-type="string">
            <text:p>21:09</text:p>
          </table:table-cell>
          <table:table-cell table:style-name="ce1" office:value-type="string" calcext:value-type="string">
            <text:p>05:24</text:p>
          </table:table-cell>
          <table:table-cell table:style-name="ce1" office:value-type="string" calcext:value-type="string">
            <text:p>21:53</text:p>
          </table:table-cell>
          <table:table-cell table:style-name="ce1" office:value-type="string" calcext:value-type="string">
            <text:p>05:26</text:p>
          </table:table-cell>
          <table:table-cell table:style-name="ce1" office:value-type="string" calcext:value-type="string">
            <text:p>22:02</text:p>
          </table:table-cell>
          <table:table-cell table:style-name="ce1" office:value-type="string" calcext:value-type="string">
            <text:p>06:05</text:p>
          </table:table-cell>
          <table:table-cell table:style-name="ce1" office:value-type="string" calcext:value-type="string">
            <text:p>21:26</text:p>
          </table:table-cell>
          <table:table-cell table:style-name="ce1" office:value-type="string" calcext:value-type="string">
            <text:p>06:56</text:p>
          </table:table-cell>
          <table:table-cell table:style-name="ce1" office:value-type="string" calcext:value-type="string">
            <text:p>20:22</text:p>
          </table:table-cell>
          <table:table-cell table:style-name="ce1" office:value-type="string" calcext:value-type="string">
            <text:p>07:45</text:p>
          </table:table-cell>
          <table:table-cell table:style-name="ce1" office:value-type="string" calcext:value-type="string">
            <text:p>19:12</text:p>
          </table:table-cell>
          <table:table-cell table:style-name="ce1" office:value-type="string" calcext:value-type="string">
            <text:p>07:39</text:p>
          </table:table-cell>
          <table:table-cell table:style-name="ce1" office:value-type="string" calcext:value-type="string">
            <text:p>17:07</text:p>
          </table:table-cell>
          <table:table-cell table:style-name="ce1" office:value-type="string" calcext:value-type="string">
            <text:p>08:29</text:p>
          </table:table-cell>
          <table:table-cell table:style-name="ce1" office:value-type="string" calcext:value-type="string">
            <text:p>16:3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8:48</text:p>
          </table:table-cell>
          <table:table-cell table:style-name="ce1" office:value-type="string" calcext:value-type="string">
            <text:p>16:42</text:p>
          </table:table-cell>
          <table:table-cell table:style-name="ce1" office:value-type="string" calcext:value-type="string">
            <text:p>08:16</text:p>
          </table:table-cell>
          <table:table-cell table:style-name="ce1" office:value-type="string" calcext:value-type="string">
            <text:p>17:32</text:p>
          </table:table-cell>
          <table:table-cell table:style-name="ce1" office:value-type="string" calcext:value-type="string">
            <text:p>07:18</text:p>
          </table:table-cell>
          <table:table-cell table:style-name="ce1" office:value-type="string" calcext:value-type="string">
            <text:p>18:26</text:p>
          </table:table-cell>
          <table:table-cell table:style-name="ce1" office:value-type="string" calcext:value-type="string">
            <text:p>07:07</text:p>
          </table:table-cell>
          <table:table-cell table:style-name="ce1" office:value-type="string" calcext:value-type="string">
            <text:p>20:20</text:p>
          </table:table-cell>
          <table:table-cell table:style-name="ce1" office:value-type="string" calcext:value-type="string">
            <text:p>06:04</text:p>
          </table:table-cell>
          <table:table-cell table:style-name="ce1" office:value-type="string" calcext:value-type="string">
            <text:p>21:10</text:p>
          </table:table-cell>
          <table:table-cell table:style-name="ce1" office:value-type="string" calcext:value-type="string">
            <text:p>05:24</text:p>
          </table:table-cell>
          <table:table-cell table:style-name="ce1" office:value-type="string" calcext:value-type="string">
            <text:p>21:54</text:p>
          </table:table-cell>
          <table:table-cell table:style-name="ce1" office:value-type="string" calcext:value-type="string">
            <text:p>05:27</text:p>
          </table:table-cell>
          <table:table-cell table:style-name="ce1" office:value-type="string" calcext:value-type="string">
            <text:p>22:02</text:p>
          </table:table-cell>
          <table:table-cell table:style-name="ce1" office:value-type="string" calcext:value-type="string">
            <text:p>06:07</text:p>
          </table:table-cell>
          <table:table-cell table:style-name="ce1" office:value-type="string" calcext:value-type="string">
            <text:p>21:24</text:p>
          </table:table-cell>
          <table:table-cell table:style-name="ce1" office:value-type="string" calcext:value-type="string">
            <text:p>06:57</text:p>
          </table:table-cell>
          <table:table-cell table:style-name="ce1" office:value-type="string" calcext:value-type="string">
            <text:p>20:19</text:p>
          </table:table-cell>
          <table:table-cell table:style-name="ce1" office:value-type="string" calcext:value-type="string">
            <text:p>07:46</text:p>
          </table:table-cell>
          <table:table-cell table:style-name="ce1" office:value-type="string" calcext:value-type="string">
            <text:p>19:10</text:p>
          </table:table-cell>
          <table:table-cell table:style-name="ce1" office:value-type="string" calcext:value-type="string">
            <text:p>07:41</text:p>
          </table:table-cell>
          <table:table-cell table:style-name="ce1" office:value-type="string" calcext:value-type="string">
            <text:p>17:06</text:p>
          </table:table-cell>
          <table:table-cell table:style-name="ce1" office:value-type="string" calcext:value-type="string">
            <text:p>08:30</text:p>
          </table:table-cell>
          <table:table-cell table:style-name="ce1" office:value-type="string" calcext:value-type="string">
            <text:p>16:3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8:47</text:p>
          </table:table-cell>
          <table:table-cell table:style-name="ce1" office:value-type="string" calcext:value-type="string">
            <text:p>16:43</text:p>
          </table:table-cell>
          <table:table-cell table:style-name="ce1" office:value-type="string" calcext:value-type="string">
            <text:p>08:14</text:p>
          </table:table-cell>
          <table:table-cell table:style-name="ce1" office:value-type="string" calcext:value-type="string">
            <text:p>17:34</text:p>
          </table:table-cell>
          <table:table-cell table:style-name="ce1" office:value-type="string" calcext:value-type="string">
            <text:p>07:16</text:p>
          </table:table-cell>
          <table:table-cell table:style-name="ce1" office:value-type="string" calcext:value-type="string">
            <text:p>18:28</text:p>
          </table:table-cell>
          <table:table-cell table:style-name="ce1" office:value-type="string" calcext:value-type="string">
            <text:p>07:05</text:p>
          </table:table-cell>
          <table:table-cell table:style-name="ce1" office:value-type="string" calcext:value-type="string">
            <text:p>20:21</text:p>
          </table:table-cell>
          <table:table-cell table:style-name="ce1" office:value-type="string" calcext:value-type="string">
            <text:p>06:02</text:p>
          </table:table-cell>
          <table:table-cell table:style-name="ce1" office:value-type="string" calcext:value-type="string">
            <text:p>21:12</text:p>
          </table:table-cell>
          <table:table-cell table:style-name="ce1" office:value-type="string" calcext:value-type="string">
            <text:p>05:23</text:p>
          </table:table-cell>
          <table:table-cell table:style-name="ce1" office:value-type="string" calcext:value-type="string">
            <text:p>21:55</text:p>
          </table:table-cell>
          <table:table-cell table:style-name="ce1" office:value-type="string" calcext:value-type="string">
            <text:p>05:28</text:p>
          </table:table-cell>
          <table:table-cell table:style-name="ce1" office:value-type="string" calcext:value-type="string">
            <text:p>22:01</text:p>
          </table:table-cell>
          <table:table-cell table:style-name="ce1" office:value-type="string" calcext:value-type="string">
            <text:p>06:09</text:p>
          </table:table-cell>
          <table:table-cell table:style-name="ce1" office:value-type="string" calcext:value-type="string">
            <text:p>21:22</text:p>
          </table:table-cell>
          <table:table-cell table:style-name="ce1" office:value-type="string" calcext:value-type="string">
            <text:p>06:59</text:p>
          </table:table-cell>
          <table:table-cell table:style-name="ce1" office:value-type="string" calcext:value-type="string">
            <text:p>20:17</text:p>
          </table:table-cell>
          <table:table-cell table:style-name="ce1" office:value-type="string" calcext:value-type="string">
            <text:p>07:48</text:p>
          </table:table-cell>
          <table:table-cell table:style-name="ce1" office:value-type="string" calcext:value-type="string">
            <text:p>19:07</text:p>
          </table:table-cell>
          <table:table-cell table:style-name="ce1" office:value-type="string" calcext:value-type="string">
            <text:p>07:43</text:p>
          </table:table-cell>
          <table:table-cell table:style-name="ce1" office:value-type="string" calcext:value-type="string">
            <text:p>17:04</text:p>
          </table:table-cell>
          <table:table-cell table:style-name="ce1" office:value-type="string" calcext:value-type="string">
            <text:p>08:31</text:p>
          </table:table-cell>
          <table:table-cell table:style-name="ce1" office:value-type="string" calcext:value-type="string">
            <text:p>16:3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8:47</text:p>
          </table:table-cell>
          <table:table-cell table:style-name="ce1" office:value-type="string" calcext:value-type="string">
            <text:p>16:44</text:p>
          </table:table-cell>
          <table:table-cell table:style-name="ce1" office:value-type="string" calcext:value-type="string">
            <text:p>08:13</text:p>
          </table:table-cell>
          <table:table-cell table:style-name="ce1" office:value-type="string" calcext:value-type="string">
            <text:p>17:36</text:p>
          </table:table-cell>
          <table:table-cell table:style-name="ce1" office:value-type="string" calcext:value-type="string">
            <text:p>07:14</text:p>
          </table:table-cell>
          <table:table-cell table:style-name="ce1" office:value-type="string" calcext:value-type="string">
            <text:p>18:29</text:p>
          </table:table-cell>
          <table:table-cell table:style-name="ce1" office:value-type="string" calcext:value-type="string">
            <text:p>07:03</text:p>
          </table:table-cell>
          <table:table-cell table:style-name="ce1" office:value-type="string" calcext:value-type="string">
            <text:p>20:23</text:p>
          </table:table-cell>
          <table:table-cell table:style-name="ce1" office:value-type="string" calcext:value-type="string">
            <text:p>06:01</text:p>
          </table:table-cell>
          <table:table-cell table:style-name="ce1" office:value-type="string" calcext:value-type="string">
            <text:p>21:14</text:p>
          </table:table-cell>
          <table:table-cell table:style-name="ce1" office:value-type="string" calcext:value-type="string">
            <text:p>05:22</text:p>
          </table:table-cell>
          <table:table-cell table:style-name="ce1" office:value-type="string" calcext:value-type="string">
            <text:p>21:56</text:p>
          </table:table-cell>
          <table:table-cell table:style-name="ce1" office:value-type="string" calcext:value-type="string">
            <text:p>05:29</text:p>
          </table:table-cell>
          <table:table-cell table:style-name="ce1" office:value-type="string" calcext:value-type="string">
            <text:p>22:00</text:p>
          </table:table-cell>
          <table:table-cell table:style-name="ce1" office:value-type="string" calcext:value-type="string">
            <text:p>06:10</text:p>
          </table:table-cell>
          <table:table-cell table:style-name="ce1" office:value-type="string" calcext:value-type="string">
            <text:p>21:20</text:p>
          </table:table-cell>
          <table:table-cell table:style-name="ce1" office:value-type="string" calcext:value-type="string">
            <text:p>07:00</text:p>
          </table:table-cell>
          <table:table-cell table:style-name="ce1" office:value-type="string" calcext:value-type="string">
            <text:p>20:15</text:p>
          </table:table-cell>
          <table:table-cell table:style-name="ce1" office:value-type="string" calcext:value-type="string">
            <text:p>07:50</text:p>
          </table:table-cell>
          <table:table-cell table:style-name="ce1" office:value-type="string" calcext:value-type="string">
            <text:p>19:05</text:p>
          </table:table-cell>
          <table:table-cell table:style-name="ce1" office:value-type="string" calcext:value-type="string">
            <text:p>07:44</text:p>
          </table:table-cell>
          <table:table-cell table:style-name="ce1" office:value-type="string" calcext:value-type="string">
            <text:p>17:02</text:p>
          </table:table-cell>
          <table:table-cell table:style-name="ce1" office:value-type="string" calcext:value-type="string">
            <text:p>08:33</text:p>
          </table:table-cell>
          <table:table-cell table:style-name="ce1" office:value-type="string" calcext:value-type="string">
            <text:p>16:29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8:47</text:p>
          </table:table-cell>
          <table:table-cell table:style-name="ce1" office:value-type="string" calcext:value-type="string">
            <text:p>16:46</text:p>
          </table:table-cell>
          <table:table-cell table:style-name="ce1" office:value-type="string" calcext:value-type="string">
            <text:p>08:11</text:p>
          </table:table-cell>
          <table:table-cell table:style-name="ce1" office:value-type="string" calcext:value-type="string">
            <text:p>17:38</text:p>
          </table:table-cell>
          <table:table-cell table:style-name="ce1" office:value-type="string" calcext:value-type="string">
            <text:p>07:12</text:p>
          </table:table-cell>
          <table:table-cell table:style-name="ce1" office:value-type="string" calcext:value-type="string">
            <text:p>18:31</text:p>
          </table:table-cell>
          <table:table-cell table:style-name="ce1" office:value-type="string" calcext:value-type="string">
            <text:p>07:00</text:p>
          </table:table-cell>
          <table:table-cell table:style-name="ce1" office:value-type="string" calcext:value-type="string">
            <text:p>20:25</text:p>
          </table:table-cell>
          <table:table-cell table:style-name="ce1" office:value-type="string" calcext:value-type="string">
            <text:p>05:59</text:p>
          </table:table-cell>
          <table:table-cell table:style-name="ce1" office:value-type="string" calcext:value-type="string">
            <text:p>21:15</text:p>
          </table:table-cell>
          <table:table-cell table:style-name="ce1" office:value-type="string" calcext:value-type="string">
            <text:p>05:22</text:p>
          </table:table-cell>
          <table:table-cell table:style-name="ce1" office:value-type="string" calcext:value-type="string">
            <text:p>21:57</text:p>
          </table:table-cell>
          <table:table-cell table:style-name="ce1" office:value-type="string" calcext:value-type="string">
            <text:p>05:30</text:p>
          </table:table-cell>
          <table:table-cell table:style-name="ce1" office:value-type="string" calcext:value-type="string">
            <text:p>22:00</text:p>
          </table:table-cell>
          <table:table-cell table:style-name="ce1" office:value-type="string" calcext:value-type="string">
            <text:p>06:12</text:p>
          </table:table-cell>
          <table:table-cell table:style-name="ce1" office:value-type="string" calcext:value-type="string">
            <text:p>21:19</text:p>
          </table:table-cell>
          <table:table-cell table:style-name="ce1" office:value-type="string" calcext:value-type="string">
            <text:p>07:02</text:p>
          </table:table-cell>
          <table:table-cell table:style-name="ce1" office:value-type="string" calcext:value-type="string">
            <text:p>20:13</text:p>
          </table:table-cell>
          <table:table-cell table:style-name="ce1" office:value-type="string" calcext:value-type="string">
            <text:p>07:52</text:p>
          </table:table-cell>
          <table:table-cell table:style-name="ce1" office:value-type="string" calcext:value-type="string">
            <text:p>19:03</text:p>
          </table:table-cell>
          <table:table-cell table:style-name="ce1" office:value-type="string" calcext:value-type="string">
            <text:p>07:46</text:p>
          </table:table-cell>
          <table:table-cell table:style-name="ce1" office:value-type="string" calcext:value-type="string">
            <text:p>17:00</text:p>
          </table:table-cell>
          <table:table-cell table:style-name="ce1" office:value-type="string" calcext:value-type="string">
            <text:p>08:34</text:p>
          </table:table-cell>
          <table:table-cell table:style-name="ce1" office:value-type="string" calcext:value-type="string">
            <text:p>16:29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8:46</text:p>
          </table:table-cell>
          <table:table-cell table:style-name="ce1" office:value-type="string" calcext:value-type="string">
            <text:p>16:47</text:p>
          </table:table-cell>
          <table:table-cell table:style-name="ce1" office:value-type="string" calcext:value-type="string">
            <text:p>08:09</text:p>
          </table:table-cell>
          <table:table-cell table:style-name="ce1" office:value-type="string" calcext:value-type="string">
            <text:p>17:40</text:p>
          </table:table-cell>
          <table:table-cell table:style-name="ce1" office:value-type="string" calcext:value-type="string">
            <text:p>07:09</text:p>
          </table:table-cell>
          <table:table-cell table:style-name="ce1" office:value-type="string" calcext:value-type="string">
            <text:p>18:33</text:p>
          </table:table-cell>
          <table:table-cell table:style-name="ce1" office:value-type="string" calcext:value-type="string">
            <text:p>06:58</text:p>
          </table:table-cell>
          <table:table-cell table:style-name="ce1" office:value-type="string" calcext:value-type="string">
            <text:p>20:26</text:p>
          </table:table-cell>
          <table:table-cell table:style-name="ce1" office:value-type="string" calcext:value-type="string">
            <text:p>05:57</text:p>
          </table:table-cell>
          <table:table-cell table:style-name="ce1" office:value-type="string" calcext:value-type="string">
            <text:p>21:17</text:p>
          </table:table-cell>
          <table:table-cell table:style-name="ce1" office:value-type="string" calcext:value-type="string">
            <text:p>05:21</text:p>
          </table:table-cell>
          <table:table-cell table:style-name="ce1" office:value-type="string" calcext:value-type="string">
            <text:p>21:57</text:p>
          </table:table-cell>
          <table:table-cell table:style-name="ce1" office:value-type="string" calcext:value-type="string">
            <text:p>05:31</text:p>
          </table:table-cell>
          <table:table-cell table:style-name="ce1" office:value-type="string" calcext:value-type="string">
            <text:p>21:59</text:p>
          </table:table-cell>
          <table:table-cell table:style-name="ce1" office:value-type="string" calcext:value-type="string">
            <text:p>06:13</text:p>
          </table:table-cell>
          <table:table-cell table:style-name="ce1" office:value-type="string" calcext:value-type="string">
            <text:p>21:17</text:p>
          </table:table-cell>
          <table:table-cell table:style-name="ce1" office:value-type="string" calcext:value-type="string">
            <text:p>07:04</text:p>
          </table:table-cell>
          <table:table-cell table:style-name="ce1" office:value-type="string" calcext:value-type="string">
            <text:p>20:10</text:p>
          </table:table-cell>
          <table:table-cell table:style-name="ce1" office:value-type="string" calcext:value-type="string">
            <text:p>07:53</text:p>
          </table:table-cell>
          <table:table-cell table:style-name="ce1" office:value-type="string" calcext:value-type="string">
            <text:p>19:01</text:p>
          </table:table-cell>
          <table:table-cell table:style-name="ce1" office:value-type="string" calcext:value-type="string">
            <text:p>07:48</text:p>
          </table:table-cell>
          <table:table-cell table:style-name="ce1" office:value-type="string" calcext:value-type="string">
            <text:p>16:59</text:p>
          </table:table-cell>
          <table:table-cell table:style-name="ce1" office:value-type="string" calcext:value-type="string">
            <text:p>08:35</text:p>
          </table:table-cell>
          <table:table-cell table:style-name="ce1" office:value-type="string" calcext:value-type="string">
            <text:p>16:2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08:46</text:p>
          </table:table-cell>
          <table:table-cell table:style-name="ce1" office:value-type="string" calcext:value-type="string">
            <text:p>16:48</text:p>
          </table:table-cell>
          <table:table-cell table:style-name="ce1" office:value-type="string" calcext:value-type="string">
            <text:p>08:07</text:p>
          </table:table-cell>
          <table:table-cell table:style-name="ce1" office:value-type="string" calcext:value-type="string">
            <text:p>17:42</text:p>
          </table:table-cell>
          <table:table-cell table:style-name="ce1" office:value-type="string" calcext:value-type="string">
            <text:p>07:07</text:p>
          </table:table-cell>
          <table:table-cell table:style-name="ce1" office:value-type="string" calcext:value-type="string">
            <text:p>18:35</text:p>
          </table:table-cell>
          <table:table-cell table:style-name="ce1" office:value-type="string" calcext:value-type="string">
            <text:p>06:56</text:p>
          </table:table-cell>
          <table:table-cell table:style-name="ce1" office:value-type="string" calcext:value-type="string">
            <text:p>20:28</text:p>
          </table:table-cell>
          <table:table-cell table:style-name="ce1" office:value-type="string" calcext:value-type="string">
            <text:p>05:55</text:p>
          </table:table-cell>
          <table:table-cell table:style-name="ce1" office:value-type="string" calcext:value-type="string">
            <text:p>21:19</text:p>
          </table:table-cell>
          <table:table-cell table:style-name="ce1" office:value-type="string" calcext:value-type="string">
            <text:p>05:21</text:p>
          </table:table-cell>
          <table:table-cell table:style-name="ce1" office:value-type="string" calcext:value-type="string">
            <text:p>21:58</text:p>
          </table:table-cell>
          <table:table-cell table:style-name="ce1" office:value-type="string" calcext:value-type="string">
            <text:p>05:32</text:p>
          </table:table-cell>
          <table:table-cell table:style-name="ce1" office:value-type="string" calcext:value-type="string">
            <text:p>21:58</text:p>
          </table:table-cell>
          <table:table-cell table:style-name="ce1" office:value-type="string" calcext:value-type="string">
            <text:p>06:15</text:p>
          </table:table-cell>
          <table:table-cell table:style-name="ce1" office:value-type="string" calcext:value-type="string">
            <text:p>21:15</text:p>
          </table:table-cell>
          <table:table-cell table:style-name="ce1" office:value-type="string" calcext:value-type="string">
            <text:p>07:05</text:p>
          </table:table-cell>
          <table:table-cell table:style-name="ce1" office:value-type="string" calcext:value-type="string">
            <text:p>20:08</text:p>
          </table:table-cell>
          <table:table-cell table:style-name="ce1" office:value-type="string" calcext:value-type="string">
            <text:p>07:55</text:p>
          </table:table-cell>
          <table:table-cell table:style-name="ce1" office:value-type="string" calcext:value-type="string">
            <text:p>18:58</text:p>
          </table:table-cell>
          <table:table-cell table:style-name="ce1" office:value-type="string" calcext:value-type="string">
            <text:p>07:50</text:p>
          </table:table-cell>
          <table:table-cell table:style-name="ce1" office:value-type="string" calcext:value-type="string">
            <text:p>16:57</text:p>
          </table:table-cell>
          <table:table-cell table:style-name="ce1" office:value-type="string" calcext:value-type="string">
            <text:p>08:36</text:p>
          </table:table-cell>
          <table:table-cell table:style-name="ce1" office:value-type="string" calcext:value-type="string">
            <text:p>16:29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8:45</text:p>
          </table:table-cell>
          <table:table-cell table:style-name="ce1" office:value-type="string" calcext:value-type="string">
            <text:p>16:50</text:p>
          </table:table-cell>
          <table:table-cell table:style-name="ce1" office:value-type="string" calcext:value-type="string">
            <text:p>08:06</text:p>
          </table:table-cell>
          <table:table-cell table:style-name="ce1" office:value-type="string" calcext:value-type="string">
            <text:p>17:44</text:p>
          </table:table-cell>
          <table:table-cell table:style-name="ce1" office:value-type="string" calcext:value-type="string">
            <text:p>07:05</text:p>
          </table:table-cell>
          <table:table-cell table:style-name="ce1" office:value-type="string" calcext:value-type="string">
            <text:p>18:36</text:p>
          </table:table-cell>
          <table:table-cell table:style-name="ce1" office:value-type="string" calcext:value-type="string">
            <text:p>06:54</text:p>
          </table:table-cell>
          <table:table-cell table:style-name="ce1" office:value-type="string" calcext:value-type="string">
            <text:p>20:30</text:p>
          </table:table-cell>
          <table:table-cell table:style-name="ce1" office:value-type="string" calcext:value-type="string">
            <text:p>05:54</text:p>
          </table:table-cell>
          <table:table-cell table:style-name="ce1" office:value-type="string" calcext:value-type="string">
            <text:p>21:20</text:p>
          </table:table-cell>
          <table:table-cell table:style-name="ce1" office:value-type="string" calcext:value-type="string">
            <text:p>05:21</text:p>
          </table:table-cell>
          <table:table-cell table:style-name="ce1" office:value-type="string" calcext:value-type="string">
            <text:p>21:59</text:p>
          </table:table-cell>
          <table:table-cell table:style-name="ce1" office:value-type="string" calcext:value-type="string">
            <text:p>05:33</text:p>
          </table:table-cell>
          <table:table-cell table:style-name="ce1" office:value-type="string" calcext:value-type="string">
            <text:p>21:58</text:p>
          </table:table-cell>
          <table:table-cell table:style-name="ce1" office:value-type="string" calcext:value-type="string">
            <text:p>06:17</text:p>
          </table:table-cell>
          <table:table-cell table:style-name="ce1" office:value-type="string" calcext:value-type="string">
            <text:p>21:13</text:p>
          </table:table-cell>
          <table:table-cell table:style-name="ce1" office:value-type="string" calcext:value-type="string">
            <text:p>07:07</text:p>
          </table:table-cell>
          <table:table-cell table:style-name="ce1" office:value-type="string" calcext:value-type="string">
            <text:p>20:06</text:p>
          </table:table-cell>
          <table:table-cell table:style-name="ce1" office:value-type="string" calcext:value-type="string">
            <text:p>07:57</text:p>
          </table:table-cell>
          <table:table-cell table:style-name="ce1" office:value-type="string" calcext:value-type="string">
            <text:p>18:56</text:p>
          </table:table-cell>
          <table:table-cell table:style-name="ce1" office:value-type="string" calcext:value-type="string">
            <text:p>07:52</text:p>
          </table:table-cell>
          <table:table-cell table:style-name="ce1" office:value-type="string" calcext:value-type="string">
            <text:p>16:56</text:p>
          </table:table-cell>
          <table:table-cell table:style-name="ce1" office:value-type="string" calcext:value-type="string">
            <text:p>08:37</text:p>
          </table:table-cell>
          <table:table-cell table:style-name="ce1" office:value-type="string" calcext:value-type="string">
            <text:p>16:2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8:45</text:p>
          </table:table-cell>
          <table:table-cell table:style-name="ce1" office:value-type="string" calcext:value-type="string">
            <text:p>16:51</text:p>
          </table:table-cell>
          <table:table-cell table:style-name="ce1" office:value-type="string" calcext:value-type="string">
            <text:p>08:04</text:p>
          </table:table-cell>
          <table:table-cell table:style-name="ce1" office:value-type="string" calcext:value-type="string">
            <text:p>17:45</text:p>
          </table:table-cell>
          <table:table-cell table:style-name="ce1" office:value-type="string" calcext:value-type="string">
            <text:p>07:03</text:p>
          </table:table-cell>
          <table:table-cell table:style-name="ce1" office:value-type="string" calcext:value-type="string">
            <text:p>18:38</text:p>
          </table:table-cell>
          <table:table-cell table:style-name="ce1" office:value-type="string" calcext:value-type="string">
            <text:p>06:52</text:p>
          </table:table-cell>
          <table:table-cell table:style-name="ce1" office:value-type="string" calcext:value-type="string">
            <text:p>20:32</text:p>
          </table:table-cell>
          <table:table-cell table:style-name="ce1" office:value-type="string" calcext:value-type="string">
            <text:p>05:52</text:p>
          </table:table-cell>
          <table:table-cell table:style-name="ce1" office:value-type="string" calcext:value-type="string">
            <text:p>21:22</text:p>
          </table:table-cell>
          <table:table-cell table:style-name="ce1" office:value-type="string" calcext:value-type="string">
            <text:p>05:20</text:p>
          </table:table-cell>
          <table:table-cell table:style-name="ce1" office:value-type="string" calcext:value-type="string">
            <text:p>22:00</text:p>
          </table:table-cell>
          <table:table-cell table:style-name="ce1" office:value-type="string" calcext:value-type="string">
            <text:p>05:34</text:p>
          </table:table-cell>
          <table:table-cell table:style-name="ce1" office:value-type="string" calcext:value-type="string">
            <text:p>21:57</text:p>
          </table:table-cell>
          <table:table-cell table:style-name="ce1" office:value-type="string" calcext:value-type="string">
            <text:p>06:18</text:p>
          </table:table-cell>
          <table:table-cell table:style-name="ce1" office:value-type="string" calcext:value-type="string">
            <text:p>21:11</text:p>
          </table:table-cell>
          <table:table-cell table:style-name="ce1" office:value-type="string" calcext:value-type="string">
            <text:p>07:09</text:p>
          </table:table-cell>
          <table:table-cell table:style-name="ce1" office:value-type="string" calcext:value-type="string">
            <text:p>20:03</text:p>
          </table:table-cell>
          <table:table-cell table:style-name="ce1" office:value-type="string" calcext:value-type="string">
            <text:p>07:58</text:p>
          </table:table-cell>
          <table:table-cell table:style-name="ce1" office:value-type="string" calcext:value-type="string">
            <text:p>18:54</text:p>
          </table:table-cell>
          <table:table-cell table:style-name="ce1" office:value-type="string" calcext:value-type="string">
            <text:p>07:53</text:p>
          </table:table-cell>
          <table:table-cell table:style-name="ce1" office:value-type="string" calcext:value-type="string">
            <text:p>16:54</text:p>
          </table:table-cell>
          <table:table-cell table:style-name="ce1" office:value-type="string" calcext:value-type="string">
            <text:p>08:38</text:p>
          </table:table-cell>
          <table:table-cell table:style-name="ce1" office:value-type="string" calcext:value-type="string">
            <text:p>16:28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8:44</text:p>
          </table:table-cell>
          <table:table-cell table:style-name="ce1" office:value-type="string" calcext:value-type="string">
            <text:p>16:53</text:p>
          </table:table-cell>
          <table:table-cell table:style-name="ce1" office:value-type="string" calcext:value-type="string">
            <text:p>08:02</text:p>
          </table:table-cell>
          <table:table-cell table:style-name="ce1" office:value-type="string" calcext:value-type="string">
            <text:p>17:47</text:p>
          </table:table-cell>
          <table:table-cell table:style-name="ce1" office:value-type="string" calcext:value-type="string">
            <text:p>07:00</text:p>
          </table:table-cell>
          <table:table-cell table:style-name="ce1" office:value-type="string" calcext:value-type="string">
            <text:p>18:40</text:p>
          </table:table-cell>
          <table:table-cell table:style-name="ce1" office:value-type="string" calcext:value-type="string">
            <text:p>06:49</text:p>
          </table:table-cell>
          <table:table-cell table:style-name="ce1" office:value-type="string" calcext:value-type="string">
            <text:p>20:33</text:p>
          </table:table-cell>
          <table:table-cell table:style-name="ce1" office:value-type="string" calcext:value-type="string">
            <text:p>05:50</text:p>
          </table:table-cell>
          <table:table-cell table:style-name="ce1" office:value-type="string" calcext:value-type="string">
            <text:p>21:23</text:p>
          </table:table-cell>
          <table:table-cell table:style-name="ce1" office:value-type="string" calcext:value-type="string">
            <text:p>05:20</text:p>
          </table:table-cell>
          <table:table-cell table:style-name="ce1" office:value-type="string" calcext:value-type="string">
            <text:p>22:00</text:p>
          </table:table-cell>
          <table:table-cell table:style-name="ce1" office:value-type="string" calcext:value-type="string">
            <text:p>05:35</text:p>
          </table:table-cell>
          <table:table-cell table:style-name="ce1" office:value-type="string" calcext:value-type="string">
            <text:p>21:56</text:p>
          </table:table-cell>
          <table:table-cell table:style-name="ce1" office:value-type="string" calcext:value-type="string">
            <text:p>06:20</text:p>
          </table:table-cell>
          <table:table-cell table:style-name="ce1" office:value-type="string" calcext:value-type="string">
            <text:p>21:09</text:p>
          </table:table-cell>
          <table:table-cell table:style-name="ce1" office:value-type="string" calcext:value-type="string">
            <text:p>07:10</text:p>
          </table:table-cell>
          <table:table-cell table:style-name="ce1" office:value-type="string" calcext:value-type="string">
            <text:p>20:01</text:p>
          </table:table-cell>
          <table:table-cell table:style-name="ce1" office:value-type="string" calcext:value-type="string">
            <text:p>08:00</text:p>
          </table:table-cell>
          <table:table-cell table:style-name="ce1" office:value-type="string" calcext:value-type="string">
            <text:p>18:52</text:p>
          </table:table-cell>
          <table:table-cell table:style-name="ce1" office:value-type="string" calcext:value-type="string">
            <text:p>07:55</text:p>
          </table:table-cell>
          <table:table-cell table:style-name="ce1" office:value-type="string" calcext:value-type="string">
            <text:p>16:53</text:p>
          </table:table-cell>
          <table:table-cell table:style-name="ce1" office:value-type="string" calcext:value-type="string">
            <text:p>08:39</text:p>
          </table:table-cell>
          <table:table-cell table:style-name="ce1" office:value-type="string" calcext:value-type="string">
            <text:p>16:28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08:43</text:p>
          </table:table-cell>
          <table:table-cell table:style-name="ce1" office:value-type="string" calcext:value-type="string">
            <text:p>16:54</text:p>
          </table:table-cell>
          <table:table-cell table:style-name="ce1" office:value-type="string" calcext:value-type="string">
            <text:p>08:00</text:p>
          </table:table-cell>
          <table:table-cell table:style-name="ce1" office:value-type="string" calcext:value-type="string">
            <text:p>17:49</text:p>
          </table:table-cell>
          <table:table-cell table:style-name="ce1" office:value-type="string" calcext:value-type="string">
            <text:p>06:58</text:p>
          </table:table-cell>
          <table:table-cell table:style-name="ce1" office:value-type="string" calcext:value-type="string">
            <text:p>18:42</text:p>
          </table:table-cell>
          <table:table-cell table:style-name="ce1" office:value-type="string" calcext:value-type="string">
            <text:p>06:47</text:p>
          </table:table-cell>
          <table:table-cell table:style-name="ce1" office:value-type="string" calcext:value-type="string">
            <text:p>20:35</text:p>
          </table:table-cell>
          <table:table-cell table:style-name="ce1" office:value-type="string" calcext:value-type="string">
            <text:p>05:49</text:p>
          </table:table-cell>
          <table:table-cell table:style-name="ce1" office:value-type="string" calcext:value-type="string">
            <text:p>21:25</text:p>
          </table:table-cell>
          <table:table-cell table:style-name="ce1" office:value-type="string" calcext:value-type="string">
            <text:p>05:20</text:p>
          </table:table-cell>
          <table:table-cell table:style-name="ce1" office:value-type="string" calcext:value-type="string">
            <text:p>22:01</text:p>
          </table:table-cell>
          <table:table-cell table:style-name="ce1" office:value-type="string" calcext:value-type="string">
            <text:p>05:36</text:p>
          </table:table-cell>
          <table:table-cell table:style-name="ce1" office:value-type="string" calcext:value-type="string">
            <text:p>21:55</text:p>
          </table:table-cell>
          <table:table-cell table:style-name="ce1" office:value-type="string" calcext:value-type="string">
            <text:p>06:21</text:p>
          </table:table-cell>
          <table:table-cell table:style-name="ce1" office:value-type="string" calcext:value-type="string">
            <text:p>21:07</text:p>
          </table:table-cell>
          <table:table-cell table:style-name="ce1" office:value-type="string" calcext:value-type="string">
            <text:p>07:12</text:p>
          </table:table-cell>
          <table:table-cell table:style-name="ce1" office:value-type="string" calcext:value-type="string">
            <text:p>19:59</text:p>
          </table:table-cell>
          <table:table-cell table:style-name="ce1" office:value-type="string" calcext:value-type="string">
            <text:p>08:02</text:p>
          </table:table-cell>
          <table:table-cell table:style-name="ce1" office:value-type="string" calcext:value-type="string">
            <text:p>18:50</text:p>
          </table:table-cell>
          <table:table-cell table:style-name="ce1" office:value-type="string" calcext:value-type="string">
            <text:p>07:57</text:p>
          </table:table-cell>
          <table:table-cell table:style-name="ce1" office:value-type="string" calcext:value-type="string">
            <text:p>16:51</text:p>
          </table:table-cell>
          <table:table-cell table:style-name="ce1" office:value-type="string" calcext:value-type="string">
            <text:p>08:40</text:p>
          </table:table-cell>
          <table:table-cell table:style-name="ce1" office:value-type="string" calcext:value-type="string">
            <text:p>16:28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08:42</text:p>
          </table:table-cell>
          <table:table-cell table:style-name="ce1" office:value-type="string" calcext:value-type="string">
            <text:p>16:56</text:p>
          </table:table-cell>
          <table:table-cell table:style-name="ce1" office:value-type="string" calcext:value-type="string">
            <text:p>07:58</text:p>
          </table:table-cell>
          <table:table-cell table:style-name="ce1" office:value-type="string" calcext:value-type="string">
            <text:p>17:51</text:p>
          </table:table-cell>
          <table:table-cell table:style-name="ce1" office:value-type="string" calcext:value-type="string">
            <text:p>06:56</text:p>
          </table:table-cell>
          <table:table-cell table:style-name="ce1" office:value-type="string" calcext:value-type="string">
            <text:p>18:43</text:p>
          </table:table-cell>
          <table:table-cell table:style-name="ce1" office:value-type="string" calcext:value-type="string">
            <text:p>06:45</text:p>
          </table:table-cell>
          <table:table-cell table:style-name="ce1" office:value-type="string" calcext:value-type="string">
            <text:p>20:37</text:p>
          </table:table-cell>
          <table:table-cell table:style-name="ce1" office:value-type="string" calcext:value-type="string">
            <text:p>05:47</text:p>
          </table:table-cell>
          <table:table-cell table:style-name="ce1" office:value-type="string" calcext:value-type="string">
            <text:p>21:26</text:p>
          </table:table-cell>
          <table:table-cell table:style-name="ce1" office:value-type="string" calcext:value-type="string">
            <text:p>05:20</text:p>
          </table:table-cell>
          <table:table-cell table:style-name="ce1" office:value-type="string" calcext:value-type="string">
            <text:p>22:01</text:p>
          </table:table-cell>
          <table:table-cell table:style-name="ce1" office:value-type="string" calcext:value-type="string">
            <text:p>05:37</text:p>
          </table:table-cell>
          <table:table-cell table:style-name="ce1" office:value-type="string" calcext:value-type="string">
            <text:p>21:54</text:p>
          </table:table-cell>
          <table:table-cell table:style-name="ce1" office:value-type="string" calcext:value-type="string">
            <text:p>06:23</text:p>
          </table:table-cell>
          <table:table-cell table:style-name="ce1" office:value-type="string" calcext:value-type="string">
            <text:p>21:05</text:p>
          </table:table-cell>
          <table:table-cell table:style-name="ce1" office:value-type="string" calcext:value-type="string">
            <text:p>07:13</text:p>
          </table:table-cell>
          <table:table-cell table:style-name="ce1" office:value-type="string" calcext:value-type="string">
            <text:p>19:56</text:p>
          </table:table-cell>
          <table:table-cell table:style-name="ce1" office:value-type="string" calcext:value-type="string">
            <text:p>08:04</text:p>
          </table:table-cell>
          <table:table-cell table:style-name="ce1" office:value-type="string" calcext:value-type="string">
            <text:p>18:47</text:p>
          </table:table-cell>
          <table:table-cell table:style-name="ce1" office:value-type="string" calcext:value-type="string">
            <text:p>07:59</text:p>
          </table:table-cell>
          <table:table-cell table:style-name="ce1" office:value-type="string" calcext:value-type="string">
            <text:p>16:50</text:p>
          </table:table-cell>
          <table:table-cell table:style-name="ce1" office:value-type="string" calcext:value-type="string">
            <text:p>08:41</text:p>
          </table:table-cell>
          <table:table-cell table:style-name="ce1" office:value-type="string" calcext:value-type="string">
            <text:p>16:28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8:42</text:p>
          </table:table-cell>
          <table:table-cell table:style-name="ce1" office:value-type="string" calcext:value-type="string">
            <text:p>16:57</text:p>
          </table:table-cell>
          <table:table-cell table:style-name="ce1" office:value-type="string" calcext:value-type="string">
            <text:p>07:56</text:p>
          </table:table-cell>
          <table:table-cell table:style-name="ce1" office:value-type="string" calcext:value-type="string">
            <text:p>17:53</text:p>
          </table:table-cell>
          <table:table-cell table:style-name="ce1" office:value-type="string" calcext:value-type="string">
            <text:p>06:53</text:p>
          </table:table-cell>
          <table:table-cell table:style-name="ce1" office:value-type="string" calcext:value-type="string">
            <text:p>18:45</text:p>
          </table:table-cell>
          <table:table-cell table:style-name="ce1" office:value-type="string" calcext:value-type="string">
            <text:p>06:43</text:p>
          </table:table-cell>
          <table:table-cell table:style-name="ce1" office:value-type="string" calcext:value-type="string">
            <text:p>20:38</text:p>
          </table:table-cell>
          <table:table-cell table:style-name="ce1" office:value-type="string" calcext:value-type="string">
            <text:p>05:46</text:p>
          </table:table-cell>
          <table:table-cell table:style-name="ce1" office:value-type="string" calcext:value-type="string">
            <text:p>21:28</text:p>
          </table:table-cell>
          <table:table-cell table:style-name="ce1" office:value-type="string" calcext:value-type="string">
            <text:p>05:19</text:p>
          </table:table-cell>
          <table:table-cell table:style-name="ce1" office:value-type="string" calcext:value-type="string">
            <text:p>22:02</text:p>
          </table:table-cell>
          <table:table-cell table:style-name="ce1" office:value-type="string" calcext:value-type="string">
            <text:p>05:38</text:p>
          </table:table-cell>
          <table:table-cell table:style-name="ce1" office:value-type="string" calcext:value-type="string">
            <text:p>21:53</text:p>
          </table:table-cell>
          <table:table-cell table:style-name="ce1" office:value-type="string" calcext:value-type="string">
            <text:p>06:25</text:p>
          </table:table-cell>
          <table:table-cell table:style-name="ce1" office:value-type="string" calcext:value-type="string">
            <text:p>21:03</text:p>
          </table:table-cell>
          <table:table-cell table:style-name="ce1" office:value-type="string" calcext:value-type="string">
            <text:p>07:15</text:p>
          </table:table-cell>
          <table:table-cell table:style-name="ce1" office:value-type="string" calcext:value-type="string">
            <text:p>19:54</text:p>
          </table:table-cell>
          <table:table-cell table:style-name="ce1" office:value-type="string" calcext:value-type="string">
            <text:p>08:05</text:p>
          </table:table-cell>
          <table:table-cell table:style-name="ce1" office:value-type="string" calcext:value-type="string">
            <text:p>18:45</text:p>
          </table:table-cell>
          <table:table-cell table:style-name="ce1" office:value-type="string" calcext:value-type="string">
            <text:p>08:00</text:p>
          </table:table-cell>
          <table:table-cell table:style-name="ce1" office:value-type="string" calcext:value-type="string">
            <text:p>16:48</text:p>
          </table:table-cell>
          <table:table-cell table:style-name="ce1" office:value-type="string" calcext:value-type="string">
            <text:p>08:42</text:p>
          </table:table-cell>
          <table:table-cell table:style-name="ce1" office:value-type="string" calcext:value-type="string">
            <text:p>16:29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08:41</text:p>
          </table:table-cell>
          <table:table-cell table:style-name="ce1" office:value-type="string" calcext:value-type="string">
            <text:p>16:59</text:p>
          </table:table-cell>
          <table:table-cell table:style-name="ce1" office:value-type="string" calcext:value-type="string">
            <text:p>07:54</text:p>
          </table:table-cell>
          <table:table-cell table:style-name="ce1" office:value-type="string" calcext:value-type="string">
            <text:p>17:55</text:p>
          </table:table-cell>
          <table:table-cell table:style-name="ce1" office:value-type="string" calcext:value-type="string">
            <text:p>06:51</text:p>
          </table:table-cell>
          <table:table-cell table:style-name="ce1" office:value-type="string" calcext:value-type="string">
            <text:p>18:47</text:p>
          </table:table-cell>
          <table:table-cell table:style-name="ce1" office:value-type="string" calcext:value-type="string">
            <text:p>06:41</text:p>
          </table:table-cell>
          <table:table-cell table:style-name="ce1" office:value-type="string" calcext:value-type="string">
            <text:p>20:40</text:p>
          </table:table-cell>
          <table:table-cell table:style-name="ce1" office:value-type="string" calcext:value-type="string">
            <text:p>05:44</text:p>
          </table:table-cell>
          <table:table-cell table:style-name="ce1" office:value-type="string" calcext:value-type="string">
            <text:p>21:30</text:p>
          </table:table-cell>
          <table:table-cell table:style-name="ce1" office:value-type="string" calcext:value-type="string">
            <text:p>05:19</text:p>
          </table:table-cell>
          <table:table-cell table:style-name="ce1" office:value-type="string" calcext:value-type="string">
            <text:p>22:02</text:p>
          </table:table-cell>
          <table:table-cell table:style-name="ce1" office:value-type="string" calcext:value-type="string">
            <text:p>05:40</text:p>
          </table:table-cell>
          <table:table-cell table:style-name="ce1" office:value-type="string" calcext:value-type="string">
            <text:p>21:52</text:p>
          </table:table-cell>
          <table:table-cell table:style-name="ce1" office:value-type="string" calcext:value-type="string">
            <text:p>06:26</text:p>
          </table:table-cell>
          <table:table-cell table:style-name="ce1" office:value-type="string" calcext:value-type="string">
            <text:p>21:01</text:p>
          </table:table-cell>
          <table:table-cell table:style-name="ce1" office:value-type="string" calcext:value-type="string">
            <text:p>07:17</text:p>
          </table:table-cell>
          <table:table-cell table:style-name="ce1" office:value-type="string" calcext:value-type="string">
            <text:p>19:52</text:p>
          </table:table-cell>
          <table:table-cell table:style-name="ce1" office:value-type="string" calcext:value-type="string">
            <text:p>08:07</text:p>
          </table:table-cell>
          <table:table-cell table:style-name="ce1" office:value-type="string" calcext:value-type="string">
            <text:p>18:43</text:p>
          </table:table-cell>
          <table:table-cell table:style-name="ce1" office:value-type="string" calcext:value-type="string">
            <text:p>08:02</text:p>
          </table:table-cell>
          <table:table-cell table:style-name="ce1" office:value-type="string" calcext:value-type="string">
            <text:p>16:47</text:p>
          </table:table-cell>
          <table:table-cell table:style-name="ce1" office:value-type="string" calcext:value-type="string">
            <text:p>08:43</text:p>
          </table:table-cell>
          <table:table-cell table:style-name="ce1" office:value-type="string" calcext:value-type="string">
            <text:p>16:29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08:40</text:p>
          </table:table-cell>
          <table:table-cell table:style-name="ce1" office:value-type="string" calcext:value-type="string">
            <text:p>17:00</text:p>
          </table:table-cell>
          <table:table-cell table:style-name="ce1" office:value-type="string" calcext:value-type="string">
            <text:p>07:52</text:p>
          </table:table-cell>
          <table:table-cell table:style-name="ce1" office:value-type="string" calcext:value-type="string">
            <text:p>17:57</text:p>
          </table:table-cell>
          <table:table-cell table:style-name="ce1" office:value-type="string" calcext:value-type="string">
            <text:p>06:49</text:p>
          </table:table-cell>
          <table:table-cell table:style-name="ce1" office:value-type="string" calcext:value-type="string">
            <text:p>18:49</text:p>
          </table:table-cell>
          <table:table-cell table:style-name="ce1" office:value-type="string" calcext:value-type="string">
            <text:p>06:38</text:p>
          </table:table-cell>
          <table:table-cell table:style-name="ce1" office:value-type="string" calcext:value-type="string">
            <text:p>20:42</text:p>
          </table:table-cell>
          <table:table-cell table:style-name="ce1" office:value-type="string" calcext:value-type="string">
            <text:p>05:43</text:p>
          </table:table-cell>
          <table:table-cell table:style-name="ce1" office:value-type="string" calcext:value-type="string">
            <text:p>21:31</text:p>
          </table:table-cell>
          <table:table-cell table:style-name="ce1" office:value-type="string" calcext:value-type="string">
            <text:p>05:19</text:p>
          </table:table-cell>
          <table:table-cell table:style-name="ce1" office:value-type="string" calcext:value-type="string">
            <text:p>22:03</text:p>
          </table:table-cell>
          <table:table-cell table:style-name="ce1" office:value-type="string" calcext:value-type="string">
            <text:p>05:41</text:p>
          </table:table-cell>
          <table:table-cell table:style-name="ce1" office:value-type="string" calcext:value-type="string">
            <text:p>21:51</text:p>
          </table:table-cell>
          <table:table-cell table:style-name="ce1" office:value-type="string" calcext:value-type="string">
            <text:p>06:28</text:p>
          </table:table-cell>
          <table:table-cell table:style-name="ce1" office:value-type="string" calcext:value-type="string">
            <text:p>20:59</text:p>
          </table:table-cell>
          <table:table-cell table:style-name="ce1" office:value-type="string" calcext:value-type="string">
            <text:p>07:18</text:p>
          </table:table-cell>
          <table:table-cell table:style-name="ce1" office:value-type="string" calcext:value-type="string">
            <text:p>19:49</text:p>
          </table:table-cell>
          <table:table-cell table:style-name="ce1" office:value-type="string" calcext:value-type="string">
            <text:p>08:09</text:p>
          </table:table-cell>
          <table:table-cell table:style-name="ce1" office:value-type="string" calcext:value-type="string">
            <text:p>18:41</text:p>
          </table:table-cell>
          <table:table-cell table:style-name="ce1" office:value-type="string" calcext:value-type="string">
            <text:p>08:04</text:p>
          </table:table-cell>
          <table:table-cell table:style-name="ce1" office:value-type="string" calcext:value-type="string">
            <text:p>16:46</text:p>
          </table:table-cell>
          <table:table-cell table:style-name="ce1" office:value-type="string" calcext:value-type="string">
            <text:p>08:44</text:p>
          </table:table-cell>
          <table:table-cell table:style-name="ce1" office:value-type="string" calcext:value-type="string">
            <text:p>16:29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08:39</text:p>
          </table:table-cell>
          <table:table-cell table:style-name="ce1" office:value-type="string" calcext:value-type="string">
            <text:p>17:02</text:p>
          </table:table-cell>
          <table:table-cell table:style-name="ce1" office:value-type="string" calcext:value-type="string">
            <text:p>07:50</text:p>
          </table:table-cell>
          <table:table-cell table:style-name="ce1" office:value-type="string" calcext:value-type="string">
            <text:p>17:58</text:p>
          </table:table-cell>
          <table:table-cell table:style-name="ce1" office:value-type="string" calcext:value-type="string">
            <text:p>06:47</text:p>
          </table:table-cell>
          <table:table-cell table:style-name="ce1" office:value-type="string" calcext:value-type="string">
            <text:p>18:50</text:p>
          </table:table-cell>
          <table:table-cell table:style-name="ce1" office:value-type="string" calcext:value-type="string">
            <text:p>06:36</text:p>
          </table:table-cell>
          <table:table-cell table:style-name="ce1" office:value-type="string" calcext:value-type="string">
            <text:p>20:43</text:p>
          </table:table-cell>
          <table:table-cell table:style-name="ce1" office:value-type="string" calcext:value-type="string">
            <text:p>05:41</text:p>
          </table:table-cell>
          <table:table-cell table:style-name="ce1" office:value-type="string" calcext:value-type="string">
            <text:p>21:33</text:p>
          </table:table-cell>
          <table:table-cell table:style-name="ce1" office:value-type="string" calcext:value-type="string">
            <text:p>05:19</text:p>
          </table:table-cell>
          <table:table-cell table:style-name="ce1" office:value-type="string" calcext:value-type="string">
            <text:p>22:03</text:p>
          </table:table-cell>
          <table:table-cell table:style-name="ce1" office:value-type="string" calcext:value-type="string">
            <text:p>05:42</text:p>
          </table:table-cell>
          <table:table-cell table:style-name="ce1" office:value-type="string" calcext:value-type="string">
            <text:p>21:50</text:p>
          </table:table-cell>
          <table:table-cell table:style-name="ce1" office:value-type="string" calcext:value-type="string">
            <text:p>06:29</text:p>
          </table:table-cell>
          <table:table-cell table:style-name="ce1" office:value-type="string" calcext:value-type="string">
            <text:p>20:57</text:p>
          </table:table-cell>
          <table:table-cell table:style-name="ce1" office:value-type="string" calcext:value-type="string">
            <text:p>07:20</text:p>
          </table:table-cell>
          <table:table-cell table:style-name="ce1" office:value-type="string" calcext:value-type="string">
            <text:p>19:47</text:p>
          </table:table-cell>
          <table:table-cell table:style-name="ce1" office:value-type="string" calcext:value-type="string">
            <text:p>08:10</text:p>
          </table:table-cell>
          <table:table-cell table:style-name="ce1" office:value-type="string" calcext:value-type="string">
            <text:p>18:39</text:p>
          </table:table-cell>
          <table:table-cell table:style-name="ce1" office:value-type="string" calcext:value-type="string">
            <text:p>08:06</text:p>
          </table:table-cell>
          <table:table-cell table:style-name="ce1" office:value-type="string" calcext:value-type="string">
            <text:p>16:44</text:p>
          </table:table-cell>
          <table:table-cell table:style-name="ce1" office:value-type="string" calcext:value-type="string">
            <text:p>08:44</text:p>
          </table:table-cell>
          <table:table-cell table:style-name="ce1" office:value-type="string" calcext:value-type="string">
            <text:p>16:29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08:38</text:p>
          </table:table-cell>
          <table:table-cell table:style-name="ce1" office:value-type="string" calcext:value-type="string">
            <text:p>17:04</text:p>
          </table:table-cell>
          <table:table-cell table:style-name="ce1" office:value-type="string" calcext:value-type="string">
            <text:p>07:48</text:p>
          </table:table-cell>
          <table:table-cell table:style-name="ce1" office:value-type="string" calcext:value-type="string">
            <text:p>18:00</text:p>
          </table:table-cell>
          <table:table-cell table:style-name="ce1" office:value-type="string" calcext:value-type="string">
            <text:p>06:44</text:p>
          </table:table-cell>
          <table:table-cell table:style-name="ce1" office:value-type="string" calcext:value-type="string">
            <text:p>18:52</text:p>
          </table:table-cell>
          <table:table-cell table:style-name="ce1" office:value-type="string" calcext:value-type="string">
            <text:p>06:34</text:p>
          </table:table-cell>
          <table:table-cell table:style-name="ce1" office:value-type="string" calcext:value-type="string">
            <text:p>20:45</text:p>
          </table:table-cell>
          <table:table-cell table:style-name="ce1" office:value-type="string" calcext:value-type="string">
            <text:p>05:40</text:p>
          </table:table-cell>
          <table:table-cell table:style-name="ce1" office:value-type="string" calcext:value-type="string">
            <text:p>21:34</text:p>
          </table:table-cell>
          <table:table-cell table:style-name="ce1" office:value-type="string" calcext:value-type="string">
            <text:p>05:20</text:p>
          </table:table-cell>
          <table:table-cell table:style-name="ce1" office:value-type="string" calcext:value-type="string">
            <text:p>22:03</text:p>
          </table:table-cell>
          <table:table-cell table:style-name="ce1" office:value-type="string" calcext:value-type="string">
            <text:p>05:44</text:p>
          </table:table-cell>
          <table:table-cell table:style-name="ce1" office:value-type="string" calcext:value-type="string">
            <text:p>21:50</text:p>
          </table:table-cell>
          <table:table-cell table:style-name="ce1" office:value-type="string" calcext:value-type="string">
            <text:p>06:29</text:p>
          </table:table-cell>
          <table:table-cell table:style-name="ce1" office:value-type="string" calcext:value-type="string">
            <text:p>20:55</text:p>
          </table:table-cell>
          <table:table-cell table:style-name="ce1" office:value-type="string" calcext:value-type="string">
            <text:p>07:22</text:p>
          </table:table-cell>
          <table:table-cell table:style-name="ce1" office:value-type="string" calcext:value-type="string">
            <text:p>19:45</text:p>
          </table:table-cell>
          <table:table-cell table:style-name="ce1" office:value-type="string" calcext:value-type="string">
            <text:p>08:12</text:p>
          </table:table-cell>
          <table:table-cell table:style-name="ce1" office:value-type="string" calcext:value-type="string">
            <text:p>18:37</text:p>
          </table:table-cell>
          <table:table-cell table:style-name="ce1" office:value-type="string" calcext:value-type="string">
            <text:p>08:07</text:p>
          </table:table-cell>
          <table:table-cell table:style-name="ce1" office:value-type="string" calcext:value-type="string">
            <text:p>16:43</text:p>
          </table:table-cell>
          <table:table-cell table:style-name="ce1" office:value-type="string" calcext:value-type="string">
            <text:p>08:45</text:p>
          </table:table-cell>
          <table:table-cell table:style-name="ce1" office:value-type="string" calcext:value-type="string">
            <text:p>16:30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08:37</text:p>
          </table:table-cell>
          <table:table-cell table:style-name="ce1" office:value-type="string" calcext:value-type="string">
            <text:p>17:05</text:p>
          </table:table-cell>
          <table:table-cell table:style-name="ce1" office:value-type="string" calcext:value-type="string">
            <text:p>07:46</text:p>
          </table:table-cell>
          <table:table-cell table:style-name="ce1" office:value-type="string" calcext:value-type="string">
            <text:p>18:02</text:p>
          </table:table-cell>
          <table:table-cell table:style-name="ce1" office:value-type="string" calcext:value-type="string">
            <text:p>06:42</text:p>
          </table:table-cell>
          <table:table-cell table:style-name="ce1" office:value-type="string" calcext:value-type="string">
            <text:p>18:54</text:p>
          </table:table-cell>
          <table:table-cell table:style-name="ce1" office:value-type="string" calcext:value-type="string">
            <text:p>06:32</text:p>
          </table:table-cell>
          <table:table-cell table:style-name="ce1" office:value-type="string" calcext:value-type="string">
            <text:p>20:47</text:p>
          </table:table-cell>
          <table:table-cell table:style-name="ce1" office:value-type="string" calcext:value-type="string">
            <text:p>05:39</text:p>
          </table:table-cell>
          <table:table-cell table:style-name="ce1" office:value-type="string" calcext:value-type="string">
            <text:p>21:35</text:p>
          </table:table-cell>
          <table:table-cell table:style-name="ce1" office:value-type="string" calcext:value-type="string">
            <text:p>05:20</text:p>
          </table:table-cell>
          <table:table-cell table:style-name="ce1" office:value-type="string" calcext:value-type="string">
            <text:p>22:04</text:p>
          </table:table-cell>
          <table:table-cell table:style-name="ce1" office:value-type="string" calcext:value-type="string">
            <text:p>05:45</text:p>
          </table:table-cell>
          <table:table-cell table:style-name="ce1" office:value-type="string" calcext:value-type="string">
            <text:p>21:47</text:p>
          </table:table-cell>
          <table:table-cell table:style-name="ce1" office:value-type="string" calcext:value-type="string">
            <text:p>06:33</text:p>
          </table:table-cell>
          <table:table-cell table:style-name="ce1" office:value-type="string" calcext:value-type="string">
            <text:p>20:53</text:p>
          </table:table-cell>
          <table:table-cell table:style-name="ce1" office:value-type="string" calcext:value-type="string">
            <text:p>07:23</text:p>
          </table:table-cell>
          <table:table-cell table:style-name="ce1" office:value-type="string" calcext:value-type="string">
            <text:p>19:42</text:p>
          </table:table-cell>
          <table:table-cell table:style-name="ce1" office:value-type="string" calcext:value-type="string">
            <text:p>08:14</text:p>
          </table:table-cell>
          <table:table-cell table:style-name="ce1" office:value-type="string" calcext:value-type="string">
            <text:p>18:35</text:p>
          </table:table-cell>
          <table:table-cell table:style-name="ce1" office:value-type="string" calcext:value-type="string">
            <text:p>08:09</text:p>
          </table:table-cell>
          <table:table-cell table:style-name="ce1" office:value-type="string" calcext:value-type="string">
            <text:p>16:42</text:p>
          </table:table-cell>
          <table:table-cell table:style-name="ce1" office:value-type="string" calcext:value-type="string">
            <text:p>08:45</text:p>
          </table:table-cell>
          <table:table-cell table:style-name="ce1" office:value-type="string" calcext:value-type="string">
            <text:p>16:3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08:36</text:p>
          </table:table-cell>
          <table:table-cell table:style-name="ce1" office:value-type="string" calcext:value-type="string">
            <text:p>17:07</text:p>
          </table:table-cell>
          <table:table-cell table:style-name="ce1" office:value-type="string" calcext:value-type="string">
            <text:p>07:44</text:p>
          </table:table-cell>
          <table:table-cell table:style-name="ce1" office:value-type="string" calcext:value-type="string">
            <text:p>18:04</text:p>
          </table:table-cell>
          <table:table-cell table:style-name="ce1" office:value-type="string" calcext:value-type="string">
            <text:p>06:40</text:p>
          </table:table-cell>
          <table:table-cell table:style-name="ce1" office:value-type="string" calcext:value-type="string">
            <text:p>18:56</text:p>
          </table:table-cell>
          <table:table-cell table:style-name="ce1" office:value-type="string" calcext:value-type="string">
            <text:p>06:30</text:p>
          </table:table-cell>
          <table:table-cell table:style-name="ce1" office:value-type="string" calcext:value-type="string">
            <text:p>20:49</text:p>
          </table:table-cell>
          <table:table-cell table:style-name="ce1" office:value-type="string" calcext:value-type="string">
            <text:p>05:37</text:p>
          </table:table-cell>
          <table:table-cell table:style-name="ce1" office:value-type="string" calcext:value-type="string">
            <text:p>21:37</text:p>
          </table:table-cell>
          <table:table-cell table:style-name="ce1" office:value-type="string" calcext:value-type="string">
            <text:p>05:20</text:p>
          </table:table-cell>
          <table:table-cell table:style-name="ce1" office:value-type="string" calcext:value-type="string">
            <text:p>22:04</text:p>
          </table:table-cell>
          <table:table-cell table:style-name="ce1" office:value-type="string" calcext:value-type="string">
            <text:p>05:46</text:p>
          </table:table-cell>
          <table:table-cell table:style-name="ce1" office:value-type="string" calcext:value-type="string">
            <text:p>21:46</text:p>
          </table:table-cell>
          <table:table-cell table:style-name="ce1" office:value-type="string" calcext:value-type="string">
            <text:p>06:34</text:p>
          </table:table-cell>
          <table:table-cell table:style-name="ce1" office:value-type="string" calcext:value-type="string">
            <text:p>20:51</text:p>
          </table:table-cell>
          <table:table-cell table:style-name="ce1" office:value-type="string" calcext:value-type="string">
            <text:p>07:25</text:p>
          </table:table-cell>
          <table:table-cell table:style-name="ce1" office:value-type="string" calcext:value-type="string">
            <text:p>19:40</text:p>
          </table:table-cell>
          <table:table-cell table:style-name="ce1" office:value-type="string" calcext:value-type="string">
            <text:p>08:16</text:p>
          </table:table-cell>
          <table:table-cell table:style-name="ce1" office:value-type="string" calcext:value-type="string">
            <text:p>18:33</text:p>
          </table:table-cell>
          <table:table-cell table:style-name="ce1" office:value-type="string" calcext:value-type="string">
            <text:p>08:11</text:p>
          </table:table-cell>
          <table:table-cell table:style-name="ce1" office:value-type="string" calcext:value-type="string">
            <text:p>16:41</text:p>
          </table:table-cell>
          <table:table-cell table:style-name="ce1" office:value-type="string" calcext:value-type="string">
            <text:p>08:46</text:p>
          </table:table-cell>
          <table:table-cell table:style-name="ce1" office:value-type="string" calcext:value-type="string">
            <text:p>16:31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08:35</text:p>
          </table:table-cell>
          <table:table-cell table:style-name="ce1" office:value-type="string" calcext:value-type="string">
            <text:p>17:09</text:p>
          </table:table-cell>
          <table:table-cell table:style-name="ce1" office:value-type="string" calcext:value-type="string">
            <text:p>07:42</text:p>
          </table:table-cell>
          <table:table-cell table:style-name="ce1" office:value-type="string" calcext:value-type="string">
            <text:p>18:06</text:p>
          </table:table-cell>
          <table:table-cell table:style-name="ce1" office:value-type="string" calcext:value-type="string">
            <text:p>06:37</text:p>
          </table:table-cell>
          <table:table-cell table:style-name="ce1" office:value-type="string" calcext:value-type="string">
            <text:p>18:57</text:p>
          </table:table-cell>
          <table:table-cell table:style-name="ce1" office:value-type="string" calcext:value-type="string">
            <text:p>06:28</text:p>
          </table:table-cell>
          <table:table-cell table:style-name="ce1" office:value-type="string" calcext:value-type="string">
            <text:p>20:50</text:p>
          </table:table-cell>
          <table:table-cell table:style-name="ce1" office:value-type="string" calcext:value-type="string">
            <text:p>05:36</text:p>
          </table:table-cell>
          <table:table-cell table:style-name="ce1" office:value-type="string" calcext:value-type="string">
            <text:p>21:38</text:p>
          </table:table-cell>
          <table:table-cell table:style-name="ce1" office:value-type="string" calcext:value-type="string">
            <text:p>05:20</text:p>
          </table:table-cell>
          <table:table-cell table:style-name="ce1" office:value-type="string" calcext:value-type="string">
            <text:p>22:04</text:p>
          </table:table-cell>
          <table:table-cell table:style-name="ce1" office:value-type="string" calcext:value-type="string">
            <text:p>05:48</text:p>
          </table:table-cell>
          <table:table-cell table:style-name="ce1" office:value-type="string" calcext:value-type="string">
            <text:p>21:44</text:p>
          </table:table-cell>
          <table:table-cell table:style-name="ce1" office:value-type="string" calcext:value-type="string">
            <text:p>06:36</text:p>
          </table:table-cell>
          <table:table-cell table:style-name="ce1" office:value-type="string" calcext:value-type="string">
            <text:p>20:48</text:p>
          </table:table-cell>
          <table:table-cell table:style-name="ce1" office:value-type="string" calcext:value-type="string">
            <text:p>07:26</text:p>
          </table:table-cell>
          <table:table-cell table:style-name="ce1" office:value-type="string" calcext:value-type="string">
            <text:p>19:38</text:p>
          </table:table-cell>
          <table:table-cell table:style-name="ce1" office:value-type="string" calcext:value-type="string">
            <text:p>08:18</text:p>
          </table:table-cell>
          <table:table-cell table:style-name="ce1" office:value-type="string" calcext:value-type="string">
            <text:p>18:30</text:p>
          </table:table-cell>
          <table:table-cell table:style-name="ce1" office:value-type="string" calcext:value-type="string">
            <text:p>08:12</text:p>
          </table:table-cell>
          <table:table-cell table:style-name="ce1" office:value-type="string" calcext:value-type="string">
            <text:p>16:40</text:p>
          </table:table-cell>
          <table:table-cell table:style-name="ce1" office:value-type="string" calcext:value-type="string">
            <text:p>08:46</text:p>
          </table:table-cell>
          <table:table-cell table:style-name="ce1" office:value-type="string" calcext:value-type="string">
            <text:p>16:31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08:33</text:p>
          </table:table-cell>
          <table:table-cell table:style-name="ce1" office:value-type="string" calcext:value-type="string">
            <text:p>17:11</text:p>
          </table:table-cell>
          <table:table-cell table:style-name="ce1" office:value-type="string" calcext:value-type="string">
            <text:p>07:40</text:p>
          </table:table-cell>
          <table:table-cell table:style-name="ce1" office:value-type="string" calcext:value-type="string">
            <text:p>18:08</text:p>
          </table:table-cell>
          <table:table-cell table:style-name="ce1" office:value-type="string" calcext:value-type="string">
            <text:p>06:35</text:p>
          </table:table-cell>
          <table:table-cell table:style-name="ce1" office:value-type="string" calcext:value-type="string">
            <text:p>18:59</text:p>
          </table:table-cell>
          <table:table-cell table:style-name="ce1" office:value-type="string" calcext:value-type="string">
            <text:p>06:26</text:p>
          </table:table-cell>
          <table:table-cell table:style-name="ce1" office:value-type="string" calcext:value-type="string">
            <text:p>20:52</text:p>
          </table:table-cell>
          <table:table-cell table:style-name="ce1" office:value-type="string" calcext:value-type="string">
            <text:p>05:35</text:p>
          </table:table-cell>
          <table:table-cell table:style-name="ce1" office:value-type="string" calcext:value-type="string">
            <text:p>21:40</text:p>
          </table:table-cell>
          <table:table-cell table:style-name="ce1" office:value-type="string" calcext:value-type="string">
            <text:p>05:20</text:p>
          </table:table-cell>
          <table:table-cell table:style-name="ce1" office:value-type="string" calcext:value-type="string">
            <text:p>22:04</text:p>
          </table:table-cell>
          <table:table-cell table:style-name="ce1" office:value-type="string" calcext:value-type="string">
            <text:p>05:49</text:p>
          </table:table-cell>
          <table:table-cell table:style-name="ce1" office:value-type="string" calcext:value-type="string">
            <text:p>21:43</text:p>
          </table:table-cell>
          <table:table-cell table:style-name="ce1" office:value-type="string" calcext:value-type="string">
            <text:p>06:38</text:p>
          </table:table-cell>
          <table:table-cell table:style-name="ce1" office:value-type="string" calcext:value-type="string">
            <text:p>20:46</text:p>
          </table:table-cell>
          <table:table-cell table:style-name="ce1" office:value-type="string" calcext:value-type="string">
            <text:p>07:28</text:p>
          </table:table-cell>
          <table:table-cell table:style-name="ce1" office:value-type="string" calcext:value-type="string">
            <text:p>19:35</text:p>
          </table:table-cell>
          <table:table-cell table:style-name="ce1" office:value-type="string" calcext:value-type="string">
            <text:p>08:19</text:p>
          </table:table-cell>
          <table:table-cell table:style-name="ce1" office:value-type="string" calcext:value-type="string">
            <text:p>18:28</text:p>
          </table:table-cell>
          <table:table-cell table:style-name="ce1" office:value-type="string" calcext:value-type="string">
            <text:p>08:14</text:p>
          </table:table-cell>
          <table:table-cell table:style-name="ce1" office:value-type="string" calcext:value-type="string">
            <text:p>16:39</text:p>
          </table:table-cell>
          <table:table-cell table:style-name="ce1" office:value-type="string" calcext:value-type="string">
            <text:p>08:47</text:p>
          </table:table-cell>
          <table:table-cell table:style-name="ce1" office:value-type="string" calcext:value-type="string">
            <text:p>16:32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08:32</text:p>
          </table:table-cell>
          <table:table-cell table:style-name="ce1" office:value-type="string" calcext:value-type="string">
            <text:p>17:12</text:p>
          </table:table-cell>
          <table:table-cell table:style-name="ce1" office:value-type="string" calcext:value-type="string">
            <text:p>07:38</text:p>
          </table:table-cell>
          <table:table-cell table:style-name="ce1" office:value-type="string" calcext:value-type="string">
            <text:p>18:09</text:p>
          </table:table-cell>
          <table:table-cell table:style-name="ce1" office:value-type="string" calcext:value-type="string">
            <text:p>06:33</text:p>
          </table:table-cell>
          <table:table-cell table:style-name="ce1" office:value-type="string" calcext:value-type="string">
            <text:p>19:01</text:p>
          </table:table-cell>
          <table:table-cell table:style-name="ce1" office:value-type="string" calcext:value-type="string">
            <text:p>06:24</text:p>
          </table:table-cell>
          <table:table-cell table:style-name="ce1" office:value-type="string" calcext:value-type="string">
            <text:p>20:54</text:p>
          </table:table-cell>
          <table:table-cell table:style-name="ce1" office:value-type="string" calcext:value-type="string">
            <text:p>05:34</text:p>
          </table:table-cell>
          <table:table-cell table:style-name="ce1" office:value-type="string" calcext:value-type="string">
            <text:p>21:41</text:p>
          </table:table-cell>
          <table:table-cell table:style-name="ce1" office:value-type="string" calcext:value-type="string">
            <text:p>05:21</text:p>
          </table:table-cell>
          <table:table-cell table:style-name="ce1" office:value-type="string" calcext:value-type="string">
            <text:p>22:04</text:p>
          </table:table-cell>
          <table:table-cell table:style-name="ce1" office:value-type="string" calcext:value-type="string">
            <text:p>05:50</text:p>
          </table:table-cell>
          <table:table-cell table:style-name="ce1" office:value-type="string" calcext:value-type="string">
            <text:p>21:42</text:p>
          </table:table-cell>
          <table:table-cell table:style-name="ce1" office:value-type="string" calcext:value-type="string">
            <text:p>06:39</text:p>
          </table:table-cell>
          <table:table-cell table:style-name="ce1" office:value-type="string" calcext:value-type="string">
            <text:p>20:44</text:p>
          </table:table-cell>
          <table:table-cell table:style-name="ce1" office:value-type="string" calcext:value-type="string">
            <text:p>07:30</text:p>
          </table:table-cell>
          <table:table-cell table:style-name="ce1" office:value-type="string" calcext:value-type="string">
            <text:p>19:33</text:p>
          </table:table-cell>
          <table:table-cell table:style-name="ce1" office:value-type="string" calcext:value-type="string">
            <text:p>08:21</text:p>
          </table:table-cell>
          <table:table-cell table:style-name="ce1" office:value-type="string" calcext:value-type="string">
            <text:p>18:26</text:p>
          </table:table-cell>
          <table:table-cell table:style-name="ce1" office:value-type="string" calcext:value-type="string">
            <text:p>08:15</text:p>
          </table:table-cell>
          <table:table-cell table:style-name="ce1" office:value-type="string" calcext:value-type="string">
            <text:p>16:38</text:p>
          </table:table-cell>
          <table:table-cell table:style-name="ce1" office:value-type="string" calcext:value-type="string">
            <text:p>08:47</text:p>
          </table:table-cell>
          <table:table-cell table:style-name="ce1" office:value-type="string" calcext:value-type="string">
            <text:p>16:32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08:31</text:p>
          </table:table-cell>
          <table:table-cell table:style-name="ce1" office:value-type="string" calcext:value-type="string">
            <text:p>17:14</text:p>
          </table:table-cell>
          <table:table-cell table:style-name="ce1" office:value-type="string" calcext:value-type="string">
            <text:p>07:36</text:p>
          </table:table-cell>
          <table:table-cell table:style-name="ce1" office:value-type="string" calcext:value-type="string">
            <text:p>18:11</text:p>
          </table:table-cell>
          <table:table-cell table:style-name="ce1" office:value-type="string" calcext:value-type="string">
            <text:p>06:30</text:p>
          </table:table-cell>
          <table:table-cell table:style-name="ce1" office:value-type="string" calcext:value-type="string">
            <text:p>19:02</text:p>
          </table:table-cell>
          <table:table-cell table:style-name="ce1" office:value-type="string" calcext:value-type="string">
            <text:p>06:22</text:p>
          </table:table-cell>
          <table:table-cell table:style-name="ce1" office:value-type="string" calcext:value-type="string">
            <text:p>20:55</text:p>
          </table:table-cell>
          <table:table-cell table:style-name="ce1" office:value-type="string" calcext:value-type="string">
            <text:p>05:32</text:p>
          </table:table-cell>
          <table:table-cell table:style-name="ce1" office:value-type="string" calcext:value-type="string">
            <text:p>21:42</text:p>
          </table:table-cell>
          <table:table-cell table:style-name="ce1" office:value-type="string" calcext:value-type="string">
            <text:p>05:21</text:p>
          </table:table-cell>
          <table:table-cell table:style-name="ce1" office:value-type="string" calcext:value-type="string">
            <text:p>22:04</text:p>
          </table:table-cell>
          <table:table-cell table:style-name="ce1" office:value-type="string" calcext:value-type="string">
            <text:p>05:52</text:p>
          </table:table-cell>
          <table:table-cell table:style-name="ce1" office:value-type="string" calcext:value-type="string">
            <text:p>21:40</text:p>
          </table:table-cell>
          <table:table-cell table:style-name="ce1" office:value-type="string" calcext:value-type="string">
            <text:p>06:41</text:p>
          </table:table-cell>
          <table:table-cell table:style-name="ce1" office:value-type="string" calcext:value-type="string">
            <text:p>20:42</text:p>
          </table:table-cell>
          <table:table-cell table:style-name="ce1" office:value-type="string" calcext:value-type="string">
            <text:p>07:31</text:p>
          </table:table-cell>
          <table:table-cell table:style-name="ce1" office:value-type="string" calcext:value-type="string">
            <text:p>19:31</text:p>
          </table:table-cell>
          <table:table-cell table:style-name="ce1" office:value-type="string" calcext:value-type="string">
            <text:p>08:23</text:p>
          </table:table-cell>
          <table:table-cell table:style-name="ce1" office:value-type="string" calcext:value-type="string">
            <text:p>18:24</text:p>
          </table:table-cell>
          <table:table-cell table:style-name="ce1" office:value-type="string" calcext:value-type="string">
            <text:p>08:17</text:p>
          </table:table-cell>
          <table:table-cell table:style-name="ce1" office:value-type="string" calcext:value-type="string">
            <text:p>16:37</text:p>
          </table:table-cell>
          <table:table-cell table:style-name="ce1" office:value-type="string" calcext:value-type="string">
            <text:p>08:48</text:p>
          </table:table-cell>
          <table:table-cell table:style-name="ce1" office:value-type="string" calcext:value-type="string">
            <text:p>16:33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08:30</text:p>
          </table:table-cell>
          <table:table-cell table:style-name="ce1" office:value-type="string" calcext:value-type="string">
            <text:p>17:16</text:p>
          </table:table-cell>
          <table:table-cell table:style-name="ce1" office:value-type="string" calcext:value-type="string">
            <text:p>07:34</text:p>
          </table:table-cell>
          <table:table-cell table:style-name="ce1" office:value-type="string" calcext:value-type="string">
            <text:p>18:13</text:p>
          </table:table-cell>
          <table:table-cell table:style-name="ce1" office:value-type="string" calcext:value-type="string">
            <text:p>06:28</text:p>
          </table:table-cell>
          <table:table-cell table:style-name="ce1" office:value-type="string" calcext:value-type="string">
            <text:p>19:04</text:p>
          </table:table-cell>
          <table:table-cell table:style-name="ce1" office:value-type="string" calcext:value-type="string">
            <text:p>06:20</text:p>
          </table:table-cell>
          <table:table-cell table:style-name="ce1" office:value-type="string" calcext:value-type="string">
            <text:p>20:57</text:p>
          </table:table-cell>
          <table:table-cell table:style-name="ce1" office:value-type="string" calcext:value-type="string">
            <text:p>05:31</text:p>
          </table:table-cell>
          <table:table-cell table:style-name="ce1" office:value-type="string" calcext:value-type="string">
            <text:p>21:44</text:p>
          </table:table-cell>
          <table:table-cell table:style-name="ce1" office:value-type="string" calcext:value-type="string">
            <text:p>05:22</text:p>
          </table:table-cell>
          <table:table-cell table:style-name="ce1" office:value-type="string" calcext:value-type="string">
            <text:p>22:04</text:p>
          </table:table-cell>
          <table:table-cell table:style-name="ce1" office:value-type="string" calcext:value-type="string">
            <text:p>05:53</text:p>
          </table:table-cell>
          <table:table-cell table:style-name="ce1" office:value-type="string" calcext:value-type="string">
            <text:p>21:39</text:p>
          </table:table-cell>
          <table:table-cell table:style-name="ce1" office:value-type="string" calcext:value-type="string">
            <text:p>06:43</text:p>
          </table:table-cell>
          <table:table-cell table:style-name="ce1" office:value-type="string" calcext:value-type="string">
            <text:p>20:40</text:p>
          </table:table-cell>
          <table:table-cell table:style-name="ce1" office:value-type="string" calcext:value-type="string">
            <text:p>07:33</text:p>
          </table:table-cell>
          <table:table-cell table:style-name="ce1" office:value-type="string" calcext:value-type="string">
            <text:p>19:28</text:p>
          </table:table-cell>
          <table:table-cell table:style-name="ce1" office:value-type="string" calcext:value-type="string">
            <text:p>08:25</text:p>
          </table:table-cell>
          <table:table-cell table:style-name="ce1" office:value-type="string" calcext:value-type="string">
            <text:p>18:22</text:p>
          </table:table-cell>
          <table:table-cell table:style-name="ce1" office:value-type="string" calcext:value-type="string">
            <text:p>08:19</text:p>
          </table:table-cell>
          <table:table-cell table:style-name="ce1" office:value-type="string" calcext:value-type="string">
            <text:p>16:36</text:p>
          </table:table-cell>
          <table:table-cell table:style-name="ce1" office:value-type="string" calcext:value-type="string">
            <text:p>08:48</text:p>
          </table:table-cell>
          <table:table-cell table:style-name="ce1" office:value-type="string" calcext:value-type="string">
            <text:p>16:34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08:28</text:p>
          </table:table-cell>
          <table:table-cell table:style-name="ce1" office:value-type="string" calcext:value-type="string">
            <text:p>17:18</text:p>
          </table:table-cell>
          <table:table-cell table:style-name="ce1" office:value-type="string" calcext:value-type="string">
            <text:p>07:32</text:p>
          </table:table-cell>
          <table:table-cell table:style-name="ce1" office:value-type="string" calcext:value-type="string">
            <text:p>18:15</text:p>
          </table:table-cell>
          <table:table-cell table:style-name="ce1" office:value-type="string" calcext:value-type="string">
            <text:p>07:26</text:p>
          </table:table-cell>
          <table:table-cell table:style-name="ce1" office:value-type="string" calcext:value-type="string">
            <text:p>20:06</text:p>
          </table:table-cell>
          <table:table-cell table:style-name="ce1" office:value-type="string" calcext:value-type="string">
            <text:p>06:18</text:p>
          </table:table-cell>
          <table:table-cell table:style-name="ce1" office:value-type="string" calcext:value-type="string">
            <text:p>20:59</text:p>
          </table:table-cell>
          <table:table-cell table:style-name="ce1" office:value-type="string" calcext:value-type="string">
            <text:p>05:30</text:p>
          </table:table-cell>
          <table:table-cell table:style-name="ce1" office:value-type="string" calcext:value-type="string">
            <text:p>21:45</text:p>
          </table:table-cell>
          <table:table-cell table:style-name="ce1" office:value-type="string" calcext:value-type="string">
            <text:p>05:22</text:p>
          </table:table-cell>
          <table:table-cell table:style-name="ce1" office:value-type="string" calcext:value-type="string">
            <text:p>22:04</text:p>
          </table:table-cell>
          <table:table-cell table:style-name="ce1" office:value-type="string" calcext:value-type="string">
            <text:p>05:55</text:p>
          </table:table-cell>
          <table:table-cell table:style-name="ce1" office:value-type="string" calcext:value-type="string">
            <text:p>21:37</text:p>
          </table:table-cell>
          <table:table-cell table:style-name="ce1" office:value-type="string" calcext:value-type="string">
            <text:p>06:44</text:p>
          </table:table-cell>
          <table:table-cell table:style-name="ce1" office:value-type="string" calcext:value-type="string">
            <text:p>20:38</text:p>
          </table:table-cell>
          <table:table-cell table:style-name="ce1" office:value-type="string" calcext:value-type="string">
            <text:p>07:35</text:p>
          </table:table-cell>
          <table:table-cell table:style-name="ce1" office:value-type="string" calcext:value-type="string">
            <text:p>19:26</text:p>
          </table:table-cell>
          <table:table-cell table:style-name="ce1" office:value-type="string" calcext:value-type="string">
            <text:p>08:26</text:p>
          </table:table-cell>
          <table:table-cell table:style-name="ce1" office:value-type="string" calcext:value-type="string">
            <text:p>18:20</text:p>
          </table:table-cell>
          <table:table-cell table:style-name="ce1" office:value-type="string" calcext:value-type="string">
            <text:p>08:20</text:p>
          </table:table-cell>
          <table:table-cell table:style-name="ce1" office:value-type="string" calcext:value-type="string">
            <text:p>16:35</text:p>
          </table:table-cell>
          <table:table-cell table:style-name="ce1" office:value-type="string" calcext:value-type="string">
            <text:p>08:48</text:p>
          </table:table-cell>
          <table:table-cell table:style-name="ce1" office:value-type="string" calcext:value-type="string">
            <text:p>16:35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08:27</text:p>
          </table:table-cell>
          <table:table-cell table:style-name="ce1" office:value-type="string" calcext:value-type="string">
            <text:p>17:19</text:p>
          </table:table-cell>
          <table:table-cell table:style-name="ce1" office:value-type="string" calcext:value-type="string">
            <text:p>07:29</text:p>
          </table:table-cell>
          <table:table-cell table:style-name="ce1" office:value-type="string" calcext:value-type="string">
            <text:p>18:17</text:p>
          </table:table-cell>
          <table:table-cell table:style-name="ce1" office:value-type="string" calcext:value-type="string">
            <text:p>07:23</text:p>
          </table:table-cell>
          <table:table-cell table:style-name="ce1" office:value-type="string" calcext:value-type="string">
            <text:p>20:08</text:p>
          </table:table-cell>
          <table:table-cell table:style-name="ce1" office:value-type="string" calcext:value-type="string">
            <text:p>06:16</text:p>
          </table:table-cell>
          <table:table-cell table:style-name="ce1" office:value-type="string" calcext:value-type="string">
            <text:p>21:00</text:p>
          </table:table-cell>
          <table:table-cell table:style-name="ce1" office:value-type="string" calcext:value-type="string">
            <text:p>05:29</text:p>
          </table:table-cell>
          <table:table-cell table:style-name="ce1" office:value-type="string" calcext:value-type="string">
            <text:p>21:46</text:p>
          </table:table-cell>
          <table:table-cell table:style-name="ce1" office:value-type="string" calcext:value-type="string">
            <text:p>05:23</text:p>
          </table:table-cell>
          <table:table-cell table:style-name="ce1" office:value-type="string" calcext:value-type="string">
            <text:p>22:04</text:p>
          </table:table-cell>
          <table:table-cell table:style-name="ce1" office:value-type="string" calcext:value-type="string">
            <text:p>05:56</text:p>
          </table:table-cell>
          <table:table-cell table:style-name="ce1" office:value-type="string" calcext:value-type="string">
            <text:p>21:36</text:p>
          </table:table-cell>
          <table:table-cell table:style-name="ce1" office:value-type="string" calcext:value-type="string">
            <text:p>06:46</text:p>
          </table:table-cell>
          <table:table-cell table:style-name="ce1" office:value-type="string" calcext:value-type="string">
            <text:p>20:35</text:p>
          </table:table-cell>
          <table:table-cell table:style-name="ce1" office:value-type="string" calcext:value-type="string">
            <text:p>07:36</text:p>
          </table:table-cell>
          <table:table-cell table:style-name="ce1" office:value-type="string" calcext:value-type="string">
            <text:p>19:24</text:p>
          </table:table-cell>
          <table:table-cell table:style-name="ce1" office:value-type="string" calcext:value-type="string">
            <text:p>08:28</text:p>
          </table:table-cell>
          <table:table-cell table:style-name="ce1" office:value-type="string" calcext:value-type="string">
            <text:p>18:18</text:p>
          </table:table-cell>
          <table:table-cell table:style-name="ce1" office:value-type="string" calcext:value-type="string">
            <text:p>08:22</text:p>
          </table:table-cell>
          <table:table-cell table:style-name="ce1" office:value-type="string" calcext:value-type="string">
            <text:p>16:34</text:p>
          </table:table-cell>
          <table:table-cell table:style-name="ce1" office:value-type="string" calcext:value-type="string">
            <text:p>08:48</text:p>
          </table:table-cell>
          <table:table-cell table:style-name="ce1" office:value-type="string" calcext:value-type="string">
            <text:p>16:36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08:25</text:p>
          </table:table-cell>
          <table:table-cell table:style-name="ce1" office:value-type="string" calcext:value-type="string">
            <text:p>17:23</text:p>
          </table:table-cell>
          <table:table-cell table:style-name="ce1" office:value-type="string" calcext:value-type="string">
            <text:p>07:27</text:p>
          </table:table-cell>
          <table:table-cell table:style-name="ce1" office:value-type="string" calcext:value-type="string">
            <text:p>18:19</text:p>
          </table:table-cell>
          <table:table-cell table:style-name="ce1" office:value-type="string" calcext:value-type="string">
            <text:p>07:21</text:p>
          </table:table-cell>
          <table:table-cell table:style-name="ce1" office:value-type="string" calcext:value-type="string">
            <text:p>20:09</text:p>
          </table:table-cell>
          <table:table-cell table:style-name="ce1" office:value-type="string" calcext:value-type="string">
            <text:p>06:14</text:p>
          </table:table-cell>
          <table:table-cell table:style-name="ce1" office:value-type="string" calcext:value-type="string">
            <text:p>21:02</text:p>
          </table:table-cell>
          <table:table-cell table:style-name="ce1" office:value-type="string" calcext:value-type="string">
            <text:p>05:28</text:p>
          </table:table-cell>
          <table:table-cell table:style-name="ce1" office:value-type="string" calcext:value-type="string">
            <text:p>21:47</text:p>
          </table:table-cell>
          <table:table-cell table:style-name="ce1" office:value-type="string" calcext:value-type="string">
            <text:p>05:23</text:p>
          </table:table-cell>
          <table:table-cell table:style-name="ce1" office:value-type="string" calcext:value-type="string">
            <text:p>22:03</text:p>
          </table:table-cell>
          <table:table-cell table:style-name="ce1" office:value-type="string" calcext:value-type="string">
            <text:p>05:58</text:p>
          </table:table-cell>
          <table:table-cell table:style-name="ce1" office:value-type="string" calcext:value-type="string">
            <text:p>21:34</text:p>
          </table:table-cell>
          <table:table-cell table:style-name="ce1" office:value-type="string" calcext:value-type="string">
            <text:p>06:47</text:p>
          </table:table-cell>
          <table:table-cell table:style-name="ce1" office:value-type="string" calcext:value-type="string">
            <text:p>20:33</text:p>
          </table:table-cell>
          <table:table-cell table:style-name="ce1" office:value-type="string" calcext:value-type="string">
            <text:p>07:38</text:p>
          </table:table-cell>
          <table:table-cell table:style-name="ce1" office:value-type="string" calcext:value-type="string">
            <text:p>19:21</text:p>
          </table:table-cell>
          <table:table-cell table:style-name="ce1" office:value-type="string" calcext:value-type="string">
            <text:p>08:30</text:p>
          </table:table-cell>
          <table:table-cell table:style-name="ce1" office:value-type="string" calcext:value-type="string">
            <text:p>18:17</text:p>
          </table:table-cell>
          <table:table-cell table:style-name="ce1" office:value-type="string" calcext:value-type="string">
            <text:p>08:23</text:p>
          </table:table-cell>
          <table:table-cell table:style-name="ce1" office:value-type="string" calcext:value-type="string">
            <text:p>16:33</text:p>
          </table:table-cell>
          <table:table-cell table:style-name="ce1" office:value-type="string" calcext:value-type="string">
            <text:p>08:48</text:p>
          </table:table-cell>
          <table:table-cell table:style-name="ce1" office:value-type="string" calcext:value-type="string">
            <text:p>16:36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08:24</text:p>
          </table:table-cell>
          <table:table-cell table:style-name="ce1" office:value-type="string" calcext:value-type="string">
            <text:p>17:23</text:p>
          </table:table-cell>
          <table:table-cell table:style-name="ce1" office:value-type="string" calcext:value-type="string">
            <text:p>07:19</text:p>
          </table:table-cell>
          <table:table-cell table:style-name="ce1" office:value-type="string" calcext:value-type="string">
            <text:p>20:11</text:p>
          </table:table-cell>
          <table:table-cell table:style-name="ce1" office:value-type="string" calcext:value-type="string">
            <text:p>06:12</text:p>
          </table:table-cell>
          <table:table-cell table:style-name="ce1" office:value-type="string" calcext:value-type="string">
            <text:p>21:04</text:p>
          </table:table-cell>
          <table:table-cell table:style-name="ce1" office:value-type="string" calcext:value-type="string">
            <text:p>05:27</text:p>
          </table:table-cell>
          <table:table-cell table:style-name="ce1" office:value-type="string" calcext:value-type="string">
            <text:p>21:48</text:p>
          </table:table-cell>
          <table:table-cell table:style-name="ce1" office:value-type="string" calcext:value-type="string">
            <text:p>05:24</text:p>
          </table:table-cell>
          <table:table-cell table:style-name="ce1" office:value-type="string" calcext:value-type="string">
            <text:p>22:03</text:p>
          </table:table-cell>
          <table:table-cell table:style-name="ce1" office:value-type="string" calcext:value-type="string">
            <text:p>05:59</text:p>
          </table:table-cell>
          <table:table-cell table:style-name="ce1" office:value-type="string" calcext:value-type="string">
            <text:p>21:33</text:p>
          </table:table-cell>
          <table:table-cell table:style-name="ce1" office:value-type="string" calcext:value-type="string">
            <text:p>06:49</text:p>
          </table:table-cell>
          <table:table-cell table:style-name="ce1" office:value-type="string" calcext:value-type="string">
            <text:p>20:31</text:p>
          </table:table-cell>
          <table:table-cell table:style-name="ce1" office:value-type="string" calcext:value-type="string">
            <text:p>06:48</text:p>
          </table:table-cell>
          <table:table-cell table:style-name="ce1" office:value-type="string" calcext:value-type="string">
            <text:p>20:34</text:p>
          </table:table-cell>
          <table:table-cell table:style-name="ce1" office:value-type="string" calcext:value-type="string">
            <text:p>07:32</text:p>
          </table:table-cell>
          <table:table-cell table:style-name="ce1" office:value-type="string" calcext:value-type="string">
            <text:p>17:15</text:p>
          </table:table-cell>
          <table:table-cell table:style-name="ce1" office:value-type="string" calcext:value-type="string">
            <text:p>08:25</text:p>
          </table:table-cell>
          <table:table-cell table:style-name="ce1" office:value-type="string" calcext:value-type="string">
            <text:p>16:33</text:p>
          </table:table-cell>
          <table:table-cell table:style-name="ce1" office:value-type="string" calcext:value-type="string">
            <text:p>08:48</text:p>
          </table:table-cell>
          <table:table-cell table:style-name="ce1" office:value-type="string" calcext:value-type="string">
            <text:p>16:37</text:p>
          </table:table-cell>
          <table:table-cell table:style-name="ce1" office:value-type="string" calcext:value-type="string">
            <text:p>08:49</text:p>
          </table:table-cell>
          <table:table-cell table:style-name="ce1" office:value-type="string" calcext:value-type="string">
            <text:p>16:37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997"/>
        </table:table-row>
        <table:table-row table:style-name="ro1">
          <table:table-cell table:style-name="ce1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08:22</text:p>
          </table:table-cell>
          <table:table-cell table:style-name="ce1" office:value-type="string" calcext:value-type="string">
            <text:p>17:25</text:p>
          </table:table-cell>
          <table:table-cell table:style-name="ce1" office:value-type="string" calcext:value-type="string">
            <text:p>07:16</text:p>
          </table:table-cell>
          <table:table-cell table:style-name="ce1" office:value-type="string" calcext:value-type="string">
            <text:p>20:13</text:p>
          </table:table-cell>
          <table:table-cell table:style-name="ce1" office:value-type="string" calcext:value-type="string">
            <text:p>05:27</text:p>
          </table:table-cell>
          <table:table-cell table:style-name="ce1" office:value-type="string" calcext:value-type="string">
            <text:p>21:50</text:p>
          </table:table-cell>
          <table:table-cell table:style-name="ce1" office:value-type="string" calcext:value-type="string">
            <text:p>06:01</text:p>
          </table:table-cell>
          <table:table-cell table:style-name="ce1" office:value-type="string" calcext:value-type="string">
            <text:p>21:31</text:p>
          </table:table-cell>
          <table:table-cell table:style-name="ce1" office:value-type="string" calcext:value-type="string">
            <text:p>06:51</text:p>
          </table:table-cell>
          <table:table-cell table:style-name="ce1" office:value-type="string" calcext:value-type="string">
            <text:p>20:29</text:p>
          </table:table-cell>
          <table:table-cell table:style-name="ce1" office:value-type="string" calcext:value-type="string">
            <text:p>07:34</text:p>
          </table:table-cell>
          <table:table-cell table:style-name="ce1" office:value-type="string" calcext:value-type="string">
            <text:p>17:13</text:p>
          </table:table-cell>
          <table:table-cell table:style-name="ce1" office:value-type="string" calcext:value-type="string">
            <text:p>08:48</text:p>
          </table:table-cell>
          <table:table-cell table:style-name="ce1" office:value-type="string" calcext:value-type="string">
            <text:p>16:38</text:p>
          </table:table-cell>
          <table:table-cell table:style-name="ce1" office:value-type="string" calcext:value-type="string">
            <text:p>06:49</text:p>
          </table:table-cell>
          <table:table-cell table:style-name="ce1" office:value-type="string" calcext:value-type="string">
            <text:p>20:35</text:p>
          </table:table-cell>
          <table:table-cell table:style-name="ce1" office:value-type="string" calcext:value-type="string">
            <text:p>07:33</text:p>
          </table:table-cell>
          <table:table-cell table:style-name="ce1" office:value-type="string" calcext:value-type="string">
            <text:p>17:16</text:p>
          </table:table-cell>
          <table:table-cell table:style-name="ce1" office:value-type="string" calcext:value-type="string">
            <text:p>08:26</text:p>
          </table:table-cell>
          <table:table-cell table:style-name="ce1" office:value-type="string" calcext:value-type="string">
            <text:p>16:34</text:p>
          </table:table-cell>
          <table:table-cell table:style-name="ce1" office:value-type="string" calcext:value-type="string">
            <text:p>08:49</text:p>
          </table:table-cell>
          <table:table-cell table:style-name="ce1" office:value-type="string" calcext:value-type="string">
            <text:p>16:38</text:p>
          </table:table-cell>
          <table:table-cell table:style-name="ce1" office:value-type="string" calcext:value-type="string">
            <text:p>08:50</text:p>
          </table:table-cell>
          <table:table-cell table:style-name="ce1" office:value-type="string" calcext:value-type="string">
            <text:p>16:38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5];&quot;',  '&quot;;[.C5];&quot;:00',  '&quot;;[.D5];&quot;:00');&quot;)" office:value-type="string" office:string-value="INSERT INTO  `powershellhue`.`suntimes` (`date` ,`sun_up` ,`sun_down` ) VALUES ('2016-1-1',  '08:48:00',  '16:39:00');" calcext:value-type="string">
            <text:p>INSERT INTO <text:s/>`powershellhue`.`suntimes` (`date` ,`sun_up` ,`sun_down` ) VALUES ('2016-1-1', <text:s/>'08:48:00', <text:s/>'16:39:00');</text:p>
          </table:table-cell>
          <table:table-cell/>
          <table:table-cell table:formula="of:=COM.MICROSOFT.CONCAT(&quot;INSERT INTO  `powershellhue`.`suntimes` (`date` ,`sun_up` ,`sun_down` ) VALUES ('2016-&quot;;[.E$2];&quot;-&quot;;[.$B5];&quot;',  '&quot;;[.E5];&quot;:00',  '&quot;;[.F5];&quot;:00');&quot;)" office:value-type="string" office:string-value="INSERT INTO  `powershellhue`.`suntimes` (`date` ,`sun_up` ,`sun_down` ) VALUES ('2016-2-1',  '08:21:00',  '17:27:00');" calcext:value-type="string">
            <text:p>INSERT INTO <text:s/>`powershellhue`.`suntimes` (`date` ,`sun_up` ,`sun_down` ) VALUES ('2016-2-1', <text:s/>'08:21:00', <text:s/>'17:27:00');</text:p>
          </table:table-cell>
          <table:table-cell/>
          <table:table-cell table:formula="of:=COM.MICROSOFT.CONCAT(&quot;INSERT INTO  `powershellhue`.`suntimes` (`date` ,`sun_up` ,`sun_down` ) VALUES ('2016-&quot;;[.G$2];&quot;-&quot;;[.$B5];&quot;',  '&quot;;[.G5];&quot;:00',  '&quot;;[.H5];&quot;:00');&quot;)" office:value-type="string" office:string-value="INSERT INTO  `powershellhue`.`suntimes` (`date` ,`sun_up` ,`sun_down` ) VALUES ('2016-3-1',  '07:25:00',  '18:20:00');" calcext:value-type="string">
            <text:p>INSERT INTO <text:s/>`powershellhue`.`suntimes` (`date` ,`sun_up` ,`sun_down` ) VALUES ('2016-3-1', <text:s/>'07:25:00', <text:s/>'18:20:00');</text:p>
          </table:table-cell>
          <table:table-cell/>
          <table:table-cell table:formula="of:=COM.MICROSOFT.CONCAT(&quot;INSERT INTO  `powershellhue`.`suntimes` (`date` ,`sun_up` ,`sun_down` ) VALUES ('2016-&quot;;[.I$2];&quot;-&quot;;[.$B5];&quot;',  '&quot;;[.I5];&quot;:00',  '&quot;;[.J5];&quot;:00');&quot;)" office:value-type="string" office:string-value="INSERT INTO  `powershellhue`.`suntimes` (`date` ,`sun_up` ,`sun_down` ) VALUES ('2016-4-1',  '07:14:00',  '20:14:00');" calcext:value-type="string">
            <text:p>INSERT INTO <text:s/>`powershellhue`.`suntimes` (`date` ,`sun_up` ,`sun_down` ) VALUES ('2016-4-1', <text:s/>'07:14:00', <text:s/>'20:14:00');</text:p>
          </table:table-cell>
          <table:table-cell/>
          <table:table-cell table:formula="of:=COM.MICROSOFT.CONCAT(&quot;INSERT INTO  `powershellhue`.`suntimes` (`date` ,`sun_up` ,`sun_down` ) VALUES ('2016-&quot;;[.K$2];&quot;-&quot;;[.$B5];&quot;',  '&quot;;[.K5];&quot;:00',  '&quot;;[.L5];&quot;:00');&quot;)" office:value-type="string" office:string-value="INSERT INTO  `powershellhue`.`suntimes` (`date` ,`sun_up` ,`sun_down` ) VALUES ('2016-5-1',  '06:10:00',  '21:05:00');" calcext:value-type="string">
            <text:p>INSERT INTO <text:s/>`powershellhue`.`suntimes` (`date` ,`sun_up` ,`sun_down` ) VALUES ('2016-5-1', <text:s/>'06:10:00', <text:s/>'21:05:00');</text:p>
          </table:table-cell>
          <table:table-cell/>
          <table:table-cell table:formula="of:=COM.MICROSOFT.CONCAT(&quot;INSERT INTO  `powershellhue`.`suntimes` (`date` ,`sun_up` ,`sun_down` ) VALUES ('2016-&quot;;[.M$2];&quot;-&quot;;[.$B5];&quot;',  '&quot;;[.M5];&quot;:00',  '&quot;;[.N5];&quot;:00');&quot;)" office:value-type="string" office:string-value="INSERT INTO  `powershellhue`.`suntimes` (`date` ,`sun_up` ,`sun_down` ) VALUES ('2016-6-1',  '05:26:00',  '21:51:00');" calcext:value-type="string">
            <text:p>INSERT INTO <text:s/>`powershellhue`.`suntimes` (`date` ,`sun_up` ,`sun_down` ) VALUES ('2016-6-1', <text:s/>'05:26:00', <text:s/>'21:51:00');</text:p>
          </table:table-cell>
          <table:table-cell/>
          <table:table-cell table:formula="of:=COM.MICROSOFT.CONCAT(&quot;INSERT INTO  `powershellhue`.`suntimes` (`date` ,`sun_up` ,`sun_down` ) VALUES ('2016-&quot;;[.O$2];&quot;-&quot;;[.$B5];&quot;',  '&quot;;[.O5];&quot;:00',  '&quot;;[.P5];&quot;:00');&quot;)" office:value-type="string" office:string-value="INSERT INTO  `powershellhue`.`suntimes` (`date` ,`sun_up` ,`sun_down` ) VALUES ('2016-7-1',  '05:25:00',  '22:03:00');" calcext:value-type="string">
            <text:p>INSERT INTO <text:s/>`powershellhue`.`suntimes` (`date` ,`sun_up` ,`sun_down` ) VALUES ('2016-7-1', <text:s/>'05:25:00', <text:s/>'22:03:00');</text:p>
          </table:table-cell>
          <table:table-cell/>
          <table:table-cell table:formula="of:=COM.MICROSOFT.CONCAT(&quot;INSERT INTO  `powershellhue`.`suntimes` (`date` ,`sun_up` ,`sun_down` ) VALUES ('2016-&quot;;[.Q$2];&quot;-&quot;;[.$B5];&quot;',  '&quot;;[.Q5];&quot;:00',  '&quot;;[.R5];&quot;:00');&quot;)" office:value-type="string" office:string-value="INSERT INTO  `powershellhue`.`suntimes` (`date` ,`sun_up` ,`sun_down` ) VALUES ('2016-8-1',  '06:02:00',  '21:29:00');" calcext:value-type="string">
            <text:p>INSERT INTO <text:s/>`powershellhue`.`suntimes` (`date` ,`sun_up` ,`sun_down` ) VALUES ('2016-8-1', <text:s/>'06:02:00', <text:s/>'21:29:00');</text:p>
          </table:table-cell>
          <table:table-cell/>
          <table:table-cell table:formula="of:=COM.MICROSOFT.CONCAT(&quot;INSERT INTO  `powershellhue`.`suntimes` (`date` ,`sun_up` ,`sun_down` ) VALUES ('2016-&quot;;[.S$2];&quot;-&quot;;[.$B5];&quot;',  '&quot;;[.S5];&quot;:00',  '&quot;;[.T5];&quot;:00');&quot;)" office:value-type="string" office:string-value="INSERT INTO  `powershellhue`.`suntimes` (`date` ,`sun_up` ,`sun_down` ) VALUES ('2016-9-1',  '06:52:00',  '20:26:00');" calcext:value-type="string">
            <text:p>INSERT INTO <text:s/>`powershellhue`.`suntimes` (`date` ,`sun_up` ,`sun_down` ) VALUES ('2016-9-1', <text:s/>'06:52:00', <text:s/>'20:26:00');</text:p>
          </table:table-cell>
          <table:table-cell/>
          <table:table-cell table:formula="of:=COM.MICROSOFT.CONCAT(&quot;INSERT INTO  `powershellhue`.`suntimes` (`date` ,`sun_up` ,`sun_down` ) VALUES ('2016-&quot;;[.U$2];&quot;-&quot;;[.$B5];&quot;',  '&quot;;[.U5];&quot;:00',  '&quot;;[.V5];&quot;:00');&quot;)" office:value-type="string" office:string-value="INSERT INTO  `powershellhue`.`suntimes` (`date` ,`sun_up` ,`sun_down` ) VALUES ('2016-10-1',  '07:41:00',  '19:17:00');" calcext:value-type="string">
            <text:p>INSERT INTO <text:s/>`powershellhue`.`suntimes` (`date` ,`sun_up` ,`sun_down` ) VALUES ('2016-10-1', <text:s/>'07:41:00', <text:s/>'19:17:00');</text:p>
          </table:table-cell>
          <table:table-cell/>
          <table:table-cell table:formula="of:=COM.MICROSOFT.CONCAT(&quot;INSERT INTO  `powershellhue`.`suntimes` (`date` ,`sun_up` ,`sun_down` ) VALUES ('2016-&quot;;[.W$2];&quot;-&quot;;[.$B5];&quot;',  '&quot;;[.W5];&quot;:00',  '&quot;;[.X5];&quot;:00');&quot;)" office:value-type="string" office:string-value="INSERT INTO  `powershellhue`.`suntimes` (`date` ,`sun_up` ,`sun_down` ) VALUES ('2016-11-1',  '07:35:00',  '17:11:00');" calcext:value-type="string">
            <text:p>INSERT INTO <text:s/>`powershellhue`.`suntimes` (`date` ,`sun_up` ,`sun_down` ) VALUES ('2016-11-1', <text:s/>'07:35:00', <text:s/>'17:11:00');</text:p>
          </table:table-cell>
          <table:table-cell/>
          <table:table-cell table:formula="of:=COM.MICROSOFT.CONCAT(&quot;INSERT INTO  `powershellhue`.`suntimes` (`date` ,`sun_up` ,`sun_down` ) VALUES ('2016-&quot;;[.Y$2];&quot;-&quot;;[.$B5];&quot;',  '&quot;;[.Y5];&quot;:00',  '&quot;;[.Z5];&quot;:00');&quot;)" office:value-type="string" office:string-value="INSERT INTO  `powershellhue`.`suntimes` (`date` ,`sun_up` ,`sun_down` ) VALUES ('2016-12-1',  '08:26:00',  '16:32:00');" calcext:value-type="string">
            <text:p>INSERT INTO <text:s/>`powershellhue`.`suntimes` (`date` ,`sun_up` ,`sun_down` ) VALUES ('2016-12-1', <text:s/>'08:26:00', <text:s/>'16:32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6];&quot;',  '&quot;;[.C6];&quot;:00',  '&quot;;[.D6];&quot;:00');&quot;)" office:value-type="string" office:string-value="INSERT INTO  `powershellhue`.`suntimes` (`date` ,`sun_up` ,`sun_down` ) VALUES ('2016-1-2',  '08:48:00',  '16:40:00');" calcext:value-type="string">
            <text:p>INSERT INTO <text:s/>`powershellhue`.`suntimes` (`date` ,`sun_up` ,`sun_down` ) VALUES ('2016-1-2', <text:s/>'08:48:00', <text:s/>'16:40:00');</text:p>
          </table:table-cell>
          <table:table-cell/>
          <table:table-cell table:formula="of:=COM.MICROSOFT.CONCAT(&quot;INSERT INTO  `powershellhue`.`suntimes` (`date` ,`sun_up` ,`sun_down` ) VALUES ('2016-&quot;;[.E$2];&quot;-&quot;;[.$B6];&quot;',  '&quot;;[.E6];&quot;:00',  '&quot;;[.F6];&quot;:00');&quot;)" office:value-type="string" office:string-value="INSERT INTO  `powershellhue`.`suntimes` (`date` ,`sun_up` ,`sun_down` ) VALUES ('2016-2-2',  '08:19:00',  '17:29:00');" calcext:value-type="string">
            <text:p>INSERT INTO <text:s/>`powershellhue`.`suntimes` (`date` ,`sun_up` ,`sun_down` ) VALUES ('2016-2-2', <text:s/>'08:19:00', <text:s/>'17:29:00');</text:p>
          </table:table-cell>
          <table:table-cell/>
          <table:table-cell table:formula="of:=COM.MICROSOFT.CONCAT(&quot;INSERT INTO  `powershellhue`.`suntimes` (`date` ,`sun_up` ,`sun_down` ) VALUES ('2016-&quot;;[.G$2];&quot;-&quot;;[.$B6];&quot;',  '&quot;;[.G6];&quot;:00',  '&quot;;[.H6];&quot;:00');&quot;)" office:value-type="string" office:string-value="INSERT INTO  `powershellhue`.`suntimes` (`date` ,`sun_up` ,`sun_down` ) VALUES ('2016-3-2',  '07:23:00',  '18:22:00');" calcext:value-type="string">
            <text:p>INSERT INTO <text:s/>`powershellhue`.`suntimes` (`date` ,`sun_up` ,`sun_down` ) VALUES ('2016-3-2', <text:s/>'07:23:00', <text:s/>'18:22:00');</text:p>
          </table:table-cell>
          <table:table-cell/>
          <table:table-cell table:formula="of:=COM.MICROSOFT.CONCAT(&quot;INSERT INTO  `powershellhue`.`suntimes` (`date` ,`sun_up` ,`sun_down` ) VALUES ('2016-&quot;;[.I$2];&quot;-&quot;;[.$B6];&quot;',  '&quot;;[.I6];&quot;:00',  '&quot;;[.J6];&quot;:00');&quot;)" office:value-type="string" office:string-value="INSERT INTO  `powershellhue`.`suntimes` (`date` ,`sun_up` ,`sun_down` ) VALUES ('2016-4-2',  '07:12:00',  '20:16:00');" calcext:value-type="string">
            <text:p>INSERT INTO <text:s/>`powershellhue`.`suntimes` (`date` ,`sun_up` ,`sun_down` ) VALUES ('2016-4-2', <text:s/>'07:12:00', <text:s/>'20:16:00');</text:p>
          </table:table-cell>
          <table:table-cell/>
          <table:table-cell table:formula="of:=COM.MICROSOFT.CONCAT(&quot;INSERT INTO  `powershellhue`.`suntimes` (`date` ,`sun_up` ,`sun_down` ) VALUES ('2016-&quot;;[.K$2];&quot;-&quot;;[.$B6];&quot;',  '&quot;;[.K6];&quot;:00',  '&quot;;[.L6];&quot;:00');&quot;)" office:value-type="string" office:string-value="INSERT INTO  `powershellhue`.`suntimes` (`date` ,`sun_up` ,`sun_down` ) VALUES ('2016-5-2',  '06:08:00',  '21:07:00');" calcext:value-type="string">
            <text:p>INSERT INTO <text:s/>`powershellhue`.`suntimes` (`date` ,`sun_up` ,`sun_down` ) VALUES ('2016-5-2', <text:s/>'06:08:00', <text:s/>'21:07:00');</text:p>
          </table:table-cell>
          <table:table-cell/>
          <table:table-cell table:formula="of:=COM.MICROSOFT.CONCAT(&quot;INSERT INTO  `powershellhue`.`suntimes` (`date` ,`sun_up` ,`sun_down` ) VALUES ('2016-&quot;;[.M$2];&quot;-&quot;;[.$B6];&quot;',  '&quot;;[.M6];&quot;:00',  '&quot;;[.N6];&quot;:00');&quot;)" office:value-type="string" office:string-value="INSERT INTO  `powershellhue`.`suntimes` (`date` ,`sun_up` ,`sun_down` ) VALUES ('2016-6-2',  '05:25:00',  '21:52:00');" calcext:value-type="string">
            <text:p>INSERT INTO <text:s/>`powershellhue`.`suntimes` (`date` ,`sun_up` ,`sun_down` ) VALUES ('2016-6-2', <text:s/>'05:25:00', <text:s/>'21:52:00');</text:p>
          </table:table-cell>
          <table:table-cell/>
          <table:table-cell table:formula="of:=COM.MICROSOFT.CONCAT(&quot;INSERT INTO  `powershellhue`.`suntimes` (`date` ,`sun_up` ,`sun_down` ) VALUES ('2016-&quot;;[.O$2];&quot;-&quot;;[.$B6];&quot;',  '&quot;;[.O6];&quot;:00',  '&quot;;[.P6];&quot;:00');&quot;)" office:value-type="string" office:string-value="INSERT INTO  `powershellhue`.`suntimes` (`date` ,`sun_up` ,`sun_down` ) VALUES ('2016-7-2',  '05:25:00',  '22:02:00');" calcext:value-type="string">
            <text:p>INSERT INTO <text:s/>`powershellhue`.`suntimes` (`date` ,`sun_up` ,`sun_down` ) VALUES ('2016-7-2', <text:s/>'05:25:00', <text:s/>'22:02:00');</text:p>
          </table:table-cell>
          <table:table-cell/>
          <table:table-cell table:formula="of:=COM.MICROSOFT.CONCAT(&quot;INSERT INTO  `powershellhue`.`suntimes` (`date` ,`sun_up` ,`sun_down` ) VALUES ('2016-&quot;;[.Q$2];&quot;-&quot;;[.$B6];&quot;',  '&quot;;[.Q6];&quot;:00',  '&quot;;[.R6];&quot;:00');&quot;)" office:value-type="string" office:string-value="INSERT INTO  `powershellhue`.`suntimes` (`date` ,`sun_up` ,`sun_down` ) VALUES ('2016-8-2',  '06:04:00',  '21:28:00');" calcext:value-type="string">
            <text:p>INSERT INTO <text:s/>`powershellhue`.`suntimes` (`date` ,`sun_up` ,`sun_down` ) VALUES ('2016-8-2', <text:s/>'06:04:00', <text:s/>'21:28:00');</text:p>
          </table:table-cell>
          <table:table-cell/>
          <table:table-cell table:formula="of:=COM.MICROSOFT.CONCAT(&quot;INSERT INTO  `powershellhue`.`suntimes` (`date` ,`sun_up` ,`sun_down` ) VALUES ('2016-&quot;;[.S$2];&quot;-&quot;;[.$B6];&quot;',  '&quot;;[.S6];&quot;:00',  '&quot;;[.T6];&quot;:00');&quot;)" office:value-type="string" office:string-value="INSERT INTO  `powershellhue`.`suntimes` (`date` ,`sun_up` ,`sun_down` ) VALUES ('2016-9-2',  '06:54:00',  '20:24:00');" calcext:value-type="string">
            <text:p>INSERT INTO <text:s/>`powershellhue`.`suntimes` (`date` ,`sun_up` ,`sun_down` ) VALUES ('2016-9-2', <text:s/>'06:54:00', <text:s/>'20:24:00');</text:p>
          </table:table-cell>
          <table:table-cell/>
          <table:table-cell table:formula="of:=COM.MICROSOFT.CONCAT(&quot;INSERT INTO  `powershellhue`.`suntimes` (`date` ,`sun_up` ,`sun_down` ) VALUES ('2016-&quot;;[.U$2];&quot;-&quot;;[.$B6];&quot;',  '&quot;;[.U6];&quot;:00',  '&quot;;[.V6];&quot;:00');&quot;)" office:value-type="string" office:string-value="INSERT INTO  `powershellhue`.`suntimes` (`date` ,`sun_up` ,`sun_down` ) VALUES ('2016-10-2',  '07:43:00',  '19:14:00');" calcext:value-type="string">
            <text:p>INSERT INTO <text:s/>`powershellhue`.`suntimes` (`date` ,`sun_up` ,`sun_down` ) VALUES ('2016-10-2', <text:s/>'07:43:00', <text:s/>'19:14:00');</text:p>
          </table:table-cell>
          <table:table-cell/>
          <table:table-cell table:formula="of:=COM.MICROSOFT.CONCAT(&quot;INSERT INTO  `powershellhue`.`suntimes` (`date` ,`sun_up` ,`sun_down` ) VALUES ('2016-&quot;;[.W$2];&quot;-&quot;;[.$B6];&quot;',  '&quot;;[.W6];&quot;:00',  '&quot;;[.X6];&quot;:00');&quot;)" office:value-type="string" office:string-value="INSERT INTO  `powershellhue`.`suntimes` (`date` ,`sun_up` ,`sun_down` ) VALUES ('2016-11-2',  '07:37:00',  '17:09:00');" calcext:value-type="string">
            <text:p>INSERT INTO <text:s/>`powershellhue`.`suntimes` (`date` ,`sun_up` ,`sun_down` ) VALUES ('2016-11-2', <text:s/>'07:37:00', <text:s/>'17:09:00');</text:p>
          </table:table-cell>
          <table:table-cell/>
          <table:table-cell table:formula="of:=COM.MICROSOFT.CONCAT(&quot;INSERT INTO  `powershellhue`.`suntimes` (`date` ,`sun_up` ,`sun_down` ) VALUES ('2016-&quot;;[.Y$2];&quot;-&quot;;[.$B6];&quot;',  '&quot;;[.Y6];&quot;:00',  '&quot;;[.Z6];&quot;:00');&quot;)" office:value-type="string" office:string-value="INSERT INTO  `powershellhue`.`suntimes` (`date` ,`sun_up` ,`sun_down` ) VALUES ('2016-12-2',  '08:27:00',  '16:31:00');" calcext:value-type="string">
            <text:p>INSERT INTO <text:s/>`powershellhue`.`suntimes` (`date` ,`sun_up` ,`sun_down` ) VALUES ('2016-12-2', <text:s/>'08:27:00', <text:s/>'16:31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7];&quot;',  '&quot;;[.C7];&quot;:00',  '&quot;;[.D7];&quot;:00');&quot;)" office:value-type="string" office:string-value="INSERT INTO  `powershellhue`.`suntimes` (`date` ,`sun_up` ,`sun_down` ) VALUES ('2016-1-3',  '08:48:00',  '16:41:00');" calcext:value-type="string">
            <text:p>INSERT INTO <text:s/>`powershellhue`.`suntimes` (`date` ,`sun_up` ,`sun_down` ) VALUES ('2016-1-3', <text:s/>'08:48:00', <text:s/>'16:41:00');</text:p>
          </table:table-cell>
          <table:table-cell/>
          <table:table-cell table:formula="of:=COM.MICROSOFT.CONCAT(&quot;INSERT INTO  `powershellhue`.`suntimes` (`date` ,`sun_up` ,`sun_down` ) VALUES ('2016-&quot;;[.E$2];&quot;-&quot;;[.$B7];&quot;',  '&quot;;[.E7];&quot;:00',  '&quot;;[.F7];&quot;:00');&quot;)" office:value-type="string" office:string-value="INSERT INTO  `powershellhue`.`suntimes` (`date` ,`sun_up` ,`sun_down` ) VALUES ('2016-2-3',  '08:18:00',  '17:30:00');" calcext:value-type="string">
            <text:p>INSERT INTO <text:s/>`powershellhue`.`suntimes` (`date` ,`sun_up` ,`sun_down` ) VALUES ('2016-2-3', <text:s/>'08:18:00', <text:s/>'17:30:00');</text:p>
          </table:table-cell>
          <table:table-cell/>
          <table:table-cell table:formula="of:=COM.MICROSOFT.CONCAT(&quot;INSERT INTO  `powershellhue`.`suntimes` (`date` ,`sun_up` ,`sun_down` ) VALUES ('2016-&quot;;[.G$2];&quot;-&quot;;[.$B7];&quot;',  '&quot;;[.G7];&quot;:00',  '&quot;;[.H7];&quot;:00');&quot;)" office:value-type="string" office:string-value="INSERT INTO  `powershellhue`.`suntimes` (`date` ,`sun_up` ,`sun_down` ) VALUES ('2016-3-3',  '07:21:00',  '18:24:00');" calcext:value-type="string">
            <text:p>INSERT INTO <text:s/>`powershellhue`.`suntimes` (`date` ,`sun_up` ,`sun_down` ) VALUES ('2016-3-3', <text:s/>'07:21:00', <text:s/>'18:24:00');</text:p>
          </table:table-cell>
          <table:table-cell/>
          <table:table-cell table:formula="of:=COM.MICROSOFT.CONCAT(&quot;INSERT INTO  `powershellhue`.`suntimes` (`date` ,`sun_up` ,`sun_down` ) VALUES ('2016-&quot;;[.I$2];&quot;-&quot;;[.$B7];&quot;',  '&quot;;[.I7];&quot;:00',  '&quot;;[.J7];&quot;:00');&quot;)" office:value-type="string" office:string-value="INSERT INTO  `powershellhue`.`suntimes` (`date` ,`sun_up` ,`sun_down` ) VALUES ('2016-4-3',  '07:10:00',  '20:18:00');" calcext:value-type="string">
            <text:p>INSERT INTO <text:s/>`powershellhue`.`suntimes` (`date` ,`sun_up` ,`sun_down` ) VALUES ('2016-4-3', <text:s/>'07:10:00', <text:s/>'20:18:00');</text:p>
          </table:table-cell>
          <table:table-cell/>
          <table:table-cell table:formula="of:=COM.MICROSOFT.CONCAT(&quot;INSERT INTO  `powershellhue`.`suntimes` (`date` ,`sun_up` ,`sun_down` ) VALUES ('2016-&quot;;[.K$2];&quot;-&quot;;[.$B7];&quot;',  '&quot;;[.K7];&quot;:00',  '&quot;;[.L7];&quot;:00');&quot;)" office:value-type="string" office:string-value="INSERT INTO  `powershellhue`.`suntimes` (`date` ,`sun_up` ,`sun_down` ) VALUES ('2016-5-3',  '06:06:00',  '21:09:00');" calcext:value-type="string">
            <text:p>INSERT INTO <text:s/>`powershellhue`.`suntimes` (`date` ,`sun_up` ,`sun_down` ) VALUES ('2016-5-3', <text:s/>'06:06:00', <text:s/>'21:09:00');</text:p>
          </table:table-cell>
          <table:table-cell/>
          <table:table-cell table:formula="of:=COM.MICROSOFT.CONCAT(&quot;INSERT INTO  `powershellhue`.`suntimes` (`date` ,`sun_up` ,`sun_down` ) VALUES ('2016-&quot;;[.M$2];&quot;-&quot;;[.$B7];&quot;',  '&quot;;[.M7];&quot;:00',  '&quot;;[.N7];&quot;:00');&quot;)" office:value-type="string" office:string-value="INSERT INTO  `powershellhue`.`suntimes` (`date` ,`sun_up` ,`sun_down` ) VALUES ('2016-6-3',  '05:24:00',  '21:53:00');" calcext:value-type="string">
            <text:p>INSERT INTO <text:s/>`powershellhue`.`suntimes` (`date` ,`sun_up` ,`sun_down` ) VALUES ('2016-6-3', <text:s/>'05:24:00', <text:s/>'21:53:00');</text:p>
          </table:table-cell>
          <table:table-cell/>
          <table:table-cell table:formula="of:=COM.MICROSOFT.CONCAT(&quot;INSERT INTO  `powershellhue`.`suntimes` (`date` ,`sun_up` ,`sun_down` ) VALUES ('2016-&quot;;[.O$2];&quot;-&quot;;[.$B7];&quot;',  '&quot;;[.O7];&quot;:00',  '&quot;;[.P7];&quot;:00');&quot;)" office:value-type="string" office:string-value="INSERT INTO  `powershellhue`.`suntimes` (`date` ,`sun_up` ,`sun_down` ) VALUES ('2016-7-3',  '05:26:00',  '22:02:00');" calcext:value-type="string">
            <text:p>INSERT INTO <text:s/>`powershellhue`.`suntimes` (`date` ,`sun_up` ,`sun_down` ) VALUES ('2016-7-3', <text:s/>'05:26:00', <text:s/>'22:02:00');</text:p>
          </table:table-cell>
          <table:table-cell/>
          <table:table-cell table:formula="of:=COM.MICROSOFT.CONCAT(&quot;INSERT INTO  `powershellhue`.`suntimes` (`date` ,`sun_up` ,`sun_down` ) VALUES ('2016-&quot;;[.Q$2];&quot;-&quot;;[.$B7];&quot;',  '&quot;;[.Q7];&quot;:00',  '&quot;;[.R7];&quot;:00');&quot;)" office:value-type="string" office:string-value="INSERT INTO  `powershellhue`.`suntimes` (`date` ,`sun_up` ,`sun_down` ) VALUES ('2016-8-3',  '06:05:00',  '21:26:00');" calcext:value-type="string">
            <text:p>INSERT INTO <text:s/>`powershellhue`.`suntimes` (`date` ,`sun_up` ,`sun_down` ) VALUES ('2016-8-3', <text:s/>'06:05:00', <text:s/>'21:26:00');</text:p>
          </table:table-cell>
          <table:table-cell/>
          <table:table-cell table:formula="of:=COM.MICROSOFT.CONCAT(&quot;INSERT INTO  `powershellhue`.`suntimes` (`date` ,`sun_up` ,`sun_down` ) VALUES ('2016-&quot;;[.S$2];&quot;-&quot;;[.$B7];&quot;',  '&quot;;[.S7];&quot;:00',  '&quot;;[.T7];&quot;:00');&quot;)" office:value-type="string" office:string-value="INSERT INTO  `powershellhue`.`suntimes` (`date` ,`sun_up` ,`sun_down` ) VALUES ('2016-9-3',  '06:56:00',  '20:22:00');" calcext:value-type="string">
            <text:p>INSERT INTO <text:s/>`powershellhue`.`suntimes` (`date` ,`sun_up` ,`sun_down` ) VALUES ('2016-9-3', <text:s/>'06:56:00', <text:s/>'20:22:00');</text:p>
          </table:table-cell>
          <table:table-cell/>
          <table:table-cell table:formula="of:=COM.MICROSOFT.CONCAT(&quot;INSERT INTO  `powershellhue`.`suntimes` (`date` ,`sun_up` ,`sun_down` ) VALUES ('2016-&quot;;[.U$2];&quot;-&quot;;[.$B7];&quot;',  '&quot;;[.U7];&quot;:00',  '&quot;;[.V7];&quot;:00');&quot;)" office:value-type="string" office:string-value="INSERT INTO  `powershellhue`.`suntimes` (`date` ,`sun_up` ,`sun_down` ) VALUES ('2016-10-3',  '07:45:00',  '19:12:00');" calcext:value-type="string">
            <text:p>INSERT INTO <text:s/>`powershellhue`.`suntimes` (`date` ,`sun_up` ,`sun_down` ) VALUES ('2016-10-3', <text:s/>'07:45:00', <text:s/>'19:12:00');</text:p>
          </table:table-cell>
          <table:table-cell/>
          <table:table-cell table:formula="of:=COM.MICROSOFT.CONCAT(&quot;INSERT INTO  `powershellhue`.`suntimes` (`date` ,`sun_up` ,`sun_down` ) VALUES ('2016-&quot;;[.W$2];&quot;-&quot;;[.$B7];&quot;',  '&quot;;[.W7];&quot;:00',  '&quot;;[.X7];&quot;:00');&quot;)" office:value-type="string" office:string-value="INSERT INTO  `powershellhue`.`suntimes` (`date` ,`sun_up` ,`sun_down` ) VALUES ('2016-11-3',  '07:39:00',  '17:07:00');" calcext:value-type="string">
            <text:p>INSERT INTO <text:s/>`powershellhue`.`suntimes` (`date` ,`sun_up` ,`sun_down` ) VALUES ('2016-11-3', <text:s/>'07:39:00', <text:s/>'17:07:00');</text:p>
          </table:table-cell>
          <table:table-cell/>
          <table:table-cell table:formula="of:=COM.MICROSOFT.CONCAT(&quot;INSERT INTO  `powershellhue`.`suntimes` (`date` ,`sun_up` ,`sun_down` ) VALUES ('2016-&quot;;[.Y$2];&quot;-&quot;;[.$B7];&quot;',  '&quot;;[.Y7];&quot;:00',  '&quot;;[.Z7];&quot;:00');&quot;)" office:value-type="string" office:string-value="INSERT INTO  `powershellhue`.`suntimes` (`date` ,`sun_up` ,`sun_down` ) VALUES ('2016-12-3',  '08:29:00',  '16:31:00');" calcext:value-type="string">
            <text:p>INSERT INTO <text:s/>`powershellhue`.`suntimes` (`date` ,`sun_up` ,`sun_down` ) VALUES ('2016-12-3', <text:s/>'08:29:00', <text:s/>'16:31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8];&quot;',  '&quot;;[.C8];&quot;:00',  '&quot;;[.D8];&quot;:00');&quot;)" office:value-type="string" office:string-value="INSERT INTO  `powershellhue`.`suntimes` (`date` ,`sun_up` ,`sun_down` ) VALUES ('2016-1-4',  '08:48:00',  '16:42:00');" calcext:value-type="string">
            <text:p>INSERT INTO <text:s/>`powershellhue`.`suntimes` (`date` ,`sun_up` ,`sun_down` ) VALUES ('2016-1-4', <text:s/>'08:48:00', <text:s/>'16:42:00');</text:p>
          </table:table-cell>
          <table:table-cell/>
          <table:table-cell table:formula="of:=COM.MICROSOFT.CONCAT(&quot;INSERT INTO  `powershellhue`.`suntimes` (`date` ,`sun_up` ,`sun_down` ) VALUES ('2016-&quot;;[.E$2];&quot;-&quot;;[.$B8];&quot;',  '&quot;;[.E8];&quot;:00',  '&quot;;[.F8];&quot;:00');&quot;)" office:value-type="string" office:string-value="INSERT INTO  `powershellhue`.`suntimes` (`date` ,`sun_up` ,`sun_down` ) VALUES ('2016-2-4',  '08:16:00',  '17:32:00');" calcext:value-type="string">
            <text:p>INSERT INTO <text:s/>`powershellhue`.`suntimes` (`date` ,`sun_up` ,`sun_down` ) VALUES ('2016-2-4', <text:s/>'08:16:00', <text:s/>'17:32:00');</text:p>
          </table:table-cell>
          <table:table-cell/>
          <table:table-cell table:formula="of:=COM.MICROSOFT.CONCAT(&quot;INSERT INTO  `powershellhue`.`suntimes` (`date` ,`sun_up` ,`sun_down` ) VALUES ('2016-&quot;;[.G$2];&quot;-&quot;;[.$B8];&quot;',  '&quot;;[.G8];&quot;:00',  '&quot;;[.H8];&quot;:00');&quot;)" office:value-type="string" office:string-value="INSERT INTO  `powershellhue`.`suntimes` (`date` ,`sun_up` ,`sun_down` ) VALUES ('2016-3-4',  '07:18:00',  '18:26:00');" calcext:value-type="string">
            <text:p>INSERT INTO <text:s/>`powershellhue`.`suntimes` (`date` ,`sun_up` ,`sun_down` ) VALUES ('2016-3-4', <text:s/>'07:18:00', <text:s/>'18:26:00');</text:p>
          </table:table-cell>
          <table:table-cell/>
          <table:table-cell table:formula="of:=COM.MICROSOFT.CONCAT(&quot;INSERT INTO  `powershellhue`.`suntimes` (`date` ,`sun_up` ,`sun_down` ) VALUES ('2016-&quot;;[.I$2];&quot;-&quot;;[.$B8];&quot;',  '&quot;;[.I8];&quot;:00',  '&quot;;[.J8];&quot;:00');&quot;)" office:value-type="string" office:string-value="INSERT INTO  `powershellhue`.`suntimes` (`date` ,`sun_up` ,`sun_down` ) VALUES ('2016-4-4',  '07:07:00',  '20:20:00');" calcext:value-type="string">
            <text:p>INSERT INTO <text:s/>`powershellhue`.`suntimes` (`date` ,`sun_up` ,`sun_down` ) VALUES ('2016-4-4', <text:s/>'07:07:00', <text:s/>'20:20:00');</text:p>
          </table:table-cell>
          <table:table-cell/>
          <table:table-cell table:formula="of:=COM.MICROSOFT.CONCAT(&quot;INSERT INTO  `powershellhue`.`suntimes` (`date` ,`sun_up` ,`sun_down` ) VALUES ('2016-&quot;;[.K$2];&quot;-&quot;;[.$B8];&quot;',  '&quot;;[.K8];&quot;:00',  '&quot;;[.L8];&quot;:00');&quot;)" office:value-type="string" office:string-value="INSERT INTO  `powershellhue`.`suntimes` (`date` ,`sun_up` ,`sun_down` ) VALUES ('2016-5-4',  '06:04:00',  '21:10:00');" calcext:value-type="string">
            <text:p>INSERT INTO <text:s/>`powershellhue`.`suntimes` (`date` ,`sun_up` ,`sun_down` ) VALUES ('2016-5-4', <text:s/>'06:04:00', <text:s/>'21:10:00');</text:p>
          </table:table-cell>
          <table:table-cell/>
          <table:table-cell table:formula="of:=COM.MICROSOFT.CONCAT(&quot;INSERT INTO  `powershellhue`.`suntimes` (`date` ,`sun_up` ,`sun_down` ) VALUES ('2016-&quot;;[.M$2];&quot;-&quot;;[.$B8];&quot;',  '&quot;;[.M8];&quot;:00',  '&quot;;[.N8];&quot;:00');&quot;)" office:value-type="string" office:string-value="INSERT INTO  `powershellhue`.`suntimes` (`date` ,`sun_up` ,`sun_down` ) VALUES ('2016-6-4',  '05:24:00',  '21:54:00');" calcext:value-type="string">
            <text:p>INSERT INTO <text:s/>`powershellhue`.`suntimes` (`date` ,`sun_up` ,`sun_down` ) VALUES ('2016-6-4', <text:s/>'05:24:00', <text:s/>'21:54:00');</text:p>
          </table:table-cell>
          <table:table-cell/>
          <table:table-cell table:formula="of:=COM.MICROSOFT.CONCAT(&quot;INSERT INTO  `powershellhue`.`suntimes` (`date` ,`sun_up` ,`sun_down` ) VALUES ('2016-&quot;;[.O$2];&quot;-&quot;;[.$B8];&quot;',  '&quot;;[.O8];&quot;:00',  '&quot;;[.P8];&quot;:00');&quot;)" office:value-type="string" office:string-value="INSERT INTO  `powershellhue`.`suntimes` (`date` ,`sun_up` ,`sun_down` ) VALUES ('2016-7-4',  '05:27:00',  '22:02:00');" calcext:value-type="string">
            <text:p>INSERT INTO <text:s/>`powershellhue`.`suntimes` (`date` ,`sun_up` ,`sun_down` ) VALUES ('2016-7-4', <text:s/>'05:27:00', <text:s/>'22:02:00');</text:p>
          </table:table-cell>
          <table:table-cell/>
          <table:table-cell table:formula="of:=COM.MICROSOFT.CONCAT(&quot;INSERT INTO  `powershellhue`.`suntimes` (`date` ,`sun_up` ,`sun_down` ) VALUES ('2016-&quot;;[.Q$2];&quot;-&quot;;[.$B8];&quot;',  '&quot;;[.Q8];&quot;:00',  '&quot;;[.R8];&quot;:00');&quot;)" office:value-type="string" office:string-value="INSERT INTO  `powershellhue`.`suntimes` (`date` ,`sun_up` ,`sun_down` ) VALUES ('2016-8-4',  '06:07:00',  '21:24:00');" calcext:value-type="string">
            <text:p>INSERT INTO <text:s/>`powershellhue`.`suntimes` (`date` ,`sun_up` ,`sun_down` ) VALUES ('2016-8-4', <text:s/>'06:07:00', <text:s/>'21:24:00');</text:p>
          </table:table-cell>
          <table:table-cell/>
          <table:table-cell table:formula="of:=COM.MICROSOFT.CONCAT(&quot;INSERT INTO  `powershellhue`.`suntimes` (`date` ,`sun_up` ,`sun_down` ) VALUES ('2016-&quot;;[.S$2];&quot;-&quot;;[.$B8];&quot;',  '&quot;;[.S8];&quot;:00',  '&quot;;[.T8];&quot;:00');&quot;)" office:value-type="string" office:string-value="INSERT INTO  `powershellhue`.`suntimes` (`date` ,`sun_up` ,`sun_down` ) VALUES ('2016-9-4',  '06:57:00',  '20:19:00');" calcext:value-type="string">
            <text:p>INSERT INTO <text:s/>`powershellhue`.`suntimes` (`date` ,`sun_up` ,`sun_down` ) VALUES ('2016-9-4', <text:s/>'06:57:00', <text:s/>'20:19:00');</text:p>
          </table:table-cell>
          <table:table-cell/>
          <table:table-cell table:formula="of:=COM.MICROSOFT.CONCAT(&quot;INSERT INTO  `powershellhue`.`suntimes` (`date` ,`sun_up` ,`sun_down` ) VALUES ('2016-&quot;;[.U$2];&quot;-&quot;;[.$B8];&quot;',  '&quot;;[.U8];&quot;:00',  '&quot;;[.V8];&quot;:00');&quot;)" office:value-type="string" office:string-value="INSERT INTO  `powershellhue`.`suntimes` (`date` ,`sun_up` ,`sun_down` ) VALUES ('2016-10-4',  '07:46:00',  '19:10:00');" calcext:value-type="string">
            <text:p>INSERT INTO <text:s/>`powershellhue`.`suntimes` (`date` ,`sun_up` ,`sun_down` ) VALUES ('2016-10-4', <text:s/>'07:46:00', <text:s/>'19:10:00');</text:p>
          </table:table-cell>
          <table:table-cell/>
          <table:table-cell table:formula="of:=COM.MICROSOFT.CONCAT(&quot;INSERT INTO  `powershellhue`.`suntimes` (`date` ,`sun_up` ,`sun_down` ) VALUES ('2016-&quot;;[.W$2];&quot;-&quot;;[.$B8];&quot;',  '&quot;;[.W8];&quot;:00',  '&quot;;[.X8];&quot;:00');&quot;)" office:value-type="string" office:string-value="INSERT INTO  `powershellhue`.`suntimes` (`date` ,`sun_up` ,`sun_down` ) VALUES ('2016-11-4',  '07:41:00',  '17:06:00');" calcext:value-type="string">
            <text:p>INSERT INTO <text:s/>`powershellhue`.`suntimes` (`date` ,`sun_up` ,`sun_down` ) VALUES ('2016-11-4', <text:s/>'07:41:00', <text:s/>'17:06:00');</text:p>
          </table:table-cell>
          <table:table-cell/>
          <table:table-cell table:formula="of:=COM.MICROSOFT.CONCAT(&quot;INSERT INTO  `powershellhue`.`suntimes` (`date` ,`sun_up` ,`sun_down` ) VALUES ('2016-&quot;;[.Y$2];&quot;-&quot;;[.$B8];&quot;',  '&quot;;[.Y8];&quot;:00',  '&quot;;[.Z8];&quot;:00');&quot;)" office:value-type="string" office:string-value="INSERT INTO  `powershellhue`.`suntimes` (`date` ,`sun_up` ,`sun_down` ) VALUES ('2016-12-4',  '08:30:00',  '16:30:00');" calcext:value-type="string">
            <text:p>INSERT INTO <text:s/>`powershellhue`.`suntimes` (`date` ,`sun_up` ,`sun_down` ) VALUES ('2016-12-4', <text:s/>'08:30:00', <text:s/>'16:30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9];&quot;',  '&quot;;[.C9];&quot;:00',  '&quot;;[.D9];&quot;:00');&quot;)" office:value-type="string" office:string-value="INSERT INTO  `powershellhue`.`suntimes` (`date` ,`sun_up` ,`sun_down` ) VALUES ('2016-1-5',  '08:47:00',  '16:43:00');" calcext:value-type="string">
            <text:p>INSERT INTO <text:s/>`powershellhue`.`suntimes` (`date` ,`sun_up` ,`sun_down` ) VALUES ('2016-1-5', <text:s/>'08:47:00', <text:s/>'16:43:00');</text:p>
          </table:table-cell>
          <table:table-cell/>
          <table:table-cell table:formula="of:=COM.MICROSOFT.CONCAT(&quot;INSERT INTO  `powershellhue`.`suntimes` (`date` ,`sun_up` ,`sun_down` ) VALUES ('2016-&quot;;[.E$2];&quot;-&quot;;[.$B9];&quot;',  '&quot;;[.E9];&quot;:00',  '&quot;;[.F9];&quot;:00');&quot;)" office:value-type="string" office:string-value="INSERT INTO  `powershellhue`.`suntimes` (`date` ,`sun_up` ,`sun_down` ) VALUES ('2016-2-5',  '08:14:00',  '17:34:00');" calcext:value-type="string">
            <text:p>INSERT INTO <text:s/>`powershellhue`.`suntimes` (`date` ,`sun_up` ,`sun_down` ) VALUES ('2016-2-5', <text:s/>'08:14:00', <text:s/>'17:34:00');</text:p>
          </table:table-cell>
          <table:table-cell/>
          <table:table-cell table:formula="of:=COM.MICROSOFT.CONCAT(&quot;INSERT INTO  `powershellhue`.`suntimes` (`date` ,`sun_up` ,`sun_down` ) VALUES ('2016-&quot;;[.G$2];&quot;-&quot;;[.$B9];&quot;',  '&quot;;[.G9];&quot;:00',  '&quot;;[.H9];&quot;:00');&quot;)" office:value-type="string" office:string-value="INSERT INTO  `powershellhue`.`suntimes` (`date` ,`sun_up` ,`sun_down` ) VALUES ('2016-3-5',  '07:16:00',  '18:28:00');" calcext:value-type="string">
            <text:p>INSERT INTO <text:s/>`powershellhue`.`suntimes` (`date` ,`sun_up` ,`sun_down` ) VALUES ('2016-3-5', <text:s/>'07:16:00', <text:s/>'18:28:00');</text:p>
          </table:table-cell>
          <table:table-cell/>
          <table:table-cell table:formula="of:=COM.MICROSOFT.CONCAT(&quot;INSERT INTO  `powershellhue`.`suntimes` (`date` ,`sun_up` ,`sun_down` ) VALUES ('2016-&quot;;[.I$2];&quot;-&quot;;[.$B9];&quot;',  '&quot;;[.I9];&quot;:00',  '&quot;;[.J9];&quot;:00');&quot;)" office:value-type="string" office:string-value="INSERT INTO  `powershellhue`.`suntimes` (`date` ,`sun_up` ,`sun_down` ) VALUES ('2016-4-5',  '07:05:00',  '20:21:00');" calcext:value-type="string">
            <text:p>INSERT INTO <text:s/>`powershellhue`.`suntimes` (`date` ,`sun_up` ,`sun_down` ) VALUES ('2016-4-5', <text:s/>'07:05:00', <text:s/>'20:21:00');</text:p>
          </table:table-cell>
          <table:table-cell/>
          <table:table-cell table:formula="of:=COM.MICROSOFT.CONCAT(&quot;INSERT INTO  `powershellhue`.`suntimes` (`date` ,`sun_up` ,`sun_down` ) VALUES ('2016-&quot;;[.K$2];&quot;-&quot;;[.$B9];&quot;',  '&quot;;[.K9];&quot;:00',  '&quot;;[.L9];&quot;:00');&quot;)" office:value-type="string" office:string-value="INSERT INTO  `powershellhue`.`suntimes` (`date` ,`sun_up` ,`sun_down` ) VALUES ('2016-5-5',  '06:02:00',  '21:12:00');" calcext:value-type="string">
            <text:p>INSERT INTO <text:s/>`powershellhue`.`suntimes` (`date` ,`sun_up` ,`sun_down` ) VALUES ('2016-5-5', <text:s/>'06:02:00', <text:s/>'21:12:00');</text:p>
          </table:table-cell>
          <table:table-cell/>
          <table:table-cell table:formula="of:=COM.MICROSOFT.CONCAT(&quot;INSERT INTO  `powershellhue`.`suntimes` (`date` ,`sun_up` ,`sun_down` ) VALUES ('2016-&quot;;[.M$2];&quot;-&quot;;[.$B9];&quot;',  '&quot;;[.M9];&quot;:00',  '&quot;;[.N9];&quot;:00');&quot;)" office:value-type="string" office:string-value="INSERT INTO  `powershellhue`.`suntimes` (`date` ,`sun_up` ,`sun_down` ) VALUES ('2016-6-5',  '05:23:00',  '21:55:00');" calcext:value-type="string">
            <text:p>INSERT INTO <text:s/>`powershellhue`.`suntimes` (`date` ,`sun_up` ,`sun_down` ) VALUES ('2016-6-5', <text:s/>'05:23:00', <text:s/>'21:55:00');</text:p>
          </table:table-cell>
          <table:table-cell/>
          <table:table-cell table:formula="of:=COM.MICROSOFT.CONCAT(&quot;INSERT INTO  `powershellhue`.`suntimes` (`date` ,`sun_up` ,`sun_down` ) VALUES ('2016-&quot;;[.O$2];&quot;-&quot;;[.$B9];&quot;',  '&quot;;[.O9];&quot;:00',  '&quot;;[.P9];&quot;:00');&quot;)" office:value-type="string" office:string-value="INSERT INTO  `powershellhue`.`suntimes` (`date` ,`sun_up` ,`sun_down` ) VALUES ('2016-7-5',  '05:28:00',  '22:01:00');" calcext:value-type="string">
            <text:p>INSERT INTO <text:s/>`powershellhue`.`suntimes` (`date` ,`sun_up` ,`sun_down` ) VALUES ('2016-7-5', <text:s/>'05:28:00', <text:s/>'22:01:00');</text:p>
          </table:table-cell>
          <table:table-cell/>
          <table:table-cell table:formula="of:=COM.MICROSOFT.CONCAT(&quot;INSERT INTO  `powershellhue`.`suntimes` (`date` ,`sun_up` ,`sun_down` ) VALUES ('2016-&quot;;[.Q$2];&quot;-&quot;;[.$B9];&quot;',  '&quot;;[.Q9];&quot;:00',  '&quot;;[.R9];&quot;:00');&quot;)" office:value-type="string" office:string-value="INSERT INTO  `powershellhue`.`suntimes` (`date` ,`sun_up` ,`sun_down` ) VALUES ('2016-8-5',  '06:09:00',  '21:22:00');" calcext:value-type="string">
            <text:p>INSERT INTO <text:s/>`powershellhue`.`suntimes` (`date` ,`sun_up` ,`sun_down` ) VALUES ('2016-8-5', <text:s/>'06:09:00', <text:s/>'21:22:00');</text:p>
          </table:table-cell>
          <table:table-cell/>
          <table:table-cell table:formula="of:=COM.MICROSOFT.CONCAT(&quot;INSERT INTO  `powershellhue`.`suntimes` (`date` ,`sun_up` ,`sun_down` ) VALUES ('2016-&quot;;[.S$2];&quot;-&quot;;[.$B9];&quot;',  '&quot;;[.S9];&quot;:00',  '&quot;;[.T9];&quot;:00');&quot;)" office:value-type="string" office:string-value="INSERT INTO  `powershellhue`.`suntimes` (`date` ,`sun_up` ,`sun_down` ) VALUES ('2016-9-5',  '06:59:00',  '20:17:00');" calcext:value-type="string">
            <text:p>INSERT INTO <text:s/>`powershellhue`.`suntimes` (`date` ,`sun_up` ,`sun_down` ) VALUES ('2016-9-5', <text:s/>'06:59:00', <text:s/>'20:17:00');</text:p>
          </table:table-cell>
          <table:table-cell/>
          <table:table-cell table:formula="of:=COM.MICROSOFT.CONCAT(&quot;INSERT INTO  `powershellhue`.`suntimes` (`date` ,`sun_up` ,`sun_down` ) VALUES ('2016-&quot;;[.U$2];&quot;-&quot;;[.$B9];&quot;',  '&quot;;[.U9];&quot;:00',  '&quot;;[.V9];&quot;:00');&quot;)" office:value-type="string" office:string-value="INSERT INTO  `powershellhue`.`suntimes` (`date` ,`sun_up` ,`sun_down` ) VALUES ('2016-10-5',  '07:48:00',  '19:07:00');" calcext:value-type="string">
            <text:p>INSERT INTO <text:s/>`powershellhue`.`suntimes` (`date` ,`sun_up` ,`sun_down` ) VALUES ('2016-10-5', <text:s/>'07:48:00', <text:s/>'19:07:00');</text:p>
          </table:table-cell>
          <table:table-cell/>
          <table:table-cell table:formula="of:=COM.MICROSOFT.CONCAT(&quot;INSERT INTO  `powershellhue`.`suntimes` (`date` ,`sun_up` ,`sun_down` ) VALUES ('2016-&quot;;[.W$2];&quot;-&quot;;[.$B9];&quot;',  '&quot;;[.W9];&quot;:00',  '&quot;;[.X9];&quot;:00');&quot;)" office:value-type="string" office:string-value="INSERT INTO  `powershellhue`.`suntimes` (`date` ,`sun_up` ,`sun_down` ) VALUES ('2016-11-5',  '07:43:00',  '17:04:00');" calcext:value-type="string">
            <text:p>INSERT INTO <text:s/>`powershellhue`.`suntimes` (`date` ,`sun_up` ,`sun_down` ) VALUES ('2016-11-5', <text:s/>'07:43:00', <text:s/>'17:04:00');</text:p>
          </table:table-cell>
          <table:table-cell/>
          <table:table-cell table:formula="of:=COM.MICROSOFT.CONCAT(&quot;INSERT INTO  `powershellhue`.`suntimes` (`date` ,`sun_up` ,`sun_down` ) VALUES ('2016-&quot;;[.Y$2];&quot;-&quot;;[.$B9];&quot;',  '&quot;;[.Y9];&quot;:00',  '&quot;;[.Z9];&quot;:00');&quot;)" office:value-type="string" office:string-value="INSERT INTO  `powershellhue`.`suntimes` (`date` ,`sun_up` ,`sun_down` ) VALUES ('2016-12-5',  '08:31:00',  '16:30:00');" calcext:value-type="string">
            <text:p>INSERT INTO <text:s/>`powershellhue`.`suntimes` (`date` ,`sun_up` ,`sun_down` ) VALUES ('2016-12-5', <text:s/>'08:31:00', <text:s/>'16:30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10];&quot;',  '&quot;;[.C10];&quot;:00',  '&quot;;[.D10];&quot;:00');&quot;)" office:value-type="string" office:string-value="INSERT INTO  `powershellhue`.`suntimes` (`date` ,`sun_up` ,`sun_down` ) VALUES ('2016-1-6',  '08:47:00',  '16:44:00');" calcext:value-type="string">
            <text:p>INSERT INTO <text:s/>`powershellhue`.`suntimes` (`date` ,`sun_up` ,`sun_down` ) VALUES ('2016-1-6', <text:s/>'08:47:00', <text:s/>'16:44:00');</text:p>
          </table:table-cell>
          <table:table-cell/>
          <table:table-cell table:formula="of:=COM.MICROSOFT.CONCAT(&quot;INSERT INTO  `powershellhue`.`suntimes` (`date` ,`sun_up` ,`sun_down` ) VALUES ('2016-&quot;;[.E$2];&quot;-&quot;;[.$B10];&quot;',  '&quot;;[.E10];&quot;:00',  '&quot;;[.F10];&quot;:00');&quot;)" office:value-type="string" office:string-value="INSERT INTO  `powershellhue`.`suntimes` (`date` ,`sun_up` ,`sun_down` ) VALUES ('2016-2-6',  '08:13:00',  '17:36:00');" calcext:value-type="string">
            <text:p>INSERT INTO <text:s/>`powershellhue`.`suntimes` (`date` ,`sun_up` ,`sun_down` ) VALUES ('2016-2-6', <text:s/>'08:13:00', <text:s/>'17:36:00');</text:p>
          </table:table-cell>
          <table:table-cell/>
          <table:table-cell table:formula="of:=COM.MICROSOFT.CONCAT(&quot;INSERT INTO  `powershellhue`.`suntimes` (`date` ,`sun_up` ,`sun_down` ) VALUES ('2016-&quot;;[.G$2];&quot;-&quot;;[.$B10];&quot;',  '&quot;;[.G10];&quot;:00',  '&quot;;[.H10];&quot;:00');&quot;)" office:value-type="string" office:string-value="INSERT INTO  `powershellhue`.`suntimes` (`date` ,`sun_up` ,`sun_down` ) VALUES ('2016-3-6',  '07:14:00',  '18:29:00');" calcext:value-type="string">
            <text:p>INSERT INTO <text:s/>`powershellhue`.`suntimes` (`date` ,`sun_up` ,`sun_down` ) VALUES ('2016-3-6', <text:s/>'07:14:00', <text:s/>'18:29:00');</text:p>
          </table:table-cell>
          <table:table-cell/>
          <table:table-cell table:formula="of:=COM.MICROSOFT.CONCAT(&quot;INSERT INTO  `powershellhue`.`suntimes` (`date` ,`sun_up` ,`sun_down` ) VALUES ('2016-&quot;;[.I$2];&quot;-&quot;;[.$B10];&quot;',  '&quot;;[.I10];&quot;:00',  '&quot;;[.J10];&quot;:00');&quot;)" office:value-type="string" office:string-value="INSERT INTO  `powershellhue`.`suntimes` (`date` ,`sun_up` ,`sun_down` ) VALUES ('2016-4-6',  '07:03:00',  '20:23:00');" calcext:value-type="string">
            <text:p>INSERT INTO <text:s/>`powershellhue`.`suntimes` (`date` ,`sun_up` ,`sun_down` ) VALUES ('2016-4-6', <text:s/>'07:03:00', <text:s/>'20:23:00');</text:p>
          </table:table-cell>
          <table:table-cell/>
          <table:table-cell table:formula="of:=COM.MICROSOFT.CONCAT(&quot;INSERT INTO  `powershellhue`.`suntimes` (`date` ,`sun_up` ,`sun_down` ) VALUES ('2016-&quot;;[.K$2];&quot;-&quot;;[.$B10];&quot;',  '&quot;;[.K10];&quot;:00',  '&quot;;[.L10];&quot;:00');&quot;)" office:value-type="string" office:string-value="INSERT INTO  `powershellhue`.`suntimes` (`date` ,`sun_up` ,`sun_down` ) VALUES ('2016-5-6',  '06:01:00',  '21:14:00');" calcext:value-type="string">
            <text:p>INSERT INTO <text:s/>`powershellhue`.`suntimes` (`date` ,`sun_up` ,`sun_down` ) VALUES ('2016-5-6', <text:s/>'06:01:00', <text:s/>'21:14:00');</text:p>
          </table:table-cell>
          <table:table-cell/>
          <table:table-cell table:formula="of:=COM.MICROSOFT.CONCAT(&quot;INSERT INTO  `powershellhue`.`suntimes` (`date` ,`sun_up` ,`sun_down` ) VALUES ('2016-&quot;;[.M$2];&quot;-&quot;;[.$B10];&quot;',  '&quot;;[.M10];&quot;:00',  '&quot;;[.N10];&quot;:00');&quot;)" office:value-type="string" office:string-value="INSERT INTO  `powershellhue`.`suntimes` (`date` ,`sun_up` ,`sun_down` ) VALUES ('2016-6-6',  '05:22:00',  '21:56:00');" calcext:value-type="string">
            <text:p>INSERT INTO <text:s/>`powershellhue`.`suntimes` (`date` ,`sun_up` ,`sun_down` ) VALUES ('2016-6-6', <text:s/>'05:22:00', <text:s/>'21:56:00');</text:p>
          </table:table-cell>
          <table:table-cell/>
          <table:table-cell table:formula="of:=COM.MICROSOFT.CONCAT(&quot;INSERT INTO  `powershellhue`.`suntimes` (`date` ,`sun_up` ,`sun_down` ) VALUES ('2016-&quot;;[.O$2];&quot;-&quot;;[.$B10];&quot;',  '&quot;;[.O10];&quot;:00',  '&quot;;[.P10];&quot;:00');&quot;)" office:value-type="string" office:string-value="INSERT INTO  `powershellhue`.`suntimes` (`date` ,`sun_up` ,`sun_down` ) VALUES ('2016-7-6',  '05:29:00',  '22:00:00');" calcext:value-type="string">
            <text:p>INSERT INTO <text:s/>`powershellhue`.`suntimes` (`date` ,`sun_up` ,`sun_down` ) VALUES ('2016-7-6', <text:s/>'05:29:00', <text:s/>'22:00:00');</text:p>
          </table:table-cell>
          <table:table-cell/>
          <table:table-cell table:formula="of:=COM.MICROSOFT.CONCAT(&quot;INSERT INTO  `powershellhue`.`suntimes` (`date` ,`sun_up` ,`sun_down` ) VALUES ('2016-&quot;;[.Q$2];&quot;-&quot;;[.$B10];&quot;',  '&quot;;[.Q10];&quot;:00',  '&quot;;[.R10];&quot;:00');&quot;)" office:value-type="string" office:string-value="INSERT INTO  `powershellhue`.`suntimes` (`date` ,`sun_up` ,`sun_down` ) VALUES ('2016-8-6',  '06:10:00',  '21:20:00');" calcext:value-type="string">
            <text:p>INSERT INTO <text:s/>`powershellhue`.`suntimes` (`date` ,`sun_up` ,`sun_down` ) VALUES ('2016-8-6', <text:s/>'06:10:00', <text:s/>'21:20:00');</text:p>
          </table:table-cell>
          <table:table-cell/>
          <table:table-cell table:formula="of:=COM.MICROSOFT.CONCAT(&quot;INSERT INTO  `powershellhue`.`suntimes` (`date` ,`sun_up` ,`sun_down` ) VALUES ('2016-&quot;;[.S$2];&quot;-&quot;;[.$B10];&quot;',  '&quot;;[.S10];&quot;:00',  '&quot;;[.T10];&quot;:00');&quot;)" office:value-type="string" office:string-value="INSERT INTO  `powershellhue`.`suntimes` (`date` ,`sun_up` ,`sun_down` ) VALUES ('2016-9-6',  '07:00:00',  '20:15:00');" calcext:value-type="string">
            <text:p>INSERT INTO <text:s/>`powershellhue`.`suntimes` (`date` ,`sun_up` ,`sun_down` ) VALUES ('2016-9-6', <text:s/>'07:00:00', <text:s/>'20:15:00');</text:p>
          </table:table-cell>
          <table:table-cell/>
          <table:table-cell table:formula="of:=COM.MICROSOFT.CONCAT(&quot;INSERT INTO  `powershellhue`.`suntimes` (`date` ,`sun_up` ,`sun_down` ) VALUES ('2016-&quot;;[.U$2];&quot;-&quot;;[.$B10];&quot;',  '&quot;;[.U10];&quot;:00',  '&quot;;[.V10];&quot;:00');&quot;)" office:value-type="string" office:string-value="INSERT INTO  `powershellhue`.`suntimes` (`date` ,`sun_up` ,`sun_down` ) VALUES ('2016-10-6',  '07:50:00',  '19:05:00');" calcext:value-type="string">
            <text:p>INSERT INTO <text:s/>`powershellhue`.`suntimes` (`date` ,`sun_up` ,`sun_down` ) VALUES ('2016-10-6', <text:s/>'07:50:00', <text:s/>'19:05:00');</text:p>
          </table:table-cell>
          <table:table-cell/>
          <table:table-cell table:formula="of:=COM.MICROSOFT.CONCAT(&quot;INSERT INTO  `powershellhue`.`suntimes` (`date` ,`sun_up` ,`sun_down` ) VALUES ('2016-&quot;;[.W$2];&quot;-&quot;;[.$B10];&quot;',  '&quot;;[.W10];&quot;:00',  '&quot;;[.X10];&quot;:00');&quot;)" office:value-type="string" office:string-value="INSERT INTO  `powershellhue`.`suntimes` (`date` ,`sun_up` ,`sun_down` ) VALUES ('2016-11-6',  '07:44:00',  '17:02:00');" calcext:value-type="string">
            <text:p>INSERT INTO <text:s/>`powershellhue`.`suntimes` (`date` ,`sun_up` ,`sun_down` ) VALUES ('2016-11-6', <text:s/>'07:44:00', <text:s/>'17:02:00');</text:p>
          </table:table-cell>
          <table:table-cell/>
          <table:table-cell table:formula="of:=COM.MICROSOFT.CONCAT(&quot;INSERT INTO  `powershellhue`.`suntimes` (`date` ,`sun_up` ,`sun_down` ) VALUES ('2016-&quot;;[.Y$2];&quot;-&quot;;[.$B10];&quot;',  '&quot;;[.Y10];&quot;:00',  '&quot;;[.Z10];&quot;:00');&quot;)" office:value-type="string" office:string-value="INSERT INTO  `powershellhue`.`suntimes` (`date` ,`sun_up` ,`sun_down` ) VALUES ('2016-12-6',  '08:33:00',  '16:29:00');" calcext:value-type="string">
            <text:p>INSERT INTO <text:s/>`powershellhue`.`suntimes` (`date` ,`sun_up` ,`sun_down` ) VALUES ('2016-12-6', <text:s/>'08:33:00', <text:s/>'16:29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11];&quot;',  '&quot;;[.C11];&quot;:00',  '&quot;;[.D11];&quot;:00');&quot;)" office:value-type="string" office:string-value="INSERT INTO  `powershellhue`.`suntimes` (`date` ,`sun_up` ,`sun_down` ) VALUES ('2016-1-7',  '08:47:00',  '16:46:00');" calcext:value-type="string">
            <text:p>INSERT INTO <text:s/>`powershellhue`.`suntimes` (`date` ,`sun_up` ,`sun_down` ) VALUES ('2016-1-7', <text:s/>'08:47:00', <text:s/>'16:46:00');</text:p>
          </table:table-cell>
          <table:table-cell/>
          <table:table-cell table:formula="of:=COM.MICROSOFT.CONCAT(&quot;INSERT INTO  `powershellhue`.`suntimes` (`date` ,`sun_up` ,`sun_down` ) VALUES ('2016-&quot;;[.E$2];&quot;-&quot;;[.$B11];&quot;',  '&quot;;[.E11];&quot;:00',  '&quot;;[.F11];&quot;:00');&quot;)" office:value-type="string" office:string-value="INSERT INTO  `powershellhue`.`suntimes` (`date` ,`sun_up` ,`sun_down` ) VALUES ('2016-2-7',  '08:11:00',  '17:38:00');" calcext:value-type="string">
            <text:p>INSERT INTO <text:s/>`powershellhue`.`suntimes` (`date` ,`sun_up` ,`sun_down` ) VALUES ('2016-2-7', <text:s/>'08:11:00', <text:s/>'17:38:00');</text:p>
          </table:table-cell>
          <table:table-cell/>
          <table:table-cell table:formula="of:=COM.MICROSOFT.CONCAT(&quot;INSERT INTO  `powershellhue`.`suntimes` (`date` ,`sun_up` ,`sun_down` ) VALUES ('2016-&quot;;[.G$2];&quot;-&quot;;[.$B11];&quot;',  '&quot;;[.G11];&quot;:00',  '&quot;;[.H11];&quot;:00');&quot;)" office:value-type="string" office:string-value="INSERT INTO  `powershellhue`.`suntimes` (`date` ,`sun_up` ,`sun_down` ) VALUES ('2016-3-7',  '07:12:00',  '18:31:00');" calcext:value-type="string">
            <text:p>INSERT INTO <text:s/>`powershellhue`.`suntimes` (`date` ,`sun_up` ,`sun_down` ) VALUES ('2016-3-7', <text:s/>'07:12:00', <text:s/>'18:31:00');</text:p>
          </table:table-cell>
          <table:table-cell/>
          <table:table-cell table:formula="of:=COM.MICROSOFT.CONCAT(&quot;INSERT INTO  `powershellhue`.`suntimes` (`date` ,`sun_up` ,`sun_down` ) VALUES ('2016-&quot;;[.I$2];&quot;-&quot;;[.$B11];&quot;',  '&quot;;[.I11];&quot;:00',  '&quot;;[.J11];&quot;:00');&quot;)" office:value-type="string" office:string-value="INSERT INTO  `powershellhue`.`suntimes` (`date` ,`sun_up` ,`sun_down` ) VALUES ('2016-4-7',  '07:00:00',  '20:25:00');" calcext:value-type="string">
            <text:p>INSERT INTO <text:s/>`powershellhue`.`suntimes` (`date` ,`sun_up` ,`sun_down` ) VALUES ('2016-4-7', <text:s/>'07:00:00', <text:s/>'20:25:00');</text:p>
          </table:table-cell>
          <table:table-cell/>
          <table:table-cell table:formula="of:=COM.MICROSOFT.CONCAT(&quot;INSERT INTO  `powershellhue`.`suntimes` (`date` ,`sun_up` ,`sun_down` ) VALUES ('2016-&quot;;[.K$2];&quot;-&quot;;[.$B11];&quot;',  '&quot;;[.K11];&quot;:00',  '&quot;;[.L11];&quot;:00');&quot;)" office:value-type="string" office:string-value="INSERT INTO  `powershellhue`.`suntimes` (`date` ,`sun_up` ,`sun_down` ) VALUES ('2016-5-7',  '05:59:00',  '21:15:00');" calcext:value-type="string">
            <text:p>INSERT INTO <text:s/>`powershellhue`.`suntimes` (`date` ,`sun_up` ,`sun_down` ) VALUES ('2016-5-7', <text:s/>'05:59:00', <text:s/>'21:15:00');</text:p>
          </table:table-cell>
          <table:table-cell/>
          <table:table-cell table:formula="of:=COM.MICROSOFT.CONCAT(&quot;INSERT INTO  `powershellhue`.`suntimes` (`date` ,`sun_up` ,`sun_down` ) VALUES ('2016-&quot;;[.M$2];&quot;-&quot;;[.$B11];&quot;',  '&quot;;[.M11];&quot;:00',  '&quot;;[.N11];&quot;:00');&quot;)" office:value-type="string" office:string-value="INSERT INTO  `powershellhue`.`suntimes` (`date` ,`sun_up` ,`sun_down` ) VALUES ('2016-6-7',  '05:22:00',  '21:57:00');" calcext:value-type="string">
            <text:p>INSERT INTO <text:s/>`powershellhue`.`suntimes` (`date` ,`sun_up` ,`sun_down` ) VALUES ('2016-6-7', <text:s/>'05:22:00', <text:s/>'21:57:00');</text:p>
          </table:table-cell>
          <table:table-cell/>
          <table:table-cell table:formula="of:=COM.MICROSOFT.CONCAT(&quot;INSERT INTO  `powershellhue`.`suntimes` (`date` ,`sun_up` ,`sun_down` ) VALUES ('2016-&quot;;[.O$2];&quot;-&quot;;[.$B11];&quot;',  '&quot;;[.O11];&quot;:00',  '&quot;;[.P11];&quot;:00');&quot;)" office:value-type="string" office:string-value="INSERT INTO  `powershellhue`.`suntimes` (`date` ,`sun_up` ,`sun_down` ) VALUES ('2016-7-7',  '05:30:00',  '22:00:00');" calcext:value-type="string">
            <text:p>INSERT INTO <text:s/>`powershellhue`.`suntimes` (`date` ,`sun_up` ,`sun_down` ) VALUES ('2016-7-7', <text:s/>'05:30:00', <text:s/>'22:00:00');</text:p>
          </table:table-cell>
          <table:table-cell/>
          <table:table-cell table:formula="of:=COM.MICROSOFT.CONCAT(&quot;INSERT INTO  `powershellhue`.`suntimes` (`date` ,`sun_up` ,`sun_down` ) VALUES ('2016-&quot;;[.Q$2];&quot;-&quot;;[.$B11];&quot;',  '&quot;;[.Q11];&quot;:00',  '&quot;;[.R11];&quot;:00');&quot;)" office:value-type="string" office:string-value="INSERT INTO  `powershellhue`.`suntimes` (`date` ,`sun_up` ,`sun_down` ) VALUES ('2016-8-7',  '06:12:00',  '21:19:00');" calcext:value-type="string">
            <text:p>INSERT INTO <text:s/>`powershellhue`.`suntimes` (`date` ,`sun_up` ,`sun_down` ) VALUES ('2016-8-7', <text:s/>'06:12:00', <text:s/>'21:19:00');</text:p>
          </table:table-cell>
          <table:table-cell/>
          <table:table-cell table:formula="of:=COM.MICROSOFT.CONCAT(&quot;INSERT INTO  `powershellhue`.`suntimes` (`date` ,`sun_up` ,`sun_down` ) VALUES ('2016-&quot;;[.S$2];&quot;-&quot;;[.$B11];&quot;',  '&quot;;[.S11];&quot;:00',  '&quot;;[.T11];&quot;:00');&quot;)" office:value-type="string" office:string-value="INSERT INTO  `powershellhue`.`suntimes` (`date` ,`sun_up` ,`sun_down` ) VALUES ('2016-9-7',  '07:02:00',  '20:13:00');" calcext:value-type="string">
            <text:p>INSERT INTO <text:s/>`powershellhue`.`suntimes` (`date` ,`sun_up` ,`sun_down` ) VALUES ('2016-9-7', <text:s/>'07:02:00', <text:s/>'20:13:00');</text:p>
          </table:table-cell>
          <table:table-cell/>
          <table:table-cell table:formula="of:=COM.MICROSOFT.CONCAT(&quot;INSERT INTO  `powershellhue`.`suntimes` (`date` ,`sun_up` ,`sun_down` ) VALUES ('2016-&quot;;[.U$2];&quot;-&quot;;[.$B11];&quot;',  '&quot;;[.U11];&quot;:00',  '&quot;;[.V11];&quot;:00');&quot;)" office:value-type="string" office:string-value="INSERT INTO  `powershellhue`.`suntimes` (`date` ,`sun_up` ,`sun_down` ) VALUES ('2016-10-7',  '07:52:00',  '19:03:00');" calcext:value-type="string">
            <text:p>INSERT INTO <text:s/>`powershellhue`.`suntimes` (`date` ,`sun_up` ,`sun_down` ) VALUES ('2016-10-7', <text:s/>'07:52:00', <text:s/>'19:03:00');</text:p>
          </table:table-cell>
          <table:table-cell/>
          <table:table-cell table:formula="of:=COM.MICROSOFT.CONCAT(&quot;INSERT INTO  `powershellhue`.`suntimes` (`date` ,`sun_up` ,`sun_down` ) VALUES ('2016-&quot;;[.W$2];&quot;-&quot;;[.$B11];&quot;',  '&quot;;[.W11];&quot;:00',  '&quot;;[.X11];&quot;:00');&quot;)" office:value-type="string" office:string-value="INSERT INTO  `powershellhue`.`suntimes` (`date` ,`sun_up` ,`sun_down` ) VALUES ('2016-11-7',  '07:46:00',  '17:00:00');" calcext:value-type="string">
            <text:p>INSERT INTO <text:s/>`powershellhue`.`suntimes` (`date` ,`sun_up` ,`sun_down` ) VALUES ('2016-11-7', <text:s/>'07:46:00', <text:s/>'17:00:00');</text:p>
          </table:table-cell>
          <table:table-cell/>
          <table:table-cell table:formula="of:=COM.MICROSOFT.CONCAT(&quot;INSERT INTO  `powershellhue`.`suntimes` (`date` ,`sun_up` ,`sun_down` ) VALUES ('2016-&quot;;[.Y$2];&quot;-&quot;;[.$B11];&quot;',  '&quot;;[.Y11];&quot;:00',  '&quot;;[.Z11];&quot;:00');&quot;)" office:value-type="string" office:string-value="INSERT INTO  `powershellhue`.`suntimes` (`date` ,`sun_up` ,`sun_down` ) VALUES ('2016-12-7',  '08:34:00',  '16:29:00');" calcext:value-type="string">
            <text:p>INSERT INTO <text:s/>`powershellhue`.`suntimes` (`date` ,`sun_up` ,`sun_down` ) VALUES ('2016-12-7', <text:s/>'08:34:00', <text:s/>'16:29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12];&quot;',  '&quot;;[.C12];&quot;:00',  '&quot;;[.D12];&quot;:00');&quot;)" office:value-type="string" office:string-value="INSERT INTO  `powershellhue`.`suntimes` (`date` ,`sun_up` ,`sun_down` ) VALUES ('2016-1-8',  '08:46:00',  '16:47:00');" calcext:value-type="string">
            <text:p>INSERT INTO <text:s/>`powershellhue`.`suntimes` (`date` ,`sun_up` ,`sun_down` ) VALUES ('2016-1-8', <text:s/>'08:46:00', <text:s/>'16:47:00');</text:p>
          </table:table-cell>
          <table:table-cell/>
          <table:table-cell table:formula="of:=COM.MICROSOFT.CONCAT(&quot;INSERT INTO  `powershellhue`.`suntimes` (`date` ,`sun_up` ,`sun_down` ) VALUES ('2016-&quot;;[.E$2];&quot;-&quot;;[.$B12];&quot;',  '&quot;;[.E12];&quot;:00',  '&quot;;[.F12];&quot;:00');&quot;)" office:value-type="string" office:string-value="INSERT INTO  `powershellhue`.`suntimes` (`date` ,`sun_up` ,`sun_down` ) VALUES ('2016-2-8',  '08:09:00',  '17:40:00');" calcext:value-type="string">
            <text:p>INSERT INTO <text:s/>`powershellhue`.`suntimes` (`date` ,`sun_up` ,`sun_down` ) VALUES ('2016-2-8', <text:s/>'08:09:00', <text:s/>'17:40:00');</text:p>
          </table:table-cell>
          <table:table-cell/>
          <table:table-cell table:formula="of:=COM.MICROSOFT.CONCAT(&quot;INSERT INTO  `powershellhue`.`suntimes` (`date` ,`sun_up` ,`sun_down` ) VALUES ('2016-&quot;;[.G$2];&quot;-&quot;;[.$B12];&quot;',  '&quot;;[.G12];&quot;:00',  '&quot;;[.H12];&quot;:00');&quot;)" office:value-type="string" office:string-value="INSERT INTO  `powershellhue`.`suntimes` (`date` ,`sun_up` ,`sun_down` ) VALUES ('2016-3-8',  '07:09:00',  '18:33:00');" calcext:value-type="string">
            <text:p>INSERT INTO <text:s/>`powershellhue`.`suntimes` (`date` ,`sun_up` ,`sun_down` ) VALUES ('2016-3-8', <text:s/>'07:09:00', <text:s/>'18:33:00');</text:p>
          </table:table-cell>
          <table:table-cell/>
          <table:table-cell table:formula="of:=COM.MICROSOFT.CONCAT(&quot;INSERT INTO  `powershellhue`.`suntimes` (`date` ,`sun_up` ,`sun_down` ) VALUES ('2016-&quot;;[.I$2];&quot;-&quot;;[.$B12];&quot;',  '&quot;;[.I12];&quot;:00',  '&quot;;[.J12];&quot;:00');&quot;)" office:value-type="string" office:string-value="INSERT INTO  `powershellhue`.`suntimes` (`date` ,`sun_up` ,`sun_down` ) VALUES ('2016-4-8',  '06:58:00',  '20:26:00');" calcext:value-type="string">
            <text:p>INSERT INTO <text:s/>`powershellhue`.`suntimes` (`date` ,`sun_up` ,`sun_down` ) VALUES ('2016-4-8', <text:s/>'06:58:00', <text:s/>'20:26:00');</text:p>
          </table:table-cell>
          <table:table-cell/>
          <table:table-cell table:formula="of:=COM.MICROSOFT.CONCAT(&quot;INSERT INTO  `powershellhue`.`suntimes` (`date` ,`sun_up` ,`sun_down` ) VALUES ('2016-&quot;;[.K$2];&quot;-&quot;;[.$B12];&quot;',  '&quot;;[.K12];&quot;:00',  '&quot;;[.L12];&quot;:00');&quot;)" office:value-type="string" office:string-value="INSERT INTO  `powershellhue`.`suntimes` (`date` ,`sun_up` ,`sun_down` ) VALUES ('2016-5-8',  '05:57:00',  '21:17:00');" calcext:value-type="string">
            <text:p>INSERT INTO <text:s/>`powershellhue`.`suntimes` (`date` ,`sun_up` ,`sun_down` ) VALUES ('2016-5-8', <text:s/>'05:57:00', <text:s/>'21:17:00');</text:p>
          </table:table-cell>
          <table:table-cell/>
          <table:table-cell table:formula="of:=COM.MICROSOFT.CONCAT(&quot;INSERT INTO  `powershellhue`.`suntimes` (`date` ,`sun_up` ,`sun_down` ) VALUES ('2016-&quot;;[.M$2];&quot;-&quot;;[.$B12];&quot;',  '&quot;;[.M12];&quot;:00',  '&quot;;[.N12];&quot;:00');&quot;)" office:value-type="string" office:string-value="INSERT INTO  `powershellhue`.`suntimes` (`date` ,`sun_up` ,`sun_down` ) VALUES ('2016-6-8',  '05:21:00',  '21:57:00');" calcext:value-type="string">
            <text:p>INSERT INTO <text:s/>`powershellhue`.`suntimes` (`date` ,`sun_up` ,`sun_down` ) VALUES ('2016-6-8', <text:s/>'05:21:00', <text:s/>'21:57:00');</text:p>
          </table:table-cell>
          <table:table-cell/>
          <table:table-cell table:formula="of:=COM.MICROSOFT.CONCAT(&quot;INSERT INTO  `powershellhue`.`suntimes` (`date` ,`sun_up` ,`sun_down` ) VALUES ('2016-&quot;;[.O$2];&quot;-&quot;;[.$B12];&quot;',  '&quot;;[.O12];&quot;:00',  '&quot;;[.P12];&quot;:00');&quot;)" office:value-type="string" office:string-value="INSERT INTO  `powershellhue`.`suntimes` (`date` ,`sun_up` ,`sun_down` ) VALUES ('2016-7-8',  '05:31:00',  '21:59:00');" calcext:value-type="string">
            <text:p>INSERT INTO <text:s/>`powershellhue`.`suntimes` (`date` ,`sun_up` ,`sun_down` ) VALUES ('2016-7-8', <text:s/>'05:31:00', <text:s/>'21:59:00');</text:p>
          </table:table-cell>
          <table:table-cell/>
          <table:table-cell table:formula="of:=COM.MICROSOFT.CONCAT(&quot;INSERT INTO  `powershellhue`.`suntimes` (`date` ,`sun_up` ,`sun_down` ) VALUES ('2016-&quot;;[.Q$2];&quot;-&quot;;[.$B12];&quot;',  '&quot;;[.Q12];&quot;:00',  '&quot;;[.R12];&quot;:00');&quot;)" office:value-type="string" office:string-value="INSERT INTO  `powershellhue`.`suntimes` (`date` ,`sun_up` ,`sun_down` ) VALUES ('2016-8-8',  '06:13:00',  '21:17:00');" calcext:value-type="string">
            <text:p>INSERT INTO <text:s/>`powershellhue`.`suntimes` (`date` ,`sun_up` ,`sun_down` ) VALUES ('2016-8-8', <text:s/>'06:13:00', <text:s/>'21:17:00');</text:p>
          </table:table-cell>
          <table:table-cell/>
          <table:table-cell table:formula="of:=COM.MICROSOFT.CONCAT(&quot;INSERT INTO  `powershellhue`.`suntimes` (`date` ,`sun_up` ,`sun_down` ) VALUES ('2016-&quot;;[.S$2];&quot;-&quot;;[.$B12];&quot;',  '&quot;;[.S12];&quot;:00',  '&quot;;[.T12];&quot;:00');&quot;)" office:value-type="string" office:string-value="INSERT INTO  `powershellhue`.`suntimes` (`date` ,`sun_up` ,`sun_down` ) VALUES ('2016-9-8',  '07:04:00',  '20:10:00');" calcext:value-type="string">
            <text:p>INSERT INTO <text:s/>`powershellhue`.`suntimes` (`date` ,`sun_up` ,`sun_down` ) VALUES ('2016-9-8', <text:s/>'07:04:00', <text:s/>'20:10:00');</text:p>
          </table:table-cell>
          <table:table-cell/>
          <table:table-cell table:formula="of:=COM.MICROSOFT.CONCAT(&quot;INSERT INTO  `powershellhue`.`suntimes` (`date` ,`sun_up` ,`sun_down` ) VALUES ('2016-&quot;;[.U$2];&quot;-&quot;;[.$B12];&quot;',  '&quot;;[.U12];&quot;:00',  '&quot;;[.V12];&quot;:00');&quot;)" office:value-type="string" office:string-value="INSERT INTO  `powershellhue`.`suntimes` (`date` ,`sun_up` ,`sun_down` ) VALUES ('2016-10-8',  '07:53:00',  '19:01:00');" calcext:value-type="string">
            <text:p>INSERT INTO <text:s/>`powershellhue`.`suntimes` (`date` ,`sun_up` ,`sun_down` ) VALUES ('2016-10-8', <text:s/>'07:53:00', <text:s/>'19:01:00');</text:p>
          </table:table-cell>
          <table:table-cell/>
          <table:table-cell table:formula="of:=COM.MICROSOFT.CONCAT(&quot;INSERT INTO  `powershellhue`.`suntimes` (`date` ,`sun_up` ,`sun_down` ) VALUES ('2016-&quot;;[.W$2];&quot;-&quot;;[.$B12];&quot;',  '&quot;;[.W12];&quot;:00',  '&quot;;[.X12];&quot;:00');&quot;)" office:value-type="string" office:string-value="INSERT INTO  `powershellhue`.`suntimes` (`date` ,`sun_up` ,`sun_down` ) VALUES ('2016-11-8',  '07:48:00',  '16:59:00');" calcext:value-type="string">
            <text:p>INSERT INTO <text:s/>`powershellhue`.`suntimes` (`date` ,`sun_up` ,`sun_down` ) VALUES ('2016-11-8', <text:s/>'07:48:00', <text:s/>'16:59:00');</text:p>
          </table:table-cell>
          <table:table-cell/>
          <table:table-cell table:formula="of:=COM.MICROSOFT.CONCAT(&quot;INSERT INTO  `powershellhue`.`suntimes` (`date` ,`sun_up` ,`sun_down` ) VALUES ('2016-&quot;;[.Y$2];&quot;-&quot;;[.$B12];&quot;',  '&quot;;[.Y12];&quot;:00',  '&quot;;[.Z12];&quot;:00');&quot;)" office:value-type="string" office:string-value="INSERT INTO  `powershellhue`.`suntimes` (`date` ,`sun_up` ,`sun_down` ) VALUES ('2016-12-8',  '08:35:00',  '16:29:00');" calcext:value-type="string">
            <text:p>INSERT INTO <text:s/>`powershellhue`.`suntimes` (`date` ,`sun_up` ,`sun_down` ) VALUES ('2016-12-8', <text:s/>'08:35:00', <text:s/>'16:29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13];&quot;',  '&quot;;[.C13];&quot;:00',  '&quot;;[.D13];&quot;:00');&quot;)" office:value-type="string" office:string-value="INSERT INTO  `powershellhue`.`suntimes` (`date` ,`sun_up` ,`sun_down` ) VALUES ('2016-1-9',  '08:46:00',  '16:48:00');" calcext:value-type="string">
            <text:p>INSERT INTO <text:s/>`powershellhue`.`suntimes` (`date` ,`sun_up` ,`sun_down` ) VALUES ('2016-1-9', <text:s/>'08:46:00', <text:s/>'16:48:00');</text:p>
          </table:table-cell>
          <table:table-cell/>
          <table:table-cell table:formula="of:=COM.MICROSOFT.CONCAT(&quot;INSERT INTO  `powershellhue`.`suntimes` (`date` ,`sun_up` ,`sun_down` ) VALUES ('2016-&quot;;[.E$2];&quot;-&quot;;[.$B13];&quot;',  '&quot;;[.E13];&quot;:00',  '&quot;;[.F13];&quot;:00');&quot;)" office:value-type="string" office:string-value="INSERT INTO  `powershellhue`.`suntimes` (`date` ,`sun_up` ,`sun_down` ) VALUES ('2016-2-9',  '08:07:00',  '17:42:00');" calcext:value-type="string">
            <text:p>INSERT INTO <text:s/>`powershellhue`.`suntimes` (`date` ,`sun_up` ,`sun_down` ) VALUES ('2016-2-9', <text:s/>'08:07:00', <text:s/>'17:42:00');</text:p>
          </table:table-cell>
          <table:table-cell/>
          <table:table-cell table:formula="of:=COM.MICROSOFT.CONCAT(&quot;INSERT INTO  `powershellhue`.`suntimes` (`date` ,`sun_up` ,`sun_down` ) VALUES ('2016-&quot;;[.G$2];&quot;-&quot;;[.$B13];&quot;',  '&quot;;[.G13];&quot;:00',  '&quot;;[.H13];&quot;:00');&quot;)" office:value-type="string" office:string-value="INSERT INTO  `powershellhue`.`suntimes` (`date` ,`sun_up` ,`sun_down` ) VALUES ('2016-3-9',  '07:07:00',  '18:35:00');" calcext:value-type="string">
            <text:p>INSERT INTO <text:s/>`powershellhue`.`suntimes` (`date` ,`sun_up` ,`sun_down` ) VALUES ('2016-3-9', <text:s/>'07:07:00', <text:s/>'18:35:00');</text:p>
          </table:table-cell>
          <table:table-cell/>
          <table:table-cell table:formula="of:=COM.MICROSOFT.CONCAT(&quot;INSERT INTO  `powershellhue`.`suntimes` (`date` ,`sun_up` ,`sun_down` ) VALUES ('2016-&quot;;[.I$2];&quot;-&quot;;[.$B13];&quot;',  '&quot;;[.I13];&quot;:00',  '&quot;;[.J13];&quot;:00');&quot;)" office:value-type="string" office:string-value="INSERT INTO  `powershellhue`.`suntimes` (`date` ,`sun_up` ,`sun_down` ) VALUES ('2016-4-9',  '06:56:00',  '20:28:00');" calcext:value-type="string">
            <text:p>INSERT INTO <text:s/>`powershellhue`.`suntimes` (`date` ,`sun_up` ,`sun_down` ) VALUES ('2016-4-9', <text:s/>'06:56:00', <text:s/>'20:28:00');</text:p>
          </table:table-cell>
          <table:table-cell/>
          <table:table-cell table:formula="of:=COM.MICROSOFT.CONCAT(&quot;INSERT INTO  `powershellhue`.`suntimes` (`date` ,`sun_up` ,`sun_down` ) VALUES ('2016-&quot;;[.K$2];&quot;-&quot;;[.$B13];&quot;',  '&quot;;[.K13];&quot;:00',  '&quot;;[.L13];&quot;:00');&quot;)" office:value-type="string" office:string-value="INSERT INTO  `powershellhue`.`suntimes` (`date` ,`sun_up` ,`sun_down` ) VALUES ('2016-5-9',  '05:55:00',  '21:19:00');" calcext:value-type="string">
            <text:p>INSERT INTO <text:s/>`powershellhue`.`suntimes` (`date` ,`sun_up` ,`sun_down` ) VALUES ('2016-5-9', <text:s/>'05:55:00', <text:s/>'21:19:00');</text:p>
          </table:table-cell>
          <table:table-cell/>
          <table:table-cell table:formula="of:=COM.MICROSOFT.CONCAT(&quot;INSERT INTO  `powershellhue`.`suntimes` (`date` ,`sun_up` ,`sun_down` ) VALUES ('2016-&quot;;[.M$2];&quot;-&quot;;[.$B13];&quot;',  '&quot;;[.M13];&quot;:00',  '&quot;;[.N13];&quot;:00');&quot;)" office:value-type="string" office:string-value="INSERT INTO  `powershellhue`.`suntimes` (`date` ,`sun_up` ,`sun_down` ) VALUES ('2016-6-9',  '05:21:00',  '21:58:00');" calcext:value-type="string">
            <text:p>INSERT INTO <text:s/>`powershellhue`.`suntimes` (`date` ,`sun_up` ,`sun_down` ) VALUES ('2016-6-9', <text:s/>'05:21:00', <text:s/>'21:58:00');</text:p>
          </table:table-cell>
          <table:table-cell/>
          <table:table-cell table:formula="of:=COM.MICROSOFT.CONCAT(&quot;INSERT INTO  `powershellhue`.`suntimes` (`date` ,`sun_up` ,`sun_down` ) VALUES ('2016-&quot;;[.O$2];&quot;-&quot;;[.$B13];&quot;',  '&quot;;[.O13];&quot;:00',  '&quot;;[.P13];&quot;:00');&quot;)" office:value-type="string" office:string-value="INSERT INTO  `powershellhue`.`suntimes` (`date` ,`sun_up` ,`sun_down` ) VALUES ('2016-7-9',  '05:32:00',  '21:58:00');" calcext:value-type="string">
            <text:p>INSERT INTO <text:s/>`powershellhue`.`suntimes` (`date` ,`sun_up` ,`sun_down` ) VALUES ('2016-7-9', <text:s/>'05:32:00', <text:s/>'21:58:00');</text:p>
          </table:table-cell>
          <table:table-cell/>
          <table:table-cell table:formula="of:=COM.MICROSOFT.CONCAT(&quot;INSERT INTO  `powershellhue`.`suntimes` (`date` ,`sun_up` ,`sun_down` ) VALUES ('2016-&quot;;[.Q$2];&quot;-&quot;;[.$B13];&quot;',  '&quot;;[.Q13];&quot;:00',  '&quot;;[.R13];&quot;:00');&quot;)" office:value-type="string" office:string-value="INSERT INTO  `powershellhue`.`suntimes` (`date` ,`sun_up` ,`sun_down` ) VALUES ('2016-8-9',  '06:15:00',  '21:15:00');" calcext:value-type="string">
            <text:p>INSERT INTO <text:s/>`powershellhue`.`suntimes` (`date` ,`sun_up` ,`sun_down` ) VALUES ('2016-8-9', <text:s/>'06:15:00', <text:s/>'21:15:00');</text:p>
          </table:table-cell>
          <table:table-cell/>
          <table:table-cell table:formula="of:=COM.MICROSOFT.CONCAT(&quot;INSERT INTO  `powershellhue`.`suntimes` (`date` ,`sun_up` ,`sun_down` ) VALUES ('2016-&quot;;[.S$2];&quot;-&quot;;[.$B13];&quot;',  '&quot;;[.S13];&quot;:00',  '&quot;;[.T13];&quot;:00');&quot;)" office:value-type="string" office:string-value="INSERT INTO  `powershellhue`.`suntimes` (`date` ,`sun_up` ,`sun_down` ) VALUES ('2016-9-9',  '07:05:00',  '20:08:00');" calcext:value-type="string">
            <text:p>INSERT INTO <text:s/>`powershellhue`.`suntimes` (`date` ,`sun_up` ,`sun_down` ) VALUES ('2016-9-9', <text:s/>'07:05:00', <text:s/>'20:08:00');</text:p>
          </table:table-cell>
          <table:table-cell/>
          <table:table-cell table:formula="of:=COM.MICROSOFT.CONCAT(&quot;INSERT INTO  `powershellhue`.`suntimes` (`date` ,`sun_up` ,`sun_down` ) VALUES ('2016-&quot;;[.U$2];&quot;-&quot;;[.$B13];&quot;',  '&quot;;[.U13];&quot;:00',  '&quot;;[.V13];&quot;:00');&quot;)" office:value-type="string" office:string-value="INSERT INTO  `powershellhue`.`suntimes` (`date` ,`sun_up` ,`sun_down` ) VALUES ('2016-10-9',  '07:55:00',  '18:58:00');" calcext:value-type="string">
            <text:p>INSERT INTO <text:s/>`powershellhue`.`suntimes` (`date` ,`sun_up` ,`sun_down` ) VALUES ('2016-10-9', <text:s/>'07:55:00', <text:s/>'18:58:00');</text:p>
          </table:table-cell>
          <table:table-cell/>
          <table:table-cell table:formula="of:=COM.MICROSOFT.CONCAT(&quot;INSERT INTO  `powershellhue`.`suntimes` (`date` ,`sun_up` ,`sun_down` ) VALUES ('2016-&quot;;[.W$2];&quot;-&quot;;[.$B13];&quot;',  '&quot;;[.W13];&quot;:00',  '&quot;;[.X13];&quot;:00');&quot;)" office:value-type="string" office:string-value="INSERT INTO  `powershellhue`.`suntimes` (`date` ,`sun_up` ,`sun_down` ) VALUES ('2016-11-9',  '07:50:00',  '16:57:00');" calcext:value-type="string">
            <text:p>INSERT INTO <text:s/>`powershellhue`.`suntimes` (`date` ,`sun_up` ,`sun_down` ) VALUES ('2016-11-9', <text:s/>'07:50:00', <text:s/>'16:57:00');</text:p>
          </table:table-cell>
          <table:table-cell/>
          <table:table-cell table:formula="of:=COM.MICROSOFT.CONCAT(&quot;INSERT INTO  `powershellhue`.`suntimes` (`date` ,`sun_up` ,`sun_down` ) VALUES ('2016-&quot;;[.Y$2];&quot;-&quot;;[.$B13];&quot;',  '&quot;;[.Y13];&quot;:00',  '&quot;;[.Z13];&quot;:00');&quot;)" office:value-type="string" office:string-value="INSERT INTO  `powershellhue`.`suntimes` (`date` ,`sun_up` ,`sun_down` ) VALUES ('2016-12-9',  '08:36:00',  '16:29:00');" calcext:value-type="string">
            <text:p>INSERT INTO <text:s/>`powershellhue`.`suntimes` (`date` ,`sun_up` ,`sun_down` ) VALUES ('2016-12-9', <text:s/>'08:36:00', <text:s/>'16:29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14];&quot;',  '&quot;;[.C14];&quot;:00',  '&quot;;[.D14];&quot;:00');&quot;)" office:value-type="string" office:string-value="INSERT INTO  `powershellhue`.`suntimes` (`date` ,`sun_up` ,`sun_down` ) VALUES ('2016-1-10',  '08:45:00',  '16:50:00');" calcext:value-type="string">
            <text:p>INSERT INTO <text:s/>`powershellhue`.`suntimes` (`date` ,`sun_up` ,`sun_down` ) VALUES ('2016-1-10', <text:s/>'08:45:00', <text:s/>'16:50:00');</text:p>
          </table:table-cell>
          <table:table-cell/>
          <table:table-cell table:formula="of:=COM.MICROSOFT.CONCAT(&quot;INSERT INTO  `powershellhue`.`suntimes` (`date` ,`sun_up` ,`sun_down` ) VALUES ('2016-&quot;;[.E$2];&quot;-&quot;;[.$B14];&quot;',  '&quot;;[.E14];&quot;:00',  '&quot;;[.F14];&quot;:00');&quot;)" office:value-type="string" office:string-value="INSERT INTO  `powershellhue`.`suntimes` (`date` ,`sun_up` ,`sun_down` ) VALUES ('2016-2-10',  '08:06:00',  '17:44:00');" calcext:value-type="string">
            <text:p>INSERT INTO <text:s/>`powershellhue`.`suntimes` (`date` ,`sun_up` ,`sun_down` ) VALUES ('2016-2-10', <text:s/>'08:06:00', <text:s/>'17:44:00');</text:p>
          </table:table-cell>
          <table:table-cell/>
          <table:table-cell table:formula="of:=COM.MICROSOFT.CONCAT(&quot;INSERT INTO  `powershellhue`.`suntimes` (`date` ,`sun_up` ,`sun_down` ) VALUES ('2016-&quot;;[.G$2];&quot;-&quot;;[.$B14];&quot;',  '&quot;;[.G14];&quot;:00',  '&quot;;[.H14];&quot;:00');&quot;)" office:value-type="string" office:string-value="INSERT INTO  `powershellhue`.`suntimes` (`date` ,`sun_up` ,`sun_down` ) VALUES ('2016-3-10',  '07:05:00',  '18:36:00');" calcext:value-type="string">
            <text:p>INSERT INTO <text:s/>`powershellhue`.`suntimes` (`date` ,`sun_up` ,`sun_down` ) VALUES ('2016-3-10', <text:s/>'07:05:00', <text:s/>'18:36:00');</text:p>
          </table:table-cell>
          <table:table-cell/>
          <table:table-cell table:formula="of:=COM.MICROSOFT.CONCAT(&quot;INSERT INTO  `powershellhue`.`suntimes` (`date` ,`sun_up` ,`sun_down` ) VALUES ('2016-&quot;;[.I$2];&quot;-&quot;;[.$B14];&quot;',  '&quot;;[.I14];&quot;:00',  '&quot;;[.J14];&quot;:00');&quot;)" office:value-type="string" office:string-value="INSERT INTO  `powershellhue`.`suntimes` (`date` ,`sun_up` ,`sun_down` ) VALUES ('2016-4-10',  '06:54:00',  '20:30:00');" calcext:value-type="string">
            <text:p>INSERT INTO <text:s/>`powershellhue`.`suntimes` (`date` ,`sun_up` ,`sun_down` ) VALUES ('2016-4-10', <text:s/>'06:54:00', <text:s/>'20:30:00');</text:p>
          </table:table-cell>
          <table:table-cell/>
          <table:table-cell table:formula="of:=COM.MICROSOFT.CONCAT(&quot;INSERT INTO  `powershellhue`.`suntimes` (`date` ,`sun_up` ,`sun_down` ) VALUES ('2016-&quot;;[.K$2];&quot;-&quot;;[.$B14];&quot;',  '&quot;;[.K14];&quot;:00',  '&quot;;[.L14];&quot;:00');&quot;)" office:value-type="string" office:string-value="INSERT INTO  `powershellhue`.`suntimes` (`date` ,`sun_up` ,`sun_down` ) VALUES ('2016-5-10',  '05:54:00',  '21:20:00');" calcext:value-type="string">
            <text:p>INSERT INTO <text:s/>`powershellhue`.`suntimes` (`date` ,`sun_up` ,`sun_down` ) VALUES ('2016-5-10', <text:s/>'05:54:00', <text:s/>'21:20:00');</text:p>
          </table:table-cell>
          <table:table-cell/>
          <table:table-cell table:formula="of:=COM.MICROSOFT.CONCAT(&quot;INSERT INTO  `powershellhue`.`suntimes` (`date` ,`sun_up` ,`sun_down` ) VALUES ('2016-&quot;;[.M$2];&quot;-&quot;;[.$B14];&quot;',  '&quot;;[.M14];&quot;:00',  '&quot;;[.N14];&quot;:00');&quot;)" office:value-type="string" office:string-value="INSERT INTO  `powershellhue`.`suntimes` (`date` ,`sun_up` ,`sun_down` ) VALUES ('2016-6-10',  '05:21:00',  '21:59:00');" calcext:value-type="string">
            <text:p>INSERT INTO <text:s/>`powershellhue`.`suntimes` (`date` ,`sun_up` ,`sun_down` ) VALUES ('2016-6-10', <text:s/>'05:21:00', <text:s/>'21:59:00');</text:p>
          </table:table-cell>
          <table:table-cell/>
          <table:table-cell table:formula="of:=COM.MICROSOFT.CONCAT(&quot;INSERT INTO  `powershellhue`.`suntimes` (`date` ,`sun_up` ,`sun_down` ) VALUES ('2016-&quot;;[.O$2];&quot;-&quot;;[.$B14];&quot;',  '&quot;;[.O14];&quot;:00',  '&quot;;[.P14];&quot;:00');&quot;)" office:value-type="string" office:string-value="INSERT INTO  `powershellhue`.`suntimes` (`date` ,`sun_up` ,`sun_down` ) VALUES ('2016-7-10',  '05:33:00',  '21:58:00');" calcext:value-type="string">
            <text:p>INSERT INTO <text:s/>`powershellhue`.`suntimes` (`date` ,`sun_up` ,`sun_down` ) VALUES ('2016-7-10', <text:s/>'05:33:00', <text:s/>'21:58:00');</text:p>
          </table:table-cell>
          <table:table-cell/>
          <table:table-cell table:formula="of:=COM.MICROSOFT.CONCAT(&quot;INSERT INTO  `powershellhue`.`suntimes` (`date` ,`sun_up` ,`sun_down` ) VALUES ('2016-&quot;;[.Q$2];&quot;-&quot;;[.$B14];&quot;',  '&quot;;[.Q14];&quot;:00',  '&quot;;[.R14];&quot;:00');&quot;)" office:value-type="string" office:string-value="INSERT INTO  `powershellhue`.`suntimes` (`date` ,`sun_up` ,`sun_down` ) VALUES ('2016-8-10',  '06:17:00',  '21:13:00');" calcext:value-type="string">
            <text:p>INSERT INTO <text:s/>`powershellhue`.`suntimes` (`date` ,`sun_up` ,`sun_down` ) VALUES ('2016-8-10', <text:s/>'06:17:00', <text:s/>'21:13:00');</text:p>
          </table:table-cell>
          <table:table-cell/>
          <table:table-cell table:formula="of:=COM.MICROSOFT.CONCAT(&quot;INSERT INTO  `powershellhue`.`suntimes` (`date` ,`sun_up` ,`sun_down` ) VALUES ('2016-&quot;;[.S$2];&quot;-&quot;;[.$B14];&quot;',  '&quot;;[.S14];&quot;:00',  '&quot;;[.T14];&quot;:00');&quot;)" office:value-type="string" office:string-value="INSERT INTO  `powershellhue`.`suntimes` (`date` ,`sun_up` ,`sun_down` ) VALUES ('2016-9-10',  '07:07:00',  '20:06:00');" calcext:value-type="string">
            <text:p>INSERT INTO <text:s/>`powershellhue`.`suntimes` (`date` ,`sun_up` ,`sun_down` ) VALUES ('2016-9-10', <text:s/>'07:07:00', <text:s/>'20:06:00');</text:p>
          </table:table-cell>
          <table:table-cell/>
          <table:table-cell table:formula="of:=COM.MICROSOFT.CONCAT(&quot;INSERT INTO  `powershellhue`.`suntimes` (`date` ,`sun_up` ,`sun_down` ) VALUES ('2016-&quot;;[.U$2];&quot;-&quot;;[.$B14];&quot;',  '&quot;;[.U14];&quot;:00',  '&quot;;[.V14];&quot;:00');&quot;)" office:value-type="string" office:string-value="INSERT INTO  `powershellhue`.`suntimes` (`date` ,`sun_up` ,`sun_down` ) VALUES ('2016-10-10',  '07:57:00',  '18:56:00');" calcext:value-type="string">
            <text:p>INSERT INTO <text:s/>`powershellhue`.`suntimes` (`date` ,`sun_up` ,`sun_down` ) VALUES ('2016-10-10', <text:s/>'07:57:00', <text:s/>'18:56:00');</text:p>
          </table:table-cell>
          <table:table-cell/>
          <table:table-cell table:formula="of:=COM.MICROSOFT.CONCAT(&quot;INSERT INTO  `powershellhue`.`suntimes` (`date` ,`sun_up` ,`sun_down` ) VALUES ('2016-&quot;;[.W$2];&quot;-&quot;;[.$B14];&quot;',  '&quot;;[.W14];&quot;:00',  '&quot;;[.X14];&quot;:00');&quot;)" office:value-type="string" office:string-value="INSERT INTO  `powershellhue`.`suntimes` (`date` ,`sun_up` ,`sun_down` ) VALUES ('2016-11-10',  '07:52:00',  '16:56:00');" calcext:value-type="string">
            <text:p>INSERT INTO <text:s/>`powershellhue`.`suntimes` (`date` ,`sun_up` ,`sun_down` ) VALUES ('2016-11-10', <text:s/>'07:52:00', <text:s/>'16:56:00');</text:p>
          </table:table-cell>
          <table:table-cell/>
          <table:table-cell table:formula="of:=COM.MICROSOFT.CONCAT(&quot;INSERT INTO  `powershellhue`.`suntimes` (`date` ,`sun_up` ,`sun_down` ) VALUES ('2016-&quot;;[.Y$2];&quot;-&quot;;[.$B14];&quot;',  '&quot;;[.Y14];&quot;:00',  '&quot;;[.Z14];&quot;:00');&quot;)" office:value-type="string" office:string-value="INSERT INTO  `powershellhue`.`suntimes` (`date` ,`sun_up` ,`sun_down` ) VALUES ('2016-12-10',  '08:37:00',  '16:29:00');" calcext:value-type="string">
            <text:p>INSERT INTO <text:s/>`powershellhue`.`suntimes` (`date` ,`sun_up` ,`sun_down` ) VALUES ('2016-12-10', <text:s/>'08:37:00', <text:s/>'16:29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15];&quot;',  '&quot;;[.C15];&quot;:00',  '&quot;;[.D15];&quot;:00');&quot;)" office:value-type="string" office:string-value="INSERT INTO  `powershellhue`.`suntimes` (`date` ,`sun_up` ,`sun_down` ) VALUES ('2016-1-11',  '08:45:00',  '16:51:00');" calcext:value-type="string">
            <text:p>INSERT INTO <text:s/>`powershellhue`.`suntimes` (`date` ,`sun_up` ,`sun_down` ) VALUES ('2016-1-11', <text:s/>'08:45:00', <text:s/>'16:51:00');</text:p>
          </table:table-cell>
          <table:table-cell/>
          <table:table-cell table:formula="of:=COM.MICROSOFT.CONCAT(&quot;INSERT INTO  `powershellhue`.`suntimes` (`date` ,`sun_up` ,`sun_down` ) VALUES ('2016-&quot;;[.E$2];&quot;-&quot;;[.$B15];&quot;',  '&quot;;[.E15];&quot;:00',  '&quot;;[.F15];&quot;:00');&quot;)" office:value-type="string" office:string-value="INSERT INTO  `powershellhue`.`suntimes` (`date` ,`sun_up` ,`sun_down` ) VALUES ('2016-2-11',  '08:04:00',  '17:45:00');" calcext:value-type="string">
            <text:p>INSERT INTO <text:s/>`powershellhue`.`suntimes` (`date` ,`sun_up` ,`sun_down` ) VALUES ('2016-2-11', <text:s/>'08:04:00', <text:s/>'17:45:00');</text:p>
          </table:table-cell>
          <table:table-cell/>
          <table:table-cell table:formula="of:=COM.MICROSOFT.CONCAT(&quot;INSERT INTO  `powershellhue`.`suntimes` (`date` ,`sun_up` ,`sun_down` ) VALUES ('2016-&quot;;[.G$2];&quot;-&quot;;[.$B15];&quot;',  '&quot;;[.G15];&quot;:00',  '&quot;;[.H15];&quot;:00');&quot;)" office:value-type="string" office:string-value="INSERT INTO  `powershellhue`.`suntimes` (`date` ,`sun_up` ,`sun_down` ) VALUES ('2016-3-11',  '07:03:00',  '18:38:00');" calcext:value-type="string">
            <text:p>INSERT INTO <text:s/>`powershellhue`.`suntimes` (`date` ,`sun_up` ,`sun_down` ) VALUES ('2016-3-11', <text:s/>'07:03:00', <text:s/>'18:38:00');</text:p>
          </table:table-cell>
          <table:table-cell/>
          <table:table-cell table:formula="of:=COM.MICROSOFT.CONCAT(&quot;INSERT INTO  `powershellhue`.`suntimes` (`date` ,`sun_up` ,`sun_down` ) VALUES ('2016-&quot;;[.I$2];&quot;-&quot;;[.$B15];&quot;',  '&quot;;[.I15];&quot;:00',  '&quot;;[.J15];&quot;:00');&quot;)" office:value-type="string" office:string-value="INSERT INTO  `powershellhue`.`suntimes` (`date` ,`sun_up` ,`sun_down` ) VALUES ('2016-4-11',  '06:52:00',  '20:32:00');" calcext:value-type="string">
            <text:p>INSERT INTO <text:s/>`powershellhue`.`suntimes` (`date` ,`sun_up` ,`sun_down` ) VALUES ('2016-4-11', <text:s/>'06:52:00', <text:s/>'20:32:00');</text:p>
          </table:table-cell>
          <table:table-cell/>
          <table:table-cell table:formula="of:=COM.MICROSOFT.CONCAT(&quot;INSERT INTO  `powershellhue`.`suntimes` (`date` ,`sun_up` ,`sun_down` ) VALUES ('2016-&quot;;[.K$2];&quot;-&quot;;[.$B15];&quot;',  '&quot;;[.K15];&quot;:00',  '&quot;;[.L15];&quot;:00');&quot;)" office:value-type="string" office:string-value="INSERT INTO  `powershellhue`.`suntimes` (`date` ,`sun_up` ,`sun_down` ) VALUES ('2016-5-11',  '05:52:00',  '21:22:00');" calcext:value-type="string">
            <text:p>INSERT INTO <text:s/>`powershellhue`.`suntimes` (`date` ,`sun_up` ,`sun_down` ) VALUES ('2016-5-11', <text:s/>'05:52:00', <text:s/>'21:22:00');</text:p>
          </table:table-cell>
          <table:table-cell/>
          <table:table-cell table:formula="of:=COM.MICROSOFT.CONCAT(&quot;INSERT INTO  `powershellhue`.`suntimes` (`date` ,`sun_up` ,`sun_down` ) VALUES ('2016-&quot;;[.M$2];&quot;-&quot;;[.$B15];&quot;',  '&quot;;[.M15];&quot;:00',  '&quot;;[.N15];&quot;:00');&quot;)" office:value-type="string" office:string-value="INSERT INTO  `powershellhue`.`suntimes` (`date` ,`sun_up` ,`sun_down` ) VALUES ('2016-6-11',  '05:20:00',  '22:00:00');" calcext:value-type="string">
            <text:p>INSERT INTO <text:s/>`powershellhue`.`suntimes` (`date` ,`sun_up` ,`sun_down` ) VALUES ('2016-6-11', <text:s/>'05:20:00', <text:s/>'22:00:00');</text:p>
          </table:table-cell>
          <table:table-cell/>
          <table:table-cell table:formula="of:=COM.MICROSOFT.CONCAT(&quot;INSERT INTO  `powershellhue`.`suntimes` (`date` ,`sun_up` ,`sun_down` ) VALUES ('2016-&quot;;[.O$2];&quot;-&quot;;[.$B15];&quot;',  '&quot;;[.O15];&quot;:00',  '&quot;;[.P15];&quot;:00');&quot;)" office:value-type="string" office:string-value="INSERT INTO  `powershellhue`.`suntimes` (`date` ,`sun_up` ,`sun_down` ) VALUES ('2016-7-11',  '05:34:00',  '21:57:00');" calcext:value-type="string">
            <text:p>INSERT INTO <text:s/>`powershellhue`.`suntimes` (`date` ,`sun_up` ,`sun_down` ) VALUES ('2016-7-11', <text:s/>'05:34:00', <text:s/>'21:57:00');</text:p>
          </table:table-cell>
          <table:table-cell/>
          <table:table-cell table:formula="of:=COM.MICROSOFT.CONCAT(&quot;INSERT INTO  `powershellhue`.`suntimes` (`date` ,`sun_up` ,`sun_down` ) VALUES ('2016-&quot;;[.Q$2];&quot;-&quot;;[.$B15];&quot;',  '&quot;;[.Q15];&quot;:00',  '&quot;;[.R15];&quot;:00');&quot;)" office:value-type="string" office:string-value="INSERT INTO  `powershellhue`.`suntimes` (`date` ,`sun_up` ,`sun_down` ) VALUES ('2016-8-11',  '06:18:00',  '21:11:00');" calcext:value-type="string">
            <text:p>INSERT INTO <text:s/>`powershellhue`.`suntimes` (`date` ,`sun_up` ,`sun_down` ) VALUES ('2016-8-11', <text:s/>'06:18:00', <text:s/>'21:11:00');</text:p>
          </table:table-cell>
          <table:table-cell/>
          <table:table-cell table:formula="of:=COM.MICROSOFT.CONCAT(&quot;INSERT INTO  `powershellhue`.`suntimes` (`date` ,`sun_up` ,`sun_down` ) VALUES ('2016-&quot;;[.S$2];&quot;-&quot;;[.$B15];&quot;',  '&quot;;[.S15];&quot;:00',  '&quot;;[.T15];&quot;:00');&quot;)" office:value-type="string" office:string-value="INSERT INTO  `powershellhue`.`suntimes` (`date` ,`sun_up` ,`sun_down` ) VALUES ('2016-9-11',  '07:09:00',  '20:03:00');" calcext:value-type="string">
            <text:p>INSERT INTO <text:s/>`powershellhue`.`suntimes` (`date` ,`sun_up` ,`sun_down` ) VALUES ('2016-9-11', <text:s/>'07:09:00', <text:s/>'20:03:00');</text:p>
          </table:table-cell>
          <table:table-cell/>
          <table:table-cell table:formula="of:=COM.MICROSOFT.CONCAT(&quot;INSERT INTO  `powershellhue`.`suntimes` (`date` ,`sun_up` ,`sun_down` ) VALUES ('2016-&quot;;[.U$2];&quot;-&quot;;[.$B15];&quot;',  '&quot;;[.U15];&quot;:00',  '&quot;;[.V15];&quot;:00');&quot;)" office:value-type="string" office:string-value="INSERT INTO  `powershellhue`.`suntimes` (`date` ,`sun_up` ,`sun_down` ) VALUES ('2016-10-11',  '07:58:00',  '18:54:00');" calcext:value-type="string">
            <text:p>INSERT INTO <text:s/>`powershellhue`.`suntimes` (`date` ,`sun_up` ,`sun_down` ) VALUES ('2016-10-11', <text:s/>'07:58:00', <text:s/>'18:54:00');</text:p>
          </table:table-cell>
          <table:table-cell/>
          <table:table-cell table:formula="of:=COM.MICROSOFT.CONCAT(&quot;INSERT INTO  `powershellhue`.`suntimes` (`date` ,`sun_up` ,`sun_down` ) VALUES ('2016-&quot;;[.W$2];&quot;-&quot;;[.$B15];&quot;',  '&quot;;[.W15];&quot;:00',  '&quot;;[.X15];&quot;:00');&quot;)" office:value-type="string" office:string-value="INSERT INTO  `powershellhue`.`suntimes` (`date` ,`sun_up` ,`sun_down` ) VALUES ('2016-11-11',  '07:53:00',  '16:54:00');" calcext:value-type="string">
            <text:p>INSERT INTO <text:s/>`powershellhue`.`suntimes` (`date` ,`sun_up` ,`sun_down` ) VALUES ('2016-11-11', <text:s/>'07:53:00', <text:s/>'16:54:00');</text:p>
          </table:table-cell>
          <table:table-cell/>
          <table:table-cell table:formula="of:=COM.MICROSOFT.CONCAT(&quot;INSERT INTO  `powershellhue`.`suntimes` (`date` ,`sun_up` ,`sun_down` ) VALUES ('2016-&quot;;[.Y$2];&quot;-&quot;;[.$B15];&quot;',  '&quot;;[.Y15];&quot;:00',  '&quot;;[.Z15];&quot;:00');&quot;)" office:value-type="string" office:string-value="INSERT INTO  `powershellhue`.`suntimes` (`date` ,`sun_up` ,`sun_down` ) VALUES ('2016-12-11',  '08:38:00',  '16:28:00');" calcext:value-type="string">
            <text:p>INSERT INTO <text:s/>`powershellhue`.`suntimes` (`date` ,`sun_up` ,`sun_down` ) VALUES ('2016-12-11', <text:s/>'08:38:00', <text:s/>'16:28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16];&quot;',  '&quot;;[.C16];&quot;:00',  '&quot;;[.D16];&quot;:00');&quot;)" office:value-type="string" office:string-value="INSERT INTO  `powershellhue`.`suntimes` (`date` ,`sun_up` ,`sun_down` ) VALUES ('2016-1-12',  '08:44:00',  '16:53:00');" calcext:value-type="string">
            <text:p>INSERT INTO <text:s/>`powershellhue`.`suntimes` (`date` ,`sun_up` ,`sun_down` ) VALUES ('2016-1-12', <text:s/>'08:44:00', <text:s/>'16:53:00');</text:p>
          </table:table-cell>
          <table:table-cell/>
          <table:table-cell table:formula="of:=COM.MICROSOFT.CONCAT(&quot;INSERT INTO  `powershellhue`.`suntimes` (`date` ,`sun_up` ,`sun_down` ) VALUES ('2016-&quot;;[.E$2];&quot;-&quot;;[.$B16];&quot;',  '&quot;;[.E16];&quot;:00',  '&quot;;[.F16];&quot;:00');&quot;)" office:value-type="string" office:string-value="INSERT INTO  `powershellhue`.`suntimes` (`date` ,`sun_up` ,`sun_down` ) VALUES ('2016-2-12',  '08:02:00',  '17:47:00');" calcext:value-type="string">
            <text:p>INSERT INTO <text:s/>`powershellhue`.`suntimes` (`date` ,`sun_up` ,`sun_down` ) VALUES ('2016-2-12', <text:s/>'08:02:00', <text:s/>'17:47:00');</text:p>
          </table:table-cell>
          <table:table-cell/>
          <table:table-cell table:formula="of:=COM.MICROSOFT.CONCAT(&quot;INSERT INTO  `powershellhue`.`suntimes` (`date` ,`sun_up` ,`sun_down` ) VALUES ('2016-&quot;;[.G$2];&quot;-&quot;;[.$B16];&quot;',  '&quot;;[.G16];&quot;:00',  '&quot;;[.H16];&quot;:00');&quot;)" office:value-type="string" office:string-value="INSERT INTO  `powershellhue`.`suntimes` (`date` ,`sun_up` ,`sun_down` ) VALUES ('2016-3-12',  '07:00:00',  '18:40:00');" calcext:value-type="string">
            <text:p>INSERT INTO <text:s/>`powershellhue`.`suntimes` (`date` ,`sun_up` ,`sun_down` ) VALUES ('2016-3-12', <text:s/>'07:00:00', <text:s/>'18:40:00');</text:p>
          </table:table-cell>
          <table:table-cell/>
          <table:table-cell table:formula="of:=COM.MICROSOFT.CONCAT(&quot;INSERT INTO  `powershellhue`.`suntimes` (`date` ,`sun_up` ,`sun_down` ) VALUES ('2016-&quot;;[.I$2];&quot;-&quot;;[.$B16];&quot;',  '&quot;;[.I16];&quot;:00',  '&quot;;[.J16];&quot;:00');&quot;)" office:value-type="string" office:string-value="INSERT INTO  `powershellhue`.`suntimes` (`date` ,`sun_up` ,`sun_down` ) VALUES ('2016-4-12',  '06:49:00',  '20:33:00');" calcext:value-type="string">
            <text:p>INSERT INTO <text:s/>`powershellhue`.`suntimes` (`date` ,`sun_up` ,`sun_down` ) VALUES ('2016-4-12', <text:s/>'06:49:00', <text:s/>'20:33:00');</text:p>
          </table:table-cell>
          <table:table-cell/>
          <table:table-cell table:formula="of:=COM.MICROSOFT.CONCAT(&quot;INSERT INTO  `powershellhue`.`suntimes` (`date` ,`sun_up` ,`sun_down` ) VALUES ('2016-&quot;;[.K$2];&quot;-&quot;;[.$B16];&quot;',  '&quot;;[.K16];&quot;:00',  '&quot;;[.L16];&quot;:00');&quot;)" office:value-type="string" office:string-value="INSERT INTO  `powershellhue`.`suntimes` (`date` ,`sun_up` ,`sun_down` ) VALUES ('2016-5-12',  '05:50:00',  '21:23:00');" calcext:value-type="string">
            <text:p>INSERT INTO <text:s/>`powershellhue`.`suntimes` (`date` ,`sun_up` ,`sun_down` ) VALUES ('2016-5-12', <text:s/>'05:50:00', <text:s/>'21:23:00');</text:p>
          </table:table-cell>
          <table:table-cell/>
          <table:table-cell table:formula="of:=COM.MICROSOFT.CONCAT(&quot;INSERT INTO  `powershellhue`.`suntimes` (`date` ,`sun_up` ,`sun_down` ) VALUES ('2016-&quot;;[.M$2];&quot;-&quot;;[.$B16];&quot;',  '&quot;;[.M16];&quot;:00',  '&quot;;[.N16];&quot;:00');&quot;)" office:value-type="string" office:string-value="INSERT INTO  `powershellhue`.`suntimes` (`date` ,`sun_up` ,`sun_down` ) VALUES ('2016-6-12',  '05:20:00',  '22:00:00');" calcext:value-type="string">
            <text:p>INSERT INTO <text:s/>`powershellhue`.`suntimes` (`date` ,`sun_up` ,`sun_down` ) VALUES ('2016-6-12', <text:s/>'05:20:00', <text:s/>'22:00:00');</text:p>
          </table:table-cell>
          <table:table-cell/>
          <table:table-cell table:formula="of:=COM.MICROSOFT.CONCAT(&quot;INSERT INTO  `powershellhue`.`suntimes` (`date` ,`sun_up` ,`sun_down` ) VALUES ('2016-&quot;;[.O$2];&quot;-&quot;;[.$B16];&quot;',  '&quot;;[.O16];&quot;:00',  '&quot;;[.P16];&quot;:00');&quot;)" office:value-type="string" office:string-value="INSERT INTO  `powershellhue`.`suntimes` (`date` ,`sun_up` ,`sun_down` ) VALUES ('2016-7-12',  '05:35:00',  '21:56:00');" calcext:value-type="string">
            <text:p>INSERT INTO <text:s/>`powershellhue`.`suntimes` (`date` ,`sun_up` ,`sun_down` ) VALUES ('2016-7-12', <text:s/>'05:35:00', <text:s/>'21:56:00');</text:p>
          </table:table-cell>
          <table:table-cell/>
          <table:table-cell table:formula="of:=COM.MICROSOFT.CONCAT(&quot;INSERT INTO  `powershellhue`.`suntimes` (`date` ,`sun_up` ,`sun_down` ) VALUES ('2016-&quot;;[.Q$2];&quot;-&quot;;[.$B16];&quot;',  '&quot;;[.Q16];&quot;:00',  '&quot;;[.R16];&quot;:00');&quot;)" office:value-type="string" office:string-value="INSERT INTO  `powershellhue`.`suntimes` (`date` ,`sun_up` ,`sun_down` ) VALUES ('2016-8-12',  '06:20:00',  '21:09:00');" calcext:value-type="string">
            <text:p>INSERT INTO <text:s/>`powershellhue`.`suntimes` (`date` ,`sun_up` ,`sun_down` ) VALUES ('2016-8-12', <text:s/>'06:20:00', <text:s/>'21:09:00');</text:p>
          </table:table-cell>
          <table:table-cell/>
          <table:table-cell table:formula="of:=COM.MICROSOFT.CONCAT(&quot;INSERT INTO  `powershellhue`.`suntimes` (`date` ,`sun_up` ,`sun_down` ) VALUES ('2016-&quot;;[.S$2];&quot;-&quot;;[.$B16];&quot;',  '&quot;;[.S16];&quot;:00',  '&quot;;[.T16];&quot;:00');&quot;)" office:value-type="string" office:string-value="INSERT INTO  `powershellhue`.`suntimes` (`date` ,`sun_up` ,`sun_down` ) VALUES ('2016-9-12',  '07:10:00',  '20:01:00');" calcext:value-type="string">
            <text:p>INSERT INTO <text:s/>`powershellhue`.`suntimes` (`date` ,`sun_up` ,`sun_down` ) VALUES ('2016-9-12', <text:s/>'07:10:00', <text:s/>'20:01:00');</text:p>
          </table:table-cell>
          <table:table-cell/>
          <table:table-cell table:formula="of:=COM.MICROSOFT.CONCAT(&quot;INSERT INTO  `powershellhue`.`suntimes` (`date` ,`sun_up` ,`sun_down` ) VALUES ('2016-&quot;;[.U$2];&quot;-&quot;;[.$B16];&quot;',  '&quot;;[.U16];&quot;:00',  '&quot;;[.V16];&quot;:00');&quot;)" office:value-type="string" office:string-value="INSERT INTO  `powershellhue`.`suntimes` (`date` ,`sun_up` ,`sun_down` ) VALUES ('2016-10-12',  '08:00:00',  '18:52:00');" calcext:value-type="string">
            <text:p>INSERT INTO <text:s/>`powershellhue`.`suntimes` (`date` ,`sun_up` ,`sun_down` ) VALUES ('2016-10-12', <text:s/>'08:00:00', <text:s/>'18:52:00');</text:p>
          </table:table-cell>
          <table:table-cell/>
          <table:table-cell table:formula="of:=COM.MICROSOFT.CONCAT(&quot;INSERT INTO  `powershellhue`.`suntimes` (`date` ,`sun_up` ,`sun_down` ) VALUES ('2016-&quot;;[.W$2];&quot;-&quot;;[.$B16];&quot;',  '&quot;;[.W16];&quot;:00',  '&quot;;[.X16];&quot;:00');&quot;)" office:value-type="string" office:string-value="INSERT INTO  `powershellhue`.`suntimes` (`date` ,`sun_up` ,`sun_down` ) VALUES ('2016-11-12',  '07:55:00',  '16:53:00');" calcext:value-type="string">
            <text:p>INSERT INTO <text:s/>`powershellhue`.`suntimes` (`date` ,`sun_up` ,`sun_down` ) VALUES ('2016-11-12', <text:s/>'07:55:00', <text:s/>'16:53:00');</text:p>
          </table:table-cell>
          <table:table-cell/>
          <table:table-cell table:formula="of:=COM.MICROSOFT.CONCAT(&quot;INSERT INTO  `powershellhue`.`suntimes` (`date` ,`sun_up` ,`sun_down` ) VALUES ('2016-&quot;;[.Y$2];&quot;-&quot;;[.$B16];&quot;',  '&quot;;[.Y16];&quot;:00',  '&quot;;[.Z16];&quot;:00');&quot;)" office:value-type="string" office:string-value="INSERT INTO  `powershellhue`.`suntimes` (`date` ,`sun_up` ,`sun_down` ) VALUES ('2016-12-12',  '08:39:00',  '16:28:00');" calcext:value-type="string">
            <text:p>INSERT INTO <text:s/>`powershellhue`.`suntimes` (`date` ,`sun_up` ,`sun_down` ) VALUES ('2016-12-12', <text:s/>'08:39:00', <text:s/>'16:28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17];&quot;',  '&quot;;[.C17];&quot;:00',  '&quot;;[.D17];&quot;:00');&quot;)" office:value-type="string" office:string-value="INSERT INTO  `powershellhue`.`suntimes` (`date` ,`sun_up` ,`sun_down` ) VALUES ('2016-1-13',  '08:43:00',  '16:54:00');" calcext:value-type="string">
            <text:p>INSERT INTO <text:s/>`powershellhue`.`suntimes` (`date` ,`sun_up` ,`sun_down` ) VALUES ('2016-1-13', <text:s/>'08:43:00', <text:s/>'16:54:00');</text:p>
          </table:table-cell>
          <table:table-cell/>
          <table:table-cell table:formula="of:=COM.MICROSOFT.CONCAT(&quot;INSERT INTO  `powershellhue`.`suntimes` (`date` ,`sun_up` ,`sun_down` ) VALUES ('2016-&quot;;[.E$2];&quot;-&quot;;[.$B17];&quot;',  '&quot;;[.E17];&quot;:00',  '&quot;;[.F17];&quot;:00');&quot;)" office:value-type="string" office:string-value="INSERT INTO  `powershellhue`.`suntimes` (`date` ,`sun_up` ,`sun_down` ) VALUES ('2016-2-13',  '08:00:00',  '17:49:00');" calcext:value-type="string">
            <text:p>INSERT INTO <text:s/>`powershellhue`.`suntimes` (`date` ,`sun_up` ,`sun_down` ) VALUES ('2016-2-13', <text:s/>'08:00:00', <text:s/>'17:49:00');</text:p>
          </table:table-cell>
          <table:table-cell/>
          <table:table-cell table:formula="of:=COM.MICROSOFT.CONCAT(&quot;INSERT INTO  `powershellhue`.`suntimes` (`date` ,`sun_up` ,`sun_down` ) VALUES ('2016-&quot;;[.G$2];&quot;-&quot;;[.$B17];&quot;',  '&quot;;[.G17];&quot;:00',  '&quot;;[.H17];&quot;:00');&quot;)" office:value-type="string" office:string-value="INSERT INTO  `powershellhue`.`suntimes` (`date` ,`sun_up` ,`sun_down` ) VALUES ('2016-3-13',  '06:58:00',  '18:42:00');" calcext:value-type="string">
            <text:p>INSERT INTO <text:s/>`powershellhue`.`suntimes` (`date` ,`sun_up` ,`sun_down` ) VALUES ('2016-3-13', <text:s/>'06:58:00', <text:s/>'18:42:00');</text:p>
          </table:table-cell>
          <table:table-cell/>
          <table:table-cell table:formula="of:=COM.MICROSOFT.CONCAT(&quot;INSERT INTO  `powershellhue`.`suntimes` (`date` ,`sun_up` ,`sun_down` ) VALUES ('2016-&quot;;[.I$2];&quot;-&quot;;[.$B17];&quot;',  '&quot;;[.I17];&quot;:00',  '&quot;;[.J17];&quot;:00');&quot;)" office:value-type="string" office:string-value="INSERT INTO  `powershellhue`.`suntimes` (`date` ,`sun_up` ,`sun_down` ) VALUES ('2016-4-13',  '06:47:00',  '20:35:00');" calcext:value-type="string">
            <text:p>INSERT INTO <text:s/>`powershellhue`.`suntimes` (`date` ,`sun_up` ,`sun_down` ) VALUES ('2016-4-13', <text:s/>'06:47:00', <text:s/>'20:35:00');</text:p>
          </table:table-cell>
          <table:table-cell/>
          <table:table-cell table:formula="of:=COM.MICROSOFT.CONCAT(&quot;INSERT INTO  `powershellhue`.`suntimes` (`date` ,`sun_up` ,`sun_down` ) VALUES ('2016-&quot;;[.K$2];&quot;-&quot;;[.$B17];&quot;',  '&quot;;[.K17];&quot;:00',  '&quot;;[.L17];&quot;:00');&quot;)" office:value-type="string" office:string-value="INSERT INTO  `powershellhue`.`suntimes` (`date` ,`sun_up` ,`sun_down` ) VALUES ('2016-5-13',  '05:49:00',  '21:25:00');" calcext:value-type="string">
            <text:p>INSERT INTO <text:s/>`powershellhue`.`suntimes` (`date` ,`sun_up` ,`sun_down` ) VALUES ('2016-5-13', <text:s/>'05:49:00', <text:s/>'21:25:00');</text:p>
          </table:table-cell>
          <table:table-cell/>
          <table:table-cell table:formula="of:=COM.MICROSOFT.CONCAT(&quot;INSERT INTO  `powershellhue`.`suntimes` (`date` ,`sun_up` ,`sun_down` ) VALUES ('2016-&quot;;[.M$2];&quot;-&quot;;[.$B17];&quot;',  '&quot;;[.M17];&quot;:00',  '&quot;;[.N17];&quot;:00');&quot;)" office:value-type="string" office:string-value="INSERT INTO  `powershellhue`.`suntimes` (`date` ,`sun_up` ,`sun_down` ) VALUES ('2016-6-13',  '05:20:00',  '22:01:00');" calcext:value-type="string">
            <text:p>INSERT INTO <text:s/>`powershellhue`.`suntimes` (`date` ,`sun_up` ,`sun_down` ) VALUES ('2016-6-13', <text:s/>'05:20:00', <text:s/>'22:01:00');</text:p>
          </table:table-cell>
          <table:table-cell/>
          <table:table-cell table:formula="of:=COM.MICROSOFT.CONCAT(&quot;INSERT INTO  `powershellhue`.`suntimes` (`date` ,`sun_up` ,`sun_down` ) VALUES ('2016-&quot;;[.O$2];&quot;-&quot;;[.$B17];&quot;',  '&quot;;[.O17];&quot;:00',  '&quot;;[.P17];&quot;:00');&quot;)" office:value-type="string" office:string-value="INSERT INTO  `powershellhue`.`suntimes` (`date` ,`sun_up` ,`sun_down` ) VALUES ('2016-7-13',  '05:36:00',  '21:55:00');" calcext:value-type="string">
            <text:p>INSERT INTO <text:s/>`powershellhue`.`suntimes` (`date` ,`sun_up` ,`sun_down` ) VALUES ('2016-7-13', <text:s/>'05:36:00', <text:s/>'21:55:00');</text:p>
          </table:table-cell>
          <table:table-cell/>
          <table:table-cell table:formula="of:=COM.MICROSOFT.CONCAT(&quot;INSERT INTO  `powershellhue`.`suntimes` (`date` ,`sun_up` ,`sun_down` ) VALUES ('2016-&quot;;[.Q$2];&quot;-&quot;;[.$B17];&quot;',  '&quot;;[.Q17];&quot;:00',  '&quot;;[.R17];&quot;:00');&quot;)" office:value-type="string" office:string-value="INSERT INTO  `powershellhue`.`suntimes` (`date` ,`sun_up` ,`sun_down` ) VALUES ('2016-8-13',  '06:21:00',  '21:07:00');" calcext:value-type="string">
            <text:p>INSERT INTO <text:s/>`powershellhue`.`suntimes` (`date` ,`sun_up` ,`sun_down` ) VALUES ('2016-8-13', <text:s/>'06:21:00', <text:s/>'21:07:00');</text:p>
          </table:table-cell>
          <table:table-cell/>
          <table:table-cell table:formula="of:=COM.MICROSOFT.CONCAT(&quot;INSERT INTO  `powershellhue`.`suntimes` (`date` ,`sun_up` ,`sun_down` ) VALUES ('2016-&quot;;[.S$2];&quot;-&quot;;[.$B17];&quot;',  '&quot;;[.S17];&quot;:00',  '&quot;;[.T17];&quot;:00');&quot;)" office:value-type="string" office:string-value="INSERT INTO  `powershellhue`.`suntimes` (`date` ,`sun_up` ,`sun_down` ) VALUES ('2016-9-13',  '07:12:00',  '19:59:00');" calcext:value-type="string">
            <text:p>INSERT INTO <text:s/>`powershellhue`.`suntimes` (`date` ,`sun_up` ,`sun_down` ) VALUES ('2016-9-13', <text:s/>'07:12:00', <text:s/>'19:59:00');</text:p>
          </table:table-cell>
          <table:table-cell/>
          <table:table-cell table:formula="of:=COM.MICROSOFT.CONCAT(&quot;INSERT INTO  `powershellhue`.`suntimes` (`date` ,`sun_up` ,`sun_down` ) VALUES ('2016-&quot;;[.U$2];&quot;-&quot;;[.$B17];&quot;',  '&quot;;[.U17];&quot;:00',  '&quot;;[.V17];&quot;:00');&quot;)" office:value-type="string" office:string-value="INSERT INTO  `powershellhue`.`suntimes` (`date` ,`sun_up` ,`sun_down` ) VALUES ('2016-10-13',  '08:02:00',  '18:50:00');" calcext:value-type="string">
            <text:p>INSERT INTO <text:s/>`powershellhue`.`suntimes` (`date` ,`sun_up` ,`sun_down` ) VALUES ('2016-10-13', <text:s/>'08:02:00', <text:s/>'18:50:00');</text:p>
          </table:table-cell>
          <table:table-cell/>
          <table:table-cell table:formula="of:=COM.MICROSOFT.CONCAT(&quot;INSERT INTO  `powershellhue`.`suntimes` (`date` ,`sun_up` ,`sun_down` ) VALUES ('2016-&quot;;[.W$2];&quot;-&quot;;[.$B17];&quot;',  '&quot;;[.W17];&quot;:00',  '&quot;;[.X17];&quot;:00');&quot;)" office:value-type="string" office:string-value="INSERT INTO  `powershellhue`.`suntimes` (`date` ,`sun_up` ,`sun_down` ) VALUES ('2016-11-13',  '07:57:00',  '16:51:00');" calcext:value-type="string">
            <text:p>INSERT INTO <text:s/>`powershellhue`.`suntimes` (`date` ,`sun_up` ,`sun_down` ) VALUES ('2016-11-13', <text:s/>'07:57:00', <text:s/>'16:51:00');</text:p>
          </table:table-cell>
          <table:table-cell/>
          <table:table-cell table:formula="of:=COM.MICROSOFT.CONCAT(&quot;INSERT INTO  `powershellhue`.`suntimes` (`date` ,`sun_up` ,`sun_down` ) VALUES ('2016-&quot;;[.Y$2];&quot;-&quot;;[.$B17];&quot;',  '&quot;;[.Y17];&quot;:00',  '&quot;;[.Z17];&quot;:00');&quot;)" office:value-type="string" office:string-value="INSERT INTO  `powershellhue`.`suntimes` (`date` ,`sun_up` ,`sun_down` ) VALUES ('2016-12-13',  '08:40:00',  '16:28:00');" calcext:value-type="string">
            <text:p>INSERT INTO <text:s/>`powershellhue`.`suntimes` (`date` ,`sun_up` ,`sun_down` ) VALUES ('2016-12-13', <text:s/>'08:40:00', <text:s/>'16:28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18];&quot;',  '&quot;;[.C18];&quot;:00',  '&quot;;[.D18];&quot;:00');&quot;)" office:value-type="string" office:string-value="INSERT INTO  `powershellhue`.`suntimes` (`date` ,`sun_up` ,`sun_down` ) VALUES ('2016-1-14',  '08:42:00',  '16:56:00');" calcext:value-type="string">
            <text:p>INSERT INTO <text:s/>`powershellhue`.`suntimes` (`date` ,`sun_up` ,`sun_down` ) VALUES ('2016-1-14', <text:s/>'08:42:00', <text:s/>'16:56:00');</text:p>
          </table:table-cell>
          <table:table-cell/>
          <table:table-cell table:formula="of:=COM.MICROSOFT.CONCAT(&quot;INSERT INTO  `powershellhue`.`suntimes` (`date` ,`sun_up` ,`sun_down` ) VALUES ('2016-&quot;;[.E$2];&quot;-&quot;;[.$B18];&quot;',  '&quot;;[.E18];&quot;:00',  '&quot;;[.F18];&quot;:00');&quot;)" office:value-type="string" office:string-value="INSERT INTO  `powershellhue`.`suntimes` (`date` ,`sun_up` ,`sun_down` ) VALUES ('2016-2-14',  '07:58:00',  '17:51:00');" calcext:value-type="string">
            <text:p>INSERT INTO <text:s/>`powershellhue`.`suntimes` (`date` ,`sun_up` ,`sun_down` ) VALUES ('2016-2-14', <text:s/>'07:58:00', <text:s/>'17:51:00');</text:p>
          </table:table-cell>
          <table:table-cell/>
          <table:table-cell table:formula="of:=COM.MICROSOFT.CONCAT(&quot;INSERT INTO  `powershellhue`.`suntimes` (`date` ,`sun_up` ,`sun_down` ) VALUES ('2016-&quot;;[.G$2];&quot;-&quot;;[.$B18];&quot;',  '&quot;;[.G18];&quot;:00',  '&quot;;[.H18];&quot;:00');&quot;)" office:value-type="string" office:string-value="INSERT INTO  `powershellhue`.`suntimes` (`date` ,`sun_up` ,`sun_down` ) VALUES ('2016-3-14',  '06:56:00',  '18:43:00');" calcext:value-type="string">
            <text:p>INSERT INTO <text:s/>`powershellhue`.`suntimes` (`date` ,`sun_up` ,`sun_down` ) VALUES ('2016-3-14', <text:s/>'06:56:00', <text:s/>'18:43:00');</text:p>
          </table:table-cell>
          <table:table-cell/>
          <table:table-cell table:formula="of:=COM.MICROSOFT.CONCAT(&quot;INSERT INTO  `powershellhue`.`suntimes` (`date` ,`sun_up` ,`sun_down` ) VALUES ('2016-&quot;;[.I$2];&quot;-&quot;;[.$B18];&quot;',  '&quot;;[.I18];&quot;:00',  '&quot;;[.J18];&quot;:00');&quot;)" office:value-type="string" office:string-value="INSERT INTO  `powershellhue`.`suntimes` (`date` ,`sun_up` ,`sun_down` ) VALUES ('2016-4-14',  '06:45:00',  '20:37:00');" calcext:value-type="string">
            <text:p>INSERT INTO <text:s/>`powershellhue`.`suntimes` (`date` ,`sun_up` ,`sun_down` ) VALUES ('2016-4-14', <text:s/>'06:45:00', <text:s/>'20:37:00');</text:p>
          </table:table-cell>
          <table:table-cell/>
          <table:table-cell table:formula="of:=COM.MICROSOFT.CONCAT(&quot;INSERT INTO  `powershellhue`.`suntimes` (`date` ,`sun_up` ,`sun_down` ) VALUES ('2016-&quot;;[.K$2];&quot;-&quot;;[.$B18];&quot;',  '&quot;;[.K18];&quot;:00',  '&quot;;[.L18];&quot;:00');&quot;)" office:value-type="string" office:string-value="INSERT INTO  `powershellhue`.`suntimes` (`date` ,`sun_up` ,`sun_down` ) VALUES ('2016-5-14',  '05:47:00',  '21:26:00');" calcext:value-type="string">
            <text:p>INSERT INTO <text:s/>`powershellhue`.`suntimes` (`date` ,`sun_up` ,`sun_down` ) VALUES ('2016-5-14', <text:s/>'05:47:00', <text:s/>'21:26:00');</text:p>
          </table:table-cell>
          <table:table-cell/>
          <table:table-cell table:formula="of:=COM.MICROSOFT.CONCAT(&quot;INSERT INTO  `powershellhue`.`suntimes` (`date` ,`sun_up` ,`sun_down` ) VALUES ('2016-&quot;;[.M$2];&quot;-&quot;;[.$B18];&quot;',  '&quot;;[.M18];&quot;:00',  '&quot;;[.N18];&quot;:00');&quot;)" office:value-type="string" office:string-value="INSERT INTO  `powershellhue`.`suntimes` (`date` ,`sun_up` ,`sun_down` ) VALUES ('2016-6-14',  '05:20:00',  '22:01:00');" calcext:value-type="string">
            <text:p>INSERT INTO <text:s/>`powershellhue`.`suntimes` (`date` ,`sun_up` ,`sun_down` ) VALUES ('2016-6-14', <text:s/>'05:20:00', <text:s/>'22:01:00');</text:p>
          </table:table-cell>
          <table:table-cell/>
          <table:table-cell table:formula="of:=COM.MICROSOFT.CONCAT(&quot;INSERT INTO  `powershellhue`.`suntimes` (`date` ,`sun_up` ,`sun_down` ) VALUES ('2016-&quot;;[.O$2];&quot;-&quot;;[.$B18];&quot;',  '&quot;;[.O18];&quot;:00',  '&quot;;[.P18];&quot;:00');&quot;)" office:value-type="string" office:string-value="INSERT INTO  `powershellhue`.`suntimes` (`date` ,`sun_up` ,`sun_down` ) VALUES ('2016-7-14',  '05:37:00',  '21:54:00');" calcext:value-type="string">
            <text:p>INSERT INTO <text:s/>`powershellhue`.`suntimes` (`date` ,`sun_up` ,`sun_down` ) VALUES ('2016-7-14', <text:s/>'05:37:00', <text:s/>'21:54:00');</text:p>
          </table:table-cell>
          <table:table-cell/>
          <table:table-cell table:formula="of:=COM.MICROSOFT.CONCAT(&quot;INSERT INTO  `powershellhue`.`suntimes` (`date` ,`sun_up` ,`sun_down` ) VALUES ('2016-&quot;;[.Q$2];&quot;-&quot;;[.$B18];&quot;',  '&quot;;[.Q18];&quot;:00',  '&quot;;[.R18];&quot;:00');&quot;)" office:value-type="string" office:string-value="INSERT INTO  `powershellhue`.`suntimes` (`date` ,`sun_up` ,`sun_down` ) VALUES ('2016-8-14',  '06:23:00',  '21:05:00');" calcext:value-type="string">
            <text:p>INSERT INTO <text:s/>`powershellhue`.`suntimes` (`date` ,`sun_up` ,`sun_down` ) VALUES ('2016-8-14', <text:s/>'06:23:00', <text:s/>'21:05:00');</text:p>
          </table:table-cell>
          <table:table-cell/>
          <table:table-cell table:formula="of:=COM.MICROSOFT.CONCAT(&quot;INSERT INTO  `powershellhue`.`suntimes` (`date` ,`sun_up` ,`sun_down` ) VALUES ('2016-&quot;;[.S$2];&quot;-&quot;;[.$B18];&quot;',  '&quot;;[.S18];&quot;:00',  '&quot;;[.T18];&quot;:00');&quot;)" office:value-type="string" office:string-value="INSERT INTO  `powershellhue`.`suntimes` (`date` ,`sun_up` ,`sun_down` ) VALUES ('2016-9-14',  '07:13:00',  '19:56:00');" calcext:value-type="string">
            <text:p>INSERT INTO <text:s/>`powershellhue`.`suntimes` (`date` ,`sun_up` ,`sun_down` ) VALUES ('2016-9-14', <text:s/>'07:13:00', <text:s/>'19:56:00');</text:p>
          </table:table-cell>
          <table:table-cell/>
          <table:table-cell table:formula="of:=COM.MICROSOFT.CONCAT(&quot;INSERT INTO  `powershellhue`.`suntimes` (`date` ,`sun_up` ,`sun_down` ) VALUES ('2016-&quot;;[.U$2];&quot;-&quot;;[.$B18];&quot;',  '&quot;;[.U18];&quot;:00',  '&quot;;[.V18];&quot;:00');&quot;)" office:value-type="string" office:string-value="INSERT INTO  `powershellhue`.`suntimes` (`date` ,`sun_up` ,`sun_down` ) VALUES ('2016-10-14',  '08:04:00',  '18:47:00');" calcext:value-type="string">
            <text:p>INSERT INTO <text:s/>`powershellhue`.`suntimes` (`date` ,`sun_up` ,`sun_down` ) VALUES ('2016-10-14', <text:s/>'08:04:00', <text:s/>'18:47:00');</text:p>
          </table:table-cell>
          <table:table-cell/>
          <table:table-cell table:formula="of:=COM.MICROSOFT.CONCAT(&quot;INSERT INTO  `powershellhue`.`suntimes` (`date` ,`sun_up` ,`sun_down` ) VALUES ('2016-&quot;;[.W$2];&quot;-&quot;;[.$B18];&quot;',  '&quot;;[.W18];&quot;:00',  '&quot;;[.X18];&quot;:00');&quot;)" office:value-type="string" office:string-value="INSERT INTO  `powershellhue`.`suntimes` (`date` ,`sun_up` ,`sun_down` ) VALUES ('2016-11-14',  '07:59:00',  '16:50:00');" calcext:value-type="string">
            <text:p>INSERT INTO <text:s/>`powershellhue`.`suntimes` (`date` ,`sun_up` ,`sun_down` ) VALUES ('2016-11-14', <text:s/>'07:59:00', <text:s/>'16:50:00');</text:p>
          </table:table-cell>
          <table:table-cell/>
          <table:table-cell table:formula="of:=COM.MICROSOFT.CONCAT(&quot;INSERT INTO  `powershellhue`.`suntimes` (`date` ,`sun_up` ,`sun_down` ) VALUES ('2016-&quot;;[.Y$2];&quot;-&quot;;[.$B18];&quot;',  '&quot;;[.Y18];&quot;:00',  '&quot;;[.Z18];&quot;:00');&quot;)" office:value-type="string" office:string-value="INSERT INTO  `powershellhue`.`suntimes` (`date` ,`sun_up` ,`sun_down` ) VALUES ('2016-12-14',  '08:41:00',  '16:28:00');" calcext:value-type="string">
            <text:p>INSERT INTO <text:s/>`powershellhue`.`suntimes` (`date` ,`sun_up` ,`sun_down` ) VALUES ('2016-12-14', <text:s/>'08:41:00', <text:s/>'16:28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19];&quot;',  '&quot;;[.C19];&quot;:00',  '&quot;;[.D19];&quot;:00');&quot;)" office:value-type="string" office:string-value="INSERT INTO  `powershellhue`.`suntimes` (`date` ,`sun_up` ,`sun_down` ) VALUES ('2016-1-15',  '08:42:00',  '16:57:00');" calcext:value-type="string">
            <text:p>INSERT INTO <text:s/>`powershellhue`.`suntimes` (`date` ,`sun_up` ,`sun_down` ) VALUES ('2016-1-15', <text:s/>'08:42:00', <text:s/>'16:57:00');</text:p>
          </table:table-cell>
          <table:table-cell/>
          <table:table-cell table:formula="of:=COM.MICROSOFT.CONCAT(&quot;INSERT INTO  `powershellhue`.`suntimes` (`date` ,`sun_up` ,`sun_down` ) VALUES ('2016-&quot;;[.E$2];&quot;-&quot;;[.$B19];&quot;',  '&quot;;[.E19];&quot;:00',  '&quot;;[.F19];&quot;:00');&quot;)" office:value-type="string" office:string-value="INSERT INTO  `powershellhue`.`suntimes` (`date` ,`sun_up` ,`sun_down` ) VALUES ('2016-2-15',  '07:56:00',  '17:53:00');" calcext:value-type="string">
            <text:p>INSERT INTO <text:s/>`powershellhue`.`suntimes` (`date` ,`sun_up` ,`sun_down` ) VALUES ('2016-2-15', <text:s/>'07:56:00', <text:s/>'17:53:00');</text:p>
          </table:table-cell>
          <table:table-cell/>
          <table:table-cell table:formula="of:=COM.MICROSOFT.CONCAT(&quot;INSERT INTO  `powershellhue`.`suntimes` (`date` ,`sun_up` ,`sun_down` ) VALUES ('2016-&quot;;[.G$2];&quot;-&quot;;[.$B19];&quot;',  '&quot;;[.G19];&quot;:00',  '&quot;;[.H19];&quot;:00');&quot;)" office:value-type="string" office:string-value="INSERT INTO  `powershellhue`.`suntimes` (`date` ,`sun_up` ,`sun_down` ) VALUES ('2016-3-15',  '06:53:00',  '18:45:00');" calcext:value-type="string">
            <text:p>INSERT INTO <text:s/>`powershellhue`.`suntimes` (`date` ,`sun_up` ,`sun_down` ) VALUES ('2016-3-15', <text:s/>'06:53:00', <text:s/>'18:45:00');</text:p>
          </table:table-cell>
          <table:table-cell/>
          <table:table-cell table:formula="of:=COM.MICROSOFT.CONCAT(&quot;INSERT INTO  `powershellhue`.`suntimes` (`date` ,`sun_up` ,`sun_down` ) VALUES ('2016-&quot;;[.I$2];&quot;-&quot;;[.$B19];&quot;',  '&quot;;[.I19];&quot;:00',  '&quot;;[.J19];&quot;:00');&quot;)" office:value-type="string" office:string-value="INSERT INTO  `powershellhue`.`suntimes` (`date` ,`sun_up` ,`sun_down` ) VALUES ('2016-4-15',  '06:43:00',  '20:38:00');" calcext:value-type="string">
            <text:p>INSERT INTO <text:s/>`powershellhue`.`suntimes` (`date` ,`sun_up` ,`sun_down` ) VALUES ('2016-4-15', <text:s/>'06:43:00', <text:s/>'20:38:00');</text:p>
          </table:table-cell>
          <table:table-cell/>
          <table:table-cell table:formula="of:=COM.MICROSOFT.CONCAT(&quot;INSERT INTO  `powershellhue`.`suntimes` (`date` ,`sun_up` ,`sun_down` ) VALUES ('2016-&quot;;[.K$2];&quot;-&quot;;[.$B19];&quot;',  '&quot;;[.K19];&quot;:00',  '&quot;;[.L19];&quot;:00');&quot;)" office:value-type="string" office:string-value="INSERT INTO  `powershellhue`.`suntimes` (`date` ,`sun_up` ,`sun_down` ) VALUES ('2016-5-15',  '05:46:00',  '21:28:00');" calcext:value-type="string">
            <text:p>INSERT INTO <text:s/>`powershellhue`.`suntimes` (`date` ,`sun_up` ,`sun_down` ) VALUES ('2016-5-15', <text:s/>'05:46:00', <text:s/>'21:28:00');</text:p>
          </table:table-cell>
          <table:table-cell/>
          <table:table-cell table:formula="of:=COM.MICROSOFT.CONCAT(&quot;INSERT INTO  `powershellhue`.`suntimes` (`date` ,`sun_up` ,`sun_down` ) VALUES ('2016-&quot;;[.M$2];&quot;-&quot;;[.$B19];&quot;',  '&quot;;[.M19];&quot;:00',  '&quot;;[.N19];&quot;:00');&quot;)" office:value-type="string" office:string-value="INSERT INTO  `powershellhue`.`suntimes` (`date` ,`sun_up` ,`sun_down` ) VALUES ('2016-6-15',  '05:19:00',  '22:02:00');" calcext:value-type="string">
            <text:p>INSERT INTO <text:s/>`powershellhue`.`suntimes` (`date` ,`sun_up` ,`sun_down` ) VALUES ('2016-6-15', <text:s/>'05:19:00', <text:s/>'22:02:00');</text:p>
          </table:table-cell>
          <table:table-cell/>
          <table:table-cell table:formula="of:=COM.MICROSOFT.CONCAT(&quot;INSERT INTO  `powershellhue`.`suntimes` (`date` ,`sun_up` ,`sun_down` ) VALUES ('2016-&quot;;[.O$2];&quot;-&quot;;[.$B19];&quot;',  '&quot;;[.O19];&quot;:00',  '&quot;;[.P19];&quot;:00');&quot;)" office:value-type="string" office:string-value="INSERT INTO  `powershellhue`.`suntimes` (`date` ,`sun_up` ,`sun_down` ) VALUES ('2016-7-15',  '05:38:00',  '21:53:00');" calcext:value-type="string">
            <text:p>INSERT INTO <text:s/>`powershellhue`.`suntimes` (`date` ,`sun_up` ,`sun_down` ) VALUES ('2016-7-15', <text:s/>'05:38:00', <text:s/>'21:53:00');</text:p>
          </table:table-cell>
          <table:table-cell/>
          <table:table-cell table:formula="of:=COM.MICROSOFT.CONCAT(&quot;INSERT INTO  `powershellhue`.`suntimes` (`date` ,`sun_up` ,`sun_down` ) VALUES ('2016-&quot;;[.Q$2];&quot;-&quot;;[.$B19];&quot;',  '&quot;;[.Q19];&quot;:00',  '&quot;;[.R19];&quot;:00');&quot;)" office:value-type="string" office:string-value="INSERT INTO  `powershellhue`.`suntimes` (`date` ,`sun_up` ,`sun_down` ) VALUES ('2016-8-15',  '06:25:00',  '21:03:00');" calcext:value-type="string">
            <text:p>INSERT INTO <text:s/>`powershellhue`.`suntimes` (`date` ,`sun_up` ,`sun_down` ) VALUES ('2016-8-15', <text:s/>'06:25:00', <text:s/>'21:03:00');</text:p>
          </table:table-cell>
          <table:table-cell/>
          <table:table-cell table:formula="of:=COM.MICROSOFT.CONCAT(&quot;INSERT INTO  `powershellhue`.`suntimes` (`date` ,`sun_up` ,`sun_down` ) VALUES ('2016-&quot;;[.S$2];&quot;-&quot;;[.$B19];&quot;',  '&quot;;[.S19];&quot;:00',  '&quot;;[.T19];&quot;:00');&quot;)" office:value-type="string" office:string-value="INSERT INTO  `powershellhue`.`suntimes` (`date` ,`sun_up` ,`sun_down` ) VALUES ('2016-9-15',  '07:15:00',  '19:54:00');" calcext:value-type="string">
            <text:p>INSERT INTO <text:s/>`powershellhue`.`suntimes` (`date` ,`sun_up` ,`sun_down` ) VALUES ('2016-9-15', <text:s/>'07:15:00', <text:s/>'19:54:00');</text:p>
          </table:table-cell>
          <table:table-cell/>
          <table:table-cell table:formula="of:=COM.MICROSOFT.CONCAT(&quot;INSERT INTO  `powershellhue`.`suntimes` (`date` ,`sun_up` ,`sun_down` ) VALUES ('2016-&quot;;[.U$2];&quot;-&quot;;[.$B19];&quot;',  '&quot;;[.U19];&quot;:00',  '&quot;;[.V19];&quot;:00');&quot;)" office:value-type="string" office:string-value="INSERT INTO  `powershellhue`.`suntimes` (`date` ,`sun_up` ,`sun_down` ) VALUES ('2016-10-15',  '08:05:00',  '18:45:00');" calcext:value-type="string">
            <text:p>INSERT INTO <text:s/>`powershellhue`.`suntimes` (`date` ,`sun_up` ,`sun_down` ) VALUES ('2016-10-15', <text:s/>'08:05:00', <text:s/>'18:45:00');</text:p>
          </table:table-cell>
          <table:table-cell/>
          <table:table-cell table:formula="of:=COM.MICROSOFT.CONCAT(&quot;INSERT INTO  `powershellhue`.`suntimes` (`date` ,`sun_up` ,`sun_down` ) VALUES ('2016-&quot;;[.W$2];&quot;-&quot;;[.$B19];&quot;',  '&quot;;[.W19];&quot;:00',  '&quot;;[.X19];&quot;:00');&quot;)" office:value-type="string" office:string-value="INSERT INTO  `powershellhue`.`suntimes` (`date` ,`sun_up` ,`sun_down` ) VALUES ('2016-11-15',  '08:00:00',  '16:48:00');" calcext:value-type="string">
            <text:p>INSERT INTO <text:s/>`powershellhue`.`suntimes` (`date` ,`sun_up` ,`sun_down` ) VALUES ('2016-11-15', <text:s/>'08:00:00', <text:s/>'16:48:00');</text:p>
          </table:table-cell>
          <table:table-cell/>
          <table:table-cell table:formula="of:=COM.MICROSOFT.CONCAT(&quot;INSERT INTO  `powershellhue`.`suntimes` (`date` ,`sun_up` ,`sun_down` ) VALUES ('2016-&quot;;[.Y$2];&quot;-&quot;;[.$B19];&quot;',  '&quot;;[.Y19];&quot;:00',  '&quot;;[.Z19];&quot;:00');&quot;)" office:value-type="string" office:string-value="INSERT INTO  `powershellhue`.`suntimes` (`date` ,`sun_up` ,`sun_down` ) VALUES ('2016-12-15',  '08:42:00',  '16:29:00');" calcext:value-type="string">
            <text:p>INSERT INTO <text:s/>`powershellhue`.`suntimes` (`date` ,`sun_up` ,`sun_down` ) VALUES ('2016-12-15', <text:s/>'08:42:00', <text:s/>'16:29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20];&quot;',  '&quot;;[.C20];&quot;:00',  '&quot;;[.D20];&quot;:00');&quot;)" office:value-type="string" office:string-value="INSERT INTO  `powershellhue`.`suntimes` (`date` ,`sun_up` ,`sun_down` ) VALUES ('2016-1-16',  '08:41:00',  '16:59:00');" calcext:value-type="string">
            <text:p>INSERT INTO <text:s/>`powershellhue`.`suntimes` (`date` ,`sun_up` ,`sun_down` ) VALUES ('2016-1-16', <text:s/>'08:41:00', <text:s/>'16:59:00');</text:p>
          </table:table-cell>
          <table:table-cell/>
          <table:table-cell table:formula="of:=COM.MICROSOFT.CONCAT(&quot;INSERT INTO  `powershellhue`.`suntimes` (`date` ,`sun_up` ,`sun_down` ) VALUES ('2016-&quot;;[.E$2];&quot;-&quot;;[.$B20];&quot;',  '&quot;;[.E20];&quot;:00',  '&quot;;[.F20];&quot;:00');&quot;)" office:value-type="string" office:string-value="INSERT INTO  `powershellhue`.`suntimes` (`date` ,`sun_up` ,`sun_down` ) VALUES ('2016-2-16',  '07:54:00',  '17:55:00');" calcext:value-type="string">
            <text:p>INSERT INTO <text:s/>`powershellhue`.`suntimes` (`date` ,`sun_up` ,`sun_down` ) VALUES ('2016-2-16', <text:s/>'07:54:00', <text:s/>'17:55:00');</text:p>
          </table:table-cell>
          <table:table-cell/>
          <table:table-cell table:formula="of:=COM.MICROSOFT.CONCAT(&quot;INSERT INTO  `powershellhue`.`suntimes` (`date` ,`sun_up` ,`sun_down` ) VALUES ('2016-&quot;;[.G$2];&quot;-&quot;;[.$B20];&quot;',  '&quot;;[.G20];&quot;:00',  '&quot;;[.H20];&quot;:00');&quot;)" office:value-type="string" office:string-value="INSERT INTO  `powershellhue`.`suntimes` (`date` ,`sun_up` ,`sun_down` ) VALUES ('2016-3-16',  '06:51:00',  '18:47:00');" calcext:value-type="string">
            <text:p>INSERT INTO <text:s/>`powershellhue`.`suntimes` (`date` ,`sun_up` ,`sun_down` ) VALUES ('2016-3-16', <text:s/>'06:51:00', <text:s/>'18:47:00');</text:p>
          </table:table-cell>
          <table:table-cell/>
          <table:table-cell table:formula="of:=COM.MICROSOFT.CONCAT(&quot;INSERT INTO  `powershellhue`.`suntimes` (`date` ,`sun_up` ,`sun_down` ) VALUES ('2016-&quot;;[.I$2];&quot;-&quot;;[.$B20];&quot;',  '&quot;;[.I20];&quot;:00',  '&quot;;[.J20];&quot;:00');&quot;)" office:value-type="string" office:string-value="INSERT INTO  `powershellhue`.`suntimes` (`date` ,`sun_up` ,`sun_down` ) VALUES ('2016-4-16',  '06:41:00',  '20:40:00');" calcext:value-type="string">
            <text:p>INSERT INTO <text:s/>`powershellhue`.`suntimes` (`date` ,`sun_up` ,`sun_down` ) VALUES ('2016-4-16', <text:s/>'06:41:00', <text:s/>'20:40:00');</text:p>
          </table:table-cell>
          <table:table-cell/>
          <table:table-cell table:formula="of:=COM.MICROSOFT.CONCAT(&quot;INSERT INTO  `powershellhue`.`suntimes` (`date` ,`sun_up` ,`sun_down` ) VALUES ('2016-&quot;;[.K$2];&quot;-&quot;;[.$B20];&quot;',  '&quot;;[.K20];&quot;:00',  '&quot;;[.L20];&quot;:00');&quot;)" office:value-type="string" office:string-value="INSERT INTO  `powershellhue`.`suntimes` (`date` ,`sun_up` ,`sun_down` ) VALUES ('2016-5-16',  '05:44:00',  '21:30:00');" calcext:value-type="string">
            <text:p>INSERT INTO <text:s/>`powershellhue`.`suntimes` (`date` ,`sun_up` ,`sun_down` ) VALUES ('2016-5-16', <text:s/>'05:44:00', <text:s/>'21:30:00');</text:p>
          </table:table-cell>
          <table:table-cell/>
          <table:table-cell table:formula="of:=COM.MICROSOFT.CONCAT(&quot;INSERT INTO  `powershellhue`.`suntimes` (`date` ,`sun_up` ,`sun_down` ) VALUES ('2016-&quot;;[.M$2];&quot;-&quot;;[.$B20];&quot;',  '&quot;;[.M20];&quot;:00',  '&quot;;[.N20];&quot;:00');&quot;)" office:value-type="string" office:string-value="INSERT INTO  `powershellhue`.`suntimes` (`date` ,`sun_up` ,`sun_down` ) VALUES ('2016-6-16',  '05:19:00',  '22:02:00');" calcext:value-type="string">
            <text:p>INSERT INTO <text:s/>`powershellhue`.`suntimes` (`date` ,`sun_up` ,`sun_down` ) VALUES ('2016-6-16', <text:s/>'05:19:00', <text:s/>'22:02:00');</text:p>
          </table:table-cell>
          <table:table-cell/>
          <table:table-cell table:formula="of:=COM.MICROSOFT.CONCAT(&quot;INSERT INTO  `powershellhue`.`suntimes` (`date` ,`sun_up` ,`sun_down` ) VALUES ('2016-&quot;;[.O$2];&quot;-&quot;;[.$B20];&quot;',  '&quot;;[.O20];&quot;:00',  '&quot;;[.P20];&quot;:00');&quot;)" office:value-type="string" office:string-value="INSERT INTO  `powershellhue`.`suntimes` (`date` ,`sun_up` ,`sun_down` ) VALUES ('2016-7-16',  '05:40:00',  '21:52:00');" calcext:value-type="string">
            <text:p>INSERT INTO <text:s/>`powershellhue`.`suntimes` (`date` ,`sun_up` ,`sun_down` ) VALUES ('2016-7-16', <text:s/>'05:40:00', <text:s/>'21:52:00');</text:p>
          </table:table-cell>
          <table:table-cell/>
          <table:table-cell table:formula="of:=COM.MICROSOFT.CONCAT(&quot;INSERT INTO  `powershellhue`.`suntimes` (`date` ,`sun_up` ,`sun_down` ) VALUES ('2016-&quot;;[.Q$2];&quot;-&quot;;[.$B20];&quot;',  '&quot;;[.Q20];&quot;:00',  '&quot;;[.R20];&quot;:00');&quot;)" office:value-type="string" office:string-value="INSERT INTO  `powershellhue`.`suntimes` (`date` ,`sun_up` ,`sun_down` ) VALUES ('2016-8-16',  '06:26:00',  '21:01:00');" calcext:value-type="string">
            <text:p>INSERT INTO <text:s/>`powershellhue`.`suntimes` (`date` ,`sun_up` ,`sun_down` ) VALUES ('2016-8-16', <text:s/>'06:26:00', <text:s/>'21:01:00');</text:p>
          </table:table-cell>
          <table:table-cell/>
          <table:table-cell table:formula="of:=COM.MICROSOFT.CONCAT(&quot;INSERT INTO  `powershellhue`.`suntimes` (`date` ,`sun_up` ,`sun_down` ) VALUES ('2016-&quot;;[.S$2];&quot;-&quot;;[.$B20];&quot;',  '&quot;;[.S20];&quot;:00',  '&quot;;[.T20];&quot;:00');&quot;)" office:value-type="string" office:string-value="INSERT INTO  `powershellhue`.`suntimes` (`date` ,`sun_up` ,`sun_down` ) VALUES ('2016-9-16',  '07:17:00',  '19:52:00');" calcext:value-type="string">
            <text:p>INSERT INTO <text:s/>`powershellhue`.`suntimes` (`date` ,`sun_up` ,`sun_down` ) VALUES ('2016-9-16', <text:s/>'07:17:00', <text:s/>'19:52:00');</text:p>
          </table:table-cell>
          <table:table-cell/>
          <table:table-cell table:formula="of:=COM.MICROSOFT.CONCAT(&quot;INSERT INTO  `powershellhue`.`suntimes` (`date` ,`sun_up` ,`sun_down` ) VALUES ('2016-&quot;;[.U$2];&quot;-&quot;;[.$B20];&quot;',  '&quot;;[.U20];&quot;:00',  '&quot;;[.V20];&quot;:00');&quot;)" office:value-type="string" office:string-value="INSERT INTO  `powershellhue`.`suntimes` (`date` ,`sun_up` ,`sun_down` ) VALUES ('2016-10-16',  '08:07:00',  '18:43:00');" calcext:value-type="string">
            <text:p>INSERT INTO <text:s/>`powershellhue`.`suntimes` (`date` ,`sun_up` ,`sun_down` ) VALUES ('2016-10-16', <text:s/>'08:07:00', <text:s/>'18:43:00');</text:p>
          </table:table-cell>
          <table:table-cell/>
          <table:table-cell table:formula="of:=COM.MICROSOFT.CONCAT(&quot;INSERT INTO  `powershellhue`.`suntimes` (`date` ,`sun_up` ,`sun_down` ) VALUES ('2016-&quot;;[.W$2];&quot;-&quot;;[.$B20];&quot;',  '&quot;;[.W20];&quot;:00',  '&quot;;[.X20];&quot;:00');&quot;)" office:value-type="string" office:string-value="INSERT INTO  `powershellhue`.`suntimes` (`date` ,`sun_up` ,`sun_down` ) VALUES ('2016-11-16',  '08:02:00',  '16:47:00');" calcext:value-type="string">
            <text:p>INSERT INTO <text:s/>`powershellhue`.`suntimes` (`date` ,`sun_up` ,`sun_down` ) VALUES ('2016-11-16', <text:s/>'08:02:00', <text:s/>'16:47:00');</text:p>
          </table:table-cell>
          <table:table-cell/>
          <table:table-cell table:formula="of:=COM.MICROSOFT.CONCAT(&quot;INSERT INTO  `powershellhue`.`suntimes` (`date` ,`sun_up` ,`sun_down` ) VALUES ('2016-&quot;;[.Y$2];&quot;-&quot;;[.$B20];&quot;',  '&quot;;[.Y20];&quot;:00',  '&quot;;[.Z20];&quot;:00');&quot;)" office:value-type="string" office:string-value="INSERT INTO  `powershellhue`.`suntimes` (`date` ,`sun_up` ,`sun_down` ) VALUES ('2016-12-16',  '08:43:00',  '16:29:00');" calcext:value-type="string">
            <text:p>INSERT INTO <text:s/>`powershellhue`.`suntimes` (`date` ,`sun_up` ,`sun_down` ) VALUES ('2016-12-16', <text:s/>'08:43:00', <text:s/>'16:29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21];&quot;',  '&quot;;[.C21];&quot;:00',  '&quot;;[.D21];&quot;:00');&quot;)" office:value-type="string" office:string-value="INSERT INTO  `powershellhue`.`suntimes` (`date` ,`sun_up` ,`sun_down` ) VALUES ('2016-1-17',  '08:40:00',  '17:00:00');" calcext:value-type="string">
            <text:p>INSERT INTO <text:s/>`powershellhue`.`suntimes` (`date` ,`sun_up` ,`sun_down` ) VALUES ('2016-1-17', <text:s/>'08:40:00', <text:s/>'17:00:00');</text:p>
          </table:table-cell>
          <table:table-cell/>
          <table:table-cell table:formula="of:=COM.MICROSOFT.CONCAT(&quot;INSERT INTO  `powershellhue`.`suntimes` (`date` ,`sun_up` ,`sun_down` ) VALUES ('2016-&quot;;[.E$2];&quot;-&quot;;[.$B21];&quot;',  '&quot;;[.E21];&quot;:00',  '&quot;;[.F21];&quot;:00');&quot;)" office:value-type="string" office:string-value="INSERT INTO  `powershellhue`.`suntimes` (`date` ,`sun_up` ,`sun_down` ) VALUES ('2016-2-17',  '07:52:00',  '17:57:00');" calcext:value-type="string">
            <text:p>INSERT INTO <text:s/>`powershellhue`.`suntimes` (`date` ,`sun_up` ,`sun_down` ) VALUES ('2016-2-17', <text:s/>'07:52:00', <text:s/>'17:57:00');</text:p>
          </table:table-cell>
          <table:table-cell/>
          <table:table-cell table:formula="of:=COM.MICROSOFT.CONCAT(&quot;INSERT INTO  `powershellhue`.`suntimes` (`date` ,`sun_up` ,`sun_down` ) VALUES ('2016-&quot;;[.G$2];&quot;-&quot;;[.$B21];&quot;',  '&quot;;[.G21];&quot;:00',  '&quot;;[.H21];&quot;:00');&quot;)" office:value-type="string" office:string-value="INSERT INTO  `powershellhue`.`suntimes` (`date` ,`sun_up` ,`sun_down` ) VALUES ('2016-3-17',  '06:49:00',  '18:49:00');" calcext:value-type="string">
            <text:p>INSERT INTO <text:s/>`powershellhue`.`suntimes` (`date` ,`sun_up` ,`sun_down` ) VALUES ('2016-3-17', <text:s/>'06:49:00', <text:s/>'18:49:00');</text:p>
          </table:table-cell>
          <table:table-cell/>
          <table:table-cell table:formula="of:=COM.MICROSOFT.CONCAT(&quot;INSERT INTO  `powershellhue`.`suntimes` (`date` ,`sun_up` ,`sun_down` ) VALUES ('2016-&quot;;[.I$2];&quot;-&quot;;[.$B21];&quot;',  '&quot;;[.I21];&quot;:00',  '&quot;;[.J21];&quot;:00');&quot;)" office:value-type="string" office:string-value="INSERT INTO  `powershellhue`.`suntimes` (`date` ,`sun_up` ,`sun_down` ) VALUES ('2016-4-17',  '06:38:00',  '20:42:00');" calcext:value-type="string">
            <text:p>INSERT INTO <text:s/>`powershellhue`.`suntimes` (`date` ,`sun_up` ,`sun_down` ) VALUES ('2016-4-17', <text:s/>'06:38:00', <text:s/>'20:42:00');</text:p>
          </table:table-cell>
          <table:table-cell/>
          <table:table-cell table:formula="of:=COM.MICROSOFT.CONCAT(&quot;INSERT INTO  `powershellhue`.`suntimes` (`date` ,`sun_up` ,`sun_down` ) VALUES ('2016-&quot;;[.K$2];&quot;-&quot;;[.$B21];&quot;',  '&quot;;[.K21];&quot;:00',  '&quot;;[.L21];&quot;:00');&quot;)" office:value-type="string" office:string-value="INSERT INTO  `powershellhue`.`suntimes` (`date` ,`sun_up` ,`sun_down` ) VALUES ('2016-5-17',  '05:43:00',  '21:31:00');" calcext:value-type="string">
            <text:p>INSERT INTO <text:s/>`powershellhue`.`suntimes` (`date` ,`sun_up` ,`sun_down` ) VALUES ('2016-5-17', <text:s/>'05:43:00', <text:s/>'21:31:00');</text:p>
          </table:table-cell>
          <table:table-cell/>
          <table:table-cell table:formula="of:=COM.MICROSOFT.CONCAT(&quot;INSERT INTO  `powershellhue`.`suntimes` (`date` ,`sun_up` ,`sun_down` ) VALUES ('2016-&quot;;[.M$2];&quot;-&quot;;[.$B21];&quot;',  '&quot;;[.M21];&quot;:00',  '&quot;;[.N21];&quot;:00');&quot;)" office:value-type="string" office:string-value="INSERT INTO  `powershellhue`.`suntimes` (`date` ,`sun_up` ,`sun_down` ) VALUES ('2016-6-17',  '05:19:00',  '22:03:00');" calcext:value-type="string">
            <text:p>INSERT INTO <text:s/>`powershellhue`.`suntimes` (`date` ,`sun_up` ,`sun_down` ) VALUES ('2016-6-17', <text:s/>'05:19:00', <text:s/>'22:03:00');</text:p>
          </table:table-cell>
          <table:table-cell/>
          <table:table-cell table:formula="of:=COM.MICROSOFT.CONCAT(&quot;INSERT INTO  `powershellhue`.`suntimes` (`date` ,`sun_up` ,`sun_down` ) VALUES ('2016-&quot;;[.O$2];&quot;-&quot;;[.$B21];&quot;',  '&quot;;[.O21];&quot;:00',  '&quot;;[.P21];&quot;:00');&quot;)" office:value-type="string" office:string-value="INSERT INTO  `powershellhue`.`suntimes` (`date` ,`sun_up` ,`sun_down` ) VALUES ('2016-7-17',  '05:41:00',  '21:51:00');" calcext:value-type="string">
            <text:p>INSERT INTO <text:s/>`powershellhue`.`suntimes` (`date` ,`sun_up` ,`sun_down` ) VALUES ('2016-7-17', <text:s/>'05:41:00', <text:s/>'21:51:00');</text:p>
          </table:table-cell>
          <table:table-cell/>
          <table:table-cell table:formula="of:=COM.MICROSOFT.CONCAT(&quot;INSERT INTO  `powershellhue`.`suntimes` (`date` ,`sun_up` ,`sun_down` ) VALUES ('2016-&quot;;[.Q$2];&quot;-&quot;;[.$B21];&quot;',  '&quot;;[.Q21];&quot;:00',  '&quot;;[.R21];&quot;:00');&quot;)" office:value-type="string" office:string-value="INSERT INTO  `powershellhue`.`suntimes` (`date` ,`sun_up` ,`sun_down` ) VALUES ('2016-8-17',  '06:28:00',  '20:59:00');" calcext:value-type="string">
            <text:p>INSERT INTO <text:s/>`powershellhue`.`suntimes` (`date` ,`sun_up` ,`sun_down` ) VALUES ('2016-8-17', <text:s/>'06:28:00', <text:s/>'20:59:00');</text:p>
          </table:table-cell>
          <table:table-cell/>
          <table:table-cell table:formula="of:=COM.MICROSOFT.CONCAT(&quot;INSERT INTO  `powershellhue`.`suntimes` (`date` ,`sun_up` ,`sun_down` ) VALUES ('2016-&quot;;[.S$2];&quot;-&quot;;[.$B21];&quot;',  '&quot;;[.S21];&quot;:00',  '&quot;;[.T21];&quot;:00');&quot;)" office:value-type="string" office:string-value="INSERT INTO  `powershellhue`.`suntimes` (`date` ,`sun_up` ,`sun_down` ) VALUES ('2016-9-17',  '07:18:00',  '19:49:00');" calcext:value-type="string">
            <text:p>INSERT INTO <text:s/>`powershellhue`.`suntimes` (`date` ,`sun_up` ,`sun_down` ) VALUES ('2016-9-17', <text:s/>'07:18:00', <text:s/>'19:49:00');</text:p>
          </table:table-cell>
          <table:table-cell/>
          <table:table-cell table:formula="of:=COM.MICROSOFT.CONCAT(&quot;INSERT INTO  `powershellhue`.`suntimes` (`date` ,`sun_up` ,`sun_down` ) VALUES ('2016-&quot;;[.U$2];&quot;-&quot;;[.$B21];&quot;',  '&quot;;[.U21];&quot;:00',  '&quot;;[.V21];&quot;:00');&quot;)" office:value-type="string" office:string-value="INSERT INTO  `powershellhue`.`suntimes` (`date` ,`sun_up` ,`sun_down` ) VALUES ('2016-10-17',  '08:09:00',  '18:41:00');" calcext:value-type="string">
            <text:p>INSERT INTO <text:s/>`powershellhue`.`suntimes` (`date` ,`sun_up` ,`sun_down` ) VALUES ('2016-10-17', <text:s/>'08:09:00', <text:s/>'18:41:00');</text:p>
          </table:table-cell>
          <table:table-cell/>
          <table:table-cell table:formula="of:=COM.MICROSOFT.CONCAT(&quot;INSERT INTO  `powershellhue`.`suntimes` (`date` ,`sun_up` ,`sun_down` ) VALUES ('2016-&quot;;[.W$2];&quot;-&quot;;[.$B21];&quot;',  '&quot;;[.W21];&quot;:00',  '&quot;;[.X21];&quot;:00');&quot;)" office:value-type="string" office:string-value="INSERT INTO  `powershellhue`.`suntimes` (`date` ,`sun_up` ,`sun_down` ) VALUES ('2016-11-17',  '08:04:00',  '16:46:00');" calcext:value-type="string">
            <text:p>INSERT INTO <text:s/>`powershellhue`.`suntimes` (`date` ,`sun_up` ,`sun_down` ) VALUES ('2016-11-17', <text:s/>'08:04:00', <text:s/>'16:46:00');</text:p>
          </table:table-cell>
          <table:table-cell/>
          <table:table-cell table:formula="of:=COM.MICROSOFT.CONCAT(&quot;INSERT INTO  `powershellhue`.`suntimes` (`date` ,`sun_up` ,`sun_down` ) VALUES ('2016-&quot;;[.Y$2];&quot;-&quot;;[.$B21];&quot;',  '&quot;;[.Y21];&quot;:00',  '&quot;;[.Z21];&quot;:00');&quot;)" office:value-type="string" office:string-value="INSERT INTO  `powershellhue`.`suntimes` (`date` ,`sun_up` ,`sun_down` ) VALUES ('2016-12-17',  '08:44:00',  '16:29:00');" calcext:value-type="string">
            <text:p>INSERT INTO <text:s/>`powershellhue`.`suntimes` (`date` ,`sun_up` ,`sun_down` ) VALUES ('2016-12-17', <text:s/>'08:44:00', <text:s/>'16:29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22];&quot;',  '&quot;;[.C22];&quot;:00',  '&quot;;[.D22];&quot;:00');&quot;)" office:value-type="string" office:string-value="INSERT INTO  `powershellhue`.`suntimes` (`date` ,`sun_up` ,`sun_down` ) VALUES ('2016-1-18',  '08:39:00',  '17:02:00');" calcext:value-type="string">
            <text:p>INSERT INTO <text:s/>`powershellhue`.`suntimes` (`date` ,`sun_up` ,`sun_down` ) VALUES ('2016-1-18', <text:s/>'08:39:00', <text:s/>'17:02:00');</text:p>
          </table:table-cell>
          <table:table-cell/>
          <table:table-cell table:formula="of:=COM.MICROSOFT.CONCAT(&quot;INSERT INTO  `powershellhue`.`suntimes` (`date` ,`sun_up` ,`sun_down` ) VALUES ('2016-&quot;;[.E$2];&quot;-&quot;;[.$B22];&quot;',  '&quot;;[.E22];&quot;:00',  '&quot;;[.F22];&quot;:00');&quot;)" office:value-type="string" office:string-value="INSERT INTO  `powershellhue`.`suntimes` (`date` ,`sun_up` ,`sun_down` ) VALUES ('2016-2-18',  '07:50:00',  '17:58:00');" calcext:value-type="string">
            <text:p>INSERT INTO <text:s/>`powershellhue`.`suntimes` (`date` ,`sun_up` ,`sun_down` ) VALUES ('2016-2-18', <text:s/>'07:50:00', <text:s/>'17:58:00');</text:p>
          </table:table-cell>
          <table:table-cell/>
          <table:table-cell table:formula="of:=COM.MICROSOFT.CONCAT(&quot;INSERT INTO  `powershellhue`.`suntimes` (`date` ,`sun_up` ,`sun_down` ) VALUES ('2016-&quot;;[.G$2];&quot;-&quot;;[.$B22];&quot;',  '&quot;;[.G22];&quot;:00',  '&quot;;[.H22];&quot;:00');&quot;)" office:value-type="string" office:string-value="INSERT INTO  `powershellhue`.`suntimes` (`date` ,`sun_up` ,`sun_down` ) VALUES ('2016-3-18',  '06:47:00',  '18:50:00');" calcext:value-type="string">
            <text:p>INSERT INTO <text:s/>`powershellhue`.`suntimes` (`date` ,`sun_up` ,`sun_down` ) VALUES ('2016-3-18', <text:s/>'06:47:00', <text:s/>'18:50:00');</text:p>
          </table:table-cell>
          <table:table-cell/>
          <table:table-cell table:formula="of:=COM.MICROSOFT.CONCAT(&quot;INSERT INTO  `powershellhue`.`suntimes` (`date` ,`sun_up` ,`sun_down` ) VALUES ('2016-&quot;;[.I$2];&quot;-&quot;;[.$B22];&quot;',  '&quot;;[.I22];&quot;:00',  '&quot;;[.J22];&quot;:00');&quot;)" office:value-type="string" office:string-value="INSERT INTO  `powershellhue`.`suntimes` (`date` ,`sun_up` ,`sun_down` ) VALUES ('2016-4-18',  '06:36:00',  '20:43:00');" calcext:value-type="string">
            <text:p>INSERT INTO <text:s/>`powershellhue`.`suntimes` (`date` ,`sun_up` ,`sun_down` ) VALUES ('2016-4-18', <text:s/>'06:36:00', <text:s/>'20:43:00');</text:p>
          </table:table-cell>
          <table:table-cell/>
          <table:table-cell table:formula="of:=COM.MICROSOFT.CONCAT(&quot;INSERT INTO  `powershellhue`.`suntimes` (`date` ,`sun_up` ,`sun_down` ) VALUES ('2016-&quot;;[.K$2];&quot;-&quot;;[.$B22];&quot;',  '&quot;;[.K22];&quot;:00',  '&quot;;[.L22];&quot;:00');&quot;)" office:value-type="string" office:string-value="INSERT INTO  `powershellhue`.`suntimes` (`date` ,`sun_up` ,`sun_down` ) VALUES ('2016-5-18',  '05:41:00',  '21:33:00');" calcext:value-type="string">
            <text:p>INSERT INTO <text:s/>`powershellhue`.`suntimes` (`date` ,`sun_up` ,`sun_down` ) VALUES ('2016-5-18', <text:s/>'05:41:00', <text:s/>'21:33:00');</text:p>
          </table:table-cell>
          <table:table-cell/>
          <table:table-cell table:formula="of:=COM.MICROSOFT.CONCAT(&quot;INSERT INTO  `powershellhue`.`suntimes` (`date` ,`sun_up` ,`sun_down` ) VALUES ('2016-&quot;;[.M$2];&quot;-&quot;;[.$B22];&quot;',  '&quot;;[.M22];&quot;:00',  '&quot;;[.N22];&quot;:00');&quot;)" office:value-type="string" office:string-value="INSERT INTO  `powershellhue`.`suntimes` (`date` ,`sun_up` ,`sun_down` ) VALUES ('2016-6-18',  '05:19:00',  '22:03:00');" calcext:value-type="string">
            <text:p>INSERT INTO <text:s/>`powershellhue`.`suntimes` (`date` ,`sun_up` ,`sun_down` ) VALUES ('2016-6-18', <text:s/>'05:19:00', <text:s/>'22:03:00');</text:p>
          </table:table-cell>
          <table:table-cell/>
          <table:table-cell table:formula="of:=COM.MICROSOFT.CONCAT(&quot;INSERT INTO  `powershellhue`.`suntimes` (`date` ,`sun_up` ,`sun_down` ) VALUES ('2016-&quot;;[.O$2];&quot;-&quot;;[.$B22];&quot;',  '&quot;;[.O22];&quot;:00',  '&quot;;[.P22];&quot;:00');&quot;)" office:value-type="string" office:string-value="INSERT INTO  `powershellhue`.`suntimes` (`date` ,`sun_up` ,`sun_down` ) VALUES ('2016-7-18',  '05:42:00',  '21:50:00');" calcext:value-type="string">
            <text:p>INSERT INTO <text:s/>`powershellhue`.`suntimes` (`date` ,`sun_up` ,`sun_down` ) VALUES ('2016-7-18', <text:s/>'05:42:00', <text:s/>'21:50:00');</text:p>
          </table:table-cell>
          <table:table-cell/>
          <table:table-cell table:formula="of:=COM.MICROSOFT.CONCAT(&quot;INSERT INTO  `powershellhue`.`suntimes` (`date` ,`sun_up` ,`sun_down` ) VALUES ('2016-&quot;;[.Q$2];&quot;-&quot;;[.$B22];&quot;',  '&quot;;[.Q22];&quot;:00',  '&quot;;[.R22];&quot;:00');&quot;)" office:value-type="string" office:string-value="INSERT INTO  `powershellhue`.`suntimes` (`date` ,`sun_up` ,`sun_down` ) VALUES ('2016-8-18',  '06:29:00',  '20:57:00');" calcext:value-type="string">
            <text:p>INSERT INTO <text:s/>`powershellhue`.`suntimes` (`date` ,`sun_up` ,`sun_down` ) VALUES ('2016-8-18', <text:s/>'06:29:00', <text:s/>'20:57:00');</text:p>
          </table:table-cell>
          <table:table-cell/>
          <table:table-cell table:formula="of:=COM.MICROSOFT.CONCAT(&quot;INSERT INTO  `powershellhue`.`suntimes` (`date` ,`sun_up` ,`sun_down` ) VALUES ('2016-&quot;;[.S$2];&quot;-&quot;;[.$B22];&quot;',  '&quot;;[.S22];&quot;:00',  '&quot;;[.T22];&quot;:00');&quot;)" office:value-type="string" office:string-value="INSERT INTO  `powershellhue`.`suntimes` (`date` ,`sun_up` ,`sun_down` ) VALUES ('2016-9-18',  '07:20:00',  '19:47:00');" calcext:value-type="string">
            <text:p>INSERT INTO <text:s/>`powershellhue`.`suntimes` (`date` ,`sun_up` ,`sun_down` ) VALUES ('2016-9-18', <text:s/>'07:20:00', <text:s/>'19:47:00');</text:p>
          </table:table-cell>
          <table:table-cell/>
          <table:table-cell table:formula="of:=COM.MICROSOFT.CONCAT(&quot;INSERT INTO  `powershellhue`.`suntimes` (`date` ,`sun_up` ,`sun_down` ) VALUES ('2016-&quot;;[.U$2];&quot;-&quot;;[.$B22];&quot;',  '&quot;;[.U22];&quot;:00',  '&quot;;[.V22];&quot;:00');&quot;)" office:value-type="string" office:string-value="INSERT INTO  `powershellhue`.`suntimes` (`date` ,`sun_up` ,`sun_down` ) VALUES ('2016-10-18',  '08:10:00',  '18:39:00');" calcext:value-type="string">
            <text:p>INSERT INTO <text:s/>`powershellhue`.`suntimes` (`date` ,`sun_up` ,`sun_down` ) VALUES ('2016-10-18', <text:s/>'08:10:00', <text:s/>'18:39:00');</text:p>
          </table:table-cell>
          <table:table-cell/>
          <table:table-cell table:formula="of:=COM.MICROSOFT.CONCAT(&quot;INSERT INTO  `powershellhue`.`suntimes` (`date` ,`sun_up` ,`sun_down` ) VALUES ('2016-&quot;;[.W$2];&quot;-&quot;;[.$B22];&quot;',  '&quot;;[.W22];&quot;:00',  '&quot;;[.X22];&quot;:00');&quot;)" office:value-type="string" office:string-value="INSERT INTO  `powershellhue`.`suntimes` (`date` ,`sun_up` ,`sun_down` ) VALUES ('2016-11-18',  '08:06:00',  '16:44:00');" calcext:value-type="string">
            <text:p>INSERT INTO <text:s/>`powershellhue`.`suntimes` (`date` ,`sun_up` ,`sun_down` ) VALUES ('2016-11-18', <text:s/>'08:06:00', <text:s/>'16:44:00');</text:p>
          </table:table-cell>
          <table:table-cell/>
          <table:table-cell table:formula="of:=COM.MICROSOFT.CONCAT(&quot;INSERT INTO  `powershellhue`.`suntimes` (`date` ,`sun_up` ,`sun_down` ) VALUES ('2016-&quot;;[.Y$2];&quot;-&quot;;[.$B22];&quot;',  '&quot;;[.Y22];&quot;:00',  '&quot;;[.Z22];&quot;:00');&quot;)" office:value-type="string" office:string-value="INSERT INTO  `powershellhue`.`suntimes` (`date` ,`sun_up` ,`sun_down` ) VALUES ('2016-12-18',  '08:44:00',  '16:29:00');" calcext:value-type="string">
            <text:p>INSERT INTO <text:s/>`powershellhue`.`suntimes` (`date` ,`sun_up` ,`sun_down` ) VALUES ('2016-12-18', <text:s/>'08:44:00', <text:s/>'16:29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23];&quot;',  '&quot;;[.C23];&quot;:00',  '&quot;;[.D23];&quot;:00');&quot;)" office:value-type="string" office:string-value="INSERT INTO  `powershellhue`.`suntimes` (`date` ,`sun_up` ,`sun_down` ) VALUES ('2016-1-19',  '08:38:00',  '17:04:00');" calcext:value-type="string">
            <text:p>INSERT INTO <text:s/>`powershellhue`.`suntimes` (`date` ,`sun_up` ,`sun_down` ) VALUES ('2016-1-19', <text:s/>'08:38:00', <text:s/>'17:04:00');</text:p>
          </table:table-cell>
          <table:table-cell/>
          <table:table-cell table:formula="of:=COM.MICROSOFT.CONCAT(&quot;INSERT INTO  `powershellhue`.`suntimes` (`date` ,`sun_up` ,`sun_down` ) VALUES ('2016-&quot;;[.E$2];&quot;-&quot;;[.$B23];&quot;',  '&quot;;[.E23];&quot;:00',  '&quot;;[.F23];&quot;:00');&quot;)" office:value-type="string" office:string-value="INSERT INTO  `powershellhue`.`suntimes` (`date` ,`sun_up` ,`sun_down` ) VALUES ('2016-2-19',  '07:48:00',  '18:00:00');" calcext:value-type="string">
            <text:p>INSERT INTO <text:s/>`powershellhue`.`suntimes` (`date` ,`sun_up` ,`sun_down` ) VALUES ('2016-2-19', <text:s/>'07:48:00', <text:s/>'18:00:00');</text:p>
          </table:table-cell>
          <table:table-cell/>
          <table:table-cell table:formula="of:=COM.MICROSOFT.CONCAT(&quot;INSERT INTO  `powershellhue`.`suntimes` (`date` ,`sun_up` ,`sun_down` ) VALUES ('2016-&quot;;[.G$2];&quot;-&quot;;[.$B23];&quot;',  '&quot;;[.G23];&quot;:00',  '&quot;;[.H23];&quot;:00');&quot;)" office:value-type="string" office:string-value="INSERT INTO  `powershellhue`.`suntimes` (`date` ,`sun_up` ,`sun_down` ) VALUES ('2016-3-19',  '06:44:00',  '18:52:00');" calcext:value-type="string">
            <text:p>INSERT INTO <text:s/>`powershellhue`.`suntimes` (`date` ,`sun_up` ,`sun_down` ) VALUES ('2016-3-19', <text:s/>'06:44:00', <text:s/>'18:52:00');</text:p>
          </table:table-cell>
          <table:table-cell/>
          <table:table-cell table:formula="of:=COM.MICROSOFT.CONCAT(&quot;INSERT INTO  `powershellhue`.`suntimes` (`date` ,`sun_up` ,`sun_down` ) VALUES ('2016-&quot;;[.I$2];&quot;-&quot;;[.$B23];&quot;',  '&quot;;[.I23];&quot;:00',  '&quot;;[.J23];&quot;:00');&quot;)" office:value-type="string" office:string-value="INSERT INTO  `powershellhue`.`suntimes` (`date` ,`sun_up` ,`sun_down` ) VALUES ('2016-4-19',  '06:34:00',  '20:45:00');" calcext:value-type="string">
            <text:p>INSERT INTO <text:s/>`powershellhue`.`suntimes` (`date` ,`sun_up` ,`sun_down` ) VALUES ('2016-4-19', <text:s/>'06:34:00', <text:s/>'20:45:00');</text:p>
          </table:table-cell>
          <table:table-cell/>
          <table:table-cell table:formula="of:=COM.MICROSOFT.CONCAT(&quot;INSERT INTO  `powershellhue`.`suntimes` (`date` ,`sun_up` ,`sun_down` ) VALUES ('2016-&quot;;[.K$2];&quot;-&quot;;[.$B23];&quot;',  '&quot;;[.K23];&quot;:00',  '&quot;;[.L23];&quot;:00');&quot;)" office:value-type="string" office:string-value="INSERT INTO  `powershellhue`.`suntimes` (`date` ,`sun_up` ,`sun_down` ) VALUES ('2016-5-19',  '05:40:00',  '21:34:00');" calcext:value-type="string">
            <text:p>INSERT INTO <text:s/>`powershellhue`.`suntimes` (`date` ,`sun_up` ,`sun_down` ) VALUES ('2016-5-19', <text:s/>'05:40:00', <text:s/>'21:34:00');</text:p>
          </table:table-cell>
          <table:table-cell/>
          <table:table-cell table:formula="of:=COM.MICROSOFT.CONCAT(&quot;INSERT INTO  `powershellhue`.`suntimes` (`date` ,`sun_up` ,`sun_down` ) VALUES ('2016-&quot;;[.M$2];&quot;-&quot;;[.$B23];&quot;',  '&quot;;[.M23];&quot;:00',  '&quot;;[.N23];&quot;:00');&quot;)" office:value-type="string" office:string-value="INSERT INTO  `powershellhue`.`suntimes` (`date` ,`sun_up` ,`sun_down` ) VALUES ('2016-6-19',  '05:20:00',  '22:03:00');" calcext:value-type="string">
            <text:p>INSERT INTO <text:s/>`powershellhue`.`suntimes` (`date` ,`sun_up` ,`sun_down` ) VALUES ('2016-6-19', <text:s/>'05:20:00', <text:s/>'22:03:00');</text:p>
          </table:table-cell>
          <table:table-cell/>
          <table:table-cell table:formula="of:=COM.MICROSOFT.CONCAT(&quot;INSERT INTO  `powershellhue`.`suntimes` (`date` ,`sun_up` ,`sun_down` ) VALUES ('2016-&quot;;[.O$2];&quot;-&quot;;[.$B23];&quot;',  '&quot;;[.O23];&quot;:00',  '&quot;;[.P23];&quot;:00');&quot;)" office:value-type="string" office:string-value="INSERT INTO  `powershellhue`.`suntimes` (`date` ,`sun_up` ,`sun_down` ) VALUES ('2016-7-19',  '05:44:00',  '21:50:00');" calcext:value-type="string">
            <text:p>INSERT INTO <text:s/>`powershellhue`.`suntimes` (`date` ,`sun_up` ,`sun_down` ) VALUES ('2016-7-19', <text:s/>'05:44:00', <text:s/>'21:50:00');</text:p>
          </table:table-cell>
          <table:table-cell/>
          <table:table-cell table:formula="of:=COM.MICROSOFT.CONCAT(&quot;INSERT INTO  `powershellhue`.`suntimes` (`date` ,`sun_up` ,`sun_down` ) VALUES ('2016-&quot;;[.Q$2];&quot;-&quot;;[.$B23];&quot;',  '&quot;;[.Q23];&quot;:00',  '&quot;;[.R23];&quot;:00');&quot;)" office:value-type="string" office:string-value="INSERT INTO  `powershellhue`.`suntimes` (`date` ,`sun_up` ,`sun_down` ) VALUES ('2016-8-19',  '06:29:00',  '20:55:00');" calcext:value-type="string">
            <text:p>INSERT INTO <text:s/>`powershellhue`.`suntimes` (`date` ,`sun_up` ,`sun_down` ) VALUES ('2016-8-19', <text:s/>'06:29:00', <text:s/>'20:55:00');</text:p>
          </table:table-cell>
          <table:table-cell/>
          <table:table-cell table:formula="of:=COM.MICROSOFT.CONCAT(&quot;INSERT INTO  `powershellhue`.`suntimes` (`date` ,`sun_up` ,`sun_down` ) VALUES ('2016-&quot;;[.S$2];&quot;-&quot;;[.$B23];&quot;',  '&quot;;[.S23];&quot;:00',  '&quot;;[.T23];&quot;:00');&quot;)" office:value-type="string" office:string-value="INSERT INTO  `powershellhue`.`suntimes` (`date` ,`sun_up` ,`sun_down` ) VALUES ('2016-9-19',  '07:22:00',  '19:45:00');" calcext:value-type="string">
            <text:p>INSERT INTO <text:s/>`powershellhue`.`suntimes` (`date` ,`sun_up` ,`sun_down` ) VALUES ('2016-9-19', <text:s/>'07:22:00', <text:s/>'19:45:00');</text:p>
          </table:table-cell>
          <table:table-cell/>
          <table:table-cell table:formula="of:=COM.MICROSOFT.CONCAT(&quot;INSERT INTO  `powershellhue`.`suntimes` (`date` ,`sun_up` ,`sun_down` ) VALUES ('2016-&quot;;[.U$2];&quot;-&quot;;[.$B23];&quot;',  '&quot;;[.U23];&quot;:00',  '&quot;;[.V23];&quot;:00');&quot;)" office:value-type="string" office:string-value="INSERT INTO  `powershellhue`.`suntimes` (`date` ,`sun_up` ,`sun_down` ) VALUES ('2016-10-19',  '08:12:00',  '18:37:00');" calcext:value-type="string">
            <text:p>INSERT INTO <text:s/>`powershellhue`.`suntimes` (`date` ,`sun_up` ,`sun_down` ) VALUES ('2016-10-19', <text:s/>'08:12:00', <text:s/>'18:37:00');</text:p>
          </table:table-cell>
          <table:table-cell/>
          <table:table-cell table:formula="of:=COM.MICROSOFT.CONCAT(&quot;INSERT INTO  `powershellhue`.`suntimes` (`date` ,`sun_up` ,`sun_down` ) VALUES ('2016-&quot;;[.W$2];&quot;-&quot;;[.$B23];&quot;',  '&quot;;[.W23];&quot;:00',  '&quot;;[.X23];&quot;:00');&quot;)" office:value-type="string" office:string-value="INSERT INTO  `powershellhue`.`suntimes` (`date` ,`sun_up` ,`sun_down` ) VALUES ('2016-11-19',  '08:07:00',  '16:43:00');" calcext:value-type="string">
            <text:p>INSERT INTO <text:s/>`powershellhue`.`suntimes` (`date` ,`sun_up` ,`sun_down` ) VALUES ('2016-11-19', <text:s/>'08:07:00', <text:s/>'16:43:00');</text:p>
          </table:table-cell>
          <table:table-cell/>
          <table:table-cell table:formula="of:=COM.MICROSOFT.CONCAT(&quot;INSERT INTO  `powershellhue`.`suntimes` (`date` ,`sun_up` ,`sun_down` ) VALUES ('2016-&quot;;[.Y$2];&quot;-&quot;;[.$B23];&quot;',  '&quot;;[.Y23];&quot;:00',  '&quot;;[.Z23];&quot;:00');&quot;)" office:value-type="string" office:string-value="INSERT INTO  `powershellhue`.`suntimes` (`date` ,`sun_up` ,`sun_down` ) VALUES ('2016-12-19',  '08:45:00',  '16:30:00');" calcext:value-type="string">
            <text:p>INSERT INTO <text:s/>`powershellhue`.`suntimes` (`date` ,`sun_up` ,`sun_down` ) VALUES ('2016-12-19', <text:s/>'08:45:00', <text:s/>'16:30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24];&quot;',  '&quot;;[.C24];&quot;:00',  '&quot;;[.D24];&quot;:00');&quot;)" office:value-type="string" office:string-value="INSERT INTO  `powershellhue`.`suntimes` (`date` ,`sun_up` ,`sun_down` ) VALUES ('2016-1-20',  '08:37:00',  '17:05:00');" calcext:value-type="string">
            <text:p>INSERT INTO <text:s/>`powershellhue`.`suntimes` (`date` ,`sun_up` ,`sun_down` ) VALUES ('2016-1-20', <text:s/>'08:37:00', <text:s/>'17:05:00');</text:p>
          </table:table-cell>
          <table:table-cell/>
          <table:table-cell table:formula="of:=COM.MICROSOFT.CONCAT(&quot;INSERT INTO  `powershellhue`.`suntimes` (`date` ,`sun_up` ,`sun_down` ) VALUES ('2016-&quot;;[.E$2];&quot;-&quot;;[.$B24];&quot;',  '&quot;;[.E24];&quot;:00',  '&quot;;[.F24];&quot;:00');&quot;)" office:value-type="string" office:string-value="INSERT INTO  `powershellhue`.`suntimes` (`date` ,`sun_up` ,`sun_down` ) VALUES ('2016-2-20',  '07:46:00',  '18:02:00');" calcext:value-type="string">
            <text:p>INSERT INTO <text:s/>`powershellhue`.`suntimes` (`date` ,`sun_up` ,`sun_down` ) VALUES ('2016-2-20', <text:s/>'07:46:00', <text:s/>'18:02:00');</text:p>
          </table:table-cell>
          <table:table-cell/>
          <table:table-cell table:formula="of:=COM.MICROSOFT.CONCAT(&quot;INSERT INTO  `powershellhue`.`suntimes` (`date` ,`sun_up` ,`sun_down` ) VALUES ('2016-&quot;;[.G$2];&quot;-&quot;;[.$B24];&quot;',  '&quot;;[.G24];&quot;:00',  '&quot;;[.H24];&quot;:00');&quot;)" office:value-type="string" office:string-value="INSERT INTO  `powershellhue`.`suntimes` (`date` ,`sun_up` ,`sun_down` ) VALUES ('2016-3-20',  '06:42:00',  '18:54:00');" calcext:value-type="string">
            <text:p>INSERT INTO <text:s/>`powershellhue`.`suntimes` (`date` ,`sun_up` ,`sun_down` ) VALUES ('2016-3-20', <text:s/>'06:42:00', <text:s/>'18:54:00');</text:p>
          </table:table-cell>
          <table:table-cell/>
          <table:table-cell table:formula="of:=COM.MICROSOFT.CONCAT(&quot;INSERT INTO  `powershellhue`.`suntimes` (`date` ,`sun_up` ,`sun_down` ) VALUES ('2016-&quot;;[.I$2];&quot;-&quot;;[.$B24];&quot;',  '&quot;;[.I24];&quot;:00',  '&quot;;[.J24];&quot;:00');&quot;)" office:value-type="string" office:string-value="INSERT INTO  `powershellhue`.`suntimes` (`date` ,`sun_up` ,`sun_down` ) VALUES ('2016-4-20',  '06:32:00',  '20:47:00');" calcext:value-type="string">
            <text:p>INSERT INTO <text:s/>`powershellhue`.`suntimes` (`date` ,`sun_up` ,`sun_down` ) VALUES ('2016-4-20', <text:s/>'06:32:00', <text:s/>'20:47:00');</text:p>
          </table:table-cell>
          <table:table-cell/>
          <table:table-cell table:formula="of:=COM.MICROSOFT.CONCAT(&quot;INSERT INTO  `powershellhue`.`suntimes` (`date` ,`sun_up` ,`sun_down` ) VALUES ('2016-&quot;;[.K$2];&quot;-&quot;;[.$B24];&quot;',  '&quot;;[.K24];&quot;:00',  '&quot;;[.L24];&quot;:00');&quot;)" office:value-type="string" office:string-value="INSERT INTO  `powershellhue`.`suntimes` (`date` ,`sun_up` ,`sun_down` ) VALUES ('2016-5-20',  '05:39:00',  '21:35:00');" calcext:value-type="string">
            <text:p>INSERT INTO <text:s/>`powershellhue`.`suntimes` (`date` ,`sun_up` ,`sun_down` ) VALUES ('2016-5-20', <text:s/>'05:39:00', <text:s/>'21:35:00');</text:p>
          </table:table-cell>
          <table:table-cell/>
          <table:table-cell table:formula="of:=COM.MICROSOFT.CONCAT(&quot;INSERT INTO  `powershellhue`.`suntimes` (`date` ,`sun_up` ,`sun_down` ) VALUES ('2016-&quot;;[.M$2];&quot;-&quot;;[.$B24];&quot;',  '&quot;;[.M24];&quot;:00',  '&quot;;[.N24];&quot;:00');&quot;)" office:value-type="string" office:string-value="INSERT INTO  `powershellhue`.`suntimes` (`date` ,`sun_up` ,`sun_down` ) VALUES ('2016-6-20',  '05:20:00',  '22:04:00');" calcext:value-type="string">
            <text:p>INSERT INTO <text:s/>`powershellhue`.`suntimes` (`date` ,`sun_up` ,`sun_down` ) VALUES ('2016-6-20', <text:s/>'05:20:00', <text:s/>'22:04:00');</text:p>
          </table:table-cell>
          <table:table-cell/>
          <table:table-cell table:formula="of:=COM.MICROSOFT.CONCAT(&quot;INSERT INTO  `powershellhue`.`suntimes` (`date` ,`sun_up` ,`sun_down` ) VALUES ('2016-&quot;;[.O$2];&quot;-&quot;;[.$B24];&quot;',  '&quot;;[.O24];&quot;:00',  '&quot;;[.P24];&quot;:00');&quot;)" office:value-type="string" office:string-value="INSERT INTO  `powershellhue`.`suntimes` (`date` ,`sun_up` ,`sun_down` ) VALUES ('2016-7-20',  '05:45:00',  '21:47:00');" calcext:value-type="string">
            <text:p>INSERT INTO <text:s/>`powershellhue`.`suntimes` (`date` ,`sun_up` ,`sun_down` ) VALUES ('2016-7-20', <text:s/>'05:45:00', <text:s/>'21:47:00');</text:p>
          </table:table-cell>
          <table:table-cell/>
          <table:table-cell table:formula="of:=COM.MICROSOFT.CONCAT(&quot;INSERT INTO  `powershellhue`.`suntimes` (`date` ,`sun_up` ,`sun_down` ) VALUES ('2016-&quot;;[.Q$2];&quot;-&quot;;[.$B24];&quot;',  '&quot;;[.Q24];&quot;:00',  '&quot;;[.R24];&quot;:00');&quot;)" office:value-type="string" office:string-value="INSERT INTO  `powershellhue`.`suntimes` (`date` ,`sun_up` ,`sun_down` ) VALUES ('2016-8-20',  '06:33:00',  '20:53:00');" calcext:value-type="string">
            <text:p>INSERT INTO <text:s/>`powershellhue`.`suntimes` (`date` ,`sun_up` ,`sun_down` ) VALUES ('2016-8-20', <text:s/>'06:33:00', <text:s/>'20:53:00');</text:p>
          </table:table-cell>
          <table:table-cell/>
          <table:table-cell table:formula="of:=COM.MICROSOFT.CONCAT(&quot;INSERT INTO  `powershellhue`.`suntimes` (`date` ,`sun_up` ,`sun_down` ) VALUES ('2016-&quot;;[.S$2];&quot;-&quot;;[.$B24];&quot;',  '&quot;;[.S24];&quot;:00',  '&quot;;[.T24];&quot;:00');&quot;)" office:value-type="string" office:string-value="INSERT INTO  `powershellhue`.`suntimes` (`date` ,`sun_up` ,`sun_down` ) VALUES ('2016-9-20',  '07:23:00',  '19:42:00');" calcext:value-type="string">
            <text:p>INSERT INTO <text:s/>`powershellhue`.`suntimes` (`date` ,`sun_up` ,`sun_down` ) VALUES ('2016-9-20', <text:s/>'07:23:00', <text:s/>'19:42:00');</text:p>
          </table:table-cell>
          <table:table-cell/>
          <table:table-cell table:formula="of:=COM.MICROSOFT.CONCAT(&quot;INSERT INTO  `powershellhue`.`suntimes` (`date` ,`sun_up` ,`sun_down` ) VALUES ('2016-&quot;;[.U$2];&quot;-&quot;;[.$B24];&quot;',  '&quot;;[.U24];&quot;:00',  '&quot;;[.V24];&quot;:00');&quot;)" office:value-type="string" office:string-value="INSERT INTO  `powershellhue`.`suntimes` (`date` ,`sun_up` ,`sun_down` ) VALUES ('2016-10-20',  '08:14:00',  '18:35:00');" calcext:value-type="string">
            <text:p>INSERT INTO <text:s/>`powershellhue`.`suntimes` (`date` ,`sun_up` ,`sun_down` ) VALUES ('2016-10-20', <text:s/>'08:14:00', <text:s/>'18:35:00');</text:p>
          </table:table-cell>
          <table:table-cell/>
          <table:table-cell table:formula="of:=COM.MICROSOFT.CONCAT(&quot;INSERT INTO  `powershellhue`.`suntimes` (`date` ,`sun_up` ,`sun_down` ) VALUES ('2016-&quot;;[.W$2];&quot;-&quot;;[.$B24];&quot;',  '&quot;;[.W24];&quot;:00',  '&quot;;[.X24];&quot;:00');&quot;)" office:value-type="string" office:string-value="INSERT INTO  `powershellhue`.`suntimes` (`date` ,`sun_up` ,`sun_down` ) VALUES ('2016-11-20',  '08:09:00',  '16:42:00');" calcext:value-type="string">
            <text:p>INSERT INTO <text:s/>`powershellhue`.`suntimes` (`date` ,`sun_up` ,`sun_down` ) VALUES ('2016-11-20', <text:s/>'08:09:00', <text:s/>'16:42:00');</text:p>
          </table:table-cell>
          <table:table-cell/>
          <table:table-cell table:formula="of:=COM.MICROSOFT.CONCAT(&quot;INSERT INTO  `powershellhue`.`suntimes` (`date` ,`sun_up` ,`sun_down` ) VALUES ('2016-&quot;;[.Y$2];&quot;-&quot;;[.$B24];&quot;',  '&quot;;[.Y24];&quot;:00',  '&quot;;[.Z24];&quot;:00');&quot;)" office:value-type="string" office:string-value="INSERT INTO  `powershellhue`.`suntimes` (`date` ,`sun_up` ,`sun_down` ) VALUES ('2016-12-20',  '08:45:00',  '16:30:00');" calcext:value-type="string">
            <text:p>INSERT INTO <text:s/>`powershellhue`.`suntimes` (`date` ,`sun_up` ,`sun_down` ) VALUES ('2016-12-20', <text:s/>'08:45:00', <text:s/>'16:30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25];&quot;',  '&quot;;[.C25];&quot;:00',  '&quot;;[.D25];&quot;:00');&quot;)" office:value-type="string" office:string-value="INSERT INTO  `powershellhue`.`suntimes` (`date` ,`sun_up` ,`sun_down` ) VALUES ('2016-1-21',  '08:36:00',  '17:07:00');" calcext:value-type="string">
            <text:p>INSERT INTO <text:s/>`powershellhue`.`suntimes` (`date` ,`sun_up` ,`sun_down` ) VALUES ('2016-1-21', <text:s/>'08:36:00', <text:s/>'17:07:00');</text:p>
          </table:table-cell>
          <table:table-cell/>
          <table:table-cell table:formula="of:=COM.MICROSOFT.CONCAT(&quot;INSERT INTO  `powershellhue`.`suntimes` (`date` ,`sun_up` ,`sun_down` ) VALUES ('2016-&quot;;[.E$2];&quot;-&quot;;[.$B25];&quot;',  '&quot;;[.E25];&quot;:00',  '&quot;;[.F25];&quot;:00');&quot;)" office:value-type="string" office:string-value="INSERT INTO  `powershellhue`.`suntimes` (`date` ,`sun_up` ,`sun_down` ) VALUES ('2016-2-21',  '07:44:00',  '18:04:00');" calcext:value-type="string">
            <text:p>INSERT INTO <text:s/>`powershellhue`.`suntimes` (`date` ,`sun_up` ,`sun_down` ) VALUES ('2016-2-21', <text:s/>'07:44:00', <text:s/>'18:04:00');</text:p>
          </table:table-cell>
          <table:table-cell/>
          <table:table-cell table:formula="of:=COM.MICROSOFT.CONCAT(&quot;INSERT INTO  `powershellhue`.`suntimes` (`date` ,`sun_up` ,`sun_down` ) VALUES ('2016-&quot;;[.G$2];&quot;-&quot;;[.$B25];&quot;',  '&quot;;[.G25];&quot;:00',  '&quot;;[.H25];&quot;:00');&quot;)" office:value-type="string" office:string-value="INSERT INTO  `powershellhue`.`suntimes` (`date` ,`sun_up` ,`sun_down` ) VALUES ('2016-3-21',  '06:40:00',  '18:56:00');" calcext:value-type="string">
            <text:p>INSERT INTO <text:s/>`powershellhue`.`suntimes` (`date` ,`sun_up` ,`sun_down` ) VALUES ('2016-3-21', <text:s/>'06:40:00', <text:s/>'18:56:00');</text:p>
          </table:table-cell>
          <table:table-cell/>
          <table:table-cell table:formula="of:=COM.MICROSOFT.CONCAT(&quot;INSERT INTO  `powershellhue`.`suntimes` (`date` ,`sun_up` ,`sun_down` ) VALUES ('2016-&quot;;[.I$2];&quot;-&quot;;[.$B25];&quot;',  '&quot;;[.I25];&quot;:00',  '&quot;;[.J25];&quot;:00');&quot;)" office:value-type="string" office:string-value="INSERT INTO  `powershellhue`.`suntimes` (`date` ,`sun_up` ,`sun_down` ) VALUES ('2016-4-21',  '06:30:00',  '20:49:00');" calcext:value-type="string">
            <text:p>INSERT INTO <text:s/>`powershellhue`.`suntimes` (`date` ,`sun_up` ,`sun_down` ) VALUES ('2016-4-21', <text:s/>'06:30:00', <text:s/>'20:49:00');</text:p>
          </table:table-cell>
          <table:table-cell/>
          <table:table-cell table:formula="of:=COM.MICROSOFT.CONCAT(&quot;INSERT INTO  `powershellhue`.`suntimes` (`date` ,`sun_up` ,`sun_down` ) VALUES ('2016-&quot;;[.K$2];&quot;-&quot;;[.$B25];&quot;',  '&quot;;[.K25];&quot;:00',  '&quot;;[.L25];&quot;:00');&quot;)" office:value-type="string" office:string-value="INSERT INTO  `powershellhue`.`suntimes` (`date` ,`sun_up` ,`sun_down` ) VALUES ('2016-5-21',  '05:37:00',  '21:37:00');" calcext:value-type="string">
            <text:p>INSERT INTO <text:s/>`powershellhue`.`suntimes` (`date` ,`sun_up` ,`sun_down` ) VALUES ('2016-5-21', <text:s/>'05:37:00', <text:s/>'21:37:00');</text:p>
          </table:table-cell>
          <table:table-cell/>
          <table:table-cell table:formula="of:=COM.MICROSOFT.CONCAT(&quot;INSERT INTO  `powershellhue`.`suntimes` (`date` ,`sun_up` ,`sun_down` ) VALUES ('2016-&quot;;[.M$2];&quot;-&quot;;[.$B25];&quot;',  '&quot;;[.M25];&quot;:00',  '&quot;;[.N25];&quot;:00');&quot;)" office:value-type="string" office:string-value="INSERT INTO  `powershellhue`.`suntimes` (`date` ,`sun_up` ,`sun_down` ) VALUES ('2016-6-21',  '05:20:00',  '22:04:00');" calcext:value-type="string">
            <text:p>INSERT INTO <text:s/>`powershellhue`.`suntimes` (`date` ,`sun_up` ,`sun_down` ) VALUES ('2016-6-21', <text:s/>'05:20:00', <text:s/>'22:04:00');</text:p>
          </table:table-cell>
          <table:table-cell/>
          <table:table-cell table:formula="of:=COM.MICROSOFT.CONCAT(&quot;INSERT INTO  `powershellhue`.`suntimes` (`date` ,`sun_up` ,`sun_down` ) VALUES ('2016-&quot;;[.O$2];&quot;-&quot;;[.$B25];&quot;',  '&quot;;[.O25];&quot;:00',  '&quot;;[.P25];&quot;:00');&quot;)" office:value-type="string" office:string-value="INSERT INTO  `powershellhue`.`suntimes` (`date` ,`sun_up` ,`sun_down` ) VALUES ('2016-7-21',  '05:46:00',  '21:46:00');" calcext:value-type="string">
            <text:p>INSERT INTO <text:s/>`powershellhue`.`suntimes` (`date` ,`sun_up` ,`sun_down` ) VALUES ('2016-7-21', <text:s/>'05:46:00', <text:s/>'21:46:00');</text:p>
          </table:table-cell>
          <table:table-cell/>
          <table:table-cell table:formula="of:=COM.MICROSOFT.CONCAT(&quot;INSERT INTO  `powershellhue`.`suntimes` (`date` ,`sun_up` ,`sun_down` ) VALUES ('2016-&quot;;[.Q$2];&quot;-&quot;;[.$B25];&quot;',  '&quot;;[.Q25];&quot;:00',  '&quot;;[.R25];&quot;:00');&quot;)" office:value-type="string" office:string-value="INSERT INTO  `powershellhue`.`suntimes` (`date` ,`sun_up` ,`sun_down` ) VALUES ('2016-8-21',  '06:34:00',  '20:51:00');" calcext:value-type="string">
            <text:p>INSERT INTO <text:s/>`powershellhue`.`suntimes` (`date` ,`sun_up` ,`sun_down` ) VALUES ('2016-8-21', <text:s/>'06:34:00', <text:s/>'20:51:00');</text:p>
          </table:table-cell>
          <table:table-cell/>
          <table:table-cell table:formula="of:=COM.MICROSOFT.CONCAT(&quot;INSERT INTO  `powershellhue`.`suntimes` (`date` ,`sun_up` ,`sun_down` ) VALUES ('2016-&quot;;[.S$2];&quot;-&quot;;[.$B25];&quot;',  '&quot;;[.S25];&quot;:00',  '&quot;;[.T25];&quot;:00');&quot;)" office:value-type="string" office:string-value="INSERT INTO  `powershellhue`.`suntimes` (`date` ,`sun_up` ,`sun_down` ) VALUES ('2016-9-21',  '07:25:00',  '19:40:00');" calcext:value-type="string">
            <text:p>INSERT INTO <text:s/>`powershellhue`.`suntimes` (`date` ,`sun_up` ,`sun_down` ) VALUES ('2016-9-21', <text:s/>'07:25:00', <text:s/>'19:40:00');</text:p>
          </table:table-cell>
          <table:table-cell/>
          <table:table-cell table:formula="of:=COM.MICROSOFT.CONCAT(&quot;INSERT INTO  `powershellhue`.`suntimes` (`date` ,`sun_up` ,`sun_down` ) VALUES ('2016-&quot;;[.U$2];&quot;-&quot;;[.$B25];&quot;',  '&quot;;[.U25];&quot;:00',  '&quot;;[.V25];&quot;:00');&quot;)" office:value-type="string" office:string-value="INSERT INTO  `powershellhue`.`suntimes` (`date` ,`sun_up` ,`sun_down` ) VALUES ('2016-10-21',  '08:16:00',  '18:33:00');" calcext:value-type="string">
            <text:p>INSERT INTO <text:s/>`powershellhue`.`suntimes` (`date` ,`sun_up` ,`sun_down` ) VALUES ('2016-10-21', <text:s/>'08:16:00', <text:s/>'18:33:00');</text:p>
          </table:table-cell>
          <table:table-cell/>
          <table:table-cell table:formula="of:=COM.MICROSOFT.CONCAT(&quot;INSERT INTO  `powershellhue`.`suntimes` (`date` ,`sun_up` ,`sun_down` ) VALUES ('2016-&quot;;[.W$2];&quot;-&quot;;[.$B25];&quot;',  '&quot;;[.W25];&quot;:00',  '&quot;;[.X25];&quot;:00');&quot;)" office:value-type="string" office:string-value="INSERT INTO  `powershellhue`.`suntimes` (`date` ,`sun_up` ,`sun_down` ) VALUES ('2016-11-21',  '08:11:00',  '16:41:00');" calcext:value-type="string">
            <text:p>INSERT INTO <text:s/>`powershellhue`.`suntimes` (`date` ,`sun_up` ,`sun_down` ) VALUES ('2016-11-21', <text:s/>'08:11:00', <text:s/>'16:41:00');</text:p>
          </table:table-cell>
          <table:table-cell/>
          <table:table-cell table:formula="of:=COM.MICROSOFT.CONCAT(&quot;INSERT INTO  `powershellhue`.`suntimes` (`date` ,`sun_up` ,`sun_down` ) VALUES ('2016-&quot;;[.Y$2];&quot;-&quot;;[.$B25];&quot;',  '&quot;;[.Y25];&quot;:00',  '&quot;;[.Z25];&quot;:00');&quot;)" office:value-type="string" office:string-value="INSERT INTO  `powershellhue`.`suntimes` (`date` ,`sun_up` ,`sun_down` ) VALUES ('2016-12-21',  '08:46:00',  '16:31:00');" calcext:value-type="string">
            <text:p>INSERT INTO <text:s/>`powershellhue`.`suntimes` (`date` ,`sun_up` ,`sun_down` ) VALUES ('2016-12-21', <text:s/>'08:46:00', <text:s/>'16:31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26];&quot;',  '&quot;;[.C26];&quot;:00',  '&quot;;[.D26];&quot;:00');&quot;)" office:value-type="string" office:string-value="INSERT INTO  `powershellhue`.`suntimes` (`date` ,`sun_up` ,`sun_down` ) VALUES ('2016-1-22',  '08:35:00',  '17:09:00');" calcext:value-type="string">
            <text:p>INSERT INTO <text:s/>`powershellhue`.`suntimes` (`date` ,`sun_up` ,`sun_down` ) VALUES ('2016-1-22', <text:s/>'08:35:00', <text:s/>'17:09:00');</text:p>
          </table:table-cell>
          <table:table-cell/>
          <table:table-cell table:formula="of:=COM.MICROSOFT.CONCAT(&quot;INSERT INTO  `powershellhue`.`suntimes` (`date` ,`sun_up` ,`sun_down` ) VALUES ('2016-&quot;;[.E$2];&quot;-&quot;;[.$B26];&quot;',  '&quot;;[.E26];&quot;:00',  '&quot;;[.F26];&quot;:00');&quot;)" office:value-type="string" office:string-value="INSERT INTO  `powershellhue`.`suntimes` (`date` ,`sun_up` ,`sun_down` ) VALUES ('2016-2-22',  '07:42:00',  '18:06:00');" calcext:value-type="string">
            <text:p>INSERT INTO <text:s/>`powershellhue`.`suntimes` (`date` ,`sun_up` ,`sun_down` ) VALUES ('2016-2-22', <text:s/>'07:42:00', <text:s/>'18:06:00');</text:p>
          </table:table-cell>
          <table:table-cell/>
          <table:table-cell table:formula="of:=COM.MICROSOFT.CONCAT(&quot;INSERT INTO  `powershellhue`.`suntimes` (`date` ,`sun_up` ,`sun_down` ) VALUES ('2016-&quot;;[.G$2];&quot;-&quot;;[.$B26];&quot;',  '&quot;;[.G26];&quot;:00',  '&quot;;[.H26];&quot;:00');&quot;)" office:value-type="string" office:string-value="INSERT INTO  `powershellhue`.`suntimes` (`date` ,`sun_up` ,`sun_down` ) VALUES ('2016-3-22',  '06:37:00',  '18:57:00');" calcext:value-type="string">
            <text:p>INSERT INTO <text:s/>`powershellhue`.`suntimes` (`date` ,`sun_up` ,`sun_down` ) VALUES ('2016-3-22', <text:s/>'06:37:00', <text:s/>'18:57:00');</text:p>
          </table:table-cell>
          <table:table-cell/>
          <table:table-cell table:formula="of:=COM.MICROSOFT.CONCAT(&quot;INSERT INTO  `powershellhue`.`suntimes` (`date` ,`sun_up` ,`sun_down` ) VALUES ('2016-&quot;;[.I$2];&quot;-&quot;;[.$B26];&quot;',  '&quot;;[.I26];&quot;:00',  '&quot;;[.J26];&quot;:00');&quot;)" office:value-type="string" office:string-value="INSERT INTO  `powershellhue`.`suntimes` (`date` ,`sun_up` ,`sun_down` ) VALUES ('2016-4-22',  '06:28:00',  '20:50:00');" calcext:value-type="string">
            <text:p>INSERT INTO <text:s/>`powershellhue`.`suntimes` (`date` ,`sun_up` ,`sun_down` ) VALUES ('2016-4-22', <text:s/>'06:28:00', <text:s/>'20:50:00');</text:p>
          </table:table-cell>
          <table:table-cell/>
          <table:table-cell table:formula="of:=COM.MICROSOFT.CONCAT(&quot;INSERT INTO  `powershellhue`.`suntimes` (`date` ,`sun_up` ,`sun_down` ) VALUES ('2016-&quot;;[.K$2];&quot;-&quot;;[.$B26];&quot;',  '&quot;;[.K26];&quot;:00',  '&quot;;[.L26];&quot;:00');&quot;)" office:value-type="string" office:string-value="INSERT INTO  `powershellhue`.`suntimes` (`date` ,`sun_up` ,`sun_down` ) VALUES ('2016-5-22',  '05:36:00',  '21:38:00');" calcext:value-type="string">
            <text:p>INSERT INTO <text:s/>`powershellhue`.`suntimes` (`date` ,`sun_up` ,`sun_down` ) VALUES ('2016-5-22', <text:s/>'05:36:00', <text:s/>'21:38:00');</text:p>
          </table:table-cell>
          <table:table-cell/>
          <table:table-cell table:formula="of:=COM.MICROSOFT.CONCAT(&quot;INSERT INTO  `powershellhue`.`suntimes` (`date` ,`sun_up` ,`sun_down` ) VALUES ('2016-&quot;;[.M$2];&quot;-&quot;;[.$B26];&quot;',  '&quot;;[.M26];&quot;:00',  '&quot;;[.N26];&quot;:00');&quot;)" office:value-type="string" office:string-value="INSERT INTO  `powershellhue`.`suntimes` (`date` ,`sun_up` ,`sun_down` ) VALUES ('2016-6-22',  '05:20:00',  '22:04:00');" calcext:value-type="string">
            <text:p>INSERT INTO <text:s/>`powershellhue`.`suntimes` (`date` ,`sun_up` ,`sun_down` ) VALUES ('2016-6-22', <text:s/>'05:20:00', <text:s/>'22:04:00');</text:p>
          </table:table-cell>
          <table:table-cell/>
          <table:table-cell table:formula="of:=COM.MICROSOFT.CONCAT(&quot;INSERT INTO  `powershellhue`.`suntimes` (`date` ,`sun_up` ,`sun_down` ) VALUES ('2016-&quot;;[.O$2];&quot;-&quot;;[.$B26];&quot;',  '&quot;;[.O26];&quot;:00',  '&quot;;[.P26];&quot;:00');&quot;)" office:value-type="string" office:string-value="INSERT INTO  `powershellhue`.`suntimes` (`date` ,`sun_up` ,`sun_down` ) VALUES ('2016-7-22',  '05:48:00',  '21:44:00');" calcext:value-type="string">
            <text:p>INSERT INTO <text:s/>`powershellhue`.`suntimes` (`date` ,`sun_up` ,`sun_down` ) VALUES ('2016-7-22', <text:s/>'05:48:00', <text:s/>'21:44:00');</text:p>
          </table:table-cell>
          <table:table-cell/>
          <table:table-cell table:formula="of:=COM.MICROSOFT.CONCAT(&quot;INSERT INTO  `powershellhue`.`suntimes` (`date` ,`sun_up` ,`sun_down` ) VALUES ('2016-&quot;;[.Q$2];&quot;-&quot;;[.$B26];&quot;',  '&quot;;[.Q26];&quot;:00',  '&quot;;[.R26];&quot;:00');&quot;)" office:value-type="string" office:string-value="INSERT INTO  `powershellhue`.`suntimes` (`date` ,`sun_up` ,`sun_down` ) VALUES ('2016-8-22',  '06:36:00',  '20:48:00');" calcext:value-type="string">
            <text:p>INSERT INTO <text:s/>`powershellhue`.`suntimes` (`date` ,`sun_up` ,`sun_down` ) VALUES ('2016-8-22', <text:s/>'06:36:00', <text:s/>'20:48:00');</text:p>
          </table:table-cell>
          <table:table-cell/>
          <table:table-cell table:formula="of:=COM.MICROSOFT.CONCAT(&quot;INSERT INTO  `powershellhue`.`suntimes` (`date` ,`sun_up` ,`sun_down` ) VALUES ('2016-&quot;;[.S$2];&quot;-&quot;;[.$B26];&quot;',  '&quot;;[.S26];&quot;:00',  '&quot;;[.T26];&quot;:00');&quot;)" office:value-type="string" office:string-value="INSERT INTO  `powershellhue`.`suntimes` (`date` ,`sun_up` ,`sun_down` ) VALUES ('2016-9-22',  '07:26:00',  '19:38:00');" calcext:value-type="string">
            <text:p>INSERT INTO <text:s/>`powershellhue`.`suntimes` (`date` ,`sun_up` ,`sun_down` ) VALUES ('2016-9-22', <text:s/>'07:26:00', <text:s/>'19:38:00');</text:p>
          </table:table-cell>
          <table:table-cell/>
          <table:table-cell table:formula="of:=COM.MICROSOFT.CONCAT(&quot;INSERT INTO  `powershellhue`.`suntimes` (`date` ,`sun_up` ,`sun_down` ) VALUES ('2016-&quot;;[.U$2];&quot;-&quot;;[.$B26];&quot;',  '&quot;;[.U26];&quot;:00',  '&quot;;[.V26];&quot;:00');&quot;)" office:value-type="string" office:string-value="INSERT INTO  `powershellhue`.`suntimes` (`date` ,`sun_up` ,`sun_down` ) VALUES ('2016-10-22',  '08:18:00',  '18:30:00');" calcext:value-type="string">
            <text:p>INSERT INTO <text:s/>`powershellhue`.`suntimes` (`date` ,`sun_up` ,`sun_down` ) VALUES ('2016-10-22', <text:s/>'08:18:00', <text:s/>'18:30:00');</text:p>
          </table:table-cell>
          <table:table-cell/>
          <table:table-cell table:formula="of:=COM.MICROSOFT.CONCAT(&quot;INSERT INTO  `powershellhue`.`suntimes` (`date` ,`sun_up` ,`sun_down` ) VALUES ('2016-&quot;;[.W$2];&quot;-&quot;;[.$B26];&quot;',  '&quot;;[.W26];&quot;:00',  '&quot;;[.X26];&quot;:00');&quot;)" office:value-type="string" office:string-value="INSERT INTO  `powershellhue`.`suntimes` (`date` ,`sun_up` ,`sun_down` ) VALUES ('2016-11-22',  '08:12:00',  '16:40:00');" calcext:value-type="string">
            <text:p>INSERT INTO <text:s/>`powershellhue`.`suntimes` (`date` ,`sun_up` ,`sun_down` ) VALUES ('2016-11-22', <text:s/>'08:12:00', <text:s/>'16:40:00');</text:p>
          </table:table-cell>
          <table:table-cell/>
          <table:table-cell table:formula="of:=COM.MICROSOFT.CONCAT(&quot;INSERT INTO  `powershellhue`.`suntimes` (`date` ,`sun_up` ,`sun_down` ) VALUES ('2016-&quot;;[.Y$2];&quot;-&quot;;[.$B26];&quot;',  '&quot;;[.Y26];&quot;:00',  '&quot;;[.Z26];&quot;:00');&quot;)" office:value-type="string" office:string-value="INSERT INTO  `powershellhue`.`suntimes` (`date` ,`sun_up` ,`sun_down` ) VALUES ('2016-12-22',  '08:46:00',  '16:31:00');" calcext:value-type="string">
            <text:p>INSERT INTO <text:s/>`powershellhue`.`suntimes` (`date` ,`sun_up` ,`sun_down` ) VALUES ('2016-12-22', <text:s/>'08:46:00', <text:s/>'16:31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27];&quot;',  '&quot;;[.C27];&quot;:00',  '&quot;;[.D27];&quot;:00');&quot;)" office:value-type="string" office:string-value="INSERT INTO  `powershellhue`.`suntimes` (`date` ,`sun_up` ,`sun_down` ) VALUES ('2016-1-23',  '08:33:00',  '17:11:00');" calcext:value-type="string">
            <text:p>INSERT INTO <text:s/>`powershellhue`.`suntimes` (`date` ,`sun_up` ,`sun_down` ) VALUES ('2016-1-23', <text:s/>'08:33:00', <text:s/>'17:11:00');</text:p>
          </table:table-cell>
          <table:table-cell/>
          <table:table-cell table:formula="of:=COM.MICROSOFT.CONCAT(&quot;INSERT INTO  `powershellhue`.`suntimes` (`date` ,`sun_up` ,`sun_down` ) VALUES ('2016-&quot;;[.E$2];&quot;-&quot;;[.$B27];&quot;',  '&quot;;[.E27];&quot;:00',  '&quot;;[.F27];&quot;:00');&quot;)" office:value-type="string" office:string-value="INSERT INTO  `powershellhue`.`suntimes` (`date` ,`sun_up` ,`sun_down` ) VALUES ('2016-2-23',  '07:40:00',  '18:08:00');" calcext:value-type="string">
            <text:p>INSERT INTO <text:s/>`powershellhue`.`suntimes` (`date` ,`sun_up` ,`sun_down` ) VALUES ('2016-2-23', <text:s/>'07:40:00', <text:s/>'18:08:00');</text:p>
          </table:table-cell>
          <table:table-cell/>
          <table:table-cell table:formula="of:=COM.MICROSOFT.CONCAT(&quot;INSERT INTO  `powershellhue`.`suntimes` (`date` ,`sun_up` ,`sun_down` ) VALUES ('2016-&quot;;[.G$2];&quot;-&quot;;[.$B27];&quot;',  '&quot;;[.G27];&quot;:00',  '&quot;;[.H27];&quot;:00');&quot;)" office:value-type="string" office:string-value="INSERT INTO  `powershellhue`.`suntimes` (`date` ,`sun_up` ,`sun_down` ) VALUES ('2016-3-23',  '06:35:00',  '18:59:00');" calcext:value-type="string">
            <text:p>INSERT INTO <text:s/>`powershellhue`.`suntimes` (`date` ,`sun_up` ,`sun_down` ) VALUES ('2016-3-23', <text:s/>'06:35:00', <text:s/>'18:59:00');</text:p>
          </table:table-cell>
          <table:table-cell/>
          <table:table-cell table:formula="of:=COM.MICROSOFT.CONCAT(&quot;INSERT INTO  `powershellhue`.`suntimes` (`date` ,`sun_up` ,`sun_down` ) VALUES ('2016-&quot;;[.I$2];&quot;-&quot;;[.$B27];&quot;',  '&quot;;[.I27];&quot;:00',  '&quot;;[.J27];&quot;:00');&quot;)" office:value-type="string" office:string-value="INSERT INTO  `powershellhue`.`suntimes` (`date` ,`sun_up` ,`sun_down` ) VALUES ('2016-4-23',  '06:26:00',  '20:52:00');" calcext:value-type="string">
            <text:p>INSERT INTO <text:s/>`powershellhue`.`suntimes` (`date` ,`sun_up` ,`sun_down` ) VALUES ('2016-4-23', <text:s/>'06:26:00', <text:s/>'20:52:00');</text:p>
          </table:table-cell>
          <table:table-cell/>
          <table:table-cell table:formula="of:=COM.MICROSOFT.CONCAT(&quot;INSERT INTO  `powershellhue`.`suntimes` (`date` ,`sun_up` ,`sun_down` ) VALUES ('2016-&quot;;[.K$2];&quot;-&quot;;[.$B27];&quot;',  '&quot;;[.K27];&quot;:00',  '&quot;;[.L27];&quot;:00');&quot;)" office:value-type="string" office:string-value="INSERT INTO  `powershellhue`.`suntimes` (`date` ,`sun_up` ,`sun_down` ) VALUES ('2016-5-23',  '05:35:00',  '21:40:00');" calcext:value-type="string">
            <text:p>INSERT INTO <text:s/>`powershellhue`.`suntimes` (`date` ,`sun_up` ,`sun_down` ) VALUES ('2016-5-23', <text:s/>'05:35:00', <text:s/>'21:40:00');</text:p>
          </table:table-cell>
          <table:table-cell/>
          <table:table-cell table:formula="of:=COM.MICROSOFT.CONCAT(&quot;INSERT INTO  `powershellhue`.`suntimes` (`date` ,`sun_up` ,`sun_down` ) VALUES ('2016-&quot;;[.M$2];&quot;-&quot;;[.$B27];&quot;',  '&quot;;[.M27];&quot;:00',  '&quot;;[.N27];&quot;:00');&quot;)" office:value-type="string" office:string-value="INSERT INTO  `powershellhue`.`suntimes` (`date` ,`sun_up` ,`sun_down` ) VALUES ('2016-6-23',  '05:20:00',  '22:04:00');" calcext:value-type="string">
            <text:p>INSERT INTO <text:s/>`powershellhue`.`suntimes` (`date` ,`sun_up` ,`sun_down` ) VALUES ('2016-6-23', <text:s/>'05:20:00', <text:s/>'22:04:00');</text:p>
          </table:table-cell>
          <table:table-cell/>
          <table:table-cell table:formula="of:=COM.MICROSOFT.CONCAT(&quot;INSERT INTO  `powershellhue`.`suntimes` (`date` ,`sun_up` ,`sun_down` ) VALUES ('2016-&quot;;[.O$2];&quot;-&quot;;[.$B27];&quot;',  '&quot;;[.O27];&quot;:00',  '&quot;;[.P27];&quot;:00');&quot;)" office:value-type="string" office:string-value="INSERT INTO  `powershellhue`.`suntimes` (`date` ,`sun_up` ,`sun_down` ) VALUES ('2016-7-23',  '05:49:00',  '21:43:00');" calcext:value-type="string">
            <text:p>INSERT INTO <text:s/>`powershellhue`.`suntimes` (`date` ,`sun_up` ,`sun_down` ) VALUES ('2016-7-23', <text:s/>'05:49:00', <text:s/>'21:43:00');</text:p>
          </table:table-cell>
          <table:table-cell/>
          <table:table-cell table:formula="of:=COM.MICROSOFT.CONCAT(&quot;INSERT INTO  `powershellhue`.`suntimes` (`date` ,`sun_up` ,`sun_down` ) VALUES ('2016-&quot;;[.Q$2];&quot;-&quot;;[.$B27];&quot;',  '&quot;;[.Q27];&quot;:00',  '&quot;;[.R27];&quot;:00');&quot;)" office:value-type="string" office:string-value="INSERT INTO  `powershellhue`.`suntimes` (`date` ,`sun_up` ,`sun_down` ) VALUES ('2016-8-23',  '06:38:00',  '20:46:00');" calcext:value-type="string">
            <text:p>INSERT INTO <text:s/>`powershellhue`.`suntimes` (`date` ,`sun_up` ,`sun_down` ) VALUES ('2016-8-23', <text:s/>'06:38:00', <text:s/>'20:46:00');</text:p>
          </table:table-cell>
          <table:table-cell/>
          <table:table-cell table:formula="of:=COM.MICROSOFT.CONCAT(&quot;INSERT INTO  `powershellhue`.`suntimes` (`date` ,`sun_up` ,`sun_down` ) VALUES ('2016-&quot;;[.S$2];&quot;-&quot;;[.$B27];&quot;',  '&quot;;[.S27];&quot;:00',  '&quot;;[.T27];&quot;:00');&quot;)" office:value-type="string" office:string-value="INSERT INTO  `powershellhue`.`suntimes` (`date` ,`sun_up` ,`sun_down` ) VALUES ('2016-9-23',  '07:28:00',  '19:35:00');" calcext:value-type="string">
            <text:p>INSERT INTO <text:s/>`powershellhue`.`suntimes` (`date` ,`sun_up` ,`sun_down` ) VALUES ('2016-9-23', <text:s/>'07:28:00', <text:s/>'19:35:00');</text:p>
          </table:table-cell>
          <table:table-cell/>
          <table:table-cell table:formula="of:=COM.MICROSOFT.CONCAT(&quot;INSERT INTO  `powershellhue`.`suntimes` (`date` ,`sun_up` ,`sun_down` ) VALUES ('2016-&quot;;[.U$2];&quot;-&quot;;[.$B27];&quot;',  '&quot;;[.U27];&quot;:00',  '&quot;;[.V27];&quot;:00');&quot;)" office:value-type="string" office:string-value="INSERT INTO  `powershellhue`.`suntimes` (`date` ,`sun_up` ,`sun_down` ) VALUES ('2016-10-23',  '08:19:00',  '18:28:00');" calcext:value-type="string">
            <text:p>INSERT INTO <text:s/>`powershellhue`.`suntimes` (`date` ,`sun_up` ,`sun_down` ) VALUES ('2016-10-23', <text:s/>'08:19:00', <text:s/>'18:28:00');</text:p>
          </table:table-cell>
          <table:table-cell/>
          <table:table-cell table:formula="of:=COM.MICROSOFT.CONCAT(&quot;INSERT INTO  `powershellhue`.`suntimes` (`date` ,`sun_up` ,`sun_down` ) VALUES ('2016-&quot;;[.W$2];&quot;-&quot;;[.$B27];&quot;',  '&quot;;[.W27];&quot;:00',  '&quot;;[.X27];&quot;:00');&quot;)" office:value-type="string" office:string-value="INSERT INTO  `powershellhue`.`suntimes` (`date` ,`sun_up` ,`sun_down` ) VALUES ('2016-11-23',  '08:14:00',  '16:39:00');" calcext:value-type="string">
            <text:p>INSERT INTO <text:s/>`powershellhue`.`suntimes` (`date` ,`sun_up` ,`sun_down` ) VALUES ('2016-11-23', <text:s/>'08:14:00', <text:s/>'16:39:00');</text:p>
          </table:table-cell>
          <table:table-cell/>
          <table:table-cell table:formula="of:=COM.MICROSOFT.CONCAT(&quot;INSERT INTO  `powershellhue`.`suntimes` (`date` ,`sun_up` ,`sun_down` ) VALUES ('2016-&quot;;[.Y$2];&quot;-&quot;;[.$B27];&quot;',  '&quot;;[.Y27];&quot;:00',  '&quot;;[.Z27];&quot;:00');&quot;)" office:value-type="string" office:string-value="INSERT INTO  `powershellhue`.`suntimes` (`date` ,`sun_up` ,`sun_down` ) VALUES ('2016-12-23',  '08:47:00',  '16:32:00');" calcext:value-type="string">
            <text:p>INSERT INTO <text:s/>`powershellhue`.`suntimes` (`date` ,`sun_up` ,`sun_down` ) VALUES ('2016-12-23', <text:s/>'08:47:00', <text:s/>'16:32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28];&quot;',  '&quot;;[.C28];&quot;:00',  '&quot;;[.D28];&quot;:00');&quot;)" office:value-type="string" office:string-value="INSERT INTO  `powershellhue`.`suntimes` (`date` ,`sun_up` ,`sun_down` ) VALUES ('2016-1-24',  '08:32:00',  '17:12:00');" calcext:value-type="string">
            <text:p>INSERT INTO <text:s/>`powershellhue`.`suntimes` (`date` ,`sun_up` ,`sun_down` ) VALUES ('2016-1-24', <text:s/>'08:32:00', <text:s/>'17:12:00');</text:p>
          </table:table-cell>
          <table:table-cell/>
          <table:table-cell table:formula="of:=COM.MICROSOFT.CONCAT(&quot;INSERT INTO  `powershellhue`.`suntimes` (`date` ,`sun_up` ,`sun_down` ) VALUES ('2016-&quot;;[.E$2];&quot;-&quot;;[.$B28];&quot;',  '&quot;;[.E28];&quot;:00',  '&quot;;[.F28];&quot;:00');&quot;)" office:value-type="string" office:string-value="INSERT INTO  `powershellhue`.`suntimes` (`date` ,`sun_up` ,`sun_down` ) VALUES ('2016-2-24',  '07:38:00',  '18:09:00');" calcext:value-type="string">
            <text:p>INSERT INTO <text:s/>`powershellhue`.`suntimes` (`date` ,`sun_up` ,`sun_down` ) VALUES ('2016-2-24', <text:s/>'07:38:00', <text:s/>'18:09:00');</text:p>
          </table:table-cell>
          <table:table-cell/>
          <table:table-cell table:formula="of:=COM.MICROSOFT.CONCAT(&quot;INSERT INTO  `powershellhue`.`suntimes` (`date` ,`sun_up` ,`sun_down` ) VALUES ('2016-&quot;;[.G$2];&quot;-&quot;;[.$B28];&quot;',  '&quot;;[.G28];&quot;:00',  '&quot;;[.H28];&quot;:00');&quot;)" office:value-type="string" office:string-value="INSERT INTO  `powershellhue`.`suntimes` (`date` ,`sun_up` ,`sun_down` ) VALUES ('2016-3-24',  '06:33:00',  '19:01:00');" calcext:value-type="string">
            <text:p>INSERT INTO <text:s/>`powershellhue`.`suntimes` (`date` ,`sun_up` ,`sun_down` ) VALUES ('2016-3-24', <text:s/>'06:33:00', <text:s/>'19:01:00');</text:p>
          </table:table-cell>
          <table:table-cell/>
          <table:table-cell table:formula="of:=COM.MICROSOFT.CONCAT(&quot;INSERT INTO  `powershellhue`.`suntimes` (`date` ,`sun_up` ,`sun_down` ) VALUES ('2016-&quot;;[.I$2];&quot;-&quot;;[.$B28];&quot;',  '&quot;;[.I28];&quot;:00',  '&quot;;[.J28];&quot;:00');&quot;)" office:value-type="string" office:string-value="INSERT INTO  `powershellhue`.`suntimes` (`date` ,`sun_up` ,`sun_down` ) VALUES ('2016-4-24',  '06:24:00',  '20:54:00');" calcext:value-type="string">
            <text:p>INSERT INTO <text:s/>`powershellhue`.`suntimes` (`date` ,`sun_up` ,`sun_down` ) VALUES ('2016-4-24', <text:s/>'06:24:00', <text:s/>'20:54:00');</text:p>
          </table:table-cell>
          <table:table-cell/>
          <table:table-cell table:formula="of:=COM.MICROSOFT.CONCAT(&quot;INSERT INTO  `powershellhue`.`suntimes` (`date` ,`sun_up` ,`sun_down` ) VALUES ('2016-&quot;;[.K$2];&quot;-&quot;;[.$B28];&quot;',  '&quot;;[.K28];&quot;:00',  '&quot;;[.L28];&quot;:00');&quot;)" office:value-type="string" office:string-value="INSERT INTO  `powershellhue`.`suntimes` (`date` ,`sun_up` ,`sun_down` ) VALUES ('2016-5-24',  '05:34:00',  '21:41:00');" calcext:value-type="string">
            <text:p>INSERT INTO <text:s/>`powershellhue`.`suntimes` (`date` ,`sun_up` ,`sun_down` ) VALUES ('2016-5-24', <text:s/>'05:34:00', <text:s/>'21:41:00');</text:p>
          </table:table-cell>
          <table:table-cell/>
          <table:table-cell table:formula="of:=COM.MICROSOFT.CONCAT(&quot;INSERT INTO  `powershellhue`.`suntimes` (`date` ,`sun_up` ,`sun_down` ) VALUES ('2016-&quot;;[.M$2];&quot;-&quot;;[.$B28];&quot;',  '&quot;;[.M28];&quot;:00',  '&quot;;[.N28];&quot;:00');&quot;)" office:value-type="string" office:string-value="INSERT INTO  `powershellhue`.`suntimes` (`date` ,`sun_up` ,`sun_down` ) VALUES ('2016-6-24',  '05:21:00',  '22:04:00');" calcext:value-type="string">
            <text:p>INSERT INTO <text:s/>`powershellhue`.`suntimes` (`date` ,`sun_up` ,`sun_down` ) VALUES ('2016-6-24', <text:s/>'05:21:00', <text:s/>'22:04:00');</text:p>
          </table:table-cell>
          <table:table-cell/>
          <table:table-cell table:formula="of:=COM.MICROSOFT.CONCAT(&quot;INSERT INTO  `powershellhue`.`suntimes` (`date` ,`sun_up` ,`sun_down` ) VALUES ('2016-&quot;;[.O$2];&quot;-&quot;;[.$B28];&quot;',  '&quot;;[.O28];&quot;:00',  '&quot;;[.P28];&quot;:00');&quot;)" office:value-type="string" office:string-value="INSERT INTO  `powershellhue`.`suntimes` (`date` ,`sun_up` ,`sun_down` ) VALUES ('2016-7-24',  '05:50:00',  '21:42:00');" calcext:value-type="string">
            <text:p>INSERT INTO <text:s/>`powershellhue`.`suntimes` (`date` ,`sun_up` ,`sun_down` ) VALUES ('2016-7-24', <text:s/>'05:50:00', <text:s/>'21:42:00');</text:p>
          </table:table-cell>
          <table:table-cell/>
          <table:table-cell table:formula="of:=COM.MICROSOFT.CONCAT(&quot;INSERT INTO  `powershellhue`.`suntimes` (`date` ,`sun_up` ,`sun_down` ) VALUES ('2016-&quot;;[.Q$2];&quot;-&quot;;[.$B28];&quot;',  '&quot;;[.Q28];&quot;:00',  '&quot;;[.R28];&quot;:00');&quot;)" office:value-type="string" office:string-value="INSERT INTO  `powershellhue`.`suntimes` (`date` ,`sun_up` ,`sun_down` ) VALUES ('2016-8-24',  '06:39:00',  '20:44:00');" calcext:value-type="string">
            <text:p>INSERT INTO <text:s/>`powershellhue`.`suntimes` (`date` ,`sun_up` ,`sun_down` ) VALUES ('2016-8-24', <text:s/>'06:39:00', <text:s/>'20:44:00');</text:p>
          </table:table-cell>
          <table:table-cell/>
          <table:table-cell table:formula="of:=COM.MICROSOFT.CONCAT(&quot;INSERT INTO  `powershellhue`.`suntimes` (`date` ,`sun_up` ,`sun_down` ) VALUES ('2016-&quot;;[.S$2];&quot;-&quot;;[.$B28];&quot;',  '&quot;;[.S28];&quot;:00',  '&quot;;[.T28];&quot;:00');&quot;)" office:value-type="string" office:string-value="INSERT INTO  `powershellhue`.`suntimes` (`date` ,`sun_up` ,`sun_down` ) VALUES ('2016-9-24',  '07:30:00',  '19:33:00');" calcext:value-type="string">
            <text:p>INSERT INTO <text:s/>`powershellhue`.`suntimes` (`date` ,`sun_up` ,`sun_down` ) VALUES ('2016-9-24', <text:s/>'07:30:00', <text:s/>'19:33:00');</text:p>
          </table:table-cell>
          <table:table-cell/>
          <table:table-cell table:formula="of:=COM.MICROSOFT.CONCAT(&quot;INSERT INTO  `powershellhue`.`suntimes` (`date` ,`sun_up` ,`sun_down` ) VALUES ('2016-&quot;;[.U$2];&quot;-&quot;;[.$B28];&quot;',  '&quot;;[.U28];&quot;:00',  '&quot;;[.V28];&quot;:00');&quot;)" office:value-type="string" office:string-value="INSERT INTO  `powershellhue`.`suntimes` (`date` ,`sun_up` ,`sun_down` ) VALUES ('2016-10-24',  '08:21:00',  '18:26:00');" calcext:value-type="string">
            <text:p>INSERT INTO <text:s/>`powershellhue`.`suntimes` (`date` ,`sun_up` ,`sun_down` ) VALUES ('2016-10-24', <text:s/>'08:21:00', <text:s/>'18:26:00');</text:p>
          </table:table-cell>
          <table:table-cell/>
          <table:table-cell table:formula="of:=COM.MICROSOFT.CONCAT(&quot;INSERT INTO  `powershellhue`.`suntimes` (`date` ,`sun_up` ,`sun_down` ) VALUES ('2016-&quot;;[.W$2];&quot;-&quot;;[.$B28];&quot;',  '&quot;;[.W28];&quot;:00',  '&quot;;[.X28];&quot;:00');&quot;)" office:value-type="string" office:string-value="INSERT INTO  `powershellhue`.`suntimes` (`date` ,`sun_up` ,`sun_down` ) VALUES ('2016-11-24',  '08:15:00',  '16:38:00');" calcext:value-type="string">
            <text:p>INSERT INTO <text:s/>`powershellhue`.`suntimes` (`date` ,`sun_up` ,`sun_down` ) VALUES ('2016-11-24', <text:s/>'08:15:00', <text:s/>'16:38:00');</text:p>
          </table:table-cell>
          <table:table-cell/>
          <table:table-cell table:formula="of:=COM.MICROSOFT.CONCAT(&quot;INSERT INTO  `powershellhue`.`suntimes` (`date` ,`sun_up` ,`sun_down` ) VALUES ('2016-&quot;;[.Y$2];&quot;-&quot;;[.$B28];&quot;',  '&quot;;[.Y28];&quot;:00',  '&quot;;[.Z28];&quot;:00');&quot;)" office:value-type="string" office:string-value="INSERT INTO  `powershellhue`.`suntimes` (`date` ,`sun_up` ,`sun_down` ) VALUES ('2016-12-24',  '08:47:00',  '16:32:00');" calcext:value-type="string">
            <text:p>INSERT INTO <text:s/>`powershellhue`.`suntimes` (`date` ,`sun_up` ,`sun_down` ) VALUES ('2016-12-24', <text:s/>'08:47:00', <text:s/>'16:32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29];&quot;',  '&quot;;[.C29];&quot;:00',  '&quot;;[.D29];&quot;:00');&quot;)" office:value-type="string" office:string-value="INSERT INTO  `powershellhue`.`suntimes` (`date` ,`sun_up` ,`sun_down` ) VALUES ('2016-1-25',  '08:31:00',  '17:14:00');" calcext:value-type="string">
            <text:p>INSERT INTO <text:s/>`powershellhue`.`suntimes` (`date` ,`sun_up` ,`sun_down` ) VALUES ('2016-1-25', <text:s/>'08:31:00', <text:s/>'17:14:00');</text:p>
          </table:table-cell>
          <table:table-cell/>
          <table:table-cell table:formula="of:=COM.MICROSOFT.CONCAT(&quot;INSERT INTO  `powershellhue`.`suntimes` (`date` ,`sun_up` ,`sun_down` ) VALUES ('2016-&quot;;[.E$2];&quot;-&quot;;[.$B29];&quot;',  '&quot;;[.E29];&quot;:00',  '&quot;;[.F29];&quot;:00');&quot;)" office:value-type="string" office:string-value="INSERT INTO  `powershellhue`.`suntimes` (`date` ,`sun_up` ,`sun_down` ) VALUES ('2016-2-25',  '07:36:00',  '18:11:00');" calcext:value-type="string">
            <text:p>INSERT INTO <text:s/>`powershellhue`.`suntimes` (`date` ,`sun_up` ,`sun_down` ) VALUES ('2016-2-25', <text:s/>'07:36:00', <text:s/>'18:11:00');</text:p>
          </table:table-cell>
          <table:table-cell/>
          <table:table-cell table:formula="of:=COM.MICROSOFT.CONCAT(&quot;INSERT INTO  `powershellhue`.`suntimes` (`date` ,`sun_up` ,`sun_down` ) VALUES ('2016-&quot;;[.G$2];&quot;-&quot;;[.$B29];&quot;',  '&quot;;[.G29];&quot;:00',  '&quot;;[.H29];&quot;:00');&quot;)" office:value-type="string" office:string-value="INSERT INTO  `powershellhue`.`suntimes` (`date` ,`sun_up` ,`sun_down` ) VALUES ('2016-3-25',  '06:30:00',  '19:02:00');" calcext:value-type="string">
            <text:p>INSERT INTO <text:s/>`powershellhue`.`suntimes` (`date` ,`sun_up` ,`sun_down` ) VALUES ('2016-3-25', <text:s/>'06:30:00', <text:s/>'19:02:00');</text:p>
          </table:table-cell>
          <table:table-cell/>
          <table:table-cell table:formula="of:=COM.MICROSOFT.CONCAT(&quot;INSERT INTO  `powershellhue`.`suntimes` (`date` ,`sun_up` ,`sun_down` ) VALUES ('2016-&quot;;[.I$2];&quot;-&quot;;[.$B29];&quot;',  '&quot;;[.I29];&quot;:00',  '&quot;;[.J29];&quot;:00');&quot;)" office:value-type="string" office:string-value="INSERT INTO  `powershellhue`.`suntimes` (`date` ,`sun_up` ,`sun_down` ) VALUES ('2016-4-25',  '06:22:00',  '20:55:00');" calcext:value-type="string">
            <text:p>INSERT INTO <text:s/>`powershellhue`.`suntimes` (`date` ,`sun_up` ,`sun_down` ) VALUES ('2016-4-25', <text:s/>'06:22:00', <text:s/>'20:55:00');</text:p>
          </table:table-cell>
          <table:table-cell/>
          <table:table-cell table:formula="of:=COM.MICROSOFT.CONCAT(&quot;INSERT INTO  `powershellhue`.`suntimes` (`date` ,`sun_up` ,`sun_down` ) VALUES ('2016-&quot;;[.K$2];&quot;-&quot;;[.$B29];&quot;',  '&quot;;[.K29];&quot;:00',  '&quot;;[.L29];&quot;:00');&quot;)" office:value-type="string" office:string-value="INSERT INTO  `powershellhue`.`suntimes` (`date` ,`sun_up` ,`sun_down` ) VALUES ('2016-5-25',  '05:32:00',  '21:42:00');" calcext:value-type="string">
            <text:p>INSERT INTO <text:s/>`powershellhue`.`suntimes` (`date` ,`sun_up` ,`sun_down` ) VALUES ('2016-5-25', <text:s/>'05:32:00', <text:s/>'21:42:00');</text:p>
          </table:table-cell>
          <table:table-cell/>
          <table:table-cell table:formula="of:=COM.MICROSOFT.CONCAT(&quot;INSERT INTO  `powershellhue`.`suntimes` (`date` ,`sun_up` ,`sun_down` ) VALUES ('2016-&quot;;[.M$2];&quot;-&quot;;[.$B29];&quot;',  '&quot;;[.M29];&quot;:00',  '&quot;;[.N29];&quot;:00');&quot;)" office:value-type="string" office:string-value="INSERT INTO  `powershellhue`.`suntimes` (`date` ,`sun_up` ,`sun_down` ) VALUES ('2016-6-25',  '05:21:00',  '22:04:00');" calcext:value-type="string">
            <text:p>INSERT INTO <text:s/>`powershellhue`.`suntimes` (`date` ,`sun_up` ,`sun_down` ) VALUES ('2016-6-25', <text:s/>'05:21:00', <text:s/>'22:04:00');</text:p>
          </table:table-cell>
          <table:table-cell/>
          <table:table-cell table:formula="of:=COM.MICROSOFT.CONCAT(&quot;INSERT INTO  `powershellhue`.`suntimes` (`date` ,`sun_up` ,`sun_down` ) VALUES ('2016-&quot;;[.O$2];&quot;-&quot;;[.$B29];&quot;',  '&quot;;[.O29];&quot;:00',  '&quot;;[.P29];&quot;:00');&quot;)" office:value-type="string" office:string-value="INSERT INTO  `powershellhue`.`suntimes` (`date` ,`sun_up` ,`sun_down` ) VALUES ('2016-7-25',  '05:52:00',  '21:40:00');" calcext:value-type="string">
            <text:p>INSERT INTO <text:s/>`powershellhue`.`suntimes` (`date` ,`sun_up` ,`sun_down` ) VALUES ('2016-7-25', <text:s/>'05:52:00', <text:s/>'21:40:00');</text:p>
          </table:table-cell>
          <table:table-cell/>
          <table:table-cell table:formula="of:=COM.MICROSOFT.CONCAT(&quot;INSERT INTO  `powershellhue`.`suntimes` (`date` ,`sun_up` ,`sun_down` ) VALUES ('2016-&quot;;[.Q$2];&quot;-&quot;;[.$B29];&quot;',  '&quot;;[.Q29];&quot;:00',  '&quot;;[.R29];&quot;:00');&quot;)" office:value-type="string" office:string-value="INSERT INTO  `powershellhue`.`suntimes` (`date` ,`sun_up` ,`sun_down` ) VALUES ('2016-8-25',  '06:41:00',  '20:42:00');" calcext:value-type="string">
            <text:p>INSERT INTO <text:s/>`powershellhue`.`suntimes` (`date` ,`sun_up` ,`sun_down` ) VALUES ('2016-8-25', <text:s/>'06:41:00', <text:s/>'20:42:00');</text:p>
          </table:table-cell>
          <table:table-cell/>
          <table:table-cell table:formula="of:=COM.MICROSOFT.CONCAT(&quot;INSERT INTO  `powershellhue`.`suntimes` (`date` ,`sun_up` ,`sun_down` ) VALUES ('2016-&quot;;[.S$2];&quot;-&quot;;[.$B29];&quot;',  '&quot;;[.S29];&quot;:00',  '&quot;;[.T29];&quot;:00');&quot;)" office:value-type="string" office:string-value="INSERT INTO  `powershellhue`.`suntimes` (`date` ,`sun_up` ,`sun_down` ) VALUES ('2016-9-25',  '07:31:00',  '19:31:00');" calcext:value-type="string">
            <text:p>INSERT INTO <text:s/>`powershellhue`.`suntimes` (`date` ,`sun_up` ,`sun_down` ) VALUES ('2016-9-25', <text:s/>'07:31:00', <text:s/>'19:31:00');</text:p>
          </table:table-cell>
          <table:table-cell/>
          <table:table-cell table:formula="of:=COM.MICROSOFT.CONCAT(&quot;INSERT INTO  `powershellhue`.`suntimes` (`date` ,`sun_up` ,`sun_down` ) VALUES ('2016-&quot;;[.U$2];&quot;-&quot;;[.$B29];&quot;',  '&quot;;[.U29];&quot;:00',  '&quot;;[.V29];&quot;:00');&quot;)" office:value-type="string" office:string-value="INSERT INTO  `powershellhue`.`suntimes` (`date` ,`sun_up` ,`sun_down` ) VALUES ('2016-10-25',  '08:23:00',  '18:24:00');" calcext:value-type="string">
            <text:p>INSERT INTO <text:s/>`powershellhue`.`suntimes` (`date` ,`sun_up` ,`sun_down` ) VALUES ('2016-10-25', <text:s/>'08:23:00', <text:s/>'18:24:00');</text:p>
          </table:table-cell>
          <table:table-cell/>
          <table:table-cell table:formula="of:=COM.MICROSOFT.CONCAT(&quot;INSERT INTO  `powershellhue`.`suntimes` (`date` ,`sun_up` ,`sun_down` ) VALUES ('2016-&quot;;[.W$2];&quot;-&quot;;[.$B29];&quot;',  '&quot;;[.W29];&quot;:00',  '&quot;;[.X29];&quot;:00');&quot;)" office:value-type="string" office:string-value="INSERT INTO  `powershellhue`.`suntimes` (`date` ,`sun_up` ,`sun_down` ) VALUES ('2016-11-25',  '08:17:00',  '16:37:00');" calcext:value-type="string">
            <text:p>INSERT INTO <text:s/>`powershellhue`.`suntimes` (`date` ,`sun_up` ,`sun_down` ) VALUES ('2016-11-25', <text:s/>'08:17:00', <text:s/>'16:37:00');</text:p>
          </table:table-cell>
          <table:table-cell/>
          <table:table-cell table:formula="of:=COM.MICROSOFT.CONCAT(&quot;INSERT INTO  `powershellhue`.`suntimes` (`date` ,`sun_up` ,`sun_down` ) VALUES ('2016-&quot;;[.Y$2];&quot;-&quot;;[.$B29];&quot;',  '&quot;;[.Y29];&quot;:00',  '&quot;;[.Z29];&quot;:00');&quot;)" office:value-type="string" office:string-value="INSERT INTO  `powershellhue`.`suntimes` (`date` ,`sun_up` ,`sun_down` ) VALUES ('2016-12-25',  '08:48:00',  '16:33:00');" calcext:value-type="string">
            <text:p>INSERT INTO <text:s/>`powershellhue`.`suntimes` (`date` ,`sun_up` ,`sun_down` ) VALUES ('2016-12-25', <text:s/>'08:48:00', <text:s/>'16:33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30];&quot;',  '&quot;;[.C30];&quot;:00',  '&quot;;[.D30];&quot;:00');&quot;)" office:value-type="string" office:string-value="INSERT INTO  `powershellhue`.`suntimes` (`date` ,`sun_up` ,`sun_down` ) VALUES ('2016-1-26',  '08:30:00',  '17:16:00');" calcext:value-type="string">
            <text:p>INSERT INTO <text:s/>`powershellhue`.`suntimes` (`date` ,`sun_up` ,`sun_down` ) VALUES ('2016-1-26', <text:s/>'08:30:00', <text:s/>'17:16:00');</text:p>
          </table:table-cell>
          <table:table-cell/>
          <table:table-cell table:formula="of:=COM.MICROSOFT.CONCAT(&quot;INSERT INTO  `powershellhue`.`suntimes` (`date` ,`sun_up` ,`sun_down` ) VALUES ('2016-&quot;;[.E$2];&quot;-&quot;;[.$B30];&quot;',  '&quot;;[.E30];&quot;:00',  '&quot;;[.F30];&quot;:00');&quot;)" office:value-type="string" office:string-value="INSERT INTO  `powershellhue`.`suntimes` (`date` ,`sun_up` ,`sun_down` ) VALUES ('2016-2-26',  '07:34:00',  '18:13:00');" calcext:value-type="string">
            <text:p>INSERT INTO <text:s/>`powershellhue`.`suntimes` (`date` ,`sun_up` ,`sun_down` ) VALUES ('2016-2-26', <text:s/>'07:34:00', <text:s/>'18:13:00');</text:p>
          </table:table-cell>
          <table:table-cell/>
          <table:table-cell table:formula="of:=COM.MICROSOFT.CONCAT(&quot;INSERT INTO  `powershellhue`.`suntimes` (`date` ,`sun_up` ,`sun_down` ) VALUES ('2016-&quot;;[.G$2];&quot;-&quot;;[.$B30];&quot;',  '&quot;;[.G30];&quot;:00',  '&quot;;[.H30];&quot;:00');&quot;)" office:value-type="string" office:string-value="INSERT INTO  `powershellhue`.`suntimes` (`date` ,`sun_up` ,`sun_down` ) VALUES ('2016-3-26',  '06:28:00',  '19:04:00');" calcext:value-type="string">
            <text:p>INSERT INTO <text:s/>`powershellhue`.`suntimes` (`date` ,`sun_up` ,`sun_down` ) VALUES ('2016-3-26', <text:s/>'06:28:00', <text:s/>'19:04:00');</text:p>
          </table:table-cell>
          <table:table-cell/>
          <table:table-cell table:formula="of:=COM.MICROSOFT.CONCAT(&quot;INSERT INTO  `powershellhue`.`suntimes` (`date` ,`sun_up` ,`sun_down` ) VALUES ('2016-&quot;;[.I$2];&quot;-&quot;;[.$B30];&quot;',  '&quot;;[.I30];&quot;:00',  '&quot;;[.J30];&quot;:00');&quot;)" office:value-type="string" office:string-value="INSERT INTO  `powershellhue`.`suntimes` (`date` ,`sun_up` ,`sun_down` ) VALUES ('2016-4-26',  '06:20:00',  '20:57:00');" calcext:value-type="string">
            <text:p>INSERT INTO <text:s/>`powershellhue`.`suntimes` (`date` ,`sun_up` ,`sun_down` ) VALUES ('2016-4-26', <text:s/>'06:20:00', <text:s/>'20:57:00');</text:p>
          </table:table-cell>
          <table:table-cell/>
          <table:table-cell table:formula="of:=COM.MICROSOFT.CONCAT(&quot;INSERT INTO  `powershellhue`.`suntimes` (`date` ,`sun_up` ,`sun_down` ) VALUES ('2016-&quot;;[.K$2];&quot;-&quot;;[.$B30];&quot;',  '&quot;;[.K30];&quot;:00',  '&quot;;[.L30];&quot;:00');&quot;)" office:value-type="string" office:string-value="INSERT INTO  `powershellhue`.`suntimes` (`date` ,`sun_up` ,`sun_down` ) VALUES ('2016-5-26',  '05:31:00',  '21:44:00');" calcext:value-type="string">
            <text:p>INSERT INTO <text:s/>`powershellhue`.`suntimes` (`date` ,`sun_up` ,`sun_down` ) VALUES ('2016-5-26', <text:s/>'05:31:00', <text:s/>'21:44:00');</text:p>
          </table:table-cell>
          <table:table-cell/>
          <table:table-cell table:formula="of:=COM.MICROSOFT.CONCAT(&quot;INSERT INTO  `powershellhue`.`suntimes` (`date` ,`sun_up` ,`sun_down` ) VALUES ('2016-&quot;;[.M$2];&quot;-&quot;;[.$B30];&quot;',  '&quot;;[.M30];&quot;:00',  '&quot;;[.N30];&quot;:00');&quot;)" office:value-type="string" office:string-value="INSERT INTO  `powershellhue`.`suntimes` (`date` ,`sun_up` ,`sun_down` ) VALUES ('2016-6-26',  '05:22:00',  '22:04:00');" calcext:value-type="string">
            <text:p>INSERT INTO <text:s/>`powershellhue`.`suntimes` (`date` ,`sun_up` ,`sun_down` ) VALUES ('2016-6-26', <text:s/>'05:22:00', <text:s/>'22:04:00');</text:p>
          </table:table-cell>
          <table:table-cell/>
          <table:table-cell table:formula="of:=COM.MICROSOFT.CONCAT(&quot;INSERT INTO  `powershellhue`.`suntimes` (`date` ,`sun_up` ,`sun_down` ) VALUES ('2016-&quot;;[.O$2];&quot;-&quot;;[.$B30];&quot;',  '&quot;;[.O30];&quot;:00',  '&quot;;[.P30];&quot;:00');&quot;)" office:value-type="string" office:string-value="INSERT INTO  `powershellhue`.`suntimes` (`date` ,`sun_up` ,`sun_down` ) VALUES ('2016-7-26',  '05:53:00',  '21:39:00');" calcext:value-type="string">
            <text:p>INSERT INTO <text:s/>`powershellhue`.`suntimes` (`date` ,`sun_up` ,`sun_down` ) VALUES ('2016-7-26', <text:s/>'05:53:00', <text:s/>'21:39:00');</text:p>
          </table:table-cell>
          <table:table-cell/>
          <table:table-cell table:formula="of:=COM.MICROSOFT.CONCAT(&quot;INSERT INTO  `powershellhue`.`suntimes` (`date` ,`sun_up` ,`sun_down` ) VALUES ('2016-&quot;;[.Q$2];&quot;-&quot;;[.$B30];&quot;',  '&quot;;[.Q30];&quot;:00',  '&quot;;[.R30];&quot;:00');&quot;)" office:value-type="string" office:string-value="INSERT INTO  `powershellhue`.`suntimes` (`date` ,`sun_up` ,`sun_down` ) VALUES ('2016-8-26',  '06:43:00',  '20:40:00');" calcext:value-type="string">
            <text:p>INSERT INTO <text:s/>`powershellhue`.`suntimes` (`date` ,`sun_up` ,`sun_down` ) VALUES ('2016-8-26', <text:s/>'06:43:00', <text:s/>'20:40:00');</text:p>
          </table:table-cell>
          <table:table-cell/>
          <table:table-cell table:formula="of:=COM.MICROSOFT.CONCAT(&quot;INSERT INTO  `powershellhue`.`suntimes` (`date` ,`sun_up` ,`sun_down` ) VALUES ('2016-&quot;;[.S$2];&quot;-&quot;;[.$B30];&quot;',  '&quot;;[.S30];&quot;:00',  '&quot;;[.T30];&quot;:00');&quot;)" office:value-type="string" office:string-value="INSERT INTO  `powershellhue`.`suntimes` (`date` ,`sun_up` ,`sun_down` ) VALUES ('2016-9-26',  '07:33:00',  '19:28:00');" calcext:value-type="string">
            <text:p>INSERT INTO <text:s/>`powershellhue`.`suntimes` (`date` ,`sun_up` ,`sun_down` ) VALUES ('2016-9-26', <text:s/>'07:33:00', <text:s/>'19:28:00');</text:p>
          </table:table-cell>
          <table:table-cell/>
          <table:table-cell table:formula="of:=COM.MICROSOFT.CONCAT(&quot;INSERT INTO  `powershellhue`.`suntimes` (`date` ,`sun_up` ,`sun_down` ) VALUES ('2016-&quot;;[.U$2];&quot;-&quot;;[.$B30];&quot;',  '&quot;;[.U30];&quot;:00',  '&quot;;[.V30];&quot;:00');&quot;)" office:value-type="string" office:string-value="INSERT INTO  `powershellhue`.`suntimes` (`date` ,`sun_up` ,`sun_down` ) VALUES ('2016-10-26',  '08:25:00',  '18:22:00');" calcext:value-type="string">
            <text:p>INSERT INTO <text:s/>`powershellhue`.`suntimes` (`date` ,`sun_up` ,`sun_down` ) VALUES ('2016-10-26', <text:s/>'08:25:00', <text:s/>'18:22:00');</text:p>
          </table:table-cell>
          <table:table-cell/>
          <table:table-cell table:formula="of:=COM.MICROSOFT.CONCAT(&quot;INSERT INTO  `powershellhue`.`suntimes` (`date` ,`sun_up` ,`sun_down` ) VALUES ('2016-&quot;;[.W$2];&quot;-&quot;;[.$B30];&quot;',  '&quot;;[.W30];&quot;:00',  '&quot;;[.X30];&quot;:00');&quot;)" office:value-type="string" office:string-value="INSERT INTO  `powershellhue`.`suntimes` (`date` ,`sun_up` ,`sun_down` ) VALUES ('2016-11-26',  '08:19:00',  '16:36:00');" calcext:value-type="string">
            <text:p>INSERT INTO <text:s/>`powershellhue`.`suntimes` (`date` ,`sun_up` ,`sun_down` ) VALUES ('2016-11-26', <text:s/>'08:19:00', <text:s/>'16:36:00');</text:p>
          </table:table-cell>
          <table:table-cell/>
          <table:table-cell table:formula="of:=COM.MICROSOFT.CONCAT(&quot;INSERT INTO  `powershellhue`.`suntimes` (`date` ,`sun_up` ,`sun_down` ) VALUES ('2016-&quot;;[.Y$2];&quot;-&quot;;[.$B30];&quot;',  '&quot;;[.Y30];&quot;:00',  '&quot;;[.Z30];&quot;:00');&quot;)" office:value-type="string" office:string-value="INSERT INTO  `powershellhue`.`suntimes` (`date` ,`sun_up` ,`sun_down` ) VALUES ('2016-12-26',  '08:48:00',  '16:34:00');" calcext:value-type="string">
            <text:p>INSERT INTO <text:s/>`powershellhue`.`suntimes` (`date` ,`sun_up` ,`sun_down` ) VALUES ('2016-12-26', <text:s/>'08:48:00', <text:s/>'16:34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31];&quot;',  '&quot;;[.C31];&quot;:00',  '&quot;;[.D31];&quot;:00');&quot;)" office:value-type="string" office:string-value="INSERT INTO  `powershellhue`.`suntimes` (`date` ,`sun_up` ,`sun_down` ) VALUES ('2016-1-27',  '08:28:00',  '17:18:00');" calcext:value-type="string">
            <text:p>INSERT INTO <text:s/>`powershellhue`.`suntimes` (`date` ,`sun_up` ,`sun_down` ) VALUES ('2016-1-27', <text:s/>'08:28:00', <text:s/>'17:18:00');</text:p>
          </table:table-cell>
          <table:table-cell/>
          <table:table-cell table:formula="of:=COM.MICROSOFT.CONCAT(&quot;INSERT INTO  `powershellhue`.`suntimes` (`date` ,`sun_up` ,`sun_down` ) VALUES ('2016-&quot;;[.E$2];&quot;-&quot;;[.$B31];&quot;',  '&quot;;[.E31];&quot;:00',  '&quot;;[.F31];&quot;:00');&quot;)" office:value-type="string" office:string-value="INSERT INTO  `powershellhue`.`suntimes` (`date` ,`sun_up` ,`sun_down` ) VALUES ('2016-2-27',  '07:32:00',  '18:15:00');" calcext:value-type="string">
            <text:p>INSERT INTO <text:s/>`powershellhue`.`suntimes` (`date` ,`sun_up` ,`sun_down` ) VALUES ('2016-2-27', <text:s/>'07:32:00', <text:s/>'18:15:00');</text:p>
          </table:table-cell>
          <table:table-cell/>
          <table:table-cell table:formula="of:=COM.MICROSOFT.CONCAT(&quot;INSERT INTO  `powershellhue`.`suntimes` (`date` ,`sun_up` ,`sun_down` ) VALUES ('2016-&quot;;[.G$2];&quot;-&quot;;[.$B31];&quot;',  '&quot;;[.G31];&quot;:00',  '&quot;;[.H31];&quot;:00');&quot;)" office:value-type="string" office:string-value="INSERT INTO  `powershellhue`.`suntimes` (`date` ,`sun_up` ,`sun_down` ) VALUES ('2016-3-27',  '07:26:00',  '20:06:00');" calcext:value-type="string">
            <text:p>INSERT INTO <text:s/>`powershellhue`.`suntimes` (`date` ,`sun_up` ,`sun_down` ) VALUES ('2016-3-27', <text:s/>'07:26:00', <text:s/>'20:06:00');</text:p>
          </table:table-cell>
          <table:table-cell/>
          <table:table-cell table:formula="of:=COM.MICROSOFT.CONCAT(&quot;INSERT INTO  `powershellhue`.`suntimes` (`date` ,`sun_up` ,`sun_down` ) VALUES ('2016-&quot;;[.I$2];&quot;-&quot;;[.$B31];&quot;',  '&quot;;[.I31];&quot;:00',  '&quot;;[.J31];&quot;:00');&quot;)" office:value-type="string" office:string-value="INSERT INTO  `powershellhue`.`suntimes` (`date` ,`sun_up` ,`sun_down` ) VALUES ('2016-4-27',  '06:18:00',  '20:59:00');" calcext:value-type="string">
            <text:p>INSERT INTO <text:s/>`powershellhue`.`suntimes` (`date` ,`sun_up` ,`sun_down` ) VALUES ('2016-4-27', <text:s/>'06:18:00', <text:s/>'20:59:00');</text:p>
          </table:table-cell>
          <table:table-cell/>
          <table:table-cell table:formula="of:=COM.MICROSOFT.CONCAT(&quot;INSERT INTO  `powershellhue`.`suntimes` (`date` ,`sun_up` ,`sun_down` ) VALUES ('2016-&quot;;[.K$2];&quot;-&quot;;[.$B31];&quot;',  '&quot;;[.K31];&quot;:00',  '&quot;;[.L31];&quot;:00');&quot;)" office:value-type="string" office:string-value="INSERT INTO  `powershellhue`.`suntimes` (`date` ,`sun_up` ,`sun_down` ) VALUES ('2016-5-27',  '05:30:00',  '21:45:00');" calcext:value-type="string">
            <text:p>INSERT INTO <text:s/>`powershellhue`.`suntimes` (`date` ,`sun_up` ,`sun_down` ) VALUES ('2016-5-27', <text:s/>'05:30:00', <text:s/>'21:45:00');</text:p>
          </table:table-cell>
          <table:table-cell/>
          <table:table-cell table:formula="of:=COM.MICROSOFT.CONCAT(&quot;INSERT INTO  `powershellhue`.`suntimes` (`date` ,`sun_up` ,`sun_down` ) VALUES ('2016-&quot;;[.M$2];&quot;-&quot;;[.$B31];&quot;',  '&quot;;[.M31];&quot;:00',  '&quot;;[.N31];&quot;:00');&quot;)" office:value-type="string" office:string-value="INSERT INTO  `powershellhue`.`suntimes` (`date` ,`sun_up` ,`sun_down` ) VALUES ('2016-6-27',  '05:22:00',  '22:04:00');" calcext:value-type="string">
            <text:p>INSERT INTO <text:s/>`powershellhue`.`suntimes` (`date` ,`sun_up` ,`sun_down` ) VALUES ('2016-6-27', <text:s/>'05:22:00', <text:s/>'22:04:00');</text:p>
          </table:table-cell>
          <table:table-cell/>
          <table:table-cell table:formula="of:=COM.MICROSOFT.CONCAT(&quot;INSERT INTO  `powershellhue`.`suntimes` (`date` ,`sun_up` ,`sun_down` ) VALUES ('2016-&quot;;[.O$2];&quot;-&quot;;[.$B31];&quot;',  '&quot;;[.O31];&quot;:00',  '&quot;;[.P31];&quot;:00');&quot;)" office:value-type="string" office:string-value="INSERT INTO  `powershellhue`.`suntimes` (`date` ,`sun_up` ,`sun_down` ) VALUES ('2016-7-27',  '05:55:00',  '21:37:00');" calcext:value-type="string">
            <text:p>INSERT INTO <text:s/>`powershellhue`.`suntimes` (`date` ,`sun_up` ,`sun_down` ) VALUES ('2016-7-27', <text:s/>'05:55:00', <text:s/>'21:37:00');</text:p>
          </table:table-cell>
          <table:table-cell/>
          <table:table-cell table:formula="of:=COM.MICROSOFT.CONCAT(&quot;INSERT INTO  `powershellhue`.`suntimes` (`date` ,`sun_up` ,`sun_down` ) VALUES ('2016-&quot;;[.Q$2];&quot;-&quot;;[.$B31];&quot;',  '&quot;;[.Q31];&quot;:00',  '&quot;;[.R31];&quot;:00');&quot;)" office:value-type="string" office:string-value="INSERT INTO  `powershellhue`.`suntimes` (`date` ,`sun_up` ,`sun_down` ) VALUES ('2016-8-27',  '06:44:00',  '20:38:00');" calcext:value-type="string">
            <text:p>INSERT INTO <text:s/>`powershellhue`.`suntimes` (`date` ,`sun_up` ,`sun_down` ) VALUES ('2016-8-27', <text:s/>'06:44:00', <text:s/>'20:38:00');</text:p>
          </table:table-cell>
          <table:table-cell/>
          <table:table-cell table:formula="of:=COM.MICROSOFT.CONCAT(&quot;INSERT INTO  `powershellhue`.`suntimes` (`date` ,`sun_up` ,`sun_down` ) VALUES ('2016-&quot;;[.S$2];&quot;-&quot;;[.$B31];&quot;',  '&quot;;[.S31];&quot;:00',  '&quot;;[.T31];&quot;:00');&quot;)" office:value-type="string" office:string-value="INSERT INTO  `powershellhue`.`suntimes` (`date` ,`sun_up` ,`sun_down` ) VALUES ('2016-9-27',  '07:35:00',  '19:26:00');" calcext:value-type="string">
            <text:p>INSERT INTO <text:s/>`powershellhue`.`suntimes` (`date` ,`sun_up` ,`sun_down` ) VALUES ('2016-9-27', <text:s/>'07:35:00', <text:s/>'19:26:00');</text:p>
          </table:table-cell>
          <table:table-cell/>
          <table:table-cell table:formula="of:=COM.MICROSOFT.CONCAT(&quot;INSERT INTO  `powershellhue`.`suntimes` (`date` ,`sun_up` ,`sun_down` ) VALUES ('2016-&quot;;[.U$2];&quot;-&quot;;[.$B31];&quot;',  '&quot;;[.U31];&quot;:00',  '&quot;;[.V31];&quot;:00');&quot;)" office:value-type="string" office:string-value="INSERT INTO  `powershellhue`.`suntimes` (`date` ,`sun_up` ,`sun_down` ) VALUES ('2016-10-27',  '08:26:00',  '18:20:00');" calcext:value-type="string">
            <text:p>INSERT INTO <text:s/>`powershellhue`.`suntimes` (`date` ,`sun_up` ,`sun_down` ) VALUES ('2016-10-27', <text:s/>'08:26:00', <text:s/>'18:20:00');</text:p>
          </table:table-cell>
          <table:table-cell/>
          <table:table-cell table:formula="of:=COM.MICROSOFT.CONCAT(&quot;INSERT INTO  `powershellhue`.`suntimes` (`date` ,`sun_up` ,`sun_down` ) VALUES ('2016-&quot;;[.W$2];&quot;-&quot;;[.$B31];&quot;',  '&quot;;[.W31];&quot;:00',  '&quot;;[.X31];&quot;:00');&quot;)" office:value-type="string" office:string-value="INSERT INTO  `powershellhue`.`suntimes` (`date` ,`sun_up` ,`sun_down` ) VALUES ('2016-11-27',  '08:20:00',  '16:35:00');" calcext:value-type="string">
            <text:p>INSERT INTO <text:s/>`powershellhue`.`suntimes` (`date` ,`sun_up` ,`sun_down` ) VALUES ('2016-11-27', <text:s/>'08:20:00', <text:s/>'16:35:00');</text:p>
          </table:table-cell>
          <table:table-cell/>
          <table:table-cell table:formula="of:=COM.MICROSOFT.CONCAT(&quot;INSERT INTO  `powershellhue`.`suntimes` (`date` ,`sun_up` ,`sun_down` ) VALUES ('2016-&quot;;[.Y$2];&quot;-&quot;;[.$B31];&quot;',  '&quot;;[.Y31];&quot;:00',  '&quot;;[.Z31];&quot;:00');&quot;)" office:value-type="string" office:string-value="INSERT INTO  `powershellhue`.`suntimes` (`date` ,`sun_up` ,`sun_down` ) VALUES ('2016-12-27',  '08:48:00',  '16:35:00');" calcext:value-type="string">
            <text:p>INSERT INTO <text:s/>`powershellhue`.`suntimes` (`date` ,`sun_up` ,`sun_down` ) VALUES ('2016-12-27', <text:s/>'08:48:00', <text:s/>'16:35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32];&quot;',  '&quot;;[.C32];&quot;:00',  '&quot;;[.D32];&quot;:00');&quot;)" office:value-type="string" office:string-value="INSERT INTO  `powershellhue`.`suntimes` (`date` ,`sun_up` ,`sun_down` ) VALUES ('2016-1-28',  '08:27:00',  '17:19:00');" calcext:value-type="string">
            <text:p>INSERT INTO <text:s/>`powershellhue`.`suntimes` (`date` ,`sun_up` ,`sun_down` ) VALUES ('2016-1-28', <text:s/>'08:27:00', <text:s/>'17:19:00');</text:p>
          </table:table-cell>
          <table:table-cell/>
          <table:table-cell table:formula="of:=COM.MICROSOFT.CONCAT(&quot;INSERT INTO  `powershellhue`.`suntimes` (`date` ,`sun_up` ,`sun_down` ) VALUES ('2016-&quot;;[.E$2];&quot;-&quot;;[.$B32];&quot;',  '&quot;;[.E32];&quot;:00',  '&quot;;[.F32];&quot;:00');&quot;)" office:value-type="string" office:string-value="INSERT INTO  `powershellhue`.`suntimes` (`date` ,`sun_up` ,`sun_down` ) VALUES ('2016-2-28',  '07:29:00',  '18:17:00');" calcext:value-type="string">
            <text:p>INSERT INTO <text:s/>`powershellhue`.`suntimes` (`date` ,`sun_up` ,`sun_down` ) VALUES ('2016-2-28', <text:s/>'07:29:00', <text:s/>'18:17:00');</text:p>
          </table:table-cell>
          <table:table-cell/>
          <table:table-cell table:formula="of:=COM.MICROSOFT.CONCAT(&quot;INSERT INTO  `powershellhue`.`suntimes` (`date` ,`sun_up` ,`sun_down` ) VALUES ('2016-&quot;;[.G$2];&quot;-&quot;;[.$B32];&quot;',  '&quot;;[.G32];&quot;:00',  '&quot;;[.H32];&quot;:00');&quot;)" office:value-type="string" office:string-value="INSERT INTO  `powershellhue`.`suntimes` (`date` ,`sun_up` ,`sun_down` ) VALUES ('2016-3-28',  '07:23:00',  '20:08:00');" calcext:value-type="string">
            <text:p>INSERT INTO <text:s/>`powershellhue`.`suntimes` (`date` ,`sun_up` ,`sun_down` ) VALUES ('2016-3-28', <text:s/>'07:23:00', <text:s/>'20:08:00');</text:p>
          </table:table-cell>
          <table:table-cell/>
          <table:table-cell table:formula="of:=COM.MICROSOFT.CONCAT(&quot;INSERT INTO  `powershellhue`.`suntimes` (`date` ,`sun_up` ,`sun_down` ) VALUES ('2016-&quot;;[.I$2];&quot;-&quot;;[.$B32];&quot;',  '&quot;;[.I32];&quot;:00',  '&quot;;[.J32];&quot;:00');&quot;)" office:value-type="string" office:string-value="INSERT INTO  `powershellhue`.`suntimes` (`date` ,`sun_up` ,`sun_down` ) VALUES ('2016-4-28',  '06:16:00',  '21:00:00');" calcext:value-type="string">
            <text:p>INSERT INTO <text:s/>`powershellhue`.`suntimes` (`date` ,`sun_up` ,`sun_down` ) VALUES ('2016-4-28', <text:s/>'06:16:00', <text:s/>'21:00:00');</text:p>
          </table:table-cell>
          <table:table-cell/>
          <table:table-cell table:formula="of:=COM.MICROSOFT.CONCAT(&quot;INSERT INTO  `powershellhue`.`suntimes` (`date` ,`sun_up` ,`sun_down` ) VALUES ('2016-&quot;;[.K$2];&quot;-&quot;;[.$B32];&quot;',  '&quot;;[.K32];&quot;:00',  '&quot;;[.L32];&quot;:00');&quot;)" office:value-type="string" office:string-value="INSERT INTO  `powershellhue`.`suntimes` (`date` ,`sun_up` ,`sun_down` ) VALUES ('2016-5-28',  '05:29:00',  '21:46:00');" calcext:value-type="string">
            <text:p>INSERT INTO <text:s/>`powershellhue`.`suntimes` (`date` ,`sun_up` ,`sun_down` ) VALUES ('2016-5-28', <text:s/>'05:29:00', <text:s/>'21:46:00');</text:p>
          </table:table-cell>
          <table:table-cell/>
          <table:table-cell table:formula="of:=COM.MICROSOFT.CONCAT(&quot;INSERT INTO  `powershellhue`.`suntimes` (`date` ,`sun_up` ,`sun_down` ) VALUES ('2016-&quot;;[.M$2];&quot;-&quot;;[.$B32];&quot;',  '&quot;;[.M32];&quot;:00',  '&quot;;[.N32];&quot;:00');&quot;)" office:value-type="string" office:string-value="INSERT INTO  `powershellhue`.`suntimes` (`date` ,`sun_up` ,`sun_down` ) VALUES ('2016-6-28',  '05:23:00',  '22:04:00');" calcext:value-type="string">
            <text:p>INSERT INTO <text:s/>`powershellhue`.`suntimes` (`date` ,`sun_up` ,`sun_down` ) VALUES ('2016-6-28', <text:s/>'05:23:00', <text:s/>'22:04:00');</text:p>
          </table:table-cell>
          <table:table-cell/>
          <table:table-cell table:formula="of:=COM.MICROSOFT.CONCAT(&quot;INSERT INTO  `powershellhue`.`suntimes` (`date` ,`sun_up` ,`sun_down` ) VALUES ('2016-&quot;;[.O$2];&quot;-&quot;;[.$B32];&quot;',  '&quot;;[.O32];&quot;:00',  '&quot;;[.P32];&quot;:00');&quot;)" office:value-type="string" office:string-value="INSERT INTO  `powershellhue`.`suntimes` (`date` ,`sun_up` ,`sun_down` ) VALUES ('2016-7-28',  '05:56:00',  '21:36:00');" calcext:value-type="string">
            <text:p>INSERT INTO <text:s/>`powershellhue`.`suntimes` (`date` ,`sun_up` ,`sun_down` ) VALUES ('2016-7-28', <text:s/>'05:56:00', <text:s/>'21:36:00');</text:p>
          </table:table-cell>
          <table:table-cell/>
          <table:table-cell table:formula="of:=COM.MICROSOFT.CONCAT(&quot;INSERT INTO  `powershellhue`.`suntimes` (`date` ,`sun_up` ,`sun_down` ) VALUES ('2016-&quot;;[.Q$2];&quot;-&quot;;[.$B32];&quot;',  '&quot;;[.Q32];&quot;:00',  '&quot;;[.R32];&quot;:00');&quot;)" office:value-type="string" office:string-value="INSERT INTO  `powershellhue`.`suntimes` (`date` ,`sun_up` ,`sun_down` ) VALUES ('2016-8-28',  '06:46:00',  '20:35:00');" calcext:value-type="string">
            <text:p>INSERT INTO <text:s/>`powershellhue`.`suntimes` (`date` ,`sun_up` ,`sun_down` ) VALUES ('2016-8-28', <text:s/>'06:46:00', <text:s/>'20:35:00');</text:p>
          </table:table-cell>
          <table:table-cell/>
          <table:table-cell table:formula="of:=COM.MICROSOFT.CONCAT(&quot;INSERT INTO  `powershellhue`.`suntimes` (`date` ,`sun_up` ,`sun_down` ) VALUES ('2016-&quot;;[.S$2];&quot;-&quot;;[.$B32];&quot;',  '&quot;;[.S32];&quot;:00',  '&quot;;[.T32];&quot;:00');&quot;)" office:value-type="string" office:string-value="INSERT INTO  `powershellhue`.`suntimes` (`date` ,`sun_up` ,`sun_down` ) VALUES ('2016-9-28',  '07:36:00',  '19:24:00');" calcext:value-type="string">
            <text:p>INSERT INTO <text:s/>`powershellhue`.`suntimes` (`date` ,`sun_up` ,`sun_down` ) VALUES ('2016-9-28', <text:s/>'07:36:00', <text:s/>'19:24:00');</text:p>
          </table:table-cell>
          <table:table-cell/>
          <table:table-cell table:formula="of:=COM.MICROSOFT.CONCAT(&quot;INSERT INTO  `powershellhue`.`suntimes` (`date` ,`sun_up` ,`sun_down` ) VALUES ('2016-&quot;;[.U$2];&quot;-&quot;;[.$B32];&quot;',  '&quot;;[.U32];&quot;:00',  '&quot;;[.V32];&quot;:00');&quot;)" office:value-type="string" office:string-value="INSERT INTO  `powershellhue`.`suntimes` (`date` ,`sun_up` ,`sun_down` ) VALUES ('2016-10-28',  '08:28:00',  '18:18:00');" calcext:value-type="string">
            <text:p>INSERT INTO <text:s/>`powershellhue`.`suntimes` (`date` ,`sun_up` ,`sun_down` ) VALUES ('2016-10-28', <text:s/>'08:28:00', <text:s/>'18:18:00');</text:p>
          </table:table-cell>
          <table:table-cell/>
          <table:table-cell table:formula="of:=COM.MICROSOFT.CONCAT(&quot;INSERT INTO  `powershellhue`.`suntimes` (`date` ,`sun_up` ,`sun_down` ) VALUES ('2016-&quot;;[.W$2];&quot;-&quot;;[.$B32];&quot;',  '&quot;;[.W32];&quot;:00',  '&quot;;[.X32];&quot;:00');&quot;)" office:value-type="string" office:string-value="INSERT INTO  `powershellhue`.`suntimes` (`date` ,`sun_up` ,`sun_down` ) VALUES ('2016-11-28',  '08:22:00',  '16:34:00');" calcext:value-type="string">
            <text:p>INSERT INTO <text:s/>`powershellhue`.`suntimes` (`date` ,`sun_up` ,`sun_down` ) VALUES ('2016-11-28', <text:s/>'08:22:00', <text:s/>'16:34:00');</text:p>
          </table:table-cell>
          <table:table-cell/>
          <table:table-cell table:formula="of:=COM.MICROSOFT.CONCAT(&quot;INSERT INTO  `powershellhue`.`suntimes` (`date` ,`sun_up` ,`sun_down` ) VALUES ('2016-&quot;;[.Y$2];&quot;-&quot;;[.$B32];&quot;',  '&quot;;[.Y32];&quot;:00',  '&quot;;[.Z32];&quot;:00');&quot;)" office:value-type="string" office:string-value="INSERT INTO  `powershellhue`.`suntimes` (`date` ,`sun_up` ,`sun_down` ) VALUES ('2016-12-28',  '08:48:00',  '16:36:00');" calcext:value-type="string">
            <text:p>INSERT INTO <text:s/>`powershellhue`.`suntimes` (`date` ,`sun_up` ,`sun_down` ) VALUES ('2016-12-28', <text:s/>'08:48:00', <text:s/>'16:36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33];&quot;',  '&quot;;[.C33];&quot;:00',  '&quot;;[.D33];&quot;:00');&quot;)" office:value-type="string" office:string-value="INSERT INTO  `powershellhue`.`suntimes` (`date` ,`sun_up` ,`sun_down` ) VALUES ('2016-1-29',  '08:25:00',  '17:23:00');" calcext:value-type="string">
            <text:p>INSERT INTO <text:s/>`powershellhue`.`suntimes` (`date` ,`sun_up` ,`sun_down` ) VALUES ('2016-1-29', <text:s/>'08:25:00', <text:s/>'17:23:00');</text:p>
          </table:table-cell>
          <table:table-cell/>
          <table:table-cell table:formula="of:=COM.MICROSOFT.CONCAT(&quot;INSERT INTO  `powershellhue`.`suntimes` (`date` ,`sun_up` ,`sun_down` ) VALUES ('2016-&quot;;[.E$2];&quot;-&quot;;[.$B33];&quot;',  '&quot;;[.E33];&quot;:00',  '&quot;;[.F33];&quot;:00');&quot;)" office:value-type="string" office:string-value="INSERT INTO  `powershellhue`.`suntimes` (`date` ,`sun_up` ,`sun_down` ) VALUES ('2016-2-29',  '07:27:00',  '18:19:00');" calcext:value-type="string">
            <text:p>INSERT INTO <text:s/>`powershellhue`.`suntimes` (`date` ,`sun_up` ,`sun_down` ) VALUES ('2016-2-29', <text:s/>'07:27:00', <text:s/>'18:19:00');</text:p>
          </table:table-cell>
          <table:table-cell/>
          <table:table-cell table:formula="of:=COM.MICROSOFT.CONCAT(&quot;INSERT INTO  `powershellhue`.`suntimes` (`date` ,`sun_up` ,`sun_down` ) VALUES ('2016-&quot;;[.G$2];&quot;-&quot;;[.$B33];&quot;',  '&quot;;[.G33];&quot;:00',  '&quot;;[.H33];&quot;:00');&quot;)" office:value-type="string" office:string-value="INSERT INTO  `powershellhue`.`suntimes` (`date` ,`sun_up` ,`sun_down` ) VALUES ('2016-3-29',  '07:21:00',  '20:09:00');" calcext:value-type="string">
            <text:p>INSERT INTO <text:s/>`powershellhue`.`suntimes` (`date` ,`sun_up` ,`sun_down` ) VALUES ('2016-3-29', <text:s/>'07:21:00', <text:s/>'20:09:00');</text:p>
          </table:table-cell>
          <table:table-cell/>
          <table:table-cell table:formula="of:=COM.MICROSOFT.CONCAT(&quot;INSERT INTO  `powershellhue`.`suntimes` (`date` ,`sun_up` ,`sun_down` ) VALUES ('2016-&quot;;[.I$2];&quot;-&quot;;[.$B33];&quot;',  '&quot;;[.I33];&quot;:00',  '&quot;;[.J33];&quot;:00');&quot;)" office:value-type="string" office:string-value="INSERT INTO  `powershellhue`.`suntimes` (`date` ,`sun_up` ,`sun_down` ) VALUES ('2016-4-29',  '06:14:00',  '21:02:00');" calcext:value-type="string">
            <text:p>INSERT INTO <text:s/>`powershellhue`.`suntimes` (`date` ,`sun_up` ,`sun_down` ) VALUES ('2016-4-29', <text:s/>'06:14:00', <text:s/>'21:02:00');</text:p>
          </table:table-cell>
          <table:table-cell/>
          <table:table-cell table:formula="of:=COM.MICROSOFT.CONCAT(&quot;INSERT INTO  `powershellhue`.`suntimes` (`date` ,`sun_up` ,`sun_down` ) VALUES ('2016-&quot;;[.K$2];&quot;-&quot;;[.$B33];&quot;',  '&quot;;[.K33];&quot;:00',  '&quot;;[.L33];&quot;:00');&quot;)" office:value-type="string" office:string-value="INSERT INTO  `powershellhue`.`suntimes` (`date` ,`sun_up` ,`sun_down` ) VALUES ('2016-5-29',  '05:28:00',  '21:47:00');" calcext:value-type="string">
            <text:p>INSERT INTO <text:s/>`powershellhue`.`suntimes` (`date` ,`sun_up` ,`sun_down` ) VALUES ('2016-5-29', <text:s/>'05:28:00', <text:s/>'21:47:00');</text:p>
          </table:table-cell>
          <table:table-cell/>
          <table:table-cell table:formula="of:=COM.MICROSOFT.CONCAT(&quot;INSERT INTO  `powershellhue`.`suntimes` (`date` ,`sun_up` ,`sun_down` ) VALUES ('2016-&quot;;[.M$2];&quot;-&quot;;[.$B33];&quot;',  '&quot;;[.M33];&quot;:00',  '&quot;;[.N33];&quot;:00');&quot;)" office:value-type="string" office:string-value="INSERT INTO  `powershellhue`.`suntimes` (`date` ,`sun_up` ,`sun_down` ) VALUES ('2016-6-29',  '05:23:00',  '22:03:00');" calcext:value-type="string">
            <text:p>INSERT INTO <text:s/>`powershellhue`.`suntimes` (`date` ,`sun_up` ,`sun_down` ) VALUES ('2016-6-29', <text:s/>'05:23:00', <text:s/>'22:03:00');</text:p>
          </table:table-cell>
          <table:table-cell/>
          <table:table-cell table:formula="of:=COM.MICROSOFT.CONCAT(&quot;INSERT INTO  `powershellhue`.`suntimes` (`date` ,`sun_up` ,`sun_down` ) VALUES ('2016-&quot;;[.O$2];&quot;-&quot;;[.$B33];&quot;',  '&quot;;[.O33];&quot;:00',  '&quot;;[.P33];&quot;:00');&quot;)" office:value-type="string" office:string-value="INSERT INTO  `powershellhue`.`suntimes` (`date` ,`sun_up` ,`sun_down` ) VALUES ('2016-7-29',  '05:58:00',  '21:34:00');" calcext:value-type="string">
            <text:p>INSERT INTO <text:s/>`powershellhue`.`suntimes` (`date` ,`sun_up` ,`sun_down` ) VALUES ('2016-7-29', <text:s/>'05:58:00', <text:s/>'21:34:00');</text:p>
          </table:table-cell>
          <table:table-cell/>
          <table:table-cell table:formula="of:=COM.MICROSOFT.CONCAT(&quot;INSERT INTO  `powershellhue`.`suntimes` (`date` ,`sun_up` ,`sun_down` ) VALUES ('2016-&quot;;[.Q$2];&quot;-&quot;;[.$B33];&quot;',  '&quot;;[.Q33];&quot;:00',  '&quot;;[.R33];&quot;:00');&quot;)" office:value-type="string" office:string-value="INSERT INTO  `powershellhue`.`suntimes` (`date` ,`sun_up` ,`sun_down` ) VALUES ('2016-8-29',  '06:47:00',  '20:33:00');" calcext:value-type="string">
            <text:p>INSERT INTO <text:s/>`powershellhue`.`suntimes` (`date` ,`sun_up` ,`sun_down` ) VALUES ('2016-8-29', <text:s/>'06:47:00', <text:s/>'20:33:00');</text:p>
          </table:table-cell>
          <table:table-cell/>
          <table:table-cell table:formula="of:=COM.MICROSOFT.CONCAT(&quot;INSERT INTO  `powershellhue`.`suntimes` (`date` ,`sun_up` ,`sun_down` ) VALUES ('2016-&quot;;[.S$2];&quot;-&quot;;[.$B33];&quot;',  '&quot;;[.S33];&quot;:00',  '&quot;;[.T33];&quot;:00');&quot;)" office:value-type="string" office:string-value="INSERT INTO  `powershellhue`.`suntimes` (`date` ,`sun_up` ,`sun_down` ) VALUES ('2016-9-29',  '07:38:00',  '19:21:00');" calcext:value-type="string">
            <text:p>INSERT INTO <text:s/>`powershellhue`.`suntimes` (`date` ,`sun_up` ,`sun_down` ) VALUES ('2016-9-29', <text:s/>'07:38:00', <text:s/>'19:21:00');</text:p>
          </table:table-cell>
          <table:table-cell/>
          <table:table-cell table:formula="of:=COM.MICROSOFT.CONCAT(&quot;INSERT INTO  `powershellhue`.`suntimes` (`date` ,`sun_up` ,`sun_down` ) VALUES ('2016-&quot;;[.U$2];&quot;-&quot;;[.$B33];&quot;',  '&quot;;[.U33];&quot;:00',  '&quot;;[.V33];&quot;:00');&quot;)" office:value-type="string" office:string-value="INSERT INTO  `powershellhue`.`suntimes` (`date` ,`sun_up` ,`sun_down` ) VALUES ('2016-10-29',  '08:30:00',  '18:17:00');" calcext:value-type="string">
            <text:p>INSERT INTO <text:s/>`powershellhue`.`suntimes` (`date` ,`sun_up` ,`sun_down` ) VALUES ('2016-10-29', <text:s/>'08:30:00', <text:s/>'18:17:00');</text:p>
          </table:table-cell>
          <table:table-cell/>
          <table:table-cell table:formula="of:=COM.MICROSOFT.CONCAT(&quot;INSERT INTO  `powershellhue`.`suntimes` (`date` ,`sun_up` ,`sun_down` ) VALUES ('2016-&quot;;[.W$2];&quot;-&quot;;[.$B33];&quot;',  '&quot;;[.W33];&quot;:00',  '&quot;;[.X33];&quot;:00');&quot;)" office:value-type="string" office:string-value="INSERT INTO  `powershellhue`.`suntimes` (`date` ,`sun_up` ,`sun_down` ) VALUES ('2016-11-29',  '08:23:00',  '16:33:00');" calcext:value-type="string">
            <text:p>INSERT INTO <text:s/>`powershellhue`.`suntimes` (`date` ,`sun_up` ,`sun_down` ) VALUES ('2016-11-29', <text:s/>'08:23:00', <text:s/>'16:33:00');</text:p>
          </table:table-cell>
          <table:table-cell/>
          <table:table-cell table:formula="of:=COM.MICROSOFT.CONCAT(&quot;INSERT INTO  `powershellhue`.`suntimes` (`date` ,`sun_up` ,`sun_down` ) VALUES ('2016-&quot;;[.Y$2];&quot;-&quot;;[.$B33];&quot;',  '&quot;;[.Y33];&quot;:00',  '&quot;;[.Z33];&quot;:00');&quot;)" office:value-type="string" office:string-value="INSERT INTO  `powershellhue`.`suntimes` (`date` ,`sun_up` ,`sun_down` ) VALUES ('2016-12-29',  '08:48:00',  '16:36:00');" calcext:value-type="string">
            <text:p>INSERT INTO <text:s/>`powershellhue`.`suntimes` (`date` ,`sun_up` ,`sun_down` ) VALUES ('2016-12-29', <text:s/>'08:48:00', <text:s/>'16:36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34];&quot;',  '&quot;;[.C34];&quot;:00',  '&quot;;[.D34];&quot;:00');&quot;)" office:value-type="string" office:string-value="INSERT INTO  `powershellhue`.`suntimes` (`date` ,`sun_up` ,`sun_down` ) VALUES ('2016-1-30',  '08:24:00',  '17:23:00');" calcext:value-type="string">
            <text:p>INSERT INTO <text:s/>`powershellhue`.`suntimes` (`date` ,`sun_up` ,`sun_down` ) VALUES ('2016-1-30', <text:s/>'08:24:00', <text:s/>'17:23:00');</text:p>
          </table:table-cell>
          <table:table-cell table:number-columns-repeated="3"/>
          <table:table-cell table:formula="of:=COM.MICROSOFT.CONCAT(&quot;INSERT INTO  `powershellhue`.`suntimes` (`date` ,`sun_up` ,`sun_down` ) VALUES ('2016-&quot;;[.G$2];&quot;-&quot;;[.$B34];&quot;',  '&quot;;[.G34];&quot;:00',  '&quot;;[.H34];&quot;:00');&quot;)" office:value-type="string" office:string-value="INSERT INTO  `powershellhue`.`suntimes` (`date` ,`sun_up` ,`sun_down` ) VALUES ('2016-3-30',  '06:12:00',  '21:04:00');" calcext:value-type="string">
            <text:p>INSERT INTO <text:s/>`powershellhue`.`suntimes` (`date` ,`sun_up` ,`sun_down` ) VALUES ('2016-3-30', <text:s/>'06:12:00', <text:s/>'21:04:00');</text:p>
          </table:table-cell>
          <table:table-cell/>
          <table:table-cell table:formula="of:=COM.MICROSOFT.CONCAT(&quot;INSERT INTO  `powershellhue`.`suntimes` (`date` ,`sun_up` ,`sun_down` ) VALUES ('2016-&quot;;[.I$2];&quot;-&quot;;[.$B34];&quot;',  '&quot;;[.I34];&quot;:00',  '&quot;;[.J34];&quot;:00');&quot;)" office:value-type="string" office:string-value="INSERT INTO  `powershellhue`.`suntimes` (`date` ,`sun_up` ,`sun_down` ) VALUES ('2016-4-30',  '05:27:00',  '21:48:00');" calcext:value-type="string">
            <text:p>INSERT INTO <text:s/>`powershellhue`.`suntimes` (`date` ,`sun_up` ,`sun_down` ) VALUES ('2016-4-30', <text:s/>'05:27:00', <text:s/>'21:48:00');</text:p>
          </table:table-cell>
          <table:table-cell/>
          <table:table-cell table:formula="of:=COM.MICROSOFT.CONCAT(&quot;INSERT INTO  `powershellhue`.`suntimes` (`date` ,`sun_up` ,`sun_down` ) VALUES ('2016-&quot;;[.K$2];&quot;-&quot;;[.$B34];&quot;',  '&quot;;[.K34];&quot;:00',  '&quot;;[.L34];&quot;:00');&quot;)" office:value-type="string" office:string-value="INSERT INTO  `powershellhue`.`suntimes` (`date` ,`sun_up` ,`sun_down` ) VALUES ('2016-5-30',  '05:24:00',  '22:03:00');" calcext:value-type="string">
            <text:p>INSERT INTO <text:s/>`powershellhue`.`suntimes` (`date` ,`sun_up` ,`sun_down` ) VALUES ('2016-5-30', <text:s/>'05:24:00', <text:s/>'22:03:00');</text:p>
          </table:table-cell>
          <table:table-cell/>
          <table:table-cell table:formula="of:=COM.MICROSOFT.CONCAT(&quot;INSERT INTO  `powershellhue`.`suntimes` (`date` ,`sun_up` ,`sun_down` ) VALUES ('2016-&quot;;[.M$2];&quot;-&quot;;[.$B34];&quot;',  '&quot;;[.M34];&quot;:00',  '&quot;;[.N34];&quot;:00');&quot;)" office:value-type="string" office:string-value="INSERT INTO  `powershellhue`.`suntimes` (`date` ,`sun_up` ,`sun_down` ) VALUES ('2016-6-30',  '05:59:00',  '21:33:00');" calcext:value-type="string">
            <text:p>INSERT INTO <text:s/>`powershellhue`.`suntimes` (`date` ,`sun_up` ,`sun_down` ) VALUES ('2016-6-30', <text:s/>'05:59:00', <text:s/>'21:33:00');</text:p>
          </table:table-cell>
          <table:table-cell/>
          <table:table-cell table:formula="of:=COM.MICROSOFT.CONCAT(&quot;INSERT INTO  `powershellhue`.`suntimes` (`date` ,`sun_up` ,`sun_down` ) VALUES ('2016-&quot;;[.O$2];&quot;-&quot;;[.$B34];&quot;',  '&quot;;[.O34];&quot;:00',  '&quot;;[.P34];&quot;:00');&quot;)" office:value-type="string" office:string-value="INSERT INTO  `powershellhue`.`suntimes` (`date` ,`sun_up` ,`sun_down` ) VALUES ('2016-7-30',  '06:49:00',  '20:31:00');" calcext:value-type="string">
            <text:p>INSERT INTO <text:s/>`powershellhue`.`suntimes` (`date` ,`sun_up` ,`sun_down` ) VALUES ('2016-7-30', <text:s/>'06:49:00', <text:s/>'20:31:00');</text:p>
          </table:table-cell>
          <table:table-cell/>
          <table:table-cell table:formula="of:=COM.MICROSOFT.CONCAT(&quot;INSERT INTO  `powershellhue`.`suntimes` (`date` ,`sun_up` ,`sun_down` ) VALUES ('2016-&quot;;[.Q$2];&quot;-&quot;;[.$B34];&quot;',  '&quot;;[.Q34];&quot;:00',  '&quot;;[.R34];&quot;:00');&quot;)" office:value-type="string" office:string-value="INSERT INTO  `powershellhue`.`suntimes` (`date` ,`sun_up` ,`sun_down` ) VALUES ('2016-8-30',  '06:48:00',  '20:34:00');" calcext:value-type="string">
            <text:p>INSERT INTO <text:s/>`powershellhue`.`suntimes` (`date` ,`sun_up` ,`sun_down` ) VALUES ('2016-8-30', <text:s/>'06:48:00', <text:s/>'20:34:00');</text:p>
          </table:table-cell>
          <table:table-cell/>
          <table:table-cell table:formula="of:=COM.MICROSOFT.CONCAT(&quot;INSERT INTO  `powershellhue`.`suntimes` (`date` ,`sun_up` ,`sun_down` ) VALUES ('2016-&quot;;[.S$2];&quot;-&quot;;[.$B34];&quot;',  '&quot;;[.S34];&quot;:00',  '&quot;;[.T34];&quot;:00');&quot;)" office:value-type="string" office:string-value="INSERT INTO  `powershellhue`.`suntimes` (`date` ,`sun_up` ,`sun_down` ) VALUES ('2016-9-30',  '07:32:00',  '17:15:00');" calcext:value-type="string">
            <text:p>INSERT INTO <text:s/>`powershellhue`.`suntimes` (`date` ,`sun_up` ,`sun_down` ) VALUES ('2016-9-30', <text:s/>'07:32:00', <text:s/>'17:15:00');</text:p>
          </table:table-cell>
          <table:table-cell/>
          <table:table-cell table:formula="of:=COM.MICROSOFT.CONCAT(&quot;INSERT INTO  `powershellhue`.`suntimes` (`date` ,`sun_up` ,`sun_down` ) VALUES ('2016-&quot;;[.U$2];&quot;-&quot;;[.$B34];&quot;',  '&quot;;[.U34];&quot;:00',  '&quot;;[.V34];&quot;:00');&quot;)" office:value-type="string" office:string-value="INSERT INTO  `powershellhue`.`suntimes` (`date` ,`sun_up` ,`sun_down` ) VALUES ('2016-10-30',  '08:25:00',  '16:33:00');" calcext:value-type="string">
            <text:p>INSERT INTO <text:s/>`powershellhue`.`suntimes` (`date` ,`sun_up` ,`sun_down` ) VALUES ('2016-10-30', <text:s/>'08:25:00', <text:s/>'16:33:00');</text:p>
          </table:table-cell>
          <table:table-cell/>
          <table:table-cell table:formula="of:=COM.MICROSOFT.CONCAT(&quot;INSERT INTO  `powershellhue`.`suntimes` (`date` ,`sun_up` ,`sun_down` ) VALUES ('2016-&quot;;[.W$2];&quot;-&quot;;[.$B34];&quot;',  '&quot;;[.W34];&quot;:00',  '&quot;;[.X34];&quot;:00');&quot;)" office:value-type="string" office:string-value="INSERT INTO  `powershellhue`.`suntimes` (`date` ,`sun_up` ,`sun_down` ) VALUES ('2016-11-30',  '08:48:00',  '16:37:00');" calcext:value-type="string">
            <text:p>INSERT INTO <text:s/>`powershellhue`.`suntimes` (`date` ,`sun_up` ,`sun_down` ) VALUES ('2016-11-30', <text:s/>'08:48:00', <text:s/>'16:37:00');</text:p>
          </table:table-cell>
          <table:table-cell/>
          <table:table-cell table:formula="of:=COM.MICROSOFT.CONCAT(&quot;INSERT INTO  `powershellhue`.`suntimes` (`date` ,`sun_up` ,`sun_down` ) VALUES ('2016-&quot;;[.Y$2];&quot;-&quot;;[.$B34];&quot;',  '&quot;;[.Y34];&quot;:00',  '&quot;;[.Z34];&quot;:00');&quot;)" office:value-type="string" office:string-value="INSERT INTO  `powershellhue`.`suntimes` (`date` ,`sun_up` ,`sun_down` ) VALUES ('2016-12-30',  '08:49:00',  '16:37:00');" calcext:value-type="string">
            <text:p>INSERT INTO <text:s/>`powershellhue`.`suntimes` (`date` ,`sun_up` ,`sun_down` ) VALUES ('2016-12-30', <text:s/>'08:49:00', <text:s/>'16:37:00');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formula="of:=COM.MICROSOFT.CONCAT(&quot;INSERT INTO  `powershellhue`.`suntimes` (`date` ,`sun_up` ,`sun_down` ) VALUES ('2016-&quot;;[.C$2];&quot;-&quot;;[.$B35];&quot;',  '&quot;;[.C35];&quot;:00',  '&quot;;[.D35];&quot;:00');&quot;)" office:value-type="string" office:string-value="INSERT INTO  `powershellhue`.`suntimes` (`date` ,`sun_up` ,`sun_down` ) VALUES ('2016-1-31',  '08:22:00',  '17:25:00');" calcext:value-type="string">
            <text:p>INSERT INTO <text:s/>`powershellhue`.`suntimes` (`date` ,`sun_up` ,`sun_down` ) VALUES ('2016-1-31', <text:s/>'08:22:00', <text:s/>'17:25:00');</text:p>
          </table:table-cell>
          <table:table-cell table:number-columns-repeated="3"/>
          <table:table-cell table:formula="of:=COM.MICROSOFT.CONCAT(&quot;INSERT INTO  `powershellhue`.`suntimes` (`date` ,`sun_up` ,`sun_down` ) VALUES ('2016-&quot;;[.G$2];&quot;-&quot;;[.$B35];&quot;',  '&quot;;[.G35];&quot;:00',  '&quot;;[.H35];&quot;:00');&quot;)" office:value-type="string" office:string-value="INSERT INTO  `powershellhue`.`suntimes` (`date` ,`sun_up` ,`sun_down` ) VALUES ('2016-3-31',  '05:27:00',  '21:50:00');" calcext:value-type="string">
            <text:p>INSERT INTO <text:s/>`powershellhue`.`suntimes` (`date` ,`sun_up` ,`sun_down` ) VALUES ('2016-3-31', <text:s/>'05:27:00', <text:s/>'21:50:00');</text:p>
          </table:table-cell>
          <table:table-cell/>
          <table:table-cell table:formula="of:=COM.MICROSOFT.CONCAT(&quot;INSERT INTO  `powershellhue`.`suntimes` (`date` ,`sun_up` ,`sun_down` ) VALUES ('2016-&quot;;[.I$2];&quot;-&quot;;[.$B35];&quot;',  '&quot;;[.I35];&quot;:00',  '&quot;;[.J35];&quot;:00');&quot;)" office:value-type="string" office:string-value="INSERT INTO  `powershellhue`.`suntimes` (`date` ,`sun_up` ,`sun_down` ) VALUES ('2016-4-31',  '06:01:00',  '21:31:00');" calcext:value-type="string">
            <text:p>INSERT INTO <text:s/>`powershellhue`.`suntimes` (`date` ,`sun_up` ,`sun_down` ) VALUES ('2016-4-31', <text:s/>'06:01:00', <text:s/>'21:31:00');</text:p>
          </table:table-cell>
          <table:table-cell/>
          <table:table-cell table:formula="of:=COM.MICROSOFT.CONCAT(&quot;INSERT INTO  `powershellhue`.`suntimes` (`date` ,`sun_up` ,`sun_down` ) VALUES ('2016-&quot;;[.K$2];&quot;-&quot;;[.$B35];&quot;',  '&quot;;[.K35];&quot;:00',  '&quot;;[.L35];&quot;:00');&quot;)" office:value-type="string" office:string-value="INSERT INTO  `powershellhue`.`suntimes` (`date` ,`sun_up` ,`sun_down` ) VALUES ('2016-5-31',  '06:51:00',  '20:29:00');" calcext:value-type="string">
            <text:p>INSERT INTO <text:s/>`powershellhue`.`suntimes` (`date` ,`sun_up` ,`sun_down` ) VALUES ('2016-5-31', <text:s/>'06:51:00', <text:s/>'20:29:00');</text:p>
          </table:table-cell>
          <table:table-cell table:number-columns-repeated="3"/>
          <table:table-cell table:formula="of:=COM.MICROSOFT.CONCAT(&quot;INSERT INTO  `powershellhue`.`suntimes` (`date` ,`sun_up` ,`sun_down` ) VALUES ('2016-&quot;;[.O$2];&quot;-&quot;;[.$B35];&quot;',  '&quot;;[.O35];&quot;:00',  '&quot;;[.P35];&quot;:00');&quot;)" office:value-type="string" office:string-value="INSERT INTO  `powershellhue`.`suntimes` (`date` ,`sun_up` ,`sun_down` ) VALUES ('2016-7-31',  '08:48:00',  '16:38:00');" calcext:value-type="string">
            <text:p>INSERT INTO <text:s/>`powershellhue`.`suntimes` (`date` ,`sun_up` ,`sun_down` ) VALUES ('2016-7-31', <text:s/>'08:48:00', <text:s/>'16:38:00');</text:p>
          </table:table-cell>
          <table:table-cell/>
          <table:table-cell table:formula="of:=COM.MICROSOFT.CONCAT(&quot;INSERT INTO  `powershellhue`.`suntimes` (`date` ,`sun_up` ,`sun_down` ) VALUES ('2016-&quot;;[.Q$2];&quot;-&quot;;[.$B35];&quot;',  '&quot;;[.Q35];&quot;:00',  '&quot;;[.R35];&quot;:00');&quot;)" office:value-type="string" office:string-value="INSERT INTO  `powershellhue`.`suntimes` (`date` ,`sun_up` ,`sun_down` ) VALUES ('2016-8-31',  '06:49:00',  '20:35:00');" calcext:value-type="string">
            <text:p>INSERT INTO <text:s/>`powershellhue`.`suntimes` (`date` ,`sun_up` ,`sun_down` ) VALUES ('2016-8-31', <text:s/>'06:49:00', <text:s/>'20:35:00');</text:p>
          </table:table-cell>
          <table:table-cell table:number-columns-repeated="3"/>
          <table:table-cell table:formula="of:=COM.MICROSOFT.CONCAT(&quot;INSERT INTO  `powershellhue`.`suntimes` (`date` ,`sun_up` ,`sun_down` ) VALUES ('2016-&quot;;[.U$2];&quot;-&quot;;[.$B35];&quot;',  '&quot;;[.U35];&quot;:00',  '&quot;;[.V35];&quot;:00');&quot;)" office:value-type="string" office:string-value="INSERT INTO  `powershellhue`.`suntimes` (`date` ,`sun_up` ,`sun_down` ) VALUES ('2016-10-31',  '08:26:00',  '16:34:00');" calcext:value-type="string">
            <text:p>INSERT INTO <text:s/>`powershellhue`.`suntimes` (`date` ,`sun_up` ,`sun_down` ) VALUES ('2016-10-31', <text:s/>'08:26:00', <text:s/>'16:34:00');</text:p>
          </table:table-cell>
          <table:table-cell table:number-columns-repeated="3"/>
          <table:table-cell table:formula="of:=COM.MICROSOFT.CONCAT(&quot;INSERT INTO  `powershellhue`.`suntimes` (`date` ,`sun_up` ,`sun_down` ) VALUES ('2016-&quot;;[.Y$2];&quot;-&quot;;[.$B35];&quot;',  '&quot;;[.Y35];&quot;:00',  '&quot;;[.Z35];&quot;:00');&quot;)" office:value-type="string" office:string-value="INSERT INTO  `powershellhue`.`suntimes` (`date` ,`sun_up` ,`sun_down` ) VALUES ('2016-12-31',  '08:50:00',  '16:38:00');" calcext:value-type="string">
            <text:p>INSERT INTO <text:s/>`powershellhue`.`suntimes` (`date` ,`sun_up` ,`sun_down` ) VALUES ('2016-12-31', <text:s/>'08:50:00', <text:s/>'16:38:00');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-00-0000</text:date>, <text:time style:data-style-name="N2" text:time-value="12:42:31.951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8:02:52.514000000</meta:creation-date>
    <dc:date>2017-01-08T13:30:29.647000000</dc:date>
    <meta:editing-duration>PT7H20M49S</meta:editing-duration>
    <meta:editing-cycles>9</meta:editing-cycles>
    <meta:generator>LibreOffice/5.2.3.3$Windows_x86 LibreOffice_project/d54a8868f08a7b39642414cf2c8ef2f228f780cf</meta:generator>
    <meta:document-statistic meta:table-count="1" meta:cell-count="1212" meta:object-count="0"/>
  </office:meta>
</office:document-meta>
</file>